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102.64pt"/>
    </style:style>
    <style:style style:name="co21" style:family="table-column">
      <style:table-column-properties fo:break-before="auto" style:column-width="100.35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4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Fairbanks Casters" table:style-name="ta1">
        <table:table-column table:style-name="co20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16" table:default-cell-style-name="ce17"/>
        <table:table-column table:style-name="co16" table:default-cell-style-name="ce64"/>
        <table:table-column table:style-name="co16" table:number-columns-repeated="2" table:default-cell-style-name="ce17"/>
        <table:table-row table:style-name="ro27">
          <table:table-cell table:style-name="ce1" office:value-type="string" calcext:value-type="string">
            <text:p>Fairbanks Casters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Adjustable Twin Skate Dolly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D-8524-022H</text:p>
          </table:table-cell>
          <table:table-cell office:value-type="currency" office:currency="USD" office:value="132" calcext:value-type="currency">
            <text:p>$132.00</text:p>
          </table:table-cell>
          <table:table-cell table:number-columns-repeated="3"/>
          <table:table-cell table:formula="of:=[.E5]-[.B5]" office:value-type="currency" office:currency="USD" office:value="-132" calcext:value-type="currency">
            <text:p>-$132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All Steel 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D-25-2448-RT</text:p>
          </table:table-cell>
          <table:table-cell office:value-type="currency" office:currency="USD" office:value="316" calcext:value-type="currency">
            <text:p>$316.00</text:p>
          </table:table-cell>
          <table:table-cell table:number-columns-repeated="3"/>
          <table:table-cell table:formula="of:=[.E9]-[.B9]" office:value-type="currency" office:currency="USD" office:value="-316" calcext:value-type="currency">
            <text:p>-$316.00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2448-RT</text:p>
          </table:table-cell>
          <table:table-cell office:value-type="currency" office:currency="USD" office:value="327" calcext:value-type="currency">
            <text:p>$327.00</text:p>
          </table:table-cell>
          <table:table-cell table:number-columns-repeated="3"/>
          <table:table-cell table:formula="of:=[.E10]-[.B10]" office:value-type="currency" office:currency="USD" office:value="-327" calcext:value-type="currency">
            <text:p>-$327.00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2448-RT</text:p>
          </table:table-cell>
          <table:table-cell office:value-type="currency" office:currency="USD" office:value="342" calcext:value-type="currency">
            <text:p>$342.00</text:p>
          </table:table-cell>
          <table:table-cell table:number-columns-repeated="3"/>
          <table:table-cell table:formula="of:=[.E11]-[.B11]" office:value-type="currency" office:currency="USD" office:value="-342" calcext:value-type="currency">
            <text:p>-$342.00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2448-FPN</text:p>
          </table:table-cell>
          <table:table-cell office:value-type="currency" office:currency="USD" office:value="322" calcext:value-type="currency">
            <text:p>$322.00</text:p>
          </table:table-cell>
          <table:table-cell table:number-columns-repeated="3"/>
          <table:table-cell table:formula="of:=[.E12]-[.B12]" office:value-type="currency" office:currency="USD" office:value="-322" calcext:value-type="currency">
            <text:p>-$322.00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0-2448-FPN</text:p>
          </table:table-cell>
          <table:table-cell office:value-type="currency" office:currency="USD" office:value="340" calcext:value-type="currency">
            <text:p>$340.00</text:p>
          </table:table-cell>
          <table:table-cell table:number-columns-repeated="3"/>
          <table:table-cell table:formula="of:=[.E13]-[.B13]" office:value-type="currency" office:currency="USD" office:value="-340" calcext:value-type="currency">
            <text:p>-$340.00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2-2448-FPN</text:p>
          </table:table-cell>
          <table:table-cell office:value-type="currency" office:currency="USD" office:value="356" calcext:value-type="currency">
            <text:p>$356.00</text:p>
          </table:table-cell>
          <table:table-cell table:number-columns-repeated="3"/>
          <table:table-cell table:formula="of:=[.E14]-[.B14]" office:value-type="currency" office:currency="USD" office:value="-356" calcext:value-type="currency">
            <text:p>-$356.00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5-2448-HC</text:p>
          </table:table-cell>
          <table:table-cell office:value-type="currency" office:currency="USD" office:value="327" calcext:value-type="currency">
            <text:p>$327.00</text:p>
          </table:table-cell>
          <table:table-cell table:number-columns-repeated="3"/>
          <table:table-cell table:formula="of:=[.E15]-[.B15]" office:value-type="currency" office:currency="USD" office:value="-327" calcext:value-type="currency">
            <text:p>-$327.00</text:p>
          </table:table-cell>
          <table:table-cell table:formula="of:=[.E15]/[.D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2448-HC</text:p>
          </table:table-cell>
          <table:table-cell office:value-type="currency" office:currency="USD" office:value="340" calcext:value-type="currency">
            <text:p>$340.00</text:p>
          </table:table-cell>
          <table:table-cell table:number-columns-repeated="3"/>
          <table:table-cell table:formula="of:=[.E16]-[.B16]" office:value-type="currency" office:currency="USD" office:value="-340" calcext:value-type="currency">
            <text:p>-$340.00</text:p>
          </table:table-cell>
          <table:table-cell table:formula="of:=[.E16]/[.D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2448-HC</text:p>
          </table:table-cell>
          <table:table-cell office:value-type="currency" office:currency="USD" office:value="356" calcext:value-type="currency">
            <text:p>$356.00</text:p>
          </table:table-cell>
          <table:table-cell table:number-columns-repeated="3"/>
          <table:table-cell table:formula="of:=[.E17]-[.B17]" office:value-type="currency" office:currency="USD" office:value="-356" calcext:value-type="currency">
            <text:p>-$356.00</text:p>
          </table:table-cell>
          <table:table-cell table:formula="of:=[.E17]/[.D1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5-2748-RT</text:p>
          </table:table-cell>
          <table:table-cell office:value-type="currency" office:currency="USD" office:value="367" calcext:value-type="currency">
            <text:p>$367.00</text:p>
          </table:table-cell>
          <table:table-cell table:number-columns-repeated="3"/>
          <table:table-cell table:formula="of:=[.E18]-[.B18]" office:value-type="currency" office:currency="USD" office:value="-367" calcext:value-type="currency">
            <text:p>-$367.00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2748-RT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3"/>
          <table:table-cell table:formula="of:=[.E19]-[.B19]" office:value-type="currency" office:currency="USD" office:value="-373" calcext:value-type="currency">
            <text:p>-$373.00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2748-RT</text:p>
          </table:table-cell>
          <table:table-cell office:value-type="currency" office:currency="USD" office:value="394" calcext:value-type="currency">
            <text:p>$394.00</text:p>
          </table:table-cell>
          <table:table-cell table:number-columns-repeated="3"/>
          <table:table-cell table:formula="of:=[.E20]-[.B20]" office:value-type="currency" office:currency="USD" office:value="-394" calcext:value-type="currency">
            <text:p>-$394.00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2748-FPN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3"/>
          <table:table-cell table:formula="of:=[.E21]-[.B21]" office:value-type="currency" office:currency="USD" office:value="-373" calcext:value-type="currency">
            <text:p>-$373.00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0-2748-FPN</text:p>
          </table:table-cell>
          <table:table-cell office:value-type="currency" office:currency="USD" office:value="387" calcext:value-type="currency">
            <text:p>$387.00</text:p>
          </table:table-cell>
          <table:table-cell table:number-columns-repeated="3"/>
          <table:table-cell table:formula="of:=[.E22]-[.B22]" office:value-type="currency" office:currency="USD" office:value="-387" calcext:value-type="currency">
            <text:p>-$387.00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2-2748-FPN</text:p>
          </table:table-cell>
          <table:table-cell office:value-type="currency" office:currency="USD" office:value="403" calcext:value-type="currency">
            <text:p>$403.00</text:p>
          </table:table-cell>
          <table:table-cell table:number-columns-repeated="3"/>
          <table:table-cell table:formula="of:=[.E23]-[.B23]" office:value-type="currency" office:currency="USD" office:value="-403" calcext:value-type="currency">
            <text:p>-$403.00</text:p>
          </table:table-cell>
          <table:table-cell table:formula="of:=[.E23]/[.D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5-2748-HC</text:p>
          </table:table-cell>
          <table:table-cell office:value-type="currency" office:currency="USD" office:value="385" calcext:value-type="currency">
            <text:p>$385.00</text:p>
          </table:table-cell>
          <table:table-cell table:number-columns-repeated="3"/>
          <table:table-cell table:formula="of:=[.E24]-[.B24]" office:value-type="currency" office:currency="USD" office:value="-385" calcext:value-type="currency">
            <text:p>-$385.00</text:p>
          </table:table-cell>
          <table:table-cell table:formula="of:=[.E24]/[.D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2748-HC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3"/>
          <table:table-cell table:formula="of:=[.E25]-[.B25]" office:value-type="currency" office:currency="USD" office:value="-396" calcext:value-type="currency">
            <text:p>-$396.00</text:p>
          </table:table-cell>
          <table:table-cell table:formula="of:=[.E25]/[.D2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2748-HC</text:p>
          </table:table-cell>
          <table:table-cell office:value-type="currency" office:currency="USD" office:value="408" calcext:value-type="currency">
            <text:p>$408.00</text:p>
          </table:table-cell>
          <table:table-cell table:number-columns-repeated="3"/>
          <table:table-cell table:formula="of:=[.E26]-[.B26]" office:value-type="currency" office:currency="USD" office:value="-408" calcext:value-type="currency">
            <text:p>-$40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5-2754-RT</text:p>
          </table:table-cell>
          <table:table-cell office:value-type="currency" office:currency="USD" office:value="385" calcext:value-type="currency">
            <text:p>$385.00</text:p>
          </table:table-cell>
          <table:table-cell table:number-columns-repeated="3"/>
          <table:table-cell table:formula="of:=[.E27]-[.B27]" office:value-type="currency" office:currency="USD" office:value="-385" calcext:value-type="currency">
            <text:p>-$385.00</text:p>
          </table:table-cell>
          <table:table-cell table:formula="of:=[.E27]/[.D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2754-RT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3"/>
          <table:table-cell table:formula="of:=[.E28]-[.B28]" office:value-type="currency" office:currency="USD" office:value="-396" calcext:value-type="currency">
            <text:p>-$396.00</text:p>
          </table:table-cell>
          <table:table-cell table:formula="of:=[.E28]/[.D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2754-RT</text:p>
          </table:table-cell>
          <table:table-cell office:value-type="currency" office:currency="USD" office:value="416" calcext:value-type="currency">
            <text:p>$416.00</text:p>
          </table:table-cell>
          <table:table-cell table:number-columns-repeated="3"/>
          <table:table-cell table:formula="of:=[.E29]-[.B29]" office:value-type="currency" office:currency="USD" office:value="-416" calcext:value-type="currency">
            <text:p>-$416.00</text:p>
          </table:table-cell>
          <table:table-cell table:formula="of:=[.E29]/[.D2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2754-FPN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3"/>
          <table:table-cell table:formula="of:=[.E30]-[.B30]" office:value-type="currency" office:currency="USD" office:value="-396" calcext:value-type="currency">
            <text:p>-$396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0-2754-FPN</text:p>
          </table:table-cell>
          <table:table-cell office:value-type="currency" office:currency="USD" office:value="414" calcext:value-type="currency">
            <text:p>$414.00</text:p>
          </table:table-cell>
          <table:table-cell table:number-columns-repeated="3"/>
          <table:table-cell table:formula="of:=[.E31]-[.B31]" office:value-type="currency" office:currency="USD" office:value="-414" calcext:value-type="currency">
            <text:p>-$414.00</text:p>
          </table:table-cell>
          <table:table-cell table:formula="of:=[.E31]/[.D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2-2754-FPN</text:p>
          </table:table-cell>
          <table:table-cell office:value-type="currency" office:currency="USD" office:value="421" calcext:value-type="currency">
            <text:p>$421.00</text:p>
          </table:table-cell>
          <table:table-cell table:number-columns-repeated="3"/>
          <table:table-cell table:formula="of:=[.E32]-[.B32]" office:value-type="currency" office:currency="USD" office:value="-421" calcext:value-type="currency">
            <text:p>-$421.00</text:p>
          </table:table-cell>
          <table:table-cell table:formula="of:=[.E32]/[.D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5-2754-HC</text:p>
          </table:table-cell>
          <table:table-cell office:value-type="currency" office:currency="USD" office:value="398" calcext:value-type="currency">
            <text:p>$398.00</text:p>
          </table:table-cell>
          <table:table-cell table:number-columns-repeated="3"/>
          <table:table-cell table:formula="of:=[.E33]-[.B33]" office:value-type="currency" office:currency="USD" office:value="-398" calcext:value-type="currency">
            <text:p>-$398.00</text:p>
          </table:table-cell>
          <table:table-cell table:formula="of:=[.E33]/[.D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2754-HC</text:p>
          </table:table-cell>
          <table:table-cell office:value-type="currency" office:currency="USD" office:value="409" calcext:value-type="currency">
            <text:p>$409.00</text:p>
          </table:table-cell>
          <table:table-cell table:number-columns-repeated="3"/>
          <table:table-cell table:formula="of:=[.E34]-[.B34]" office:value-type="currency" office:currency="USD" office:value="-409" calcext:value-type="currency">
            <text:p>-$409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2754-HC</text:p>
          </table:table-cell>
          <table:table-cell office:value-type="currency" office:currency="USD" office:value="430" calcext:value-type="currency">
            <text:p>$430.00</text:p>
          </table:table-cell>
          <table:table-cell table:number-columns-repeated="3"/>
          <table:table-cell table:formula="of:=[.E35]-[.B35]" office:value-type="currency" office:currency="USD" office:value="-430" calcext:value-type="currency">
            <text:p>-$430.00</text:p>
          </table:table-cell>
          <table:table-cell table:formula="of:=[.E35]/[.D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5-3060-RT</text:p>
          </table:table-cell>
          <table:table-cell office:value-type="currency" office:currency="USD" office:value="395" calcext:value-type="currency">
            <text:p>$395.00</text:p>
          </table:table-cell>
          <table:table-cell table:number-columns-repeated="3"/>
          <table:table-cell table:formula="of:=[.E36]-[.B36]" office:value-type="currency" office:currency="USD" office:value="-395" calcext:value-type="currency">
            <text:p>-$395.00</text:p>
          </table:table-cell>
          <table:table-cell table:formula="of:=[.E36]/[.D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3060-RT</text:p>
          </table:table-cell>
          <table:table-cell office:value-type="currency" office:currency="USD" office:value="405" calcext:value-type="currency">
            <text:p>$405.00</text:p>
          </table:table-cell>
          <table:table-cell table:number-columns-repeated="3"/>
          <table:table-cell table:formula="of:=[.E37]-[.B37]" office:value-type="currency" office:currency="USD" office:value="-405" calcext:value-type="currency">
            <text:p>-$405.00</text:p>
          </table:table-cell>
          <table:table-cell table:formula="of:=[.E37]/[.D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3060-RT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3"/>
          <table:table-cell table:formula="of:=[.E38]-[.B38]" office:value-type="currency" office:currency="USD" office:value="-422" calcext:value-type="currency">
            <text:p>-$422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3060-FPN</text:p>
          </table:table-cell>
          <table:table-cell office:value-type="currency" office:currency="USD" office:value="402" calcext:value-type="currency">
            <text:p>$402.00</text:p>
          </table:table-cell>
          <table:table-cell table:number-columns-repeated="3"/>
          <table:table-cell table:formula="of:=[.E39]-[.B39]" office:value-type="currency" office:currency="USD" office:value="-402" calcext:value-type="currency">
            <text:p>-$402.00</text:p>
          </table:table-cell>
          <table:table-cell table:formula="of:=[.E39]/[.D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0-3060-FPN</text:p>
          </table:table-cell>
          <table:table-cell office:value-type="currency" office:currency="USD" office:value="420" calcext:value-type="currency">
            <text:p>$420.00</text:p>
          </table:table-cell>
          <table:table-cell table:number-columns-repeated="3"/>
          <table:table-cell table:formula="of:=[.E40]-[.B40]" office:value-type="currency" office:currency="USD" office:value="-420" calcext:value-type="currency">
            <text:p>-$420.00</text:p>
          </table:table-cell>
          <table:table-cell table:formula="of:=[.E40]/[.D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2-3060-FPN</text:p>
          </table:table-cell>
          <table:table-cell office:value-type="currency" office:currency="USD" office:value="436" calcext:value-type="currency">
            <text:p>$436.00</text:p>
          </table:table-cell>
          <table:table-cell table:number-columns-repeated="3"/>
          <table:table-cell table:formula="of:=[.E41]-[.B41]" office:value-type="currency" office:currency="USD" office:value="-436" calcext:value-type="currency">
            <text:p>-$436.00</text:p>
          </table:table-cell>
          <table:table-cell table:formula="of:=[.E41]/[.D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5-3060-HC</text:p>
          </table:table-cell>
          <table:table-cell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42]-[.B42]" office:value-type="currency" office:currency="USD" office:value="-397" calcext:value-type="currency">
            <text:p>-$397.00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3060-HC</text:p>
          </table:table-cell>
          <table:table-cell office:value-type="currency" office:currency="USD" office:value="419" calcext:value-type="currency">
            <text:p>$419.00</text:p>
          </table:table-cell>
          <table:table-cell table:number-columns-repeated="3"/>
          <table:table-cell table:formula="of:=[.E43]-[.B43]" office:value-type="currency" office:currency="USD" office:value="-419" calcext:value-type="currency">
            <text:p>-$419.00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3060-HC</text:p>
          </table:table-cell>
          <table:table-cell office:value-type="currency" office:currency="USD" office:value="436" calcext:value-type="currency">
            <text:p>$436.00</text:p>
          </table:table-cell>
          <table:table-cell table:number-columns-repeated="3"/>
          <table:table-cell table:formula="of:=[.E44]-[.B44]" office:value-type="currency" office:currency="USD" office:value="-436" calcext:value-type="currency">
            <text:p>-$436.00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5-3672-RT</text:p>
          </table:table-cell>
          <table:table-cell office:value-type="currency" office:currency="USD" office:value="479" calcext:value-type="currency">
            <text:p>$479.00</text:p>
          </table:table-cell>
          <table:table-cell table:number-columns-repeated="3"/>
          <table:table-cell table:formula="of:=[.E45]-[.B45]" office:value-type="currency" office:currency="USD" office:value="-479" calcext:value-type="currency">
            <text:p>-$479.00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3672-RT</text:p>
          </table:table-cell>
          <table:table-cell office:value-type="currency" office:currency="USD" office:value="490" calcext:value-type="currency">
            <text:p>$490.00</text:p>
          </table:table-cell>
          <table:table-cell table:number-columns-repeated="3"/>
          <table:table-cell table:formula="of:=[.E46]-[.B46]" office:value-type="currency" office:currency="USD" office:value="-490" calcext:value-type="currency">
            <text:p>-$490.00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3672-RT</text:p>
          </table:table-cell>
          <table:table-cell office:value-type="currency" office:currency="USD" office:value="510" calcext:value-type="currency">
            <text:p>$510.00</text:p>
          </table:table-cell>
          <table:table-cell table:number-columns-repeated="3"/>
          <table:table-cell table:formula="of:=[.E47]-[.B47]" office:value-type="currency" office:currency="USD" office:value="-510" calcext:value-type="currency">
            <text:p>-$510.00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3672-FPN</text:p>
          </table:table-cell>
          <table:table-cell office:value-type="currency" office:currency="USD" office:value="489" calcext:value-type="currency">
            <text:p>$489.00</text:p>
          </table:table-cell>
          <table:table-cell table:number-columns-repeated="3"/>
          <table:table-cell table:formula="of:=[.E48]-[.B48]" office:value-type="currency" office:currency="USD" office:value="-489" calcext:value-type="currency">
            <text:p>-$489.00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0-3672-FPN</text:p>
          </table:table-cell>
          <table:table-cell office:value-type="currency" office:currency="USD" office:value="508" calcext:value-type="currency">
            <text:p>$508.00</text:p>
          </table:table-cell>
          <table:table-cell table:number-columns-repeated="3"/>
          <table:table-cell table:formula="of:=[.E49]-[.B49]" office:value-type="currency" office:currency="USD" office:value="-508" calcext:value-type="currency">
            <text:p>-$508.00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12-3672-FPN</text:p>
          </table:table-cell>
          <table:table-cell office:value-type="currency" office:currency="USD" office:value="524" calcext:value-type="currency">
            <text:p>$524.00</text:p>
          </table:table-cell>
          <table:table-cell table:number-columns-repeated="3"/>
          <table:table-cell table:formula="of:=[.E50]-[.B50]" office:value-type="currency" office:currency="USD" office:value="-524" calcext:value-type="currency">
            <text:p>-$524.00</text:p>
          </table:table-cell>
          <table:table-cell table:formula="of:=[.E50]/[.D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5-3672-HC</text:p>
          </table:table-cell>
          <table:table-cell office:value-type="currency" office:currency="USD" office:value="492" calcext:value-type="currency">
            <text:p>$492.00</text:p>
          </table:table-cell>
          <table:table-cell table:number-columns-repeated="3"/>
          <table:table-cell table:formula="of:=[.E51]-[.B51]" office:value-type="currency" office:currency="USD" office:value="-492" calcext:value-type="currency">
            <text:p>-$492.00</text:p>
          </table:table-cell>
          <table:table-cell table:formula="of:=[.E51]/[.D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6-3672-HC</text:p>
          </table:table-cell>
          <table:table-cell office:value-type="currency" office:currency="USD" office:value="503" calcext:value-type="currency">
            <text:p>$503.00</text:p>
          </table:table-cell>
          <table:table-cell table:number-columns-repeated="3"/>
          <table:table-cell table:formula="of:=[.E52]-[.B52]" office:value-type="currency" office:currency="USD" office:value="-503" calcext:value-type="currency">
            <text:p>-$503.00</text:p>
          </table:table-cell>
          <table:table-cell table:formula="of:=[.E52]/[.D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D-28-3672-HC</text:p>
          </table:table-cell>
          <table:table-cell office:value-type="currency" office:currency="USD" office:value="524" calcext:value-type="currency">
            <text:p>$524.00</text:p>
          </table:table-cell>
          <table:table-cell table:number-columns-repeated="3"/>
          <table:table-cell table:formula="of:=[.E53]-[.B53]" office:value-type="currency" office:currency="USD" office:value="-524" calcext:value-type="currency">
            <text:p>-$524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Aluminum 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L-95-2448-RT</text:p>
          </table:table-cell>
          <table:table-cell office:value-type="currency" office:currency="USD" office:value="410" calcext:value-type="currency">
            <text:p>$410.00</text:p>
          </table:table-cell>
          <table:table-cell table:number-columns-repeated="3"/>
          <table:table-cell table:formula="of:=[.E57]-[.B57]" office:value-type="currency" office:currency="USD" office:value="-410" calcext:value-type="currency">
            <text:p>-$410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6-2448-RT</text:p>
          </table:table-cell>
          <table:table-cell office:value-type="currency" office:currency="USD" office:value="414" calcext:value-type="currency">
            <text:p>$414.00</text:p>
          </table:table-cell>
          <table:table-cell table:number-columns-repeated="3"/>
          <table:table-cell table:formula="of:=[.E58]-[.B58]" office:value-type="currency" office:currency="USD" office:value="-414" calcext:value-type="currency">
            <text:p>-$414.00</text:p>
          </table:table-cell>
          <table:table-cell table:formula="of:=[.E58]/[.D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8-2448-RT</text:p>
          </table:table-cell>
          <table:table-cell office:value-type="currency" office:currency="USD" office:value="430" calcext:value-type="currency">
            <text:p>$430.00</text:p>
          </table:table-cell>
          <table:table-cell table:number-columns-repeated="3"/>
          <table:table-cell table:formula="of:=[.E59]-[.B59]" office:value-type="currency" office:currency="USD" office:value="-430" calcext:value-type="currency">
            <text:p>-$430.00</text:p>
          </table:table-cell>
          <table:table-cell table:formula="of:=[.E59]/[.D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5-2448-PO</text:p>
          </table:table-cell>
          <table:table-cell office:value-type="currency" office:currency="USD" office:value="426" calcext:value-type="currency">
            <text:p>$426.00</text:p>
          </table:table-cell>
          <table:table-cell table:number-columns-repeated="3"/>
          <table:table-cell table:formula="of:=[.E60]-[.B60]" office:value-type="currency" office:currency="USD" office:value="-426" calcext:value-type="currency">
            <text:p>-$426.00</text:p>
          </table:table-cell>
          <table:table-cell table:formula="of:=[.E60]/[.D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6-2448-PO</text:p>
          </table:table-cell>
          <table:table-cell office:value-type="currency" office:currency="USD" office:value="437" calcext:value-type="currency">
            <text:p>$437.00</text:p>
          </table:table-cell>
          <table:table-cell table:number-columns-repeated="3"/>
          <table:table-cell table:formula="of:=[.E61]-[.B61]" office:value-type="currency" office:currency="USD" office:value="-437" calcext:value-type="currency">
            <text:p>-$437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8-2448-PO</text:p>
          </table:table-cell>
          <table:table-cell office:value-type="currency" office:currency="USD" office:value="463" calcext:value-type="currency">
            <text:p>$463.00</text:p>
          </table:table-cell>
          <table:table-cell table:number-columns-repeated="3"/>
          <table:table-cell table:formula="of:=[.E62]-[.B62]" office:value-type="currency" office:currency="USD" office:value="-463" calcext:value-type="currency">
            <text:p>-$463.00</text:p>
          </table:table-cell>
          <table:table-cell table:formula="of:=[.E62]/[.D6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8-2448-FPN</text:p>
          </table:table-cell>
          <table:table-cell office:value-type="currency" office:currency="USD" office:value="432" calcext:value-type="currency">
            <text:p>$432.00</text:p>
          </table:table-cell>
          <table:table-cell table:number-columns-repeated="3"/>
          <table:table-cell table:formula="of:=[.E63]-[.B63]" office:value-type="currency" office:currency="USD" office:value="-432" calcext:value-type="currency">
            <text:p>-$432.00</text:p>
          </table:table-cell>
          <table:table-cell table:formula="of:=[.E63]/[.D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10-2448-FPN</text:p>
          </table:table-cell>
          <table:table-cell office:value-type="currency" office:currency="USD" office:value="450" calcext:value-type="currency">
            <text:p>$450.00</text:p>
          </table:table-cell>
          <table:table-cell table:number-columns-repeated="3"/>
          <table:table-cell table:formula="of:=[.E64]-[.B64]" office:value-type="currency" office:currency="USD" office:value="-450" calcext:value-type="currency">
            <text:p>-$450.00</text:p>
          </table:table-cell>
          <table:table-cell table:formula="of:=[.E64]/[.D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5-2448-PRB</text:p>
          </table:table-cell>
          <table:table-cell office:value-type="currency" office:currency="USD" office:value="425" calcext:value-type="currency">
            <text:p>$425.00</text:p>
          </table:table-cell>
          <table:table-cell table:number-columns-repeated="3"/>
          <table:table-cell table:formula="of:=[.E65]-[.B65]" office:value-type="currency" office:currency="USD" office:value="-425" calcext:value-type="currency">
            <text:p>-$425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6-2448-PRB</text:p>
          </table:table-cell>
          <table:table-cell office:value-type="currency" office:currency="USD" office:value="438" calcext:value-type="currency">
            <text:p>$438.00</text:p>
          </table:table-cell>
          <table:table-cell table:number-columns-repeated="3"/>
          <table:table-cell table:formula="of:=[.E66]-[.B66]" office:value-type="currency" office:currency="USD" office:value="-438" calcext:value-type="currency">
            <text:p>-$438.00</text:p>
          </table:table-cell>
          <table:table-cell table:formula="of:=[.E66]/[.D6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8-2448-PRB</text:p>
          </table:table-cell>
          <table:table-cell office:value-type="currency" office:currency="USD" office:value="456" calcext:value-type="currency">
            <text:p>$456.00</text:p>
          </table:table-cell>
          <table:table-cell table:number-columns-repeated="3"/>
          <table:table-cell table:formula="of:=[.E67]-[.B67]" office:value-type="currency" office:currency="USD" office:value="-456" calcext:value-type="currency">
            <text:p>-$456.00</text:p>
          </table:table-cell>
          <table:table-cell table:formula="of:=[.E67]/[.D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5-3060-RT</text:p>
          </table:table-cell>
          <table:table-cell office:value-type="currency" office:currency="USD" office:value="497" calcext:value-type="currency">
            <text:p>$497.00</text:p>
          </table:table-cell>
          <table:table-cell table:number-columns-repeated="3"/>
          <table:table-cell table:formula="of:=[.E68]-[.B68]" office:value-type="currency" office:currency="USD" office:value="-497" calcext:value-type="currency">
            <text:p>-$497.00</text:p>
          </table:table-cell>
          <table:table-cell table:formula="of:=[.E68]/[.D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6-3060-RT</text:p>
          </table:table-cell>
          <table:table-cell office:value-type="currency" office:currency="USD" office:value="501" calcext:value-type="currency">
            <text:p>$501.00</text:p>
          </table:table-cell>
          <table:table-cell table:number-columns-repeated="3"/>
          <table:table-cell table:formula="of:=[.E69]-[.B69]" office:value-type="currency" office:currency="USD" office:value="-501" calcext:value-type="currency">
            <text:p>-$501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8-3060-RT</text:p>
          </table:table-cell>
          <table:table-cell office:value-type="currency" office:currency="USD" office:value="517" calcext:value-type="currency">
            <text:p>$517.00</text:p>
          </table:table-cell>
          <table:table-cell table:number-columns-repeated="3"/>
          <table:table-cell table:formula="of:=[.E70]-[.B70]" office:value-type="currency" office:currency="USD" office:value="-517" calcext:value-type="currency">
            <text:p>-$517.00</text:p>
          </table:table-cell>
          <table:table-cell table:formula="of:=[.E70]/[.D7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5-3060-PO</text:p>
          </table:table-cell>
          <table:table-cell office:value-type="currency" office:currency="USD" office:value="513" calcext:value-type="currency">
            <text:p>$513.00</text:p>
          </table:table-cell>
          <table:table-cell table:number-columns-repeated="3"/>
          <table:table-cell table:formula="of:=[.E71]-[.B71]" office:value-type="currency" office:currency="USD" office:value="-513" calcext:value-type="currency">
            <text:p>-$513.00</text:p>
          </table:table-cell>
          <table:table-cell table:formula="of:=[.E71]/[.D7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6-3060-PO</text:p>
          </table:table-cell>
          <table:table-cell office:value-type="currency" office:currency="USD" office:value="438" calcext:value-type="currency">
            <text:p>$438.00</text:p>
          </table:table-cell>
          <table:table-cell table:number-columns-repeated="3"/>
          <table:table-cell table:formula="of:=[.E72]-[.B72]" office:value-type="currency" office:currency="USD" office:value="-438" calcext:value-type="currency">
            <text:p>-$438.00</text:p>
          </table:table-cell>
          <table:table-cell table:formula="of:=[.E72]/[.D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98-3060-PO</text:p>
          </table:table-cell>
          <table:table-cell office:value-type="currency" office:currency="USD" office:value="524" calcext:value-type="currency">
            <text:p>$524.00</text:p>
          </table:table-cell>
          <table:table-cell table:number-columns-repeated="3"/>
          <table:table-cell table:formula="of:=[.E73]-[.B73]" office:value-type="currency" office:currency="USD" office:value="-524" calcext:value-type="currency">
            <text:p>-$524.00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8-3060-FPN</text:p>
          </table:table-cell>
          <table:table-cell office:value-type="currency" office:currency="USD" office:value="550" calcext:value-type="currency">
            <text:p>$550.00</text:p>
          </table:table-cell>
          <table:table-cell table:number-columns-repeated="3"/>
          <table:table-cell table:formula="of:=[.E74]-[.B74]" office:value-type="currency" office:currency="USD" office:value="-550" calcext:value-type="currency">
            <text:p>-$550.00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10-3060-FPN</text:p>
          </table:table-cell>
          <table:table-cell office:value-type="currency" office:currency="USD" office:value="548" calcext:value-type="currency">
            <text:p>$548.00</text:p>
          </table:table-cell>
          <table:table-cell table:number-columns-repeated="3"/>
          <table:table-cell table:formula="of:=[.E75]-[.B75]" office:value-type="currency" office:currency="USD" office:value="-548" calcext:value-type="currency">
            <text:p>-$548.00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5-3060-PRB</text:p>
          </table:table-cell>
          <table:table-cell office:value-type="currency" office:currency="USD" office:value="512" calcext:value-type="currency">
            <text:p>$512.00</text:p>
          </table:table-cell>
          <table:table-cell table:number-columns-repeated="3"/>
          <table:table-cell table:formula="of:=[.E76]-[.B76]" office:value-type="currency" office:currency="USD" office:value="-512" calcext:value-type="currency">
            <text:p>-$512.00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6-3060-PRB</text:p>
          </table:table-cell>
          <table:table-cell office:value-type="currency" office:currency="USD" office:value="525" calcext:value-type="currency">
            <text:p>$525.00</text:p>
          </table:table-cell>
          <table:table-cell table:number-columns-repeated="3"/>
          <table:table-cell table:formula="of:=[.E77]-[.B77]" office:value-type="currency" office:currency="USD" office:value="-525" calcext:value-type="currency">
            <text:p>-$525.00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L-28-3060-PRB</text:p>
          </table:table-cell>
          <table:table-cell office:value-type="currency" office:currency="USD" office:value="543" calcext:value-type="currency">
            <text:p>$543.00</text:p>
          </table:table-cell>
          <table:table-cell table:number-columns-repeated="3"/>
          <table:table-cell table:formula="of:=[.E78]-[.B78]" office:value-type="currency" office:currency="USD" office:value="-543" calcext:value-type="currency">
            <text:p>-$543.00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Angle Iron Steel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I-1627-4HR</text:p>
          </table:table-cell>
          <table:table-cell office:value-type="currency" office:currency="USD" office:value="122" calcext:value-type="currency">
            <text:p>$122.00</text:p>
          </table:table-cell>
          <table:table-cell table:number-columns-repeated="3"/>
          <table:table-cell table:formula="of:=[.E82]-[.B82]" office:value-type="currency" office:currency="USD" office:value="-122" calcext:value-type="currency">
            <text:p>-$122.00</text:p>
          </table:table-cell>
          <table:table-cell table:formula="of:=[.E82]/[.D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I-1627-4IW</text:p>
          </table:table-cell>
          <table:table-cell office:value-type="currency" office:currency="USD" office:value="145" calcext:value-type="currency">
            <text:p>$145.00</text:p>
          </table:table-cell>
          <table:table-cell table:number-columns-repeated="3"/>
          <table:table-cell table:formula="of:=[.E83]-[.B83]" office:value-type="currency" office:currency="USD" office:value="-145" calcext:value-type="currency">
            <text:p>-$145.00</text:p>
          </table:table-cell>
          <table:table-cell table:formula="of:=[.E83]/[.D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I-1830-4HR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3"/>
          <table:table-cell table:formula="of:=[.E84]-[.B84]" office:value-type="currency" office:currency="USD" office:value="-123" calcext:value-type="currency">
            <text:p>-$123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I-1830-4IW</text:p>
          </table:table-cell>
          <table:table-cell office:value-type="currency" office:currency="USD" office:value="146" calcext:value-type="currency">
            <text:p>$146.00</text:p>
          </table:table-cell>
          <table:table-cell table:number-columns-repeated="3"/>
          <table:table-cell table:formula="of:=[.E85]-[.B85]" office:value-type="currency" office:currency="USD" office:value="-146" calcext:value-type="currency">
            <text:p>-$146.00</text:p>
          </table:table-cell>
          <table:table-cell table:formula="of:=[.E85]/[.D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I-2436-4HR</text:p>
          </table:table-cell>
          <table:table-cell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86]-[.B86]" office:value-type="currency" office:currency="USD" office:value="-136" calcext:value-type="currency">
            <text:p>-$136.00</text:p>
          </table:table-cell>
          <table:table-cell table:formula="of:=[.E86]/[.D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I-2436-4-IW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3"/>
          <table:table-cell table:formula="of:=[.E87]-[.B87]" office:value-type="currency" office:currency="USD" office:value="-159" calcext:value-type="currency">
            <text:p>-$159.00</text:p>
          </table:table-cell>
          <table:table-cell table:formula="of:=[.E87]/[.D8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AT-02 Dolly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T-02-1525-3SR</text:p>
          </table:table-cell>
          <table:table-cell office:value-type="currency" office:currency="USD" office:value="49" calcext:value-type="currency">
            <text:p>$49.00</text:p>
          </table:table-cell>
          <table:table-cell table:number-columns-repeated="3"/>
          <table:table-cell table:formula="of:=[.E91]-[.B91]" office:value-type="currency" office:currency="USD" office:value="-49" calcext:value-type="currency">
            <text:p>-$49.00</text:p>
          </table:table-cell>
          <table:table-cell table:formula="of:=[.E91]/[.D9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Bag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9217-2SRT</text:p>
          </table:table-cell>
          <table:table-cell office:value-type="currency" office:currency="USD" office:value="480" calcext:value-type="currency">
            <text:p>$480.00</text:p>
          </table:table-cell>
          <table:table-cell table:number-columns-repeated="3"/>
          <table:table-cell table:formula="of:=[.E95]-[.B95]" office:value-type="currency" office:currency="USD" office:value="-480" calcext:value-type="currency">
            <text:p>-$480.00</text:p>
          </table:table-cell>
          <table:table-cell table:formula="of:=[.E95]/[.D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Bantamweight Oak 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B-25-Q-2442-RT</text:p>
          </table:table-cell>
          <table:table-cell office:value-type="currency" office:currency="USD" office:value="261" calcext:value-type="currency">
            <text:p>$261.00</text:p>
          </table:table-cell>
          <table:table-cell table:number-columns-repeated="3"/>
          <table:table-cell table:formula="of:=[.E99]-[.B99]" office:value-type="currency" office:currency="USD" office:value="-261" calcext:value-type="currency">
            <text:p>-$261.00</text:p>
          </table:table-cell>
          <table:table-cell table:formula="of:=[.E99]/[.D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5-Q-2448-RT</text:p>
          </table:table-cell>
          <table:table-cell office:value-type="currency" office:currency="USD" office:value="264" calcext:value-type="currency">
            <text:p>$264.00</text:p>
          </table:table-cell>
          <table:table-cell table:number-columns-repeated="3"/>
          <table:table-cell table:formula="of:=[.E100]-[.B100]" office:value-type="currency" office:currency="USD" office:value="-264" calcext:value-type="currency">
            <text:p>-$26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6-Q-2448-RT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3"/>
          <table:table-cell table:formula="of:=[.E101]-[.B101]" office:value-type="currency" office:currency="USD" office:value="-270" calcext:value-type="currency">
            <text:p>-$270.00</text:p>
          </table:table-cell>
          <table:table-cell table:formula="of:=[.E101]/[.D1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Q-2448-FPN</text:p>
          </table:table-cell>
          <table:table-cell office:value-type="currency" office:currency="USD" office:value="280" calcext:value-type="currency">
            <text:p>$280.00</text:p>
          </table:table-cell>
          <table:table-cell table:number-columns-repeated="3"/>
          <table:table-cell table:formula="of:=[.E102]-[.B102]" office:value-type="currency" office:currency="USD" office:value="-280" calcext:value-type="currency">
            <text:p>-$280.00</text:p>
          </table:table-cell>
          <table:table-cell table:formula="of:=[.E102]/[.D10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0-Q-2448-FPN</text:p>
          </table:table-cell>
          <table:table-cell office:value-type="currency" office:currency="USD" office:value="293" calcext:value-type="currency">
            <text:p>$293.00</text:p>
          </table:table-cell>
          <table:table-cell table:number-columns-repeated="3"/>
          <table:table-cell table:formula="of:=[.E103]-[.B103]" office:value-type="currency" office:currency="USD" office:value="-293" calcext:value-type="currency">
            <text:p>-$293.00</text:p>
          </table:table-cell>
          <table:table-cell table:formula="of:=[.E103]/[.D10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2-Q-2448-FPN</text:p>
          </table:table-cell>
          <table:table-cell office:value-type="currency" office:currency="USD" office:value="300" calcext:value-type="currency">
            <text:p>$300.00</text:p>
          </table:table-cell>
          <table:table-cell table:number-columns-repeated="3"/>
          <table:table-cell table:formula="of:=[.E104]-[.B104]" office:value-type="currency" office:currency="USD" office:value="-300" calcext:value-type="currency">
            <text:p>-$300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5-Q-2748-RT</text:p>
          </table:table-cell>
          <table:table-cell office:value-type="currency" office:currency="USD" office:value="281" calcext:value-type="currency">
            <text:p>$281.00</text:p>
          </table:table-cell>
          <table:table-cell table:number-columns-repeated="3"/>
          <table:table-cell table:formula="of:=[.E105]-[.B105]" office:value-type="currency" office:currency="USD" office:value="-281" calcext:value-type="currency">
            <text:p>-$281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6-Q-2748-RT</text:p>
          </table:table-cell>
          <table:table-cell office:value-type="currency" office:currency="USD" office:value="292" calcext:value-type="currency">
            <text:p>$292.00</text:p>
          </table:table-cell>
          <table:table-cell table:number-columns-repeated="3"/>
          <table:table-cell table:formula="of:=[.E106]-[.B106]" office:value-type="currency" office:currency="USD" office:value="-292" calcext:value-type="currency">
            <text:p>-$292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Q-2748-RT</text:p>
          </table:table-cell>
          <table:table-cell office:value-type="currency" office:currency="USD" office:value="314" calcext:value-type="currency">
            <text:p>$314.00</text:p>
          </table:table-cell>
          <table:table-cell table:number-columns-repeated="3"/>
          <table:table-cell table:formula="of:=[.E107]-[.B107]" office:value-type="currency" office:currency="USD" office:value="-314" calcext:value-type="currency">
            <text:p>-$314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Q-2748-FPN</text:p>
          </table:table-cell>
          <table:table-cell office:value-type="currency" office:currency="USD" office:value="293" calcext:value-type="currency">
            <text:p>$293.00</text:p>
          </table:table-cell>
          <table:table-cell table:number-columns-repeated="3"/>
          <table:table-cell table:formula="of:=[.E108]-[.B108]" office:value-type="currency" office:currency="USD" office:value="-293" calcext:value-type="currency">
            <text:p>-$293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0-Q-2748-FPN</text:p>
          </table:table-cell>
          <table:table-cell office:value-type="currency" office:currency="USD" office:value="314" calcext:value-type="currency">
            <text:p>$314.00</text:p>
          </table:table-cell>
          <table:table-cell table:number-columns-repeated="3"/>
          <table:table-cell table:formula="of:=[.E109]-[.B109]" office:value-type="currency" office:currency="USD" office:value="-314" calcext:value-type="currency">
            <text:p>-$314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2-Q-2748-FPN</text:p>
          </table:table-cell>
          <table:table-cell office:value-type="currency" office:currency="USD" office:value="322" calcext:value-type="currency">
            <text:p>$322.00</text:p>
          </table:table-cell>
          <table:table-cell table:number-columns-repeated="3"/>
          <table:table-cell table:formula="of:=[.E110]-[.B110]" office:value-type="currency" office:currency="USD" office:value="-322" calcext:value-type="currency">
            <text:p>-$32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5-Q-2754-RT</text:p>
          </table:table-cell>
          <table:table-cell office:value-type="currency" office:currency="USD" office:value="306" calcext:value-type="currency">
            <text:p>$306.00</text:p>
          </table:table-cell>
          <table:table-cell table:number-columns-repeated="3"/>
          <table:table-cell table:formula="of:=[.E111]-[.B111]" office:value-type="currency" office:currency="USD" office:value="-306" calcext:value-type="currency">
            <text:p>-$306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6-Q-2754-RT</text:p>
          </table:table-cell>
          <table:table-cell office:value-type="currency" office:currency="USD" office:value="313" calcext:value-type="currency">
            <text:p>$313.00</text:p>
          </table:table-cell>
          <table:table-cell table:number-columns-repeated="3"/>
          <table:table-cell table:formula="of:=[.E112]-[.B112]" office:value-type="currency" office:currency="USD" office:value="-313" calcext:value-type="currency">
            <text:p>-$313.00</text:p>
          </table:table-cell>
          <table:table-cell table:formula="of:=[.E112]/[.D1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Q-2754-RT</text:p>
          </table:table-cell>
          <table:table-cell office:value-type="currency" office:currency="USD" office:value="333" calcext:value-type="currency">
            <text:p>$333.00</text:p>
          </table:table-cell>
          <table:table-cell table:number-columns-repeated="3"/>
          <table:table-cell table:formula="of:=[.E113]-[.B113]" office:value-type="currency" office:currency="USD" office:value="-333" calcext:value-type="currency">
            <text:p>-$333.00</text:p>
          </table:table-cell>
          <table:table-cell table:formula="of:=[.E113]/[.D1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Q-2754-FPN</text:p>
          </table:table-cell>
          <table:table-cell office:value-type="currency" office:currency="USD" office:value="334" calcext:value-type="currency">
            <text:p>$334.00</text:p>
          </table:table-cell>
          <table:table-cell table:number-columns-repeated="3"/>
          <table:table-cell table:formula="of:=[.E114]-[.B114]" office:value-type="currency" office:currency="USD" office:value="-334" calcext:value-type="currency">
            <text:p>-$334.00</text:p>
          </table:table-cell>
          <table:table-cell table:formula="of:=[.E114]/[.D1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0-Q-2754-FPN</text:p>
          </table:table-cell>
          <table:table-cell office:value-type="currency" office:currency="USD" office:value="349" calcext:value-type="currency">
            <text:p>$349.00</text:p>
          </table:table-cell>
          <table:table-cell table:number-columns-repeated="3"/>
          <table:table-cell table:formula="of:=[.E115]-[.B115]" office:value-type="currency" office:currency="USD" office:value="-349" calcext:value-type="currency">
            <text:p>-$349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2-Q-2754-FPN</text:p>
          </table:table-cell>
          <table:table-cell office:value-type="currency" office:currency="USD" office:value="360" calcext:value-type="currency">
            <text:p>$360.00</text:p>
          </table:table-cell>
          <table:table-cell table:number-columns-repeated="3"/>
          <table:table-cell table:formula="of:=[.E116]-[.B116]" office:value-type="currency" office:currency="USD" office:value="-360" calcext:value-type="currency">
            <text:p>-$360.00</text:p>
          </table:table-cell>
          <table:table-cell table:formula="of:=[.E116]/[.D1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5-Q-3060-RT</text:p>
          </table:table-cell>
          <table:table-cell office:value-type="currency" office:currency="USD" office:value="302" calcext:value-type="currency">
            <text:p>$302.00</text:p>
          </table:table-cell>
          <table:table-cell table:number-columns-repeated="3"/>
          <table:table-cell table:formula="of:=[.E117]-[.B117]" office:value-type="currency" office:currency="USD" office:value="-302" calcext:value-type="currency">
            <text:p>-$302.00</text:p>
          </table:table-cell>
          <table:table-cell table:formula="of:=[.E117]/[.D11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6-Q-3060-RT</text:p>
          </table:table-cell>
          <table:table-cell office:value-type="currency" office:currency="USD" office:value="313" calcext:value-type="currency">
            <text:p>$313.00</text:p>
          </table:table-cell>
          <table:table-cell table:number-columns-repeated="3"/>
          <table:table-cell table:formula="of:=[.E118]-[.B118]" office:value-type="currency" office:currency="USD" office:value="-313" calcext:value-type="currency">
            <text:p>-$313.00</text:p>
          </table:table-cell>
          <table:table-cell table:formula="of:=[.E118]/[.D1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Q-3060-RT</text:p>
          </table:table-cell>
          <table:table-cell office:value-type="currency" office:currency="USD" office:value="339" calcext:value-type="currency">
            <text:p>$339.00</text:p>
          </table:table-cell>
          <table:table-cell table:number-columns-repeated="3"/>
          <table:table-cell table:formula="of:=[.E119]-[.B119]" office:value-type="currency" office:currency="USD" office:value="-339" calcext:value-type="currency">
            <text:p>-$339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Q-3060-FPN</text:p>
          </table:table-cell>
          <table:table-cell office:value-type="currency" office:currency="USD" office:value="318" calcext:value-type="currency">
            <text:p>$318.00</text:p>
          </table:table-cell>
          <table:table-cell table:number-columns-repeated="3"/>
          <table:table-cell table:formula="of:=[.E120]-[.B120]" office:value-type="currency" office:currency="USD" office:value="-318" calcext:value-type="currency">
            <text:p>-$318.00</text:p>
          </table:table-cell>
          <table:table-cell table:formula="of:=[.E120]/[.D1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0-Q-3060-FPN</text:p>
          </table:table-cell>
          <table:table-cell office:value-type="currency" office:currency="USD" office:value="344" calcext:value-type="currency">
            <text:p>$344.00</text:p>
          </table:table-cell>
          <table:table-cell table:number-columns-repeated="3"/>
          <table:table-cell table:formula="of:=[.E121]-[.B121]" office:value-type="currency" office:currency="USD" office:value="-344" calcext:value-type="currency">
            <text:p>-$344.00</text:p>
          </table:table-cell>
          <table:table-cell table:formula="of:=[.E121]/[.D1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2-Q-3060-FPN</text:p>
          </table:table-cell>
          <table:table-cell office:value-type="currency" office:currency="USD" office:value="357" calcext:value-type="currency">
            <text:p>$357.00</text:p>
          </table:table-cell>
          <table:table-cell table:number-columns-repeated="3"/>
          <table:table-cell table:formula="of:=[.E122]-[.B122]" office:value-type="currency" office:currency="USD" office:value="-357" calcext:value-type="currency">
            <text:p>-$357.00</text:p>
          </table:table-cell>
          <table:table-cell table:formula="of:=[.E122]/[.D1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6-Q-3672-RT</text:p>
          </table:table-cell>
          <table:table-cell office:value-type="currency" office:currency="USD" office:value="425" calcext:value-type="currency">
            <text:p>$425.00</text:p>
          </table:table-cell>
          <table:table-cell table:number-columns-repeated="3"/>
          <table:table-cell table:formula="of:=[.E123]-[.B123]" office:value-type="currency" office:currency="USD" office:value="-425" calcext:value-type="currency">
            <text:p>-$425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Q-3672-RT</text:p>
          </table:table-cell>
          <table:table-cell office:value-type="currency" office:currency="USD" office:value="436" calcext:value-type="currency">
            <text:p>$436.00</text:p>
          </table:table-cell>
          <table:table-cell table:number-columns-repeated="3"/>
          <table:table-cell table:formula="of:=[.E124]-[.B124]" office:value-type="currency" office:currency="USD" office:value="-436" calcext:value-type="currency">
            <text:p>-$436.00</text:p>
          </table:table-cell>
          <table:table-cell table:formula="of:=[.E124]/[.D1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Q-3672-FPN</text:p>
          </table:table-cell>
          <table:table-cell office:value-type="currency" office:currency="USD" office:value="429" calcext:value-type="currency">
            <text:p>$429.00</text:p>
          </table:table-cell>
          <table:table-cell table:number-columns-repeated="3"/>
          <table:table-cell table:formula="of:=[.E125]-[.B125]" office:value-type="currency" office:currency="USD" office:value="-429" calcext:value-type="currency">
            <text:p>-$429.00</text:p>
          </table:table-cell>
          <table:table-cell table:formula="of:=[.E125]/[.D12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0-Q-3672-FPN</text:p>
          </table:table-cell>
          <table:table-cell office:value-type="currency" office:currency="USD" office:value="434" calcext:value-type="currency">
            <text:p>$434.00</text:p>
          </table:table-cell>
          <table:table-cell table:number-columns-repeated="3"/>
          <table:table-cell table:formula="of:=[.E126]-[.B126]" office:value-type="currency" office:currency="USD" office:value="-434" calcext:value-type="currency">
            <text:p>-$434.00</text:p>
          </table:table-cell>
          <table:table-cell table:formula="of:=[.E126]/[.D1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12-Q-3672-FPN</text:p>
          </table:table-cell>
          <table:table-cell office:value-type="currency" office:currency="USD" office:value="444" calcext:value-type="currency">
            <text:p>$444.00</text:p>
          </table:table-cell>
          <table:table-cell table:number-columns-repeated="3"/>
          <table:table-cell table:formula="of:=[.E127]-[.B127]" office:value-type="currency" office:currency="USD" office:value="-444" calcext:value-type="currency">
            <text:p>-$444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Barrel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9301-3SRT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3"/>
          <table:table-cell table:formula="of:=[.E131]-[.B131]" office:value-type="currency" office:currency="USD" office:value="-396" calcext:value-type="currency">
            <text:p>-$396.0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 Series Oak Lever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-60-IW</text:p>
          </table:table-cell>
          <table:table-cell office:value-type="currency" office:currency="USD" office:value="170" calcext:value-type="currency">
            <text:p>$170.00</text:p>
          </table:table-cell>
          <table:table-cell table:number-columns-repeated="3"/>
          <table:table-cell table:formula="of:=[.E135]-[.B135]" office:value-type="currency" office:currency="USD" office:value="-170" calcext:value-type="currency">
            <text:p>-$170.00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60-RT</text:p>
          </table:table-cell>
          <table:table-cell office:value-type="currency" office:currency="USD" office:value="167" calcext:value-type="currency">
            <text:p>$167.00</text:p>
          </table:table-cell>
          <table:table-cell table:number-columns-repeated="3"/>
          <table:table-cell table:formula="of:=[.E136]-[.B136]" office:value-type="currency" office:currency="USD" office:value="-167" calcext:value-type="currency">
            <text:p>-$167.00</text:p>
          </table:table-cell>
          <table:table-cell table:formula="of:=[.E136]/[.D1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60-PO</text:p>
          </table:table-cell>
          <table:table-cell office:value-type="currency" office:currency="USD" office:value="176" calcext:value-type="currency">
            <text:p>$176.00</text:p>
          </table:table-cell>
          <table:table-cell table:number-columns-repeated="3"/>
          <table:table-cell table:formula="of:=[.E137]-[.B137]" office:value-type="currency" office:currency="USD" office:value="-176" calcext:value-type="currency">
            <text:p>-$176.00</text:p>
          </table:table-cell>
          <table:table-cell table:formula="of:=[.E137]/[.D1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60-HRI</text:p>
          </table:table-cell>
          <table:table-cell office:value-type="currency" office:currency="USD" office:value="169" calcext:value-type="currency">
            <text:p>$169.00</text:p>
          </table:table-cell>
          <table:table-cell table:number-columns-repeated="3"/>
          <table:table-cell table:formula="of:=[.E138]-[.B138]" office:value-type="currency" office:currency="USD" office:value="-169" calcext:value-type="currency">
            <text:p>-$169.00</text:p>
          </table:table-cell>
          <table:table-cell table:formula="of:=[.E138]/[.D1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72-IW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3"/>
          <table:table-cell table:formula="of:=[.E139]-[.B139]" office:value-type="currency" office:currency="USD" office:value="-179" calcext:value-type="currency">
            <text:p>-$179.00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72-RT</text:p>
          </table:table-cell>
          <table:table-cell office:value-type="currency" office:currency="USD" office:value="172" calcext:value-type="currency">
            <text:p>$172.00</text:p>
          </table:table-cell>
          <table:table-cell table:number-columns-repeated="3"/>
          <table:table-cell table:formula="of:=[.E140]-[.B140]" office:value-type="currency" office:currency="USD" office:value="-172" calcext:value-type="currency">
            <text:p>-$172.00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72-PO</text:p>
          </table:table-cell>
          <table:table-cell office:value-type="currency" office:currency="USD" office:value="157" calcext:value-type="currency">
            <text:p>$157.00</text:p>
          </table:table-cell>
          <table:table-cell table:number-columns-repeated="3"/>
          <table:table-cell table:formula="of:=[.E141]-[.B141]" office:value-type="currency" office:currency="USD" office:value="-157" calcext:value-type="currency">
            <text:p>-$157.0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72-HRI</text:p>
          </table:table-cell>
          <table:table-cell office:value-type="currency" office:currency="USD" office:value="174" calcext:value-type="currency">
            <text:p>$174.00</text:p>
          </table:table-cell>
          <table:table-cell table:number-columns-repeated="3"/>
          <table:table-cell table:formula="of:=[.E142]-[.B142]" office:value-type="currency" office:currency="USD" office:value="-174" calcext:value-type="currency">
            <text:p>-$174.0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84-IW</text:p>
          </table:table-cell>
          <table:table-cell office:value-type="currency" office:currency="USD" office:value="191" calcext:value-type="currency">
            <text:p>$191.00</text:p>
          </table:table-cell>
          <table:table-cell table:number-columns-repeated="3"/>
          <table:table-cell table:formula="of:=[.E143]-[.B143]" office:value-type="currency" office:currency="USD" office:value="-191" calcext:value-type="currency">
            <text:p>-$191.0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84-RT</text:p>
          </table:table-cell>
          <table:table-cell office:value-type="currency" office:currency="USD" office:value="188" calcext:value-type="currency">
            <text:p>$188.00</text:p>
          </table:table-cell>
          <table:table-cell table:number-columns-repeated="3"/>
          <table:table-cell table:formula="of:=[.E144]-[.B144]" office:value-type="currency" office:currency="USD" office:value="-188" calcext:value-type="currency">
            <text:p>-$188.00</text:p>
          </table:table-cell>
          <table:table-cell table:formula="of:=[.E144]/[.D1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84-PO</text:p>
          </table:table-cell>
          <table:table-cell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145]-[.B145]" office:value-type="currency" office:currency="USD" office:value="-197" calcext:value-type="currency">
            <text:p>-$197.00</text:p>
          </table:table-cell>
          <table:table-cell table:formula="of:=[.E145]/[.D1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84-HRI</text:p>
          </table:table-cell>
          <table:table-cell office:value-type="currency" office:currency="USD" office:value="190" calcext:value-type="currency">
            <text:p>$190.00</text:p>
          </table:table-cell>
          <table:table-cell table:number-columns-repeated="3"/>
          <table:table-cell table:formula="of:=[.E146]-[.B146]" office:value-type="currency" office:currency="USD" office:value="-190" calcext:value-type="currency">
            <text:p>-$190.00</text:p>
          </table:table-cell>
          <table:table-cell table:formula="of:=[.E146]/[.D1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arpet Covered Cross Member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-26-1624-3HR</text:p>
          </table:table-cell>
          <table:table-cell office:value-type="currency" office:currency="USD" office:value="79" calcext:value-type="currency">
            <text:p>$79.00</text:p>
          </table:table-cell>
          <table:table-cell table:number-columns-repeated="3"/>
          <table:table-cell table:formula="of:=[.E150]-[.B150]" office:value-type="currency" office:currency="USD" office:value="-79" calcext:value-type="currency">
            <text:p>-$79.00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1624-3PH</text:p>
          </table:table-cell>
          <table:table-cell office:value-type="currency" office:currency="USD" office:value="79" calcext:value-type="currency">
            <text:p>$79.00</text:p>
          </table:table-cell>
          <table:table-cell table:number-columns-repeated="3"/>
          <table:table-cell table:formula="of:=[.E151]-[.B151]" office:value-type="currency" office:currency="USD" office:value="-79" calcext:value-type="currency">
            <text:p>-$79.0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1624-4HR</text:p>
          </table:table-cell>
          <table:table-cell office:value-type="currency" office:currency="USD" office:value="83" calcext:value-type="currency">
            <text:p>$83.00</text:p>
          </table:table-cell>
          <table:table-cell table:number-columns-repeated="3"/>
          <table:table-cell table:formula="of:=[.E152]-[.B152]" office:value-type="currency" office:currency="USD" office:value="-83" calcext:value-type="currency">
            <text:p>-$83.00</text:p>
          </table:table-cell>
          <table:table-cell table:formula="of:=[.E152]/[.D1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1624-4PH</text:p>
          </table:table-cell>
          <table:table-cell office:value-type="currency" office:currency="USD" office:value="86" calcext:value-type="currency">
            <text:p>$86.00</text:p>
          </table:table-cell>
          <table:table-cell table:number-columns-repeated="3"/>
          <table:table-cell table:formula="of:=[.E153]-[.B153]" office:value-type="currency" office:currency="USD" office:value="-86" calcext:value-type="currency">
            <text:p>-$86.00</text:p>
          </table:table-cell>
          <table:table-cell table:formula="of:=[.E153]/[.D1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1830-3HR</text:p>
          </table:table-cell>
          <table:table-cell office:value-type="currency" office:currency="USD" office:value="79" calcext:value-type="currency">
            <text:p>$79.00</text:p>
          </table:table-cell>
          <table:table-cell table:number-columns-repeated="3"/>
          <table:table-cell table:formula="of:=[.E154]-[.B154]" office:value-type="currency" office:currency="USD" office:value="-79" calcext:value-type="currency">
            <text:p>-$79.00</text:p>
          </table:table-cell>
          <table:table-cell table:formula="of:=[.E154]/[.D1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1830-3PH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3"/>
          <table:table-cell table:formula="of:=[.E155]-[.B155]" office:value-type="currency" office:currency="USD" office:value="-78" calcext:value-type="currency">
            <text:p>-$78.0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1830-4HR</text:p>
          </table:table-cell>
          <table:table-cell office:value-type="currency" office:currency="USD" office:value="87" calcext:value-type="currency">
            <text:p>$87.00</text:p>
          </table:table-cell>
          <table:table-cell table:number-columns-repeated="3"/>
          <table:table-cell table:formula="of:=[.E156]-[.B156]" office:value-type="currency" office:currency="USD" office:value="-87" calcext:value-type="currency">
            <text:p>-$87.0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1830-4PH</text:p>
          </table:table-cell>
          <table:table-cell office:value-type="currency" office:currency="USD" office:value="86" calcext:value-type="currency">
            <text:p>$86.00</text:p>
          </table:table-cell>
          <table:table-cell table:number-columns-repeated="3"/>
          <table:table-cell table:formula="of:=[.E157]-[.B157]" office:value-type="currency" office:currency="USD" office:value="-86" calcext:value-type="currency">
            <text:p>-$86.0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2436-3HR</text:p>
          </table:table-cell>
          <table:table-cell office:value-type="currency" office:currency="USD" office:value="98" calcext:value-type="currency">
            <text:p>$98.00</text:p>
          </table:table-cell>
          <table:table-cell table:number-columns-repeated="3"/>
          <table:table-cell table:formula="of:=[.E158]-[.B158]" office:value-type="currency" office:currency="USD" office:value="-98" calcext:value-type="currency">
            <text:p>-$98.0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2436-3PH</text:p>
          </table:table-cell>
          <table:table-cell office:value-type="currency" office:currency="USD" office:value="98" calcext:value-type="currency">
            <text:p>$98.00</text:p>
          </table:table-cell>
          <table:table-cell table:number-columns-repeated="3"/>
          <table:table-cell table:formula="of:=[.E159]-[.B159]" office:value-type="currency" office:currency="USD" office:value="-98" calcext:value-type="currency">
            <text:p>-$98.00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2436-4HR</text:p>
          </table:table-cell>
          <table:table-cell office:value-type="currency" office:currency="USD" office:value="106" calcext:value-type="currency">
            <text:p>$106.00</text:p>
          </table:table-cell>
          <table:table-cell table:number-columns-repeated="3"/>
          <table:table-cell table:formula="of:=[.E160]-[.B160]" office:value-type="currency" office:currency="USD" office:value="-106" calcext:value-type="currency">
            <text:p>-$106.00</text:p>
          </table:table-cell>
          <table:table-cell table:formula="of:=[.E160]/[.D1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6-2436-4PH</text:p>
          </table:table-cell>
          <table:table-cell office:value-type="currency" office:currency="USD" office:value="105" calcext:value-type="currency">
            <text:p>$105.00</text:p>
          </table:table-cell>
          <table:table-cell table:number-columns-repeated="3"/>
          <table:table-cell table:formula="of:=[.E161]-[.B161]" office:value-type="currency" office:currency="USD" office:value="-105" calcext:value-type="currency">
            <text:p>-$105.00</text:p>
          </table:table-cell>
          <table:table-cell table:formula="of:=[.E161]/[.D1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ontinuous Hand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18-LW</text:p>
          </table:table-cell>
          <table:table-cell office:value-type="currency" office:currency="USD" office:value="87" calcext:value-type="currency">
            <text:p>$87.00</text:p>
          </table:table-cell>
          <table:table-cell table:number-columns-repeated="3"/>
          <table:table-cell table:formula="of:=[.E165]-[.B165]" office:value-type="currency" office:currency="USD" office:value="-87" calcext:value-type="currency">
            <text:p>-$87.00</text:p>
          </table:table-cell>
          <table:table-cell table:formula="of:=[.E165]/[.D1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8-10FPN</text:p>
          </table:table-cell>
          <table:table-cell office:value-type="currency" office:currency="USD" office:value="117" calcext:value-type="currency">
            <text:p>$117.00</text:p>
          </table:table-cell>
          <table:table-cell table:number-columns-repeated="3"/>
          <table:table-cell table:formula="of:=[.E166]-[.B166]" office:value-type="currency" office:currency="USD" office:value="-117" calcext:value-type="currency">
            <text:p>-$117.00</text:p>
          </table:table-cell>
          <table:table-cell table:formula="of:=[.E166]/[.D16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8-10PN</text:p>
          </table:table-cell>
          <table:table-cell office:value-type="currency" office:currency="USD" office:value="116" calcext:value-type="currency">
            <text:p>$116.00</text:p>
          </table:table-cell>
          <table:table-cell table:number-columns-repeated="3"/>
          <table:table-cell table:formula="of:=[.E167]-[.B167]" office:value-type="currency" office:currency="USD" office:value="-116" calcext:value-type="currency">
            <text:p>-$116.00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8-8PN</text:p>
          </table:table-cell>
          <table:table-cell office:value-type="currency" office:currency="USD" office:value="110" calcext:value-type="currency">
            <text:p>$110.00</text:p>
          </table:table-cell>
          <table:table-cell table:number-columns-repeated="3"/>
          <table:table-cell table:formula="of:=[.E168]-[.B168]" office:value-type="currency" office:currency="USD" office:value="-110" calcext:value-type="currency">
            <text:p>-$110.00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8-10FF</text:p>
          </table:table-cell>
          <table:table-cell office:value-type="currency" office:currency="USD" office:value="143" calcext:value-type="currency">
            <text:p>$143.00</text:p>
          </table:table-cell>
          <table:table-cell table:number-columns-repeated="3"/>
          <table:table-cell table:formula="of:=[.E169]-[.B169]" office:value-type="currency" office:currency="USD" office:value="-143" calcext:value-type="currency">
            <text:p>-$143.00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otton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9213-SRT</text:p>
          </table:table-cell>
          <table:table-cell office:value-type="currency" office:currency="USD" office:value="618" calcext:value-type="currency">
            <text:p>$618.00</text:p>
          </table:table-cell>
          <table:table-cell table:number-columns-repeated="3"/>
          <table:table-cell table:formula="of:=[.E173]-[.B173]" office:value-type="currency" office:currency="USD" office:value="-618" calcext:value-type="currency">
            <text:p>-$618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VN 1500 Convertib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VN-1500-10PN</text:p>
          </table:table-cell>
          <table:table-cell office:value-type="currency" office:currency="USD" office:value="193" calcext:value-type="currency">
            <text:p>$193.00</text:p>
          </table:table-cell>
          <table:table-cell table:number-columns-repeated="3"/>
          <table:table-cell table:formula="of:=[.E177]-[.B177]" office:value-type="currency" office:currency="USD" office:value="-193" calcext:value-type="currency">
            <text:p>-$193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VN-1500-10FPN</text:p>
          </table:table-cell>
          <table:table-cell office:value-type="currency" office:currency="USD" office:value="194" calcext:value-type="currency">
            <text:p>$194.00</text:p>
          </table:table-cell>
          <table:table-cell table:number-columns-repeated="3"/>
          <table:table-cell table:formula="of:=[.E178]-[.B178]" office:value-type="currency" office:currency="USD" office:value="-194" calcext:value-type="currency">
            <text:p>-$194.00</text:p>
          </table:table-cell>
          <table:table-cell table:formula="of:=[.E178]/[.D1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VN-1500-10FF</text:p>
          </table:table-cell>
          <table:table-cell office:value-type="currency" office:currency="USD" office:value="243" calcext:value-type="currency">
            <text:p>$243.00</text:p>
          </table:table-cell>
          <table:table-cell table:number-columns-repeated="3"/>
          <table:table-cell table:formula="of:=[.E179]-[.B179]" office:value-type="currency" office:currency="USD" office:value="-243" calcext:value-type="currency">
            <text:p>-$243.00</text:p>
          </table:table-cell>
          <table:table-cell table:formula="of:=[.E179]/[.D1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Drum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MDS-20-31W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3"/>
          <table:table-cell table:formula="of:=[.E183]-[.B183]" office:value-type="currency" office:currency="USD" office:value="-74" calcext:value-type="currency">
            <text:p>-$74.00</text:p>
          </table:table-cell>
          <table:table-cell table:formula="of:=[.E183]/[.D1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DS-20-3PH</text:p>
          </table:table-cell>
          <table:table-cell office:value-type="currency" office:currency="USD" office:value="61" calcext:value-type="currency">
            <text:p>$61.00</text:p>
          </table:table-cell>
          <table:table-cell table:number-columns-repeated="3"/>
          <table:table-cell table:formula="of:=[.E184]-[.B184]" office:value-type="currency" office:currency="USD" office:value="-61" calcext:value-type="currency">
            <text:p>-$61.00</text:p>
          </table:table-cell>
          <table:table-cell table:formula="of:=[.E184]/[.D1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DS-24-3PH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3"/>
          <table:table-cell table:formula="of:=[.E185]-[.B185]" office:value-type="currency" office:currency="USD" office:value="-50" calcext:value-type="currency">
            <text:p>-$50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Drum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9292-HC</text:p>
          </table:table-cell>
          <table:table-cell office:value-type="currency" office:currency="USD" office:value="236" calcext:value-type="currency">
            <text:p>$236.00</text:p>
          </table:table-cell>
          <table:table-cell table:number-columns-repeated="3"/>
          <table:table-cell table:formula="of:=[.E189]-[.B189]" office:value-type="currency" office:currency="USD" office:value="-236" calcext:value-type="currency">
            <text:p>-$236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Dry Goods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9304-SRT</text:p>
          </table:table-cell>
          <table:table-cell office:value-type="currency" office:currency="USD" office:value="417" calcext:value-type="currency">
            <text:p>$417.00</text:p>
          </table:table-cell>
          <table:table-cell table:number-columns-repeated="3"/>
          <table:table-cell table:formula="of:=[.E193]-[.B193]" office:value-type="currency" office:currency="USD" office:value="-417" calcext:value-type="currency">
            <text:p>-$417.0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Dual Hand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48-10FPN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7]-[.B197]" office:value-type="string" office:string-value="" calcext:value-type="error">
            <text:p>#VALUE!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48-10PN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8]-[.B198]" office:value-type="string" office:string-value="" calcext:value-type="error">
            <text:p>#VALUE!</text:p>
          </table:table-cell>
          <table:table-cell table:formula="of:=[.E198]/[.D1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48-10FF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9]-[.B199]" office:value-type="string" office:string-value="" calcext:value-type="error">
            <text:p>#VALUE!</text:p>
          </table:table-cell>
          <table:table-cell table:formula="of:=[.E199]/[.D1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Dual-Grip Hand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A-1448-LW</text:p>
          </table:table-cell>
          <table:table-cell office:value-type="currency" office:currency="USD" office:value="83" calcext:value-type="currency">
            <text:p>$83.00</text:p>
          </table:table-cell>
          <table:table-cell table:number-columns-repeated="3"/>
          <table:table-cell table:formula="of:=[.E203]-[.B203]" office:value-type="currency" office:currency="USD" office:value="-83" calcext:value-type="currency">
            <text:p>-$83.00</text:p>
          </table:table-cell>
          <table:table-cell table:formula="of:=[.E203]/[.D20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-1448-10FPN</text:p>
          </table:table-cell>
          <table:table-cell office:value-type="currency" office:currency="USD" office:value="115" calcext:value-type="currency">
            <text:p>$115.00</text:p>
          </table:table-cell>
          <table:table-cell table:number-columns-repeated="3"/>
          <table:table-cell table:formula="of:=[.E204]-[.B204]" office:value-type="currency" office:currency="USD" office:value="-115" calcext:value-type="currency">
            <text:p>-$115.00</text:p>
          </table:table-cell>
          <table:table-cell table:formula="of:=[.E204]/[.D2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-1448-10PN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3"/>
          <table:table-cell table:formula="of:=[.E205]-[.B205]" office:value-type="currency" office:currency="USD" office:value="-114" calcext:value-type="currency">
            <text:p>-$114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- 1448-8PN</text:p>
          </table:table-cell>
          <table:table-cell office:value-type="currency" office:currency="USD" office:value="108" calcext:value-type="currency">
            <text:p>$108.00</text:p>
          </table:table-cell>
          <table:table-cell table:number-columns-repeated="3"/>
          <table:table-cell table:formula="of:=[.E206]-[.B206]" office:value-type="currency" office:currency="USD" office:value="-108" calcext:value-type="currency">
            <text:p>-$108.0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A-1448-10FF</text:p>
          </table:table-cell>
          <table:table-cell office:value-type="currency" office:currency="USD" office:value="142" calcext:value-type="currency">
            <text:p>$142.00</text:p>
          </table:table-cell>
          <table:table-cell table:number-columns-repeated="3"/>
          <table:table-cell table:formula="of:=[.E207]-[.B207]" office:value-type="currency" office:currency="USD" office:value="-142" calcext:value-type="currency">
            <text:p>-$142.0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 Series Oak Hardwood Lever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-60-IW</text:p>
          </table:table-cell>
          <table:table-cell office:value-type="currency" office:currency="USD" office:value="155" calcext:value-type="currency">
            <text:p>$155.00</text:p>
          </table:table-cell>
          <table:table-cell table:number-columns-repeated="3"/>
          <table:table-cell table:formula="of:=[.E211]-[.B211]" office:value-type="currency" office:currency="USD" office:value="-155" calcext:value-type="currency">
            <text:p>-$155.0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60-PO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3"/>
          <table:table-cell table:formula="of:=[.E212]-[.B212]" office:value-type="currency" office:currency="USD" office:value="-161" calcext:value-type="currency">
            <text:p>-$161.00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60-RT</text:p>
          </table:table-cell>
          <table:table-cell office:value-type="currency" office:currency="USD" office:value="152" calcext:value-type="currency">
            <text:p>$152.00</text:p>
          </table:table-cell>
          <table:table-cell table:number-columns-repeated="3"/>
          <table:table-cell table:formula="of:=[.E213]-[.B213]" office:value-type="currency" office:currency="USD" office:value="-152" calcext:value-type="currency">
            <text:p>-$152.00</text:p>
          </table:table-cell>
          <table:table-cell table:formula="of:=[.E213]/[.D2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72-IW</text:p>
          </table:table-cell>
          <table:table-cell office:value-type="currency" office:currency="USD" office:value="162" calcext:value-type="currency">
            <text:p>$162.00</text:p>
          </table:table-cell>
          <table:table-cell table:number-columns-repeated="3"/>
          <table:table-cell table:formula="of:=[.E214]-[.B214]" office:value-type="currency" office:currency="USD" office:value="-162" calcext:value-type="currency">
            <text:p>-$162.00</text:p>
          </table:table-cell>
          <table:table-cell table:formula="of:=[.E214]/[.D2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72-PO</text:p>
          </table:table-cell>
          <table:table-cell office:value-type="currency" office:currency="USD" office:value="164" calcext:value-type="currency">
            <text:p>$164.00</text:p>
          </table:table-cell>
          <table:table-cell table:number-columns-repeated="3"/>
          <table:table-cell table:formula="of:=[.E215]-[.B215]" office:value-type="currency" office:currency="USD" office:value="-164" calcext:value-type="currency">
            <text:p>-$164.00</text:p>
          </table:table-cell>
          <table:table-cell table:formula="of:=[.E215]/[.D2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72-RT</text:p>
          </table:table-cell>
          <table:table-cell office:value-type="currency" office:currency="USD" office:value="155" calcext:value-type="currency">
            <text:p>$155.00</text:p>
          </table:table-cell>
          <table:table-cell table:number-columns-repeated="3"/>
          <table:table-cell table:formula="of:=[.E216]-[.B216]" office:value-type="currency" office:currency="USD" office:value="-155" calcext:value-type="currency">
            <text:p>-$155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84-IW</text:p>
          </table:table-cell>
          <table:table-cell office:value-type="currency" office:currency="USD" office:value="173" calcext:value-type="currency">
            <text:p>$173.00</text:p>
          </table:table-cell>
          <table:table-cell table:number-columns-repeated="3"/>
          <table:table-cell table:formula="of:=[.E217]-[.B217]" office:value-type="currency" office:currency="USD" office:value="-173" calcext:value-type="currency">
            <text:p>-$173.00</text:p>
          </table:table-cell>
          <table:table-cell table:formula="of:=[.E217]/[.D21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84-PO</text:p>
          </table:table-cell>
          <table:table-cell office:value-type="currency" office:currency="USD" office:value="178" calcext:value-type="currency">
            <text:p>$178.00</text:p>
          </table:table-cell>
          <table:table-cell table:number-columns-repeated="3"/>
          <table:table-cell table:formula="of:=[.E218]-[.B218]" office:value-type="currency" office:currency="USD" office:value="-178" calcext:value-type="currency">
            <text:p>-$178.00</text:p>
          </table:table-cell>
          <table:table-cell table:formula="of:=[.E218]/[.D2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84-RT</text:p>
          </table:table-cell>
          <table:table-cell office:value-type="currency" office:currency="USD" office:value="170" calcext:value-type="currency">
            <text:p>$170.00</text:p>
          </table:table-cell>
          <table:table-cell table:number-columns-repeated="3"/>
          <table:table-cell table:formula="of:=[.E219]-[.B219]" office:value-type="currency" office:currency="USD" office:value="-170" calcext:value-type="currency">
            <text:p>-$170.00</text:p>
          </table:table-cell>
          <table:table-cell table:formula="of:=[.E219]/[.D2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Econoweight Hardwood 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-25-Q-1830-RT</text:p>
          </table:table-cell>
          <table:table-cell office:value-type="currency" office:currency="USD" office:value="176" calcext:value-type="currency">
            <text:p>$176.00</text:p>
          </table:table-cell>
          <table:table-cell table:number-columns-repeated="3"/>
          <table:table-cell table:formula="of:=[.E223]-[.B223]" office:value-type="currency" office:currency="USD" office:value="-176" calcext:value-type="currency">
            <text:p>-$176.00</text:p>
          </table:table-cell>
          <table:table-cell table:formula="of:=[.E223]/[.D2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5-Q-2442-RT</text:p>
          </table:table-cell>
          <table:table-cell office:value-type="currency" office:currency="USD" office:value="256" calcext:value-type="currency">
            <text:p>$256.00</text:p>
          </table:table-cell>
          <table:table-cell table:number-columns-repeated="3"/>
          <table:table-cell table:formula="of:=[.E224]-[.B224]" office:value-type="currency" office:currency="USD" office:value="-256" calcext:value-type="currency">
            <text:p>-$256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5-Q-2448-RT</text:p>
          </table:table-cell>
          <table:table-cell office:value-type="currency" office:currency="USD" office:value="238" calcext:value-type="currency">
            <text:p>$238.00</text:p>
          </table:table-cell>
          <table:table-cell table:number-columns-repeated="3"/>
          <table:table-cell table:formula="of:=[.E225]-[.B225]" office:value-type="currency" office:currency="USD" office:value="-238" calcext:value-type="currency">
            <text:p>-$238.00</text:p>
          </table:table-cell>
          <table:table-cell table:formula="of:=[.E225]/[.D22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6-Q-2448-RT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3"/>
          <table:table-cell table:formula="of:=[.E226]-[.B226]" office:value-type="currency" office:currency="USD" office:value="-250" calcext:value-type="currency">
            <text:p>-$250.00</text:p>
          </table:table-cell>
          <table:table-cell table:formula="of:=[.E226]/[.D2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8-Q-2448-RT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3"/>
          <table:table-cell table:formula="of:=[.E227]-[.B227]" office:value-type="currency" office:currency="USD" office:value="-270" calcext:value-type="currency">
            <text:p>-$270.00</text:p>
          </table:table-cell>
          <table:table-cell table:formula="of:=[.E227]/[.D2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8-Q-2448-FPN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3"/>
          <table:table-cell table:formula="of:=[.E228]-[.B228]" office:value-type="currency" office:currency="USD" office:value="-250" calcext:value-type="currency">
            <text:p>-$250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10-Q-2448-FPN</text:p>
          </table:table-cell>
          <table:table-cell office:value-type="currency" office:currency="USD" office:value="267" calcext:value-type="currency">
            <text:p>$267.00</text:p>
          </table:table-cell>
          <table:table-cell table:number-columns-repeated="3"/>
          <table:table-cell table:formula="of:=[.E229]-[.B229]" office:value-type="currency" office:currency="USD" office:value="-267" calcext:value-type="currency">
            <text:p>-$267.00</text:p>
          </table:table-cell>
          <table:table-cell table:formula="of:=[.E229]/[.D22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12-Q-2448-FPN</text:p>
          </table:table-cell>
          <table:table-cell office:value-type="currency" office:currency="USD" office:value="295" calcext:value-type="currency">
            <text:p>$295.00</text:p>
          </table:table-cell>
          <table:table-cell table:number-columns-repeated="3"/>
          <table:table-cell table:formula="of:=[.E230]-[.B230]" office:value-type="currency" office:currency="USD" office:value="-295" calcext:value-type="currency">
            <text:p>-$295.00</text:p>
          </table:table-cell>
          <table:table-cell table:formula="of:=[.E230]/[.D2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5-Q-2754-RT</text:p>
          </table:table-cell>
          <table:table-cell office:value-type="currency" office:currency="USD" office:value="265" calcext:value-type="currency">
            <text:p>$265.00</text:p>
          </table:table-cell>
          <table:table-cell table:number-columns-repeated="3"/>
          <table:table-cell table:formula="of:=[.E231]-[.B231]" office:value-type="currency" office:currency="USD" office:value="-265" calcext:value-type="currency">
            <text:p>-$265.00</text:p>
          </table:table-cell>
          <table:table-cell table:formula="of:=[.E231]/[.D2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6-Q-2754-RT</text:p>
          </table:table-cell>
          <table:table-cell office:value-type="currency" office:currency="USD" office:value="277" calcext:value-type="currency">
            <text:p>$277.00</text:p>
          </table:table-cell>
          <table:table-cell table:number-columns-repeated="3"/>
          <table:table-cell table:formula="of:=[.E232]-[.B232]" office:value-type="currency" office:currency="USD" office:value="-277" calcext:value-type="currency">
            <text:p>-$277.00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8-Q-2754-RT</text:p>
          </table:table-cell>
          <table:table-cell office:value-type="currency" office:currency="USD" office:value="297" calcext:value-type="currency">
            <text:p>$297.00</text:p>
          </table:table-cell>
          <table:table-cell table:number-columns-repeated="3"/>
          <table:table-cell table:formula="of:=[.E233]-[.B233]" office:value-type="currency" office:currency="USD" office:value="-297" calcext:value-type="currency">
            <text:p>-$297.00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8-Q-2754-FPN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3"/>
          <table:table-cell table:formula="of:=[.E234]-[.B234]" office:value-type="currency" office:currency="USD" office:value="-276" calcext:value-type="currency">
            <text:p>-$276.00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10-Q-2754-FPN</text:p>
          </table:table-cell>
          <table:table-cell office:value-type="currency" office:currency="USD" office:value="295" calcext:value-type="currency">
            <text:p>$295.00</text:p>
          </table:table-cell>
          <table:table-cell table:number-columns-repeated="3"/>
          <table:table-cell table:formula="of:=[.E235]-[.B235]" office:value-type="currency" office:currency="USD" office:value="-295" calcext:value-type="currency">
            <text:p>-$295.00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12-Q-2754-FPN</text:p>
          </table:table-cell>
          <table:table-cell office:value-type="currency" office:currency="USD" office:value="314" calcext:value-type="currency">
            <text:p>$314.00</text:p>
          </table:table-cell>
          <table:table-cell table:number-columns-repeated="3"/>
          <table:table-cell table:formula="of:=[.E236]-[.B236]" office:value-type="currency" office:currency="USD" office:value="-314" calcext:value-type="currency">
            <text:p>-$314.00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5-Q-3060-RT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3"/>
          <table:table-cell table:formula="of:=[.E237]-[.B237]" office:value-type="currency" office:currency="USD" office:value="-285" calcext:value-type="currency">
            <text:p>-$285.00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6-Q-3060-RT</text:p>
          </table:table-cell>
          <table:table-cell office:value-type="currency" office:currency="USD" office:value="297" calcext:value-type="currency">
            <text:p>$297.00</text:p>
          </table:table-cell>
          <table:table-cell table:number-columns-repeated="3"/>
          <table:table-cell table:formula="of:=[.E238]-[.B238]" office:value-type="currency" office:currency="USD" office:value="-297" calcext:value-type="currency">
            <text:p>-$297.00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8-Q-3060-RT</text:p>
          </table:table-cell>
          <table:table-cell office:value-type="currency" office:currency="USD" office:value="312" calcext:value-type="currency">
            <text:p>$312.00</text:p>
          </table:table-cell>
          <table:table-cell table:number-columns-repeated="3"/>
          <table:table-cell table:formula="of:=[.E239]-[.B239]" office:value-type="currency" office:currency="USD" office:value="-312" calcext:value-type="currency">
            <text:p>-$312.00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8-Q-3060-FPN</text:p>
          </table:table-cell>
          <table:table-cell office:value-type="currency" office:currency="USD" office:value="292" calcext:value-type="currency">
            <text:p>$292.00</text:p>
          </table:table-cell>
          <table:table-cell table:number-columns-repeated="3"/>
          <table:table-cell table:formula="of:=[.E240]-[.B240]" office:value-type="currency" office:currency="USD" office:value="-292" calcext:value-type="currency">
            <text:p>-$292.00</text:p>
          </table:table-cell>
          <table:table-cell table:formula="of:=[.E240]/[.D2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10-Q-3060-FPN</text:p>
          </table:table-cell>
          <table:table-cell office:value-type="currency" office:currency="USD" office:value="310" calcext:value-type="currency">
            <text:p>$310.00</text:p>
          </table:table-cell>
          <table:table-cell table:number-columns-repeated="3"/>
          <table:table-cell table:formula="of:=[.E241]-[.B241]" office:value-type="currency" office:currency="USD" office:value="-310" calcext:value-type="currency">
            <text:p>-$310.00</text:p>
          </table:table-cell>
          <table:table-cell table:formula="of:=[.E241]/[.D2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12-Q-3060-FPN</text:p>
          </table:table-cell>
          <table:table-cell office:value-type="currency" office:currency="USD" office:value="320" calcext:value-type="currency">
            <text:p>$320.00</text:p>
          </table:table-cell>
          <table:table-cell table:number-columns-repeated="3"/>
          <table:table-cell table:formula="of:=[.E242]-[.B242]" office:value-type="currency" office:currency="USD" office:value="-320" calcext:value-type="currency">
            <text:p>-$320.00</text:p>
          </table:table-cell>
          <table:table-cell table:formula="of:=[.E242]/[.D2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6-Q-3672-RT</text:p>
          </table:table-cell>
          <table:table-cell office:value-type="currency" office:currency="USD" office:value="355" calcext:value-type="currency">
            <text:p>$355.00</text:p>
          </table:table-cell>
          <table:table-cell table:number-columns-repeated="3"/>
          <table:table-cell table:formula="of:=[.E243]-[.B243]" office:value-type="currency" office:currency="USD" office:value="-355" calcext:value-type="currency">
            <text:p>-$355.00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8-Q-3672-RT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3"/>
          <table:table-cell table:formula="of:=[.E244]-[.B244]" office:value-type="currency" office:currency="USD" office:value="-373" calcext:value-type="currency">
            <text:p>-$373.0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8-Q-3672-FPN</text:p>
          </table:table-cell>
          <table:table-cell office:value-type="currency" office:currency="USD" office:value="355" calcext:value-type="currency">
            <text:p>$355.00</text:p>
          </table:table-cell>
          <table:table-cell table:number-columns-repeated="3"/>
          <table:table-cell table:formula="of:=[.E245]-[.B245]" office:value-type="currency" office:currency="USD" office:value="-355" calcext:value-type="currency">
            <text:p>-$355.00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10-Q-3672-FPN</text:p>
          </table:table-cell>
          <table:table-cell office:value-type="currency" office:currency="USD" office:value="371" calcext:value-type="currency">
            <text:p>$371.00</text:p>
          </table:table-cell>
          <table:table-cell table:number-columns-repeated="3"/>
          <table:table-cell table:formula="of:=[.E246]-[.B246]" office:value-type="currency" office:currency="USD" office:value="-371" calcext:value-type="currency">
            <text:p>-$371.00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212-Q-3672-FPN</text:p>
          </table:table-cell>
          <table:table-cell office:value-type="currency" office:currency="USD" office:value="381" calcext:value-type="currency">
            <text:p>$381.00</text:p>
          </table:table-cell>
          <table:table-cell table:number-columns-repeated="3"/>
          <table:table-cell table:formula="of:=[.E247]-[.B247]" office:value-type="currency" office:currency="USD" office:value="-381" calcext:value-type="currency">
            <text:p>-$381.0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ELQ 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-LQ-2448-6RT</text:p>
          </table:table-cell>
          <table:table-cell office:value-type="currency" office:currency="USD" office:value="329" calcext:value-type="currency">
            <text:p>$329.00</text:p>
          </table:table-cell>
          <table:table-cell table:number-columns-repeated="3"/>
          <table:table-cell table:formula="of:=[.E251]-[.B251]" office:value-type="currency" office:currency="USD" office:value="-329" calcext:value-type="currency">
            <text:p>-$329.00</text:p>
          </table:table-cell>
          <table:table-cell table:formula="of:=[.E251]/[.D2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2448-6POE</text:p>
          </table:table-cell>
          <table:table-cell office:value-type="currency" office:currency="USD" office:value="337" calcext:value-type="currency">
            <text:p>$337.00</text:p>
          </table:table-cell>
          <table:table-cell table:number-columns-repeated="3"/>
          <table:table-cell table:formula="of:=[.E252]-[.B252]" office:value-type="currency" office:currency="USD" office:value="-337" calcext:value-type="currency">
            <text:p>-$33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2448-8RT</text:p>
          </table:table-cell>
          <table:table-cell office:value-type="currency" office:currency="USD" office:value="349" calcext:value-type="currency">
            <text:p>$349.00</text:p>
          </table:table-cell>
          <table:table-cell table:number-columns-repeated="3"/>
          <table:table-cell table:formula="of:=[.E253]-[.B253]" office:value-type="currency" office:currency="USD" office:value="-349" calcext:value-type="currency">
            <text:p>-$349.00</text:p>
          </table:table-cell>
          <table:table-cell table:formula="of:=[.E253]/[.D2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2448-8FPN</text:p>
          </table:table-cell>
          <table:table-cell office:value-type="currency" office:currency="USD" office:value="328" calcext:value-type="currency">
            <text:p>$328.00</text:p>
          </table:table-cell>
          <table:table-cell table:number-columns-repeated="3"/>
          <table:table-cell table:formula="of:=[.E254]-[.B254]" office:value-type="currency" office:currency="USD" office:value="-328" calcext:value-type="currency">
            <text:p>-$328.00</text:p>
          </table:table-cell>
          <table:table-cell table:formula="of:=[.E254]/[.D2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060-6RT</text:p>
          </table:table-cell>
          <table:table-cell office:value-type="currency" office:currency="USD" office:value="375" calcext:value-type="currency">
            <text:p>$375.00</text:p>
          </table:table-cell>
          <table:table-cell table:number-columns-repeated="3"/>
          <table:table-cell table:formula="of:=[.E255]-[.B255]" office:value-type="currency" office:currency="USD" office:value="-375" calcext:value-type="currency">
            <text:p>-$375.00</text:p>
          </table:table-cell>
          <table:table-cell table:formula="of:=[.E255]/[.D2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060-6POE</text:p>
          </table:table-cell>
          <table:table-cell office:value-type="currency" office:currency="USD" office:value="391" calcext:value-type="currency">
            <text:p>$391.00</text:p>
          </table:table-cell>
          <table:table-cell table:number-columns-repeated="3"/>
          <table:table-cell table:formula="of:=[.E256]-[.B256]" office:value-type="currency" office:currency="USD" office:value="-391" calcext:value-type="currency">
            <text:p>-$39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060-8RT</text:p>
          </table:table-cell>
          <table:table-cell office:value-type="currency" office:currency="USD" office:value="405" calcext:value-type="currency">
            <text:p>$405.00</text:p>
          </table:table-cell>
          <table:table-cell table:number-columns-repeated="3"/>
          <table:table-cell table:formula="of:=[.E257]-[.B257]" office:value-type="currency" office:currency="USD" office:value="-405" calcext:value-type="currency">
            <text:p>-$405.00</text:p>
          </table:table-cell>
          <table:table-cell table:formula="of:=[.E257]/[.D2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060-8POE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3"/>
          <table:table-cell table:formula="of:=[.E258]-[.B258]" office:value-type="currency" office:currency="USD" office:value="-422" calcext:value-type="currency">
            <text:p>-$422.00</text:p>
          </table:table-cell>
          <table:table-cell table:formula="of:=[.E258]/[.D2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060-8FPN</text:p>
          </table:table-cell>
          <table:table-cell office:value-type="currency" office:currency="USD" office:value="385" calcext:value-type="currency">
            <text:p>$385.00</text:p>
          </table:table-cell>
          <table:table-cell table:number-columns-repeated="3"/>
          <table:table-cell table:formula="of:=[.E259]-[.B259]" office:value-type="currency" office:currency="USD" office:value="-385" calcext:value-type="currency">
            <text:p>-$385.00</text:p>
          </table:table-cell>
          <table:table-cell table:formula="of:=[.E259]/[.D2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060-10FPN</text:p>
          </table:table-cell>
          <table:table-cell office:value-type="currency" office:currency="USD" office:value="403" calcext:value-type="currency">
            <text:p>$403.00</text:p>
          </table:table-cell>
          <table:table-cell table:number-columns-repeated="3"/>
          <table:table-cell table:formula="of:=[.E260]-[.B260]" office:value-type="currency" office:currency="USD" office:value="-403" calcext:value-type="currency">
            <text:p>-$403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672-6PDR</text:p>
          </table:table-cell>
          <table:table-cell office:value-type="currency" office:currency="USD" office:value="446" calcext:value-type="currency">
            <text:p>$446.00</text:p>
          </table:table-cell>
          <table:table-cell table:number-columns-repeated="3"/>
          <table:table-cell table:formula="of:=[.E261]-[.B261]" office:value-type="currency" office:currency="USD" office:value="-446" calcext:value-type="currency">
            <text:p>-$446.00</text:p>
          </table:table-cell>
          <table:table-cell table:formula="of:=[.E261]/[.D2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672-8POE</text:p>
          </table:table-cell>
          <table:table-cell office:value-type="currency" office:currency="USD" office:value="503" calcext:value-type="currency">
            <text:p>$503.00</text:p>
          </table:table-cell>
          <table:table-cell table:number-columns-repeated="3"/>
          <table:table-cell table:formula="of:=[.E262]-[.B262]" office:value-type="currency" office:currency="USD" office:value="-503" calcext:value-type="currency">
            <text:p>-$503.00</text:p>
          </table:table-cell>
          <table:table-cell table:formula="of:=[.E262]/[.D26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672-8RT</text:p>
          </table:table-cell>
          <table:table-cell office:value-type="currency" office:currency="USD" office:value="485" calcext:value-type="currency">
            <text:p>$485.00</text:p>
          </table:table-cell>
          <table:table-cell table:number-columns-repeated="3"/>
          <table:table-cell table:formula="of:=[.E263]-[.B263]" office:value-type="currency" office:currency="USD" office:value="-485" calcext:value-type="currency">
            <text:p>-$485.00</text:p>
          </table:table-cell>
          <table:table-cell table:formula="of:=[.E263]/[.D2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672-8FPN</text:p>
          </table:table-cell>
          <table:table-cell office:value-type="currency" office:currency="USD" office:value="465" calcext:value-type="currency">
            <text:p>$465.00</text:p>
          </table:table-cell>
          <table:table-cell table:number-columns-repeated="3"/>
          <table:table-cell table:formula="of:=[.E264]-[.B264]" office:value-type="currency" office:currency="USD" office:value="-465" calcext:value-type="currency">
            <text:p>-$465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672-10FPN</text:p>
          </table:table-cell>
          <table:table-cell office:value-type="currency" office:currency="USD" office:value="483" calcext:value-type="currency">
            <text:p>$483.00</text:p>
          </table:table-cell>
          <table:table-cell table:number-columns-repeated="3"/>
          <table:table-cell table:formula="of:=[.E265]-[.B265]" office:value-type="currency" office:currency="USD" office:value="-483" calcext:value-type="currency">
            <text:p>-$483.00</text:p>
          </table:table-cell>
          <table:table-cell table:formula="of:=[.E265]/[.D2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LQ-3672-12FPN</text:p>
          </table:table-cell>
          <table:table-cell office:value-type="currency" office:currency="USD" office:value="493" calcext:value-type="currency">
            <text:p>$493.00</text:p>
          </table:table-cell>
          <table:table-cell table:number-columns-repeated="3"/>
          <table:table-cell table:formula="of:=[.E266]-[.B266]" office:value-type="currency" office:currency="USD" office:value="-493" calcext:value-type="currency">
            <text:p>-$493.00</text:p>
          </table:table-cell>
          <table:table-cell table:formula="of:=[.E266]/[.D26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P22 EP32 Series Full-Pneumatic Caster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-P22-8-FPN</text:p>
          </table:table-cell>
          <table:table-cell office:value-type="currency" office:currency="USD" office:value="18.75" calcext:value-type="currency">
            <text:p>$18.75</text:p>
          </table:table-cell>
          <table:table-cell table:number-columns-repeated="3"/>
          <table:table-cell table:formula="of:=[.E270]-[.B270]" office:value-type="currency" office:currency="USD" office:value="-18.75" calcext:value-type="currency">
            <text:p>-$18.75</text:p>
          </table:table-cell>
          <table:table-cell table:formula="of:=[.E270]/[.D27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P32-8-FPN</text:p>
          </table:table-cell>
          <table:table-cell office:value-type="currency" office:currency="USD" office:value="18.75" calcext:value-type="currency">
            <text:p>$18.75</text:p>
          </table:table-cell>
          <table:table-cell table:number-columns-repeated="3"/>
          <table:table-cell table:formula="of:=[.E271]-[.B271]" office:value-type="currency" office:currency="USD" office:value="-18.75" calcext:value-type="currency">
            <text:p>-$18.75</text:p>
          </table:table-cell>
          <table:table-cell table:formula="of:=[.E271]/[.D27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P22-10-FPN</text:p>
          </table:table-cell>
          <table:table-cell office:value-type="currency" office:currency="USD" office:value="22" calcext:value-type="currency">
            <text:p>$22.00</text:p>
          </table:table-cell>
          <table:table-cell table:number-columns-repeated="3"/>
          <table:table-cell table:formula="of:=[.E272]-[.B272]" office:value-type="currency" office:currency="USD" office:value="-22" calcext:value-type="currency">
            <text:p>-$22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P32-10-FPN</text:p>
          </table:table-cell>
          <table:table-cell office:value-type="currency" office:currency="USD" office:value="22" calcext:value-type="currency">
            <text:p>$22.00</text:p>
          </table:table-cell>
          <table:table-cell table:number-columns-repeated="3"/>
          <table:table-cell table:formula="of:=[.E273]-[.B273]" office:value-type="currency" office:currency="USD" office:value="-22" calcext:value-type="currency">
            <text:p>-$22.00</text:p>
          </table:table-cell>
          <table:table-cell table:formula="of:=[.E273]/[.D2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P22-12-FPN</text:p>
          </table:table-cell>
          <table:table-cell office:value-type="currency" office:currency="USD" office:value="26" calcext:value-type="currency">
            <text:p>$26.00</text:p>
          </table:table-cell>
          <table:table-cell table:number-columns-repeated="3"/>
          <table:table-cell table:formula="of:=[.E274]-[.B274]" office:value-type="currency" office:currency="USD" office:value="-26" calcext:value-type="currency">
            <text:p>-$26.00</text:p>
          </table:table-cell>
          <table:table-cell table:formula="of:=[.E274]/[.D2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-P32-12-FPN</text:p>
          </table:table-cell>
          <table:table-cell office:value-type="currency" office:currency="USD" office:value="22" calcext:value-type="currency">
            <text:p>$22.00</text:p>
          </table:table-cell>
          <table:table-cell table:number-columns-repeated="3"/>
          <table:table-cell table:formula="of:=[.E275]-[.B275]" office:value-type="currency" office:currency="USD" office:value="-22" calcext:value-type="currency">
            <text:p>-$22.00</text:p>
          </table:table-cell>
          <table:table-cell table:formula="of:=[.E275]/[.D2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Factory 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FS-2748-2RT</text:p>
          </table:table-cell>
          <table:table-cell office:value-type="currency" office:currency="USD" office:value="775" calcext:value-type="currency">
            <text:p>$775.00</text:p>
          </table:table-cell>
          <table:table-cell table:number-columns-repeated="3"/>
          <table:table-cell table:formula="of:=[.E279]-[.B279]" office:value-type="currency" office:currency="USD" office:value="-775" calcext:value-type="currency">
            <text:p>-$775.00</text:p>
          </table:table-cell>
          <table:table-cell table:formula="of:=[.E279]/[.D2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FS-2748-2HC</text:p>
          </table:table-cell>
          <table:table-cell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80]-[.B280]" office:value-type="currency" office:currency="USD" office:value="-823" calcext:value-type="currency">
            <text:p>-$823.00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FS-3060-3RT</text:p>
          </table:table-cell>
          <table:table-cell office:value-type="currency" office:currency="USD" office:value="856" calcext:value-type="currency">
            <text:p>$856.00</text:p>
          </table:table-cell>
          <table:table-cell table:number-columns-repeated="3"/>
          <table:table-cell table:formula="of:=[.E281]-[.B281]" office:value-type="currency" office:currency="USD" office:value="-856" calcext:value-type="currency">
            <text:p>-$856.00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FS-3060-3HC</text:p>
          </table:table-cell>
          <table:table-cell office:value-type="currency" office:currency="USD" office:value="865" calcext:value-type="currency">
            <text:p>$865.00</text:p>
          </table:table-cell>
          <table:table-cell table:number-columns-repeated="3"/>
          <table:table-cell table:formula="of:=[.E282]-[.B282]" office:value-type="currency" office:currency="USD" office:value="-865" calcext:value-type="currency">
            <text:p>-$865.0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lush Open Style Frame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-14-1624-3HR</text:p>
          </table:table-cell>
          <table:table-cell office:value-type="currency" office:currency="USD" office:value="76" calcext:value-type="currency">
            <text:p>$76.00</text:p>
          </table:table-cell>
          <table:table-cell table:number-columns-repeated="3"/>
          <table:table-cell table:formula="of:=[.E286]-[.B286]" office:value-type="currency" office:currency="USD" office:value="-76" calcext:value-type="currency">
            <text:p>-$76.0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624-3PH</text:p>
          </table:table-cell>
          <table:table-cell office:value-type="currency" office:currency="USD" office:value="75" calcext:value-type="currency">
            <text:p>$75.00</text:p>
          </table:table-cell>
          <table:table-cell table:number-columns-repeated="3"/>
          <table:table-cell table:formula="of:=[.E287]-[.B287]" office:value-type="currency" office:currency="USD" office:value="-75" calcext:value-type="currency">
            <text:p>-$75.00</text:p>
          </table:table-cell>
          <table:table-cell table:formula="of:=[.E287]/[.D28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624-4HR</text:p>
          </table:table-cell>
          <table:table-cell office:value-type="currency" office:currency="USD" office:value="83" calcext:value-type="currency">
            <text:p>$83.00</text:p>
          </table:table-cell>
          <table:table-cell table:number-columns-repeated="3"/>
          <table:table-cell table:formula="of:=[.E288]-[.B288]" office:value-type="currency" office:currency="USD" office:value="-83" calcext:value-type="currency">
            <text:p>-$83.00</text:p>
          </table:table-cell>
          <table:table-cell table:formula="of:=[.E288]/[.D2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624-4PH</text:p>
          </table:table-cell>
          <table:table-cell office:value-type="currency" office:currency="USD" office:value="82" calcext:value-type="currency">
            <text:p>$82.00</text:p>
          </table:table-cell>
          <table:table-cell table:number-columns-repeated="3"/>
          <table:table-cell table:formula="of:=[.E289]-[.B289]" office:value-type="currency" office:currency="USD" office:value="-82" calcext:value-type="currency">
            <text:p>-$82.00</text:p>
          </table:table-cell>
          <table:table-cell table:formula="of:=[.E289]/[.D2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627-3HR</text:p>
          </table:table-cell>
          <table:table-cell office:value-type="currency" office:currency="USD" office:value="77" calcext:value-type="currency">
            <text:p>$77.00</text:p>
          </table:table-cell>
          <table:table-cell table:number-columns-repeated="3"/>
          <table:table-cell table:formula="of:=[.E290]-[.B290]" office:value-type="currency" office:currency="USD" office:value="-77" calcext:value-type="currency">
            <text:p>-$77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627-3PH</text:p>
          </table:table-cell>
          <table:table-cell office:value-type="currency" office:currency="USD" office:value="76" calcext:value-type="currency">
            <text:p>$76.00</text:p>
          </table:table-cell>
          <table:table-cell table:number-columns-repeated="3"/>
          <table:table-cell table:formula="of:=[.E291]-[.B291]" office:value-type="currency" office:currency="USD" office:value="-76" calcext:value-type="currency">
            <text:p>-$76.00</text:p>
          </table:table-cell>
          <table:table-cell table:formula="of:=[.E291]/[.D29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627-4HR</text:p>
          </table:table-cell>
          <table:table-cell office:value-type="currency" office:currency="USD" office:value="73" calcext:value-type="currency">
            <text:p>$73.00</text:p>
          </table:table-cell>
          <table:table-cell table:number-columns-repeated="3"/>
          <table:table-cell table:formula="of:=[.E292]-[.B292]" office:value-type="currency" office:currency="USD" office:value="-73" calcext:value-type="currency">
            <text:p>-$73.00</text:p>
          </table:table-cell>
          <table:table-cell table:formula="of:=[.E292]/[.D2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627-4PH</text:p>
          </table:table-cell>
          <table:table-cell office:value-type="currency" office:currency="USD" office:value="84" calcext:value-type="currency">
            <text:p>$84.00</text:p>
          </table:table-cell>
          <table:table-cell table:number-columns-repeated="3"/>
          <table:table-cell table:formula="of:=[.E293]-[.B293]" office:value-type="currency" office:currency="USD" office:value="-84" calcext:value-type="currency">
            <text:p>-$84.00</text:p>
          </table:table-cell>
          <table:table-cell table:formula="of:=[.E293]/[.D2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830-3HR</text:p>
          </table:table-cell>
          <table:table-cell office:value-type="currency" office:currency="USD" office:value="77" calcext:value-type="currency">
            <text:p>$77.00</text:p>
          </table:table-cell>
          <table:table-cell table:number-columns-repeated="3"/>
          <table:table-cell table:formula="of:=[.E294]-[.B294]" office:value-type="currency" office:currency="USD" office:value="-77" calcext:value-type="currency">
            <text:p>-$77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830-3PH</text:p>
          </table:table-cell>
          <table:table-cell office:value-type="currency" office:currency="USD" office:value="76" calcext:value-type="currency">
            <text:p>$76.00</text:p>
          </table:table-cell>
          <table:table-cell table:number-columns-repeated="3"/>
          <table:table-cell table:formula="of:=[.E295]-[.B295]" office:value-type="currency" office:currency="USD" office:value="-76" calcext:value-type="currency">
            <text:p>-$76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830-4HR</text:p>
          </table:table-cell>
          <table:table-cell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296]-[.B296]" office:value-type="currency" office:currency="USD" office:value="-85" calcext:value-type="currency">
            <text:p>-$85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1830-4PH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3"/>
          <table:table-cell table:formula="of:=[.E297]-[.B297]" office:value-type="currency" office:currency="USD" office:value="-74" calcext:value-type="currency">
            <text:p>-$74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2436-3HR</text:p>
          </table:table-cell>
          <table:table-cell office:value-type="currency" office:currency="USD" office:value="108" calcext:value-type="currency">
            <text:p>$108.00</text:p>
          </table:table-cell>
          <table:table-cell table:number-columns-repeated="3"/>
          <table:table-cell table:formula="of:=[.E298]-[.B298]" office:value-type="currency" office:currency="USD" office:value="-108" calcext:value-type="currency">
            <text:p>-$10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2436-3PH</text:p>
          </table:table-cell>
          <table:table-cell office:value-type="currency" office:currency="USD" office:value="107" calcext:value-type="currency">
            <text:p>$107.00</text:p>
          </table:table-cell>
          <table:table-cell table:number-columns-repeated="3"/>
          <table:table-cell table:formula="of:=[.E299]-[.B299]" office:value-type="currency" office:currency="USD" office:value="-107" calcext:value-type="currency">
            <text:p>-$10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2436-4HR</text:p>
          </table:table-cell>
          <table:table-cell office:value-type="currency" office:currency="USD" office:value="116" calcext:value-type="currency">
            <text:p>$116.00</text:p>
          </table:table-cell>
          <table:table-cell table:number-columns-repeated="3"/>
          <table:table-cell table:formula="of:=[.E300]-[.B300]" office:value-type="currency" office:currency="USD" office:value="-116" calcext:value-type="currency">
            <text:p>-$116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4-2436-4PH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3"/>
          <table:table-cell table:formula="of:=[.E301]-[.B301]" office:value-type="currency" office:currency="USD" office:value="-114" calcext:value-type="currency">
            <text:p>-$114.00</text:p>
          </table:table-cell>
          <table:table-cell table:formula="of:=[.E301]/[.D3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Folding Table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RDT-3054-5PBB</text:p>
          </table:table-cell>
          <table:table-cell office:value-type="currency" office:currency="USD" office:value="345" calcext:value-type="currency">
            <text:p>$345.00</text:p>
          </table:table-cell>
          <table:table-cell table:number-columns-repeated="3"/>
          <table:table-cell table:formula="of:=[.E305]-[.B305]" office:value-type="currency" office:currency="USD" office:value="-345" calcext:value-type="currency">
            <text:p>-$345.00</text:p>
          </table:table-cell>
          <table:table-cell table:formula="of:=[.E305]/[.D3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RTT-3072-5PBB</text:p>
          </table:table-cell>
          <table:table-cell office:value-type="currency" office:currency="USD" office:value="322" calcext:value-type="currency">
            <text:p>$322.00</text:p>
          </table:table-cell>
          <table:table-cell table:number-columns-repeated="3"/>
          <table:table-cell table:formula="of:=[.E306]-[.B306]" office:value-type="currency" office:currency="USD" office:value="-322" calcext:value-type="currency">
            <text:p>-$322.00</text:p>
          </table:table-cell>
          <table:table-cell table:formula="of:=[.E306]/[.D3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Freight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9202-SRT</text:p>
          </table:table-cell>
          <table:table-cell office:value-type="currency" office:currency="USD" office:value="596" calcext:value-type="currency">
            <text:p>$596.00</text:p>
          </table:table-cell>
          <table:table-cell table:number-columns-repeated="3"/>
          <table:table-cell table:formula="of:=[.E310]-[.B310]" office:value-type="currency" office:currency="USD" office:value="-596" calcext:value-type="currency">
            <text:p>-$596.00</text:p>
          </table:table-cell>
          <table:table-cell table:formula="of:=[.E310]/[.D3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General Purpose Hand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9215-SRT</text:p>
          </table:table-cell>
          <table:table-cell office:value-type="currency" office:currency="USD" office:value="257" calcext:value-type="currency">
            <text:p>$257.00</text:p>
          </table:table-cell>
          <table:table-cell table:number-columns-repeated="3"/>
          <table:table-cell table:formula="of:=[.E314]-[.B314]" office:value-type="currency" office:currency="USD" office:value="-257" calcext:value-type="currency">
            <text:p>-$257.00</text:p>
          </table:table-cell>
          <table:table-cell table:formula="of:=[.E314]/[.D3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215-SRT-FN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315]-[.B315]" office:value-type="string" office:string-value="" calcext:value-type="error">
            <text:p>#VALUE!</text:p>
          </table:table-cell>
          <table:table-cell table:formula="of:=[.E315]/[.D3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Drum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MDS20-3IW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319]-[.B319]" office:value-type="string" office:string-value="" calcext:value-type="error">
            <text:p>#VALUE!</text:p>
          </table:table-cell>
          <table:table-cell table:formula="of:=[.E319]/[.D3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DS20-3PH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320]-[.B320]" office:value-type="string" office:string-value="" calcext:value-type="error">
            <text:p>#VALUE!</text:p>
          </table:table-cell>
          <table:table-cell table:formula="of:=[.E320]/[.D3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DS24-3PH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321]-[.B321]" office:value-type="string" office:string-value="" calcext:value-type="error">
            <text:p>#VALUE!</text:p>
          </table:table-cell>
          <table:table-cell table:formula="of:=[.E321]/[.D3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Heavy-Duty U-Boat Platform Truck - Steel De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UB-03-1660-4PH</text:p>
          </table:table-cell>
          <table:table-cell office:value-type="currency" office:currency="USD" office:value="249" calcext:value-type="currency">
            <text:p>$249.00</text:p>
          </table:table-cell>
          <table:table-cell table:number-columns-repeated="3"/>
          <table:table-cell table:formula="of:=[.E325]-[.B325]" office:value-type="currency" office:currency="USD" office:value="-249" calcext:value-type="currency">
            <text:p>-$249.00</text:p>
          </table:table-cell>
          <table:table-cell table:formula="of:=[.E325]/[.D32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UB-03-1660-4PBB</text:p>
          </table:table-cell>
          <table:table-cell office:value-type="currency" office:currency="USD" office:value="249.5" calcext:value-type="currency">
            <text:p>$249.50</text:p>
          </table:table-cell>
          <table:table-cell table:number-columns-repeated="3"/>
          <table:table-cell table:formula="of:=[.E326]-[.B326]" office:value-type="currency" office:currency="USD" office:value="-249.5" calcext:value-type="currency">
            <text:p>-$249.50</text:p>
          </table:table-cell>
          <table:table-cell table:formula="of:=[.E326]/[.D3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Heavy-Duty U-Boat Platform Truck - Wood De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UB-03-1660-4PH</text:p>
          </table:table-cell>
          <table:table-cell office:value-type="currency" office:currency="USD" office:value="254.25" calcext:value-type="currency">
            <text:p>$254.25</text:p>
          </table:table-cell>
          <table:table-cell table:number-columns-repeated="3"/>
          <table:table-cell table:formula="of:=[.E330]-[.B330]" office:value-type="currency" office:currency="USD" office:value="-254.25" calcext:value-type="currency">
            <text:p>-$254.25</text:p>
          </table:table-cell>
          <table:table-cell table:formula="of:=[.E330]/[.D3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UB-03-1660-4PBB</text:p>
          </table:table-cell>
          <table:table-cell office:value-type="currency" office:currency="USD" office:value="255" calcext:value-type="currency">
            <text:p>$255.00</text:p>
          </table:table-cell>
          <table:table-cell table:number-columns-repeated="3"/>
          <table:table-cell table:formula="of:=[.E331]-[.B331]" office:value-type="currency" office:currency="USD" office:value="-255" calcext:value-type="currency">
            <text:p>-$255.00</text:p>
          </table:table-cell>
          <table:table-cell table:formula="of:=[.E331]/[.D3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igh Back Hand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16-LW</text:p>
          </table:table-cell>
          <table:table-cell office:value-type="currency" office:currency="USD" office:value="93" calcext:value-type="currency">
            <text:p>$93.00</text:p>
          </table:table-cell>
          <table:table-cell table:number-columns-repeated="3"/>
          <table:table-cell table:formula="of:=[.E335]-[.B335]" office:value-type="currency" office:currency="USD" office:value="-93" calcext:value-type="currency">
            <text:p>-$93.00</text:p>
          </table:table-cell>
          <table:table-cell table:formula="of:=[.E335]/[.D3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6-10FPN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3"/>
          <table:table-cell table:formula="of:=[.E336]-[.B336]" office:value-type="currency" office:currency="USD" office:value="-123" calcext:value-type="currency">
            <text:p>-$123.00</text:p>
          </table:table-cell>
          <table:table-cell table:formula="of:=[.E336]/[.D3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6-10PN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3"/>
          <table:table-cell table:formula="of:=[.E337]-[.B337]" office:value-type="currency" office:currency="USD" office:value="-123" calcext:value-type="currency">
            <text:p>-$123.00</text:p>
          </table:table-cell>
          <table:table-cell table:formula="of:=[.E337]/[.D3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6-8PN</text:p>
          </table:table-cell>
          <table:table-cell office:value-type="currency" office:currency="USD" office:value="117" calcext:value-type="currency">
            <text:p>$117.00</text:p>
          </table:table-cell>
          <table:table-cell table:number-columns-repeated="3"/>
          <table:table-cell table:formula="of:=[.E338]-[.B338]" office:value-type="currency" office:currency="USD" office:value="-117" calcext:value-type="currency">
            <text:p>-$117.00</text:p>
          </table:table-cell>
          <table:table-cell table:formula="of:=[.E338]/[.D3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6-10FF</text:p>
          </table:table-cell>
          <table:table-cell office:value-type="currency" office:currency="USD" office:value="152" calcext:value-type="currency">
            <text:p>$152.00</text:p>
          </table:table-cell>
          <table:table-cell table:number-columns-repeated="3"/>
          <table:table-cell table:formula="of:=[.E339]-[.B339]" office:value-type="currency" office:currency="USD" office:value="-152" calcext:value-type="currency">
            <text:p>-$152.00</text:p>
          </table:table-cell>
          <table:table-cell table:formula="of:=[.E339]/[.D3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KD Movers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MMS-1624-3PH</text:p>
          </table:table-cell>
          <table:table-cell office:value-type="currency" office:currency="USD" office:value="61" calcext:value-type="currency">
            <text:p>$61.00</text:p>
          </table:table-cell>
          <table:table-cell table:number-columns-repeated="3"/>
          <table:table-cell table:formula="of:=[.E343]-[.B343]" office:value-type="currency" office:currency="USD" office:value="-61" calcext:value-type="currency">
            <text:p>-$61.00</text:p>
          </table:table-cell>
          <table:table-cell table:formula="of:=[.E343]/[.D3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MS-1830-3PH</text:p>
          </table:table-cell>
          <table:table-cell office:value-type="currency" office:currency="USD" office:value="65" calcext:value-type="currency">
            <text:p>$65.00</text:p>
          </table:table-cell>
          <table:table-cell table:number-columns-repeated="3"/>
          <table:table-cell table:formula="of:=[.E344]-[.B344]" office:value-type="currency" office:currency="USD" office:value="-65" calcext:value-type="currency">
            <text:p>-$65.00</text:p>
          </table:table-cell>
          <table:table-cell table:formula="of:=[.E344]/[.D3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MS-2436-3PH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3"/>
          <table:table-cell table:formula="of:=[.E345]-[.B345]" office:value-type="currency" office:currency="USD" office:value="-74" calcext:value-type="currency">
            <text:p>-$74.00</text:p>
          </table:table-cell>
          <table:table-cell table:formula="of:=[.E345]/[.D3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Lip-Down Steel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LD-1627-4HR</text:p>
          </table:table-cell>
          <table:table-cell office:value-type="currency" office:currency="USD" office:value="165" calcext:value-type="currency">
            <text:p>$165.00</text:p>
          </table:table-cell>
          <table:table-cell table:number-columns-repeated="3"/>
          <table:table-cell table:formula="of:=[.E349]-[.B349]" office:value-type="currency" office:currency="USD" office:value="-165" calcext:value-type="currency">
            <text:p>-$165.00</text:p>
          </table:table-cell>
          <table:table-cell table:formula="of:=[.E349]/[.D3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D-1627-4IW</text:p>
          </table:table-cell>
          <table:table-cell office:value-type="currency" office:currency="USD" office:value="188" calcext:value-type="currency">
            <text:p>$188.00</text:p>
          </table:table-cell>
          <table:table-cell table:number-columns-repeated="3"/>
          <table:table-cell table:formula="of:=[.E350]-[.B350]" office:value-type="currency" office:currency="USD" office:value="-188" calcext:value-type="currency">
            <text:p>-$188.00</text:p>
          </table:table-cell>
          <table:table-cell table:formula="of:=[.E350]/[.D3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D-1830-4HR</text:p>
          </table:table-cell>
          <table:table-cell office:value-type="currency" office:currency="USD" office:value="155" calcext:value-type="currency">
            <text:p>$155.00</text:p>
          </table:table-cell>
          <table:table-cell table:number-columns-repeated="3"/>
          <table:table-cell table:formula="of:=[.E351]-[.B351]" office:value-type="currency" office:currency="USD" office:value="-155" calcext:value-type="currency">
            <text:p>-$155.00</text:p>
          </table:table-cell>
          <table:table-cell table:formula="of:=[.E351]/[.D3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D-1830-4IW</text:p>
          </table:table-cell>
          <table:table-cell office:value-type="currency" office:currency="USD" office:value="178" calcext:value-type="currency">
            <text:p>$178.00</text:p>
          </table:table-cell>
          <table:table-cell table:number-columns-repeated="3"/>
          <table:table-cell table:formula="of:=[.E352]-[.B352]" office:value-type="currency" office:currency="USD" office:value="-178" calcext:value-type="currency">
            <text:p>-$178.00</text:p>
          </table:table-cell>
          <table:table-cell table:formula="of:=[.E352]/[.D3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D-2436-4HR</text:p>
          </table:table-cell>
          <table:table-cell office:value-type="currency" office:currency="USD" office:value="177" calcext:value-type="currency">
            <text:p>$177.00</text:p>
          </table:table-cell>
          <table:table-cell table:number-columns-repeated="3"/>
          <table:table-cell table:formula="of:=[.E353]-[.B353]" office:value-type="currency" office:currency="USD" office:value="-177" calcext:value-type="currency">
            <text:p>-$177.00</text:p>
          </table:table-cell>
          <table:table-cell table:formula="of:=[.E353]/[.D3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D-2436-4IW</text:p>
          </table:table-cell>
          <table:table-cell office:value-type="currency" office:currency="USD" office:value="200" calcext:value-type="currency">
            <text:p>$200.00</text:p>
          </table:table-cell>
          <table:table-cell table:number-columns-repeated="3"/>
          <table:table-cell table:formula="of:=[.E354]-[.B354]" office:value-type="currency" office:currency="USD" office:value="-200" calcext:value-type="currency">
            <text:p>-$200.00</text:p>
          </table:table-cell>
          <table:table-cell table:formula="of:=[.E354]/[.D3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Lip-Up Steel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LU-1627-4HR</text:p>
          </table:table-cell>
          <table:table-cell office:value-type="currency" office:currency="USD" office:value="165" calcext:value-type="currency">
            <text:p>$165.00</text:p>
          </table:table-cell>
          <table:table-cell table:number-columns-repeated="3"/>
          <table:table-cell table:formula="of:=[.E358]-[.B358]" office:value-type="currency" office:currency="USD" office:value="-165" calcext:value-type="currency">
            <text:p>-$165.00</text:p>
          </table:table-cell>
          <table:table-cell table:formula="of:=[.E358]/[.D3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U-1627-4IW</text:p>
          </table:table-cell>
          <table:table-cell office:value-type="currency" office:currency="USD" office:value="188" calcext:value-type="currency">
            <text:p>$188.00</text:p>
          </table:table-cell>
          <table:table-cell table:number-columns-repeated="3"/>
          <table:table-cell table:formula="of:=[.E359]-[.B359]" office:value-type="currency" office:currency="USD" office:value="-188" calcext:value-type="currency">
            <text:p>-$188.00</text:p>
          </table:table-cell>
          <table:table-cell table:formula="of:=[.E359]/[.D3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U-1830-4HR</text:p>
          </table:table-cell>
          <table:table-cell office:value-type="currency" office:currency="USD" office:value="155" calcext:value-type="currency">
            <text:p>$155.00</text:p>
          </table:table-cell>
          <table:table-cell table:number-columns-repeated="3"/>
          <table:table-cell table:formula="of:=[.E360]-[.B360]" office:value-type="currency" office:currency="USD" office:value="-155" calcext:value-type="currency">
            <text:p>-$155.00</text:p>
          </table:table-cell>
          <table:table-cell table:formula="of:=[.E360]/[.D3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U-1830-4IW</text:p>
          </table:table-cell>
          <table:table-cell office:value-type="currency" office:currency="USD" office:value="178" calcext:value-type="currency">
            <text:p>$178.00</text:p>
          </table:table-cell>
          <table:table-cell table:number-columns-repeated="3"/>
          <table:table-cell table:formula="of:=[.E361]-[.B361]" office:value-type="currency" office:currency="USD" office:value="-178" calcext:value-type="currency">
            <text:p>-$178.00</text:p>
          </table:table-cell>
          <table:table-cell table:formula="of:=[.E361]/[.D3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U-2436-4HR</text:p>
          </table:table-cell>
          <table:table-cell office:value-type="currency" office:currency="USD" office:value="180" calcext:value-type="currency">
            <text:p>$180.00</text:p>
          </table:table-cell>
          <table:table-cell table:number-columns-repeated="3"/>
          <table:table-cell table:formula="of:=[.E362]-[.B362]" office:value-type="currency" office:currency="USD" office:value="-180" calcext:value-type="currency">
            <text:p>-$180.00</text:p>
          </table:table-cell>
          <table:table-cell table:formula="of:=[.E362]/[.D36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LU-2436-4IW</text:p>
          </table:table-cell>
          <table:table-cell office:value-type="currency" office:currency="USD" office:value="203" calcext:value-type="currency">
            <text:p>$203.00</text:p>
          </table:table-cell>
          <table:table-cell table:number-columns-repeated="3"/>
          <table:table-cell table:formula="of:=[.E363]-[.B363]" office:value-type="currency" office:currency="USD" office:value="-203" calcext:value-type="currency">
            <text:p>-$203.00</text:p>
          </table:table-cell>
          <table:table-cell table:formula="of:=[.E363]/[.D3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oop Hand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14-LW</text:p>
          </table:table-cell>
          <table:table-cell office:value-type="currency" office:currency="USD" office:value="89" calcext:value-type="currency">
            <text:p>$89.00</text:p>
          </table:table-cell>
          <table:table-cell table:number-columns-repeated="3"/>
          <table:table-cell table:formula="of:=[.E367]-[.B367]" office:value-type="currency" office:currency="USD" office:value="-89" calcext:value-type="currency">
            <text:p>-$89.00</text:p>
          </table:table-cell>
          <table:table-cell table:formula="of:=[.E367]/[.D3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4-10FPN</text:p>
          </table:table-cell>
          <table:table-cell office:value-type="currency" office:currency="USD" office:value="119" calcext:value-type="currency">
            <text:p>$119.00</text:p>
          </table:table-cell>
          <table:table-cell table:number-columns-repeated="3"/>
          <table:table-cell table:formula="of:=[.E368]-[.B368]" office:value-type="currency" office:currency="USD" office:value="-119" calcext:value-type="currency">
            <text:p>-$119.00</text:p>
          </table:table-cell>
          <table:table-cell table:formula="of:=[.E368]/[.D3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4-10PN</text:p>
          </table:table-cell>
          <table:table-cell office:value-type="currency" office:currency="USD" office:value="118" calcext:value-type="currency">
            <text:p>$118.00</text:p>
          </table:table-cell>
          <table:table-cell table:number-columns-repeated="3"/>
          <table:table-cell table:formula="of:=[.E369]-[.B369]" office:value-type="currency" office:currency="USD" office:value="-118" calcext:value-type="currency">
            <text:p>-$118.00</text:p>
          </table:table-cell>
          <table:table-cell table:formula="of:=[.E369]/[.D3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4-8PN</text:p>
          </table:table-cell>
          <table:table-cell office:value-type="currency" office:currency="USD" office:value="112" calcext:value-type="currency">
            <text:p>$112.00</text:p>
          </table:table-cell>
          <table:table-cell table:number-columns-repeated="3"/>
          <table:table-cell table:formula="of:=[.E370]-[.B370]" office:value-type="currency" office:currency="USD" office:value="-112" calcext:value-type="currency">
            <text:p>-$112.00</text:p>
          </table:table-cell>
          <table:table-cell table:formula="of:=[.E370]/[.D37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4-10FF</text:p>
          </table:table-cell>
          <table:table-cell office:value-type="currency" office:currency="USD" office:value="145" calcext:value-type="currency">
            <text:p>$145.00</text:p>
          </table:table-cell>
          <table:table-cell table:number-columns-repeated="3"/>
          <table:table-cell table:formula="of:=[.E371]-[.B371]" office:value-type="currency" office:currency="USD" office:value="-145" calcext:value-type="currency">
            <text:p>-$145.00</text:p>
          </table:table-cell>
          <table:table-cell table:formula="of:=[.E371]/[.D37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oop Handle Hand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14-10FPN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375]-[.B375]" office:value-type="string" office:string-value="" calcext:value-type="error">
            <text:p>#VALUE!</text:p>
          </table:table-cell>
          <table:table-cell table:formula="of:=[.E375]/[.D3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14-10PN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376]-[.B376]" office:value-type="string" office:string-value="" calcext:value-type="error">
            <text:p>#VALUE!</text:p>
          </table:table-cell>
          <table:table-cell table:formula="of:=[.E376]/[.D3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14-10FF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377]-[.B377]" office:value-type="string" office:string-value="" calcext:value-type="error">
            <text:p>#VALUE!</text:p>
          </table:table-cell>
          <table:table-cell table:formula="of:=[.E377]/[.D3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MCS 1436 Convertib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MCS-1436-8PN</text:p>
          </table:table-cell>
          <table:table-cell office:value-type="currency" office:currency="USD" office:value="143" calcext:value-type="currency">
            <text:p>$143.00</text:p>
          </table:table-cell>
          <table:table-cell table:number-columns-repeated="3"/>
          <table:table-cell table:formula="of:=[.E381]-[.B381]" office:value-type="currency" office:currency="USD" office:value="-143" calcext:value-type="currency">
            <text:p>-$143.00</text:p>
          </table:table-cell>
          <table:table-cell table:formula="of:=[.E381]/[.D3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T Series Dolly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MT24-1830-3HR</text:p>
          </table:table-cell>
          <table:table-cell office:value-type="currency" office:currency="USD" office:value="61" calcext:value-type="currency">
            <text:p>$61.00</text:p>
          </table:table-cell>
          <table:table-cell table:number-columns-repeated="3"/>
          <table:table-cell table:formula="of:=[.E385]-[.B385]" office:value-type="currency" office:currency="USD" office:value="-61" calcext:value-type="currency">
            <text:p>-$61.00</text:p>
          </table:table-cell>
          <table:table-cell table:formula="of:=[.E385]/[.D3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4-1830-3PH</text:p>
          </table:table-cell>
          <table:table-cell office:value-type="currency" office:currency="USD" office:value="61" calcext:value-type="currency">
            <text:p>$61.00</text:p>
          </table:table-cell>
          <table:table-cell table:number-columns-repeated="3"/>
          <table:table-cell table:formula="of:=[.E386]-[.B386]" office:value-type="currency" office:currency="USD" office:value="-61" calcext:value-type="currency">
            <text:p>-$61.00</text:p>
          </table:table-cell>
          <table:table-cell table:formula="of:=[.E386]/[.D3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4-1830-4HR</text:p>
          </table:table-cell>
          <table:table-cell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387]-[.B387]" office:value-type="currency" office:currency="USD" office:value="-72" calcext:value-type="currency">
            <text:p>-$72.00</text:p>
          </table:table-cell>
          <table:table-cell table:formula="of:=[.E387]/[.D38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4-1830-4PH</text:p>
          </table:table-cell>
          <table:table-cell office:value-type="currency" office:currency="USD" office:value="71" calcext:value-type="currency">
            <text:p>$71.00</text:p>
          </table:table-cell>
          <table:table-cell table:number-columns-repeated="3"/>
          <table:table-cell table:formula="of:=[.E388]-[.B388]" office:value-type="currency" office:currency="USD" office:value="-71" calcext:value-type="currency">
            <text:p>-$71.00</text:p>
          </table:table-cell>
          <table:table-cell table:formula="of:=[.E388]/[.D3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5-1830-3HR</text:p>
          </table:table-cell>
          <table:table-cell office:value-type="currency" office:currency="USD" office:value="49" calcext:value-type="currency">
            <text:p>$49.00</text:p>
          </table:table-cell>
          <table:table-cell table:number-columns-repeated="3"/>
          <table:table-cell table:formula="of:=[.E389]-[.B389]" office:value-type="currency" office:currency="USD" office:value="-49" calcext:value-type="currency">
            <text:p>-$49.00</text:p>
          </table:table-cell>
          <table:table-cell table:formula="of:=[.E389]/[.D3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5-1830-3PH</text:p>
          </table:table-cell>
          <table:table-cell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390]-[.B390]" office:value-type="currency" office:currency="USD" office:value="-48" calcext:value-type="currency">
            <text:p>-$48.00</text:p>
          </table:table-cell>
          <table:table-cell table:formula="of:=[.E390]/[.D3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5-1830-4HR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3"/>
          <table:table-cell table:formula="of:=[.E391]-[.B391]" office:value-type="currency" office:currency="USD" office:value="-59" calcext:value-type="currency">
            <text:p>-$59.00</text:p>
          </table:table-cell>
          <table:table-cell table:formula="of:=[.E391]/[.D39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5-1830-4PH</text:p>
          </table:table-cell>
          <table:table-cell office:value-type="currency" office:currency="USD" office:value="58" calcext:value-type="currency">
            <text:p>$58.00</text:p>
          </table:table-cell>
          <table:table-cell table:number-columns-repeated="3"/>
          <table:table-cell table:formula="of:=[.E392]-[.B392]" office:value-type="currency" office:currency="USD" office:value="-58" calcext:value-type="currency">
            <text:p>-$58.00</text:p>
          </table:table-cell>
          <table:table-cell table:formula="of:=[.E392]/[.D3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6-1830-3HR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3"/>
          <table:table-cell table:formula="of:=[.E393]-[.B393]" office:value-type="currency" office:currency="USD" office:value="-50" calcext:value-type="currency">
            <text:p>-$50.00</text:p>
          </table:table-cell>
          <table:table-cell table:formula="of:=[.E393]/[.D3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6-1830-3PH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3"/>
          <table:table-cell table:formula="of:=[.E394]-[.B394]" office:value-type="currency" office:currency="USD" office:value="-50" calcext:value-type="currency">
            <text:p>-$50.00</text:p>
          </table:table-cell>
          <table:table-cell table:formula="of:=[.E394]/[.D3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6-1830-4HR</text:p>
          </table:table-cell>
          <table:table-cell office:value-type="currency" office:currency="USD" office:value="61" calcext:value-type="currency">
            <text:p>$61.00</text:p>
          </table:table-cell>
          <table:table-cell table:number-columns-repeated="3"/>
          <table:table-cell table:formula="of:=[.E395]-[.B395]" office:value-type="currency" office:currency="USD" office:value="-61" calcext:value-type="currency">
            <text:p>-$61.00</text:p>
          </table:table-cell>
          <table:table-cell table:formula="of:=[.E395]/[.D3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6-1830-4PH</text:p>
          </table:table-cell>
          <table:table-cell office:value-type="currency" office:currency="USD" office:value="60" calcext:value-type="currency">
            <text:p>$60.00</text:p>
          </table:table-cell>
          <table:table-cell table:number-columns-repeated="3"/>
          <table:table-cell table:formula="of:=[.E396]-[.B396]" office:value-type="currency" office:currency="USD" office:value="-60" calcext:value-type="currency">
            <text:p>-$60.00</text:p>
          </table:table-cell>
          <table:table-cell table:formula="of:=[.E396]/[.D3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7-1830-3HR</text:p>
          </table:table-cell>
          <table:table-cell office:value-type="currency" office:currency="USD" office:value="57" calcext:value-type="currency">
            <text:p>$57.00</text:p>
          </table:table-cell>
          <table:table-cell table:number-columns-repeated="3"/>
          <table:table-cell table:formula="of:=[.E397]-[.B397]" office:value-type="currency" office:currency="USD" office:value="-57" calcext:value-type="currency">
            <text:p>-$57.00</text:p>
          </table:table-cell>
          <table:table-cell table:formula="of:=[.E397]/[.D3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7-1830-3PH</text:p>
          </table:table-cell>
          <table:table-cell office:value-type="currency" office:currency="USD" office:value="58" calcext:value-type="currency">
            <text:p>$58.00</text:p>
          </table:table-cell>
          <table:table-cell table:number-columns-repeated="3"/>
          <table:table-cell table:formula="of:=[.E398]-[.B398]" office:value-type="currency" office:currency="USD" office:value="-58" calcext:value-type="currency">
            <text:p>-$58.00</text:p>
          </table:table-cell>
          <table:table-cell table:formula="of:=[.E398]/[.D3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7-1830-4HR</text:p>
          </table:table-cell>
          <table:table-cell office:value-type="currency" office:currency="USD" office:value="69" calcext:value-type="currency">
            <text:p>$69.00</text:p>
          </table:table-cell>
          <table:table-cell table:number-columns-repeated="3"/>
          <table:table-cell table:formula="of:=[.E399]-[.B399]" office:value-type="currency" office:currency="USD" office:value="-69" calcext:value-type="currency">
            <text:p>-$69.00</text:p>
          </table:table-cell>
          <table:table-cell table:formula="of:=[.E399]/[.D3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T27-1830-4PH</text:p>
          </table:table-cell>
          <table:table-cell office:value-type="currency" office:currency="USD" office:value="68" calcext:value-type="currency">
            <text:p>$68.00</text:p>
          </table:table-cell>
          <table:table-cell table:number-columns-repeated="3"/>
          <table:table-cell table:formula="of:=[.E400]-[.B400]" office:value-type="currency" office:currency="USD" office:value="-68" calcext:value-type="currency">
            <text:p>-$68.00</text:p>
          </table:table-cell>
          <table:table-cell table:formula="of:=[.E400]/[.D4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Oak Raised End Cross Member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-25-1624-3HR</text:p>
          </table:table-cell>
          <table:table-cell office:value-type="currency" office:currency="USD" office:value="77" calcext:value-type="currency">
            <text:p>$77.00</text:p>
          </table:table-cell>
          <table:table-cell table:number-columns-repeated="3"/>
          <table:table-cell table:formula="of:=[.E404]-[.B404]" office:value-type="currency" office:currency="USD" office:value="-77" calcext:value-type="currency">
            <text:p>-$77.00</text:p>
          </table:table-cell>
          <table:table-cell table:formula="of:=[.E404]/[.D4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1624-3PH</text:p>
          </table:table-cell>
          <table:table-cell office:value-type="currency" office:currency="USD" office:value="76" calcext:value-type="currency">
            <text:p>$76.00</text:p>
          </table:table-cell>
          <table:table-cell table:number-columns-repeated="3"/>
          <table:table-cell table:formula="of:=[.E405]-[.B405]" office:value-type="currency" office:currency="USD" office:value="-76" calcext:value-type="currency">
            <text:p>-$76.00</text:p>
          </table:table-cell>
          <table:table-cell table:formula="of:=[.E405]/[.D4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1624-4PH</text:p>
          </table:table-cell>
          <table:table-cell office:value-type="currency" office:currency="USD" office:value="83" calcext:value-type="currency">
            <text:p>$83.00</text:p>
          </table:table-cell>
          <table:table-cell table:number-columns-repeated="3"/>
          <table:table-cell table:formula="of:=[.E406]-[.B406]" office:value-type="currency" office:currency="USD" office:value="-83" calcext:value-type="currency">
            <text:p>-$83.00</text:p>
          </table:table-cell>
          <table:table-cell table:formula="of:=[.E406]/[.D4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1830-3HR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3"/>
          <table:table-cell table:formula="of:=[.E407]-[.B407]" office:value-type="currency" office:currency="USD" office:value="-78" calcext:value-type="currency">
            <text:p>-$78.00</text:p>
          </table:table-cell>
          <table:table-cell table:formula="of:=[.E407]/[.D4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1830-3PH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3"/>
          <table:table-cell table:formula="of:=[.E408]-[.B408]" office:value-type="currency" office:currency="USD" office:value="-78" calcext:value-type="currency">
            <text:p>-$78.00</text:p>
          </table:table-cell>
          <table:table-cell table:formula="of:=[.E408]/[.D4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1830-4HR</text:p>
          </table:table-cell>
          <table:table-cell office:value-type="currency" office:currency="USD" office:value="86" calcext:value-type="currency">
            <text:p>$86.00</text:p>
          </table:table-cell>
          <table:table-cell table:number-columns-repeated="3"/>
          <table:table-cell table:formula="of:=[.E409]-[.B409]" office:value-type="currency" office:currency="USD" office:value="-86" calcext:value-type="currency">
            <text:p>-$86.00</text:p>
          </table:table-cell>
          <table:table-cell table:formula="of:=[.E409]/[.D4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1830-4PH</text:p>
          </table:table-cell>
          <table:table-cell office:value-type="currency" office:currency="USD" office:value="89" calcext:value-type="currency">
            <text:p>$89.00</text:p>
          </table:table-cell>
          <table:table-cell table:number-columns-repeated="3"/>
          <table:table-cell table:formula="of:=[.E410]-[.B410]" office:value-type="currency" office:currency="USD" office:value="-89" calcext:value-type="currency">
            <text:p>-$89.00</text:p>
          </table:table-cell>
          <table:table-cell table:formula="of:=[.E410]/[.D4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2436-3HR</text:p>
          </table:table-cell>
          <table:table-cell office:value-type="currency" office:currency="USD" office:value="97" calcext:value-type="currency">
            <text:p>$97.00</text:p>
          </table:table-cell>
          <table:table-cell table:number-columns-repeated="3"/>
          <table:table-cell table:formula="of:=[.E411]-[.B411]" office:value-type="currency" office:currency="USD" office:value="-97" calcext:value-type="currency">
            <text:p>-$97.00</text:p>
          </table:table-cell>
          <table:table-cell table:formula="of:=[.E411]/[.D4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2436-3PH</text:p>
          </table:table-cell>
          <table:table-cell office:value-type="currency" office:currency="USD" office:value="96" calcext:value-type="currency">
            <text:p>$96.00</text:p>
          </table:table-cell>
          <table:table-cell table:number-columns-repeated="3"/>
          <table:table-cell table:formula="of:=[.E412]-[.B412]" office:value-type="currency" office:currency="USD" office:value="-96" calcext:value-type="currency">
            <text:p>-$96.00</text:p>
          </table:table-cell>
          <table:table-cell table:formula="of:=[.E412]/[.D4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2436-4HR</text:p>
          </table:table-cell>
          <table:table-cell office:value-type="currency" office:currency="USD" office:value="104" calcext:value-type="currency">
            <text:p>$104.00</text:p>
          </table:table-cell>
          <table:table-cell table:number-columns-repeated="3"/>
          <table:table-cell table:formula="of:=[.E413]-[.B413]" office:value-type="currency" office:currency="USD" office:value="-104" calcext:value-type="currency">
            <text:p>-$104.00</text:p>
          </table:table-cell>
          <table:table-cell table:formula="of:=[.E413]/[.D4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5-2436-4PH</text:p>
          </table:table-cell>
          <table:table-cell office:value-type="currency" office:currency="USD" office:value="104" calcext:value-type="currency">
            <text:p>$104.00</text:p>
          </table:table-cell>
          <table:table-cell table:number-columns-repeated="3"/>
          <table:table-cell table:formula="of:=[.E414]-[.B414]" office:value-type="currency" office:currency="USD" office:value="-104" calcext:value-type="currency">
            <text:p>-$104.00</text:p>
          </table:table-cell>
          <table:table-cell table:formula="of:=[.E414]/[.D4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Oak Tilt Style 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B-25-S-2748-RT</text:p>
          </table:table-cell>
          <table:table-cell office:value-type="currency" office:currency="USD" office:value="301" calcext:value-type="currency">
            <text:p>$301.00</text:p>
          </table:table-cell>
          <table:table-cell table:number-columns-repeated="3"/>
          <table:table-cell table:formula="of:=[.E418]-[.B418]" office:value-type="currency" office:currency="USD" office:value="-301" calcext:value-type="currency">
            <text:p>-$301.00</text:p>
          </table:table-cell>
          <table:table-cell table:formula="of:=[.E418]/[.D4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6-S-2748-RT</text:p>
          </table:table-cell>
          <table:table-cell office:value-type="currency" office:currency="USD" office:value="327" calcext:value-type="currency">
            <text:p>$327.00</text:p>
          </table:table-cell>
          <table:table-cell table:number-columns-repeated="3"/>
          <table:table-cell table:formula="of:=[.E419]-[.B419]" office:value-type="currency" office:currency="USD" office:value="-327" calcext:value-type="currency">
            <text:p>-$327.00</text:p>
          </table:table-cell>
          <table:table-cell table:formula="of:=[.E419]/[.D4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5-S-3060-RT</text:p>
          </table:table-cell>
          <table:table-cell office:value-type="currency" office:currency="USD" office:value="365" calcext:value-type="currency">
            <text:p>$365.00</text:p>
          </table:table-cell>
          <table:table-cell table:number-columns-repeated="3"/>
          <table:table-cell table:formula="of:=[.E420]-[.B420]" office:value-type="currency" office:currency="USD" office:value="-365" calcext:value-type="currency">
            <text:p>-$365.00</text:p>
          </table:table-cell>
          <table:table-cell table:formula="of:=[.E420]/[.D4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6-S-3060-RT</text:p>
          </table:table-cell>
          <table:table-cell office:value-type="currency" office:currency="USD" office:value="375" calcext:value-type="currency">
            <text:p>$375.00</text:p>
          </table:table-cell>
          <table:table-cell table:number-columns-repeated="3"/>
          <table:table-cell table:formula="of:=[.E421]-[.B421]" office:value-type="currency" office:currency="USD" office:value="-375" calcext:value-type="currency">
            <text:p>-$375.00</text:p>
          </table:table-cell>
          <table:table-cell table:formula="of:=[.E421]/[.D4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B-28-S-3060-RT</text:p>
          </table:table-cell>
          <table:table-cell office:value-type="currency" office:currency="USD" office:value="396" calcext:value-type="currency">
            <text:p>$396.00</text:p>
          </table:table-cell>
          <table:table-cell table:number-columns-repeated="3"/>
          <table:table-cell table:formula="of:=[.E422]-[.B422]" office:value-type="currency" office:currency="USD" office:value="-396" calcext:value-type="currency">
            <text:p>-$396.00</text:p>
          </table:table-cell>
          <table:table-cell table:formula="of:=[.E422]/[.D4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Panel Mover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M-2838-5RT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6]-[.B426]" office:value-type="string" office:string-value="" calcext:value-type="error">
            <text:p>#VALUE!</text:p>
          </table:table-cell>
          <table:table-cell table:formula="of:=[.E426]/[.D4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M-2838-5PO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7]-[.B427]" office:value-type="string" office:string-value="" calcext:value-type="error">
            <text:p>#VALUE!</text:p>
          </table:table-cell>
          <table:table-cell table:formula="of:=[.E427]/[.D4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M-2838-5PRB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8]-[.B428]" office:value-type="string" office:string-value="" calcext:value-type="error">
            <text:p>#VALUE!</text:p>
          </table:table-cell>
          <table:table-cell table:formula="of:=[.E428]/[.D4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M-2838-5PDR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9]-[.B429]" office:value-type="string" office:string-value="" calcext:value-type="error">
            <text:p>#VALUE!</text:p>
          </table:table-cell>
          <table:table-cell table:formula="of:=[.E429]/[.D42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M-2838-6RT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0]-[.B430]" office:value-type="string" office:string-value="" calcext:value-type="error">
            <text:p>#VALUE!</text:p>
          </table:table-cell>
          <table:table-cell table:formula="of:=[.E430]/[.D4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M-2838-6PO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1]-[.B431]" office:value-type="string" office:string-value="" calcext:value-type="error">
            <text:p>#VALUE!</text:p>
          </table:table-cell>
          <table:table-cell table:formula="of:=[.E431]/[.D4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M-2838-6PRB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2]-[.B432]" office:value-type="string" office:string-value="" calcext:value-type="error">
            <text:p>#VALUE!</text:p>
          </table:table-cell>
          <table:table-cell table:formula="of:=[.E432]/[.D4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M-2838-6PDR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3]-[.B433]" office:value-type="string" office:string-value="" calcext:value-type="error">
            <text:p>#VALUE!</text:p>
          </table:table-cell>
          <table:table-cell table:formula="of:=[.E433]/[.D4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wood 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W-25-2548-RT</text:p>
          </table:table-cell>
          <table:table-cell office:value-type="currency" office:currency="USD" office:value="380" calcext:value-type="currency">
            <text:p>$380.00</text:p>
          </table:table-cell>
          <table:table-cell table:number-columns-repeated="3"/>
          <table:table-cell table:formula="of:=[.E437]-[.B437]" office:value-type="currency" office:currency="USD" office:value="-380" calcext:value-type="currency">
            <text:p>-$380.00</text:p>
          </table:table-cell>
          <table:table-cell table:formula="of:=[.E437]/[.D4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6-2548-RT</text:p>
          </table:table-cell>
          <table:table-cell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438]-[.B438]" office:value-type="currency" office:currency="USD" office:value="-397" calcext:value-type="currency">
            <text:p>-$397.00</text:p>
          </table:table-cell>
          <table:table-cell table:formula="of:=[.E438]/[.D4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8-2548-RT</text:p>
          </table:table-cell>
          <table:table-cell office:value-type="currency" office:currency="USD" office:value="423" calcext:value-type="currency">
            <text:p>$423.00</text:p>
          </table:table-cell>
          <table:table-cell table:number-columns-repeated="3"/>
          <table:table-cell table:formula="of:=[.E439]-[.B439]" office:value-type="currency" office:currency="USD" office:value="-423" calcext:value-type="currency">
            <text:p>-$423.00</text:p>
          </table:table-cell>
          <table:table-cell table:formula="of:=[.E439]/[.D4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8-2548-FPN</text:p>
          </table:table-cell>
          <table:table-cell office:value-type="currency" office:currency="USD" office:value="403" calcext:value-type="currency">
            <text:p>$403.00</text:p>
          </table:table-cell>
          <table:table-cell table:number-columns-repeated="3"/>
          <table:table-cell table:formula="of:=[.E440]-[.B440]" office:value-type="currency" office:currency="USD" office:value="-403" calcext:value-type="currency">
            <text:p>-$403.00</text:p>
          </table:table-cell>
          <table:table-cell table:formula="of:=[.E440]/[.D4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10-2548-FPN</text:p>
          </table:table-cell>
          <table:table-cell office:value-type="currency" office:currency="USD" office:value="421" calcext:value-type="currency">
            <text:p>$421.00</text:p>
          </table:table-cell>
          <table:table-cell table:number-columns-repeated="3"/>
          <table:table-cell table:formula="of:=[.E441]-[.B441]" office:value-type="currency" office:currency="USD" office:value="-421" calcext:value-type="currency">
            <text:p>-$421.00</text:p>
          </table:table-cell>
          <table:table-cell table:formula="of:=[.E441]/[.D4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12-2548-FPN</text:p>
          </table:table-cell>
          <table:table-cell office:value-type="currency" office:currency="USD" office:value="445" calcext:value-type="currency">
            <text:p>$445.00</text:p>
          </table:table-cell>
          <table:table-cell table:number-columns-repeated="3"/>
          <table:table-cell table:formula="of:=[.E442]-[.B442]" office:value-type="currency" office:currency="USD" office:value="-445" calcext:value-type="currency">
            <text:p>-$445.00</text:p>
          </table:table-cell>
          <table:table-cell table:formula="of:=[.E442]/[.D4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5-2548-HC</text:p>
          </table:table-cell>
          <table:table-cell office:value-type="currency" office:currency="USD" office:value="395" calcext:value-type="currency">
            <text:p>$395.00</text:p>
          </table:table-cell>
          <table:table-cell table:number-columns-repeated="3"/>
          <table:table-cell table:formula="of:=[.E443]-[.B443]" office:value-type="currency" office:currency="USD" office:value="-395" calcext:value-type="currency">
            <text:p>-$395.00</text:p>
          </table:table-cell>
          <table:table-cell table:formula="of:=[.E443]/[.D4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6-2548-HC</text:p>
          </table:table-cell>
          <table:table-cell office:value-type="currency" office:currency="USD" office:value="416" calcext:value-type="currency">
            <text:p>$416.00</text:p>
          </table:table-cell>
          <table:table-cell table:number-columns-repeated="3"/>
          <table:table-cell table:formula="of:=[.E444]-[.B444]" office:value-type="currency" office:currency="USD" office:value="-416" calcext:value-type="currency">
            <text:p>-$416.00</text:p>
          </table:table-cell>
          <table:table-cell table:formula="of:=[.E444]/[.D4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8-2548-HC</text:p>
          </table:table-cell>
          <table:table-cell office:value-type="currency" office:currency="USD" office:value="437" calcext:value-type="currency">
            <text:p>$437.00</text:p>
          </table:table-cell>
          <table:table-cell table:number-columns-repeated="3"/>
          <table:table-cell table:formula="of:=[.E445]-[.B445]" office:value-type="currency" office:currency="USD" office:value="-437" calcext:value-type="currency">
            <text:p>-$437.00</text:p>
          </table:table-cell>
          <table:table-cell table:formula="of:=[.E445]/[.D4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5-3060-RT</text:p>
          </table:table-cell>
          <table:table-cell office:value-type="currency" office:currency="USD" office:value="530" calcext:value-type="currency">
            <text:p>$530.00</text:p>
          </table:table-cell>
          <table:table-cell table:number-columns-repeated="3"/>
          <table:table-cell table:formula="of:=[.E446]-[.B446]" office:value-type="currency" office:currency="USD" office:value="-530" calcext:value-type="currency">
            <text:p>-$530.00</text:p>
          </table:table-cell>
          <table:table-cell table:formula="of:=[.E446]/[.D4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6-3060-RT</text:p>
          </table:table-cell>
          <table:table-cell office:value-type="currency" office:currency="USD" office:value="541" calcext:value-type="currency">
            <text:p>$541.00</text:p>
          </table:table-cell>
          <table:table-cell table:number-columns-repeated="3"/>
          <table:table-cell table:formula="of:=[.E447]-[.B447]" office:value-type="currency" office:currency="USD" office:value="-541" calcext:value-type="currency">
            <text:p>-$541.00</text:p>
          </table:table-cell>
          <table:table-cell table:formula="of:=[.E447]/[.D4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8-3060-RT</text:p>
          </table:table-cell>
          <table:table-cell office:value-type="currency" office:currency="USD" office:value="561" calcext:value-type="currency">
            <text:p>$561.00</text:p>
          </table:table-cell>
          <table:table-cell table:number-columns-repeated="3"/>
          <table:table-cell table:formula="of:=[.E448]-[.B448]" office:value-type="currency" office:currency="USD" office:value="-561" calcext:value-type="currency">
            <text:p>-$561.00</text:p>
          </table:table-cell>
          <table:table-cell table:formula="of:=[.E448]/[.D4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8-3060-FPN</text:p>
          </table:table-cell>
          <table:table-cell office:value-type="currency" office:currency="USD" office:value="540" calcext:value-type="currency">
            <text:p>$540.00</text:p>
          </table:table-cell>
          <table:table-cell table:number-columns-repeated="3"/>
          <table:table-cell table:formula="of:=[.E449]-[.B449]" office:value-type="currency" office:currency="USD" office:value="-540" calcext:value-type="currency">
            <text:p>-$540.00</text:p>
          </table:table-cell>
          <table:table-cell table:formula="of:=[.E449]/[.D4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10-3060-FPN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3"/>
          <table:table-cell table:formula="of:=[.E450]-[.B450]" office:value-type="currency" office:currency="USD" office:value="-559" calcext:value-type="currency">
            <text:p>-$559.00</text:p>
          </table:table-cell>
          <table:table-cell table:formula="of:=[.E450]/[.D4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12-3060-FPN</text:p>
          </table:table-cell>
          <table:table-cell office:value-type="currency" office:currency="USD" office:value="569" calcext:value-type="currency">
            <text:p>$569.00</text:p>
          </table:table-cell>
          <table:table-cell table:number-columns-repeated="3"/>
          <table:table-cell table:formula="of:=[.E451]-[.B451]" office:value-type="currency" office:currency="USD" office:value="-569" calcext:value-type="currency">
            <text:p>-$569.00</text:p>
          </table:table-cell>
          <table:table-cell table:formula="of:=[.E451]/[.D4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5-3060-HC</text:p>
          </table:table-cell>
          <table:table-cell office:value-type="currency" office:currency="USD" office:value="533" calcext:value-type="currency">
            <text:p>$533.00</text:p>
          </table:table-cell>
          <table:table-cell table:number-columns-repeated="3"/>
          <table:table-cell table:formula="of:=[.E452]-[.B452]" office:value-type="currency" office:currency="USD" office:value="-533" calcext:value-type="currency">
            <text:p>-$533.00</text:p>
          </table:table-cell>
          <table:table-cell table:formula="of:=[.E452]/[.D4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6-3060-HC</text:p>
          </table:table-cell>
          <table:table-cell office:value-type="currency" office:currency="USD" office:value="555" calcext:value-type="currency">
            <text:p>$555.00</text:p>
          </table:table-cell>
          <table:table-cell table:number-columns-repeated="3"/>
          <table:table-cell table:formula="of:=[.E453]-[.B453]" office:value-type="currency" office:currency="USD" office:value="-555" calcext:value-type="currency">
            <text:p>-$555.00</text:p>
          </table:table-cell>
          <table:table-cell table:formula="of:=[.E453]/[.D4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W-28-3060-HC</text:p>
          </table:table-cell>
          <table:table-cell office:value-type="currency" office:currency="USD" office:value="575" calcext:value-type="currency">
            <text:p>$575.00</text:p>
          </table:table-cell>
          <table:table-cell table:number-columns-repeated="3"/>
          <table:table-cell table:formula="of:=[.E454]-[.B454]" office:value-type="currency" office:currency="USD" office:value="-575" calcext:value-type="currency">
            <text:p>-$575.00</text:p>
          </table:table-cell>
          <table:table-cell table:formula="of:=[.E454]/[.D4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T Series Poplar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T-15-1830-3PH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3"/>
          <table:table-cell table:formula="of:=[.E458]-[.B458]" office:value-type="currency" office:currency="USD" office:value="-37" calcext:value-type="currency">
            <text:p>-$37.00</text:p>
          </table:table-cell>
          <table:table-cell table:formula="of:=[.E458]/[.D4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T-15-1830-3PH</text:p>
          </table:table-cell>
          <table:table-cell office:value-type="currency" office:currency="USD" office:value="52.9" calcext:value-type="currency">
            <text:p>$52.90</text:p>
          </table:table-cell>
          <table:table-cell table:number-columns-repeated="3"/>
          <table:table-cell table:formula="of:=[.E459]-[.B459]" office:value-type="currency" office:currency="USD" office:value="-52.9" calcext:value-type="currency">
            <text:p>-$52.90</text:p>
          </table:table-cell>
          <table:table-cell table:formula="of:=[.E459]/[.D4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T-15-1830-3PH</text:p>
          </table:table-cell>
          <table:table-cell office:value-type="currency" office:currency="USD" office:value="49.9" calcext:value-type="currency">
            <text:p>$49.90</text:p>
          </table:table-cell>
          <table:table-cell table:number-columns-repeated="3"/>
          <table:table-cell table:formula="of:=[.E460]-[.B460]" office:value-type="currency" office:currency="USD" office:value="-49.9" calcext:value-type="currency">
            <text:p>-$49.90</text:p>
          </table:table-cell>
          <table:table-cell table:formula="of:=[.E460]/[.D4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T-15-1616-3PH</text:p>
          </table:table-cell>
          <table:table-cell office:value-type="currency" office:currency="USD" office:value="49" calcext:value-type="currency">
            <text:p>$49.00</text:p>
          </table:table-cell>
          <table:table-cell table:number-columns-repeated="3"/>
          <table:table-cell table:formula="of:=[.E461]-[.B461]" office:value-type="currency" office:currency="USD" office:value="-49" calcext:value-type="currency">
            <text:p>-$49.00</text:p>
          </table:table-cell>
          <table:table-cell table:formula="of:=[.E461]/[.D4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T-15-1616-3PH</text:p>
          </table:table-cell>
          <table:table-cell office:value-type="currency" office:currency="USD" office:value="45.75" calcext:value-type="currency">
            <text:p>$45.75</text:p>
          </table:table-cell>
          <table:table-cell table:number-columns-repeated="3"/>
          <table:table-cell table:formula="of:=[.E462]-[.B462]" office:value-type="currency" office:currency="USD" office:value="-45.75" calcext:value-type="currency">
            <text:p>-$45.75</text:p>
          </table:table-cell>
          <table:table-cell table:formula="of:=[.E462]/[.D46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T-15-1616-3PH</text:p>
          </table:table-cell>
          <table:table-cell office:value-type="currency" office:currency="USD" office:value="42.9" calcext:value-type="currency">
            <text:p>$42.90</text:p>
          </table:table-cell>
          <table:table-cell table:number-columns-repeated="3"/>
          <table:table-cell table:formula="of:=[.E463]-[.B463]" office:value-type="currency" office:currency="USD" office:value="-42.9" calcext:value-type="currency">
            <text:p>-$42.90</text:p>
          </table:table-cell>
          <table:table-cell table:formula="of:=[.E463]/[.D4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T-15-03-320-3PH</text:p>
          </table:table-cell>
          <table:table-cell office:value-type="currency" office:currency="USD" office:value="47" calcext:value-type="currency">
            <text:p>$47.00</text:p>
          </table:table-cell>
          <table:table-cell table:number-columns-repeated="3"/>
          <table:table-cell table:formula="of:=[.E464]-[.B464]" office:value-type="currency" office:currency="USD" office:value="-47" calcext:value-type="currency">
            <text:p>-$47.00</text:p>
          </table:table-cell>
          <table:table-cell table:formula="of:=[.E464]/[.D4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T-15-03-320-3PH</text:p>
          </table:table-cell>
          <table:table-cell office:value-type="currency" office:currency="USD" office:value="42.9" calcext:value-type="currency">
            <text:p>$42.90</text:p>
          </table:table-cell>
          <table:table-cell table:number-columns-repeated="3"/>
          <table:table-cell table:formula="of:=[.E465]-[.B465]" office:value-type="currency" office:currency="USD" office:value="-42.9" calcext:value-type="currency">
            <text:p>-$42.90</text:p>
          </table:table-cell>
          <table:table-cell table:formula="of:=[.E465]/[.D4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T-15-03-320-3PH</text:p>
          </table:table-cell>
          <table:table-cell office:value-type="currency" office:currency="USD" office:value="40.8" calcext:value-type="currency">
            <text:p>$40.80</text:p>
          </table:table-cell>
          <table:table-cell table:number-columns-repeated="3"/>
          <table:table-cell table:formula="of:=[.E466]-[.B466]" office:value-type="currency" office:currency="USD" office:value="-40.8" calcext:value-type="currency">
            <text:p>-$40.80</text:p>
          </table:table-cell>
          <table:table-cell table:formula="of:=[.E466]/[.D46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Rubber Capped Cross Member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-27-1830-3HR</text:p>
          </table:table-cell>
          <table:table-cell office:value-type="currency" office:currency="USD" office:value="86" calcext:value-type="currency">
            <text:p>$86.00</text:p>
          </table:table-cell>
          <table:table-cell table:number-columns-repeated="3"/>
          <table:table-cell table:formula="of:=[.E470]-[.B470]" office:value-type="currency" office:currency="USD" office:value="-86" calcext:value-type="currency">
            <text:p>-$86.00</text:p>
          </table:table-cell>
          <table:table-cell table:formula="of:=[.E470]/[.D47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7-1830-3PH</text:p>
          </table:table-cell>
          <table:table-cell office:value-type="currency" office:currency="USD" office:value="86" calcext:value-type="currency">
            <text:p>$86.00</text:p>
          </table:table-cell>
          <table:table-cell table:number-columns-repeated="3"/>
          <table:table-cell table:formula="of:=[.E471]-[.B471]" office:value-type="currency" office:currency="USD" office:value="-86" calcext:value-type="currency">
            <text:p>-$86.00</text:p>
          </table:table-cell>
          <table:table-cell table:formula="of:=[.E471]/[.D47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7-1830-4HR</text:p>
          </table:table-cell>
          <table:table-cell office:value-type="currency" office:currency="USD" office:value="94" calcext:value-type="currency">
            <text:p>$94.00</text:p>
          </table:table-cell>
          <table:table-cell table:number-columns-repeated="3"/>
          <table:table-cell table:formula="of:=[.E472]-[.B472]" office:value-type="currency" office:currency="USD" office:value="-94" calcext:value-type="currency">
            <text:p>-$94.00</text:p>
          </table:table-cell>
          <table:table-cell table:formula="of:=[.E472]/[.D4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27-1830-4PH</text:p>
          </table:table-cell>
          <table:table-cell office:value-type="currency" office:currency="USD" office:value="93" calcext:value-type="currency">
            <text:p>$93.00</text:p>
          </table:table-cell>
          <table:table-cell table:number-columns-repeated="3"/>
          <table:table-cell table:formula="of:=[.E473]-[.B473]" office:value-type="currency" office:currency="USD" office:value="-93" calcext:value-type="currency">
            <text:p>-$93.00</text:p>
          </table:table-cell>
          <table:table-cell table:formula="of:=[.E473]/[.D4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emi-Live Skid Platforms and Ja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00-4-RT</text:p>
          </table:table-cell>
          <table:table-cell office:value-type="currency" office:currency="USD" office:value="244" calcext:value-type="currency">
            <text:p>$244.00</text:p>
          </table:table-cell>
          <table:table-cell table:number-columns-repeated="3"/>
          <table:table-cell table:formula="of:=[.E477]-[.B477]" office:value-type="currency" office:currency="USD" office:value="-244" calcext:value-type="currency">
            <text:p>-$244.00</text:p>
          </table:table-cell>
          <table:table-cell table:formula="of:=[.E477]/[.D4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00-6-RT</text:p>
          </table:table-cell>
          <table:table-cell office:value-type="currency" office:currency="USD" office:value="262" calcext:value-type="currency">
            <text:p>$262.00</text:p>
          </table:table-cell>
          <table:table-cell table:number-columns-repeated="3"/>
          <table:table-cell table:formula="of:=[.E478]-[.B478]" office:value-type="currency" office:currency="USD" office:value="-262" calcext:value-type="currency">
            <text:p>-$262.00</text:p>
          </table:table-cell>
          <table:table-cell table:formula="of:=[.E478]/[.D4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00-7-RT</text:p>
          </table:table-cell>
          <table:table-cell office:value-type="currency" office:currency="USD" office:value="277" calcext:value-type="currency">
            <text:p>$277.00</text:p>
          </table:table-cell>
          <table:table-cell table:number-columns-repeated="3"/>
          <table:table-cell table:formula="of:=[.E479]-[.B479]" office:value-type="currency" office:currency="USD" office:value="-277" calcext:value-type="currency">
            <text:p>-$277.00</text:p>
          </table:table-cell>
          <table:table-cell table:formula="of:=[.E479]/[.D4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00-9-RT</text:p>
          </table:table-cell>
          <table:table-cell office:value-type="currency" office:currency="USD" office:value="317" calcext:value-type="currency">
            <text:p>$317.00</text:p>
          </table:table-cell>
          <table:table-cell table:number-columns-repeated="3"/>
          <table:table-cell table:formula="of:=[.E480]-[.B480]" office:value-type="currency" office:currency="USD" office:value="-317" calcext:value-type="currency">
            <text:p>-$317.00</text:p>
          </table:table-cell>
          <table:table-cell table:formula="of:=[.E480]/[.D4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00-RT-JACK</text:p>
          </table:table-cell>
          <table:table-cell office:value-type="currency" office:currency="USD" office:value="124" calcext:value-type="currency">
            <text:p>$124.00</text:p>
          </table:table-cell>
          <table:table-cell table:number-columns-repeated="3"/>
          <table:table-cell table:formula="of:=[.E481]-[.B481]" office:value-type="currency" office:currency="USD" office:value="-124" calcext:value-type="currency">
            <text:p>-$124.00</text:p>
          </table:table-cell>
          <table:table-cell table:formula="of:=[.E481]/[.D4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80-7-RT</text:p>
          </table:table-cell>
          <table:table-cell office:value-type="currency" office:currency="USD" office:value="482" calcext:value-type="currency">
            <text:p>$482.00</text:p>
          </table:table-cell>
          <table:table-cell table:number-columns-repeated="3"/>
          <table:table-cell table:formula="of:=[.E482]-[.B482]" office:value-type="currency" office:currency="USD" office:value="-482" calcext:value-type="currency">
            <text:p>-$482.00</text:p>
          </table:table-cell>
          <table:table-cell table:formula="of:=[.E482]/[.D4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80-9-RT</text:p>
          </table:table-cell>
          <table:table-cell office:value-type="currency" office:currency="USD" office:value="528" calcext:value-type="currency">
            <text:p>$528.00</text:p>
          </table:table-cell>
          <table:table-cell table:number-columns-repeated="3"/>
          <table:table-cell table:formula="of:=[.E483]-[.B483]" office:value-type="currency" office:currency="USD" office:value="-528" calcext:value-type="currency">
            <text:p>-$528.00</text:p>
          </table:table-cell>
          <table:table-cell table:formula="of:=[.E483]/[.D4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80-RT-JACK</text:p>
          </table:table-cell>
          <table:table-cell office:value-type="currency" office:currency="USD" office:value="138" calcext:value-type="currency">
            <text:p>$138.00</text:p>
          </table:table-cell>
          <table:table-cell table:number-columns-repeated="3"/>
          <table:table-cell table:formula="of:=[.E484]-[.B484]" office:value-type="currency" office:currency="USD" office:value="-138" calcext:value-type="currency">
            <text:p>-$138.00</text:p>
          </table:table-cell>
          <table:table-cell table:formula="of:=[.E484]/[.D4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eries 24 34 Heavy-Duty Caster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4-8-HC</text:p>
          </table:table-cell>
          <table:table-cell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488]-[.B488]" office:value-type="currency" office:currency="USD" office:value="-37.8" calcext:value-type="currency">
            <text:p>-$37.80</text:p>
          </table:table-cell>
          <table:table-cell table:formula="of:=[.E488]/[.D4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8-HC</text:p>
          </table:table-cell>
          <table:table-cell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489]-[.B489]" office:value-type="currency" office:currency="USD" office:value="-33" calcext:value-type="currency">
            <text:p>-$33.00</text:p>
          </table:table-cell>
          <table:table-cell table:formula="of:=[.E489]/[.D4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8-PO</text:p>
          </table:table-cell>
          <table:table-cell office:value-type="currency" office:currency="USD" office:value="42" calcext:value-type="currency">
            <text:p>$42.00</text:p>
          </table:table-cell>
          <table:table-cell table:number-columns-repeated="3"/>
          <table:table-cell table:formula="of:=[.E490]-[.B490]" office:value-type="currency" office:currency="USD" office:value="-42" calcext:value-type="currency">
            <text:p>-$42.00</text:p>
          </table:table-cell>
          <table:table-cell table:formula="of:=[.E490]/[.D4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8-PO</text:p>
          </table:table-cell>
          <table:table-cell office:value-type="currency" office:currency="USD" office:value="37.2" calcext:value-type="currency">
            <text:p>$37.20</text:p>
          </table:table-cell>
          <table:table-cell table:number-columns-repeated="3"/>
          <table:table-cell table:formula="of:=[.E491]-[.B491]" office:value-type="currency" office:currency="USD" office:value="-37.2" calcext:value-type="currency">
            <text:p>-$37.20</text:p>
          </table:table-cell>
          <table:table-cell table:formula="of:=[.E491]/[.D49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8-MC</text:p>
          </table:table-cell>
          <table:table-cell office:value-type="currency" office:currency="USD" office:value="39" calcext:value-type="currency">
            <text:p>$39.00</text:p>
          </table:table-cell>
          <table:table-cell table:number-columns-repeated="3"/>
          <table:table-cell table:formula="of:=[.E492]-[.B492]" office:value-type="currency" office:currency="USD" office:value="-39" calcext:value-type="currency">
            <text:p>-$39.00</text:p>
          </table:table-cell>
          <table:table-cell table:formula="of:=[.E492]/[.D4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8-MC</text:p>
          </table:table-cell>
          <table:table-cell office:value-type="currency" office:currency="USD" office:value="34.8" calcext:value-type="currency">
            <text:p>$34.80</text:p>
          </table:table-cell>
          <table:table-cell table:number-columns-repeated="3"/>
          <table:table-cell table:formula="of:=[.E493]-[.B493]" office:value-type="currency" office:currency="USD" office:value="-34.8" calcext:value-type="currency">
            <text:p>-$34.80</text:p>
          </table:table-cell>
          <table:table-cell table:formula="of:=[.E493]/[.D4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85-IRB</text:p>
          </table:table-cell>
          <table:table-cell office:value-type="currency" office:currency="USD" office:value="47.4" calcext:value-type="currency">
            <text:p>$47.40</text:p>
          </table:table-cell>
          <table:table-cell table:number-columns-repeated="3"/>
          <table:table-cell table:formula="of:=[.E494]-[.B494]" office:value-type="currency" office:currency="USD" office:value="-47.4" calcext:value-type="currency">
            <text:p>-$47.40</text:p>
          </table:table-cell>
          <table:table-cell table:formula="of:=[.E494]/[.D4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85-IRB</text:p>
          </table:table-cell>
          <table:table-cell office:value-type="currency" office:currency="USD" office:value="43.2" calcext:value-type="currency">
            <text:p>$43.20</text:p>
          </table:table-cell>
          <table:table-cell table:number-columns-repeated="3"/>
          <table:table-cell table:formula="of:=[.E495]-[.B495]" office:value-type="currency" office:currency="USD" office:value="-43.2" calcext:value-type="currency">
            <text:p>-$43.20</text:p>
          </table:table-cell>
          <table:table-cell table:formula="of:=[.E495]/[.D4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85-RT</text:p>
          </table:table-cell>
          <table:table-cell office:value-type="currency" office:currency="USD" office:value="40.8" calcext:value-type="currency">
            <text:p>$40.80</text:p>
          </table:table-cell>
          <table:table-cell table:number-columns-repeated="3"/>
          <table:table-cell table:formula="of:=[.E496]-[.B496]" office:value-type="currency" office:currency="USD" office:value="-40.8" calcext:value-type="currency">
            <text:p>-$40.80</text:p>
          </table:table-cell>
          <table:table-cell table:formula="of:=[.E496]/[.D4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85-RT</text:p>
          </table:table-cell>
          <table:table-cell office:value-type="currency" office:currency="USD" office:value="36.6" calcext:value-type="currency">
            <text:p>$36.60</text:p>
          </table:table-cell>
          <table:table-cell table:number-columns-repeated="3"/>
          <table:table-cell table:formula="of:=[.E497]-[.B497]" office:value-type="currency" office:currency="USD" office:value="-36.6" calcext:value-type="currency">
            <text:p>-$36.60</text:p>
          </table:table-cell>
          <table:table-cell table:formula="of:=[.E497]/[.D4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85-HC</text:p>
          </table:table-cell>
          <table:table-cell office:value-type="currency" office:currency="USD" office:value="42.6" calcext:value-type="currency">
            <text:p>$42.60</text:p>
          </table:table-cell>
          <table:table-cell table:number-columns-repeated="3"/>
          <table:table-cell table:formula="of:=[.E498]-[.B498]" office:value-type="currency" office:currency="USD" office:value="-42.6" calcext:value-type="currency">
            <text:p>-$42.60</text:p>
          </table:table-cell>
          <table:table-cell table:formula="of:=[.E498]/[.D4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85-HC</text:p>
          </table:table-cell>
          <table:table-cell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499]-[.B499]" office:value-type="currency" office:currency="USD" office:value="-37.8" calcext:value-type="currency">
            <text:p>-$37.80</text:p>
          </table:table-cell>
          <table:table-cell table:formula="of:=[.E499]/[.D4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85-PO</text:p>
          </table:table-cell>
          <table:table-cell office:value-type="currency" office:currency="USD" office:value="51" calcext:value-type="currency">
            <text:p>$51.00</text:p>
          </table:table-cell>
          <table:table-cell table:number-columns-repeated="3"/>
          <table:table-cell table:formula="of:=[.E500]-[.B500]" office:value-type="currency" office:currency="USD" office:value="-51" calcext:value-type="currency">
            <text:p>-$51.00</text:p>
          </table:table-cell>
          <table:table-cell table:formula="of:=[.E500]/[.D5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85-PO</text:p>
          </table:table-cell>
          <table:table-cell office:value-type="currency" office:currency="USD" office:value="46.2" calcext:value-type="currency">
            <text:p>$46.20</text:p>
          </table:table-cell>
          <table:table-cell table:number-columns-repeated="3"/>
          <table:table-cell table:formula="of:=[.E501]-[.B501]" office:value-type="currency" office:currency="USD" office:value="-46.2" calcext:value-type="currency">
            <text:p>-$46.20</text:p>
          </table:table-cell>
          <table:table-cell table:formula="of:=[.E501]/[.D5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85-MC</text:p>
          </table:table-cell>
          <table:table-cell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502]-[.B502]" office:value-type="currency" office:currency="USD" office:value="-40.2" calcext:value-type="currency">
            <text:p>-$40.20</text:p>
          </table:table-cell>
          <table:table-cell table:formula="of:=[.E502]/[.D50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85-MC</text:p>
          </table:table-cell>
          <table:table-cell office:value-type="currency" office:currency="USD" office:value="20.88" calcext:value-type="currency">
            <text:p>$20.88</text:p>
          </table:table-cell>
          <table:table-cell table:number-columns-repeated="3"/>
          <table:table-cell table:formula="of:=[.E503]-[.B503]" office:value-type="currency" office:currency="USD" office:value="-20.88" calcext:value-type="currency">
            <text:p>-$20.88</text:p>
          </table:table-cell>
          <table:table-cell table:formula="of:=[.E503]/[.D50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10-IRB</text:p>
          </table:table-cell>
          <table:table-cell office:value-type="currency" office:currency="USD" office:value="69" calcext:value-type="currency">
            <text:p>$69.00</text:p>
          </table:table-cell>
          <table:table-cell table:number-columns-repeated="3"/>
          <table:table-cell table:formula="of:=[.E504]-[.B504]" office:value-type="currency" office:currency="USD" office:value="-69" calcext:value-type="currency">
            <text:p>-$69.00</text:p>
          </table:table-cell>
          <table:table-cell table:formula="of:=[.E504]/[.D5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10-IRB</text:p>
          </table:table-cell>
          <table:table-cell office:value-type="currency" office:currency="USD" office:value="57" calcext:value-type="currency">
            <text:p>$57.00</text:p>
          </table:table-cell>
          <table:table-cell table:number-columns-repeated="3"/>
          <table:table-cell table:formula="of:=[.E505]-[.B505]" office:value-type="currency" office:currency="USD" office:value="-57" calcext:value-type="currency">
            <text:p>-$57.00</text:p>
          </table:table-cell>
          <table:table-cell table:formula="of:=[.E505]/[.D5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10-RT</text:p>
          </table:table-cell>
          <table:table-cell office:value-type="currency" office:currency="USD" office:value="63" calcext:value-type="currency">
            <text:p>$63.00</text:p>
          </table:table-cell>
          <table:table-cell table:number-columns-repeated="3"/>
          <table:table-cell table:formula="of:=[.E506]-[.B506]" office:value-type="currency" office:currency="USD" office:value="-63" calcext:value-type="currency">
            <text:p>-$63.00</text:p>
          </table:table-cell>
          <table:table-cell table:formula="of:=[.E506]/[.D5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10-RT</text:p>
          </table:table-cell>
          <table:table-cell office:value-type="currency" office:currency="USD" office:value="50.4" calcext:value-type="currency">
            <text:p>$50.40</text:p>
          </table:table-cell>
          <table:table-cell table:number-columns-repeated="3"/>
          <table:table-cell table:formula="of:=[.E507]-[.B507]" office:value-type="currency" office:currency="USD" office:value="-50.4" calcext:value-type="currency">
            <text:p>-$50.40</text:p>
          </table:table-cell>
          <table:table-cell table:formula="of:=[.E507]/[.D5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10-HC</text:p>
          </table:table-cell>
          <table:table-cell office:value-type="currency" office:currency="USD" office:value="65.4" calcext:value-type="currency">
            <text:p>$65.40</text:p>
          </table:table-cell>
          <table:table-cell table:number-columns-repeated="3"/>
          <table:table-cell table:formula="of:=[.E508]-[.B508]" office:value-type="currency" office:currency="USD" office:value="-65.4" calcext:value-type="currency">
            <text:p>-$65.40</text:p>
          </table:table-cell>
          <table:table-cell table:formula="of:=[.E508]/[.D5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10-HC</text:p>
          </table:table-cell>
          <table:table-cell office:value-type="currency" office:currency="USD" office:value="52.8" calcext:value-type="currency">
            <text:p>$52.80</text:p>
          </table:table-cell>
          <table:table-cell table:number-columns-repeated="3"/>
          <table:table-cell table:formula="of:=[.E509]-[.B509]" office:value-type="currency" office:currency="USD" office:value="-52.8" calcext:value-type="currency">
            <text:p>-$52.80</text:p>
          </table:table-cell>
          <table:table-cell table:formula="of:=[.E509]/[.D5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4-10-MC</text:p>
          </table:table-cell>
          <table:table-cell office:value-type="currency" office:currency="USD" office:value="61.8" calcext:value-type="currency">
            <text:p>$61.80</text:p>
          </table:table-cell>
          <table:table-cell table:number-columns-repeated="3"/>
          <table:table-cell table:formula="of:=[.E510]-[.B510]" office:value-type="currency" office:currency="USD" office:value="-61.8" calcext:value-type="currency">
            <text:p>-$61.80</text:p>
          </table:table-cell>
          <table:table-cell table:formula="of:=[.E510]/[.D5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4-10-MC</text:p>
          </table:table-cell>
          <table:table-cell office:value-type="currency" office:currency="USD" office:value="49.2" calcext:value-type="currency">
            <text:p>$49.20</text:p>
          </table:table-cell>
          <table:table-cell table:number-columns-repeated="3"/>
          <table:table-cell table:formula="of:=[.E511]-[.B511]" office:value-type="currency" office:currency="USD" office:value="-49.2" calcext:value-type="currency">
            <text:p>-$49.20</text:p>
          </table:table-cell>
          <table:table-cell table:formula="of:=[.E511]/[.D5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eries N22 N32 Medium Heavy-Duty Casters - 4 inch Diameter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N22-4-IW</text:p>
          </table:table-cell>
          <table:table-cell office:value-type="currency" office:currency="USD" office:value="15.6" calcext:value-type="currency">
            <text:p>$15.60</text:p>
          </table:table-cell>
          <table:table-cell table:number-columns-repeated="3"/>
          <table:table-cell table:formula="of:=[.E515]-[.B515]" office:value-type="currency" office:currency="USD" office:value="-15.6" calcext:value-type="currency">
            <text:p>-$15.60</text:p>
          </table:table-cell>
          <table:table-cell table:formula="of:=[.E515]/[.D5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IW</text:p>
          </table:table-cell>
          <table:table-cell office:value-type="currency" office:currency="USD" office:value="11.65" calcext:value-type="currency">
            <text:p>$11.65</text:p>
          </table:table-cell>
          <table:table-cell table:number-columns-repeated="3"/>
          <table:table-cell table:formula="of:=[.E516]-[.B516]" office:value-type="currency" office:currency="USD" office:value="-11.65" calcext:value-type="currency">
            <text:p>-$11.65</text:p>
          </table:table-cell>
          <table:table-cell table:formula="of:=[.E516]/[.D5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IRB</text:p>
          </table:table-cell>
          <table:table-cell office:value-type="currency" office:currency="USD" office:value="16.25" calcext:value-type="currency">
            <text:p>$16.25</text:p>
          </table:table-cell>
          <table:table-cell table:number-columns-repeated="3"/>
          <table:table-cell table:formula="of:=[.E517]-[.B517]" office:value-type="currency" office:currency="USD" office:value="-16.25" calcext:value-type="currency">
            <text:p>-$16.25</text:p>
          </table:table-cell>
          <table:table-cell table:formula="of:=[.E517]/[.D51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IRB</text:p>
          </table:table-cell>
          <table:table-cell office:value-type="currency" office:currency="USD" office:value="12.35" calcext:value-type="currency">
            <text:p>$12.35</text:p>
          </table:table-cell>
          <table:table-cell table:number-columns-repeated="3"/>
          <table:table-cell table:formula="of:=[.E518]-[.B518]" office:value-type="currency" office:currency="USD" office:value="-12.35" calcext:value-type="currency">
            <text:p>-$12.35</text:p>
          </table:table-cell>
          <table:table-cell table:formula="of:=[.E518]/[.D5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VG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3"/>
          <table:table-cell table:formula="of:=[.E519]-[.B519]" office:value-type="currency" office:currency="USD" office:value="-17.5" calcext:value-type="currency">
            <text:p>-$17.50</text:p>
          </table:table-cell>
          <table:table-cell table:formula="of:=[.E519]/[.D5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VG</text:p>
          </table:table-cell>
          <table:table-cell office:value-type="currency" office:currency="USD" office:value="12.5" calcext:value-type="currency">
            <text:p>$12.50</text:p>
          </table:table-cell>
          <table:table-cell table:number-columns-repeated="3"/>
          <table:table-cell table:formula="of:=[.E520]-[.B520]" office:value-type="currency" office:currency="USD" office:value="-12.5" calcext:value-type="currency">
            <text:p>-$12.50</text:p>
          </table:table-cell>
          <table:table-cell table:formula="of:=[.E520]/[.D5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DU-N22-4-VG</text:p>
          </table:table-cell>
          <table:table-cell office:value-type="currency" office:currency="USD" office:value="28.6" calcext:value-type="currency">
            <text:p>$28.60</text:p>
          </table:table-cell>
          <table:table-cell table:number-columns-repeated="3"/>
          <table:table-cell table:formula="of:=[.E521]-[.B521]" office:value-type="currency" office:currency="USD" office:value="-28.6" calcext:value-type="currency">
            <text:p>-$28.60</text:p>
          </table:table-cell>
          <table:table-cell table:formula="of:=[.E521]/[.D5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DU-N32-4-VG</text:p>
          </table:table-cell>
          <table:table-cell office:value-type="currency" office:currency="USD" office:value="23.95" calcext:value-type="currency">
            <text:p>$23.95</text:p>
          </table:table-cell>
          <table:table-cell table:number-columns-repeated="3"/>
          <table:table-cell table:formula="of:=[.E522]-[.B522]" office:value-type="currency" office:currency="USD" office:value="-23.95" calcext:value-type="currency">
            <text:p>-$23.95</text:p>
          </table:table-cell>
          <table:table-cell table:formula="of:=[.E522]/[.D5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SR</text:p>
          </table:table-cell>
          <table:table-cell office:value-type="currency" office:currency="USD" office:value="12.99" calcext:value-type="currency">
            <text:p>$12.99</text:p>
          </table:table-cell>
          <table:table-cell table:number-columns-repeated="3"/>
          <table:table-cell table:formula="of:=[.E523]-[.B523]" office:value-type="currency" office:currency="USD" office:value="-12.99" calcext:value-type="currency">
            <text:p>-$12.99</text:p>
          </table:table-cell>
          <table:table-cell table:formula="of:=[.E523]/[.D5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SR</text:p>
          </table:table-cell>
          <table:table-cell office:value-type="currency" office:currency="USD" office:value="8.9" calcext:value-type="currency">
            <text:p>$8.90</text:p>
          </table:table-cell>
          <table:table-cell table:number-columns-repeated="3"/>
          <table:table-cell table:formula="of:=[.E524]-[.B524]" office:value-type="currency" office:currency="USD" office:value="-8.9" calcext:value-type="currency">
            <text:p>-$8.90</text:p>
          </table:table-cell>
          <table:table-cell table:formula="of:=[.E524]/[.D5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HR</text:p>
          </table:table-cell>
          <table:table-cell office:value-type="currency" office:currency="USD" office:value="12.99" calcext:value-type="currency">
            <text:p>$12.99</text:p>
          </table:table-cell>
          <table:table-cell table:number-columns-repeated="3"/>
          <table:table-cell table:formula="of:=[.E525]-[.B525]" office:value-type="currency" office:currency="USD" office:value="-12.99" calcext:value-type="currency">
            <text:p>-$12.99</text:p>
          </table:table-cell>
          <table:table-cell table:formula="of:=[.E525]/[.D52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HR</text:p>
          </table:table-cell>
          <table:table-cell office:value-type="currency" office:currency="USD" office:value="8.9" calcext:value-type="currency">
            <text:p>$8.90</text:p>
          </table:table-cell>
          <table:table-cell table:number-columns-repeated="3"/>
          <table:table-cell table:formula="of:=[.E526]-[.B526]" office:value-type="currency" office:currency="USD" office:value="-8.9" calcext:value-type="currency">
            <text:p>-$8.90</text:p>
          </table:table-cell>
          <table:table-cell table:formula="of:=[.E526]/[.D5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HRR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527]-[.B527]" office:value-type="currency" office:currency="USD" office:value="-14.95" calcext:value-type="currency">
            <text:p>-$14.95</text:p>
          </table:table-cell>
          <table:table-cell table:formula="of:=[.E527]/[.D5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HRR</text:p>
          </table:table-cell>
          <table:table-cell office:value-type="currency" office:currency="USD" office:value="10.75" calcext:value-type="currency">
            <text:p>$10.75</text:p>
          </table:table-cell>
          <table:table-cell table:number-columns-repeated="3"/>
          <table:table-cell table:formula="of:=[.E528]-[.B528]" office:value-type="currency" office:currency="USD" office:value="-10.75" calcext:value-type="currency">
            <text:p>-$10.75</text:p>
          </table:table-cell>
          <table:table-cell table:formula="of:=[.E528]/[.D5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RT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529]-[.B529]" office:value-type="currency" office:currency="USD" office:value="-13.65" calcext:value-type="currency">
            <text:p>-$13.65</text:p>
          </table:table-cell>
          <table:table-cell table:formula="of:=[.E529]/[.D52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RT</text:p>
          </table:table-cell>
          <table:table-cell office:value-type="currency" office:currency="USD" office:value="9.95" calcext:value-type="currency">
            <text:p>$9.95</text:p>
          </table:table-cell>
          <table:table-cell table:number-columns-repeated="3"/>
          <table:table-cell table:formula="of:=[.E530]-[.B530]" office:value-type="currency" office:currency="USD" office:value="-9.95" calcext:value-type="currency">
            <text:p>-$9.95</text:p>
          </table:table-cell>
          <table:table-cell table:formula="of:=[.E530]/[.D5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PO</text:p>
          </table:table-cell>
          <table:table-cell office:value-type="currency" office:currency="USD" office:value="15.6" calcext:value-type="currency">
            <text:p>$15.60</text:p>
          </table:table-cell>
          <table:table-cell table:number-columns-repeated="3"/>
          <table:table-cell table:formula="of:=[.E531]-[.B531]" office:value-type="currency" office:currency="USD" office:value="-15.6" calcext:value-type="currency">
            <text:p>-$15.60</text:p>
          </table:table-cell>
          <table:table-cell table:formula="of:=[.E531]/[.D5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PO</text:p>
          </table:table-cell>
          <table:table-cell office:value-type="currency" office:currency="USD" office:value="11.9" calcext:value-type="currency">
            <text:p>$11.90</text:p>
          </table:table-cell>
          <table:table-cell table:number-columns-repeated="3"/>
          <table:table-cell table:formula="of:=[.E532]-[.B532]" office:value-type="currency" office:currency="USD" office:value="-11.9" calcext:value-type="currency">
            <text:p>-$11.90</text:p>
          </table:table-cell>
          <table:table-cell table:formula="of:=[.E532]/[.D5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POAC</text:p>
          </table:table-cell>
          <table:table-cell office:value-type="currency" office:currency="USD" office:value="24.05" calcext:value-type="currency">
            <text:p>$24.05</text:p>
          </table:table-cell>
          <table:table-cell table:number-columns-repeated="3"/>
          <table:table-cell table:formula="of:=[.E533]-[.B533]" office:value-type="currency" office:currency="USD" office:value="-24.05" calcext:value-type="currency">
            <text:p>-$24.05</text:p>
          </table:table-cell>
          <table:table-cell table:formula="of:=[.E533]/[.D5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POAC</text:p>
          </table:table-cell>
          <table:table-cell office:value-type="currency" office:currency="USD" office:value="20.15" calcext:value-type="currency">
            <text:p>$20.15</text:p>
          </table:table-cell>
          <table:table-cell table:number-columns-repeated="3"/>
          <table:table-cell table:formula="of:=[.E534]-[.B534]" office:value-type="currency" office:currency="USD" office:value="-20.15" calcext:value-type="currency">
            <text:p>-$20.15</text:p>
          </table:table-cell>
          <table:table-cell table:formula="of:=[.E534]/[.D5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PH</text:p>
          </table:table-cell>
          <table:table-cell office:value-type="currency" office:currency="USD" office:value="12.99" calcext:value-type="currency">
            <text:p>$12.99</text:p>
          </table:table-cell>
          <table:table-cell table:number-columns-repeated="3"/>
          <table:table-cell table:formula="of:=[.E535]-[.B535]" office:value-type="currency" office:currency="USD" office:value="-12.99" calcext:value-type="currency">
            <text:p>-$12.99</text:p>
          </table:table-cell>
          <table:table-cell table:formula="of:=[.E535]/[.D5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PH</text:p>
          </table:table-cell>
          <table:table-cell office:value-type="currency" office:currency="USD" office:value="8.85" calcext:value-type="currency">
            <text:p>$8.85</text:p>
          </table:table-cell>
          <table:table-cell table:number-columns-repeated="3"/>
          <table:table-cell table:formula="of:=[.E536]-[.B536]" office:value-type="currency" office:currency="USD" office:value="-8.85" calcext:value-type="currency">
            <text:p>-$8.85</text:p>
          </table:table-cell>
          <table:table-cell table:formula="of:=[.E536]/[.D5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PDI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537]-[.B537]" office:value-type="currency" office:currency="USD" office:value="-14.95" calcext:value-type="currency">
            <text:p>-$14.95</text:p>
          </table:table-cell>
          <table:table-cell table:formula="of:=[.E537]/[.D5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PDI</text:p>
          </table:table-cell>
          <table:table-cell office:value-type="currency" office:currency="USD" office:value="10.75" calcext:value-type="currency">
            <text:p>$10.75</text:p>
          </table:table-cell>
          <table:table-cell table:number-columns-repeated="3"/>
          <table:table-cell table:formula="of:=[.E538]-[.B538]" office:value-type="currency" office:currency="USD" office:value="-10.75" calcext:value-type="currency">
            <text:p>-$10.75</text:p>
          </table:table-cell>
          <table:table-cell table:formula="of:=[.E538]/[.D5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PDR</text:p>
          </table:table-cell>
          <table:table-cell office:value-type="currency" office:currency="USD" office:value="12.2" calcext:value-type="currency">
            <text:p>$12.20</text:p>
          </table:table-cell>
          <table:table-cell table:number-columns-repeated="3"/>
          <table:table-cell table:formula="of:=[.E539]-[.B539]" office:value-type="currency" office:currency="USD" office:value="-12.2" calcext:value-type="currency">
            <text:p>-$12.20</text:p>
          </table:table-cell>
          <table:table-cell table:formula="of:=[.E539]/[.D5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PDR</text:p>
          </table:table-cell>
          <table:table-cell office:value-type="currency" office:currency="USD" office:value="9.75" calcext:value-type="currency">
            <text:p>$9.75</text:p>
          </table:table-cell>
          <table:table-cell table:number-columns-repeated="3"/>
          <table:table-cell table:formula="of:=[.E540]-[.B540]" office:value-type="currency" office:currency="USD" office:value="-9.75" calcext:value-type="currency">
            <text:p>-$9.75</text:p>
          </table:table-cell>
          <table:table-cell table:formula="of:=[.E540]/[.D5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PRI</text:p>
          </table:table-cell>
          <table:table-cell office:value-type="currency" office:currency="USD" office:value="16.25" calcext:value-type="currency">
            <text:p>$16.25</text:p>
          </table:table-cell>
          <table:table-cell table:number-columns-repeated="3"/>
          <table:table-cell table:formula="of:=[.E541]-[.B541]" office:value-type="currency" office:currency="USD" office:value="-16.25" calcext:value-type="currency">
            <text:p>-$16.25</text:p>
          </table:table-cell>
          <table:table-cell table:formula="of:=[.E541]/[.D5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PRI</text:p>
          </table:table-cell>
          <table:table-cell office:value-type="currency" office:currency="USD" office:value="12.5" calcext:value-type="currency">
            <text:p>$12.50</text:p>
          </table:table-cell>
          <table:table-cell table:number-columns-repeated="3"/>
          <table:table-cell table:formula="of:=[.E542]-[.B542]" office:value-type="currency" office:currency="USD" office:value="-12.5" calcext:value-type="currency">
            <text:p>-$12.50</text:p>
          </table:table-cell>
          <table:table-cell table:formula="of:=[.E542]/[.D5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PRB</text:p>
          </table:table-cell>
          <table:table-cell office:value-type="currency" office:currency="USD" office:value="14.3" calcext:value-type="currency">
            <text:p>$14.30</text:p>
          </table:table-cell>
          <table:table-cell table:number-columns-repeated="3"/>
          <table:table-cell table:formula="of:=[.E543]-[.B543]" office:value-type="currency" office:currency="USD" office:value="-14.3" calcext:value-type="currency">
            <text:p>-$14.30</text:p>
          </table:table-cell>
          <table:table-cell table:formula="of:=[.E543]/[.D5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PRB</text:p>
          </table:table-cell>
          <table:table-cell office:value-type="currency" office:currency="USD" office:value="10.25" calcext:value-type="currency">
            <text:p>$10.25</text:p>
          </table:table-cell>
          <table:table-cell table:number-columns-repeated="3"/>
          <table:table-cell table:formula="of:=[.E544]-[.B544]" office:value-type="currency" office:currency="USD" office:value="-10.25" calcext:value-type="currency">
            <text:p>-$10.25</text:p>
          </table:table-cell>
          <table:table-cell table:formula="of:=[.E544]/[.D5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TPR</text:p>
          </table:table-cell>
          <table:table-cell office:value-type="currency" office:currency="USD" office:value="15.6" calcext:value-type="currency">
            <text:p>$15.60</text:p>
          </table:table-cell>
          <table:table-cell table:number-columns-repeated="3"/>
          <table:table-cell table:formula="of:=[.E545]-[.B545]" office:value-type="currency" office:currency="USD" office:value="-15.6" calcext:value-type="currency">
            <text:p>-$15.60</text:p>
          </table:table-cell>
          <table:table-cell table:formula="of:=[.E545]/[.D5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TPR</text:p>
          </table:table-cell>
          <table:table-cell office:value-type="currency" office:currency="USD" office:value="11.7" calcext:value-type="currency">
            <text:p>$11.70</text:p>
          </table:table-cell>
          <table:table-cell table:number-columns-repeated="3"/>
          <table:table-cell table:formula="of:=[.E546]-[.B546]" office:value-type="currency" office:currency="USD" office:value="-11.7" calcext:value-type="currency">
            <text:p>-$11.70</text:p>
          </table:table-cell>
          <table:table-cell table:formula="of:=[.E546]/[.D5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4-MC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547]-[.B547]" office:value-type="currency" office:currency="USD" office:value="-13.65" calcext:value-type="currency">
            <text:p>-$13.65</text:p>
          </table:table-cell>
          <table:table-cell table:formula="of:=[.E547]/[.D5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4-MC</text:p>
          </table:table-cell>
          <table:table-cell office:value-type="currency" office:currency="USD" office:value="10.1" calcext:value-type="currency">
            <text:p>$10.10</text:p>
          </table:table-cell>
          <table:table-cell table:number-columns-repeated="3"/>
          <table:table-cell table:formula="of:=[.E548]-[.B548]" office:value-type="currency" office:currency="USD" office:value="-10.1" calcext:value-type="currency">
            <text:p>-$10.10</text:p>
          </table:table-cell>
          <table:table-cell table:formula="of:=[.E548]/[.D5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eries N22 N32 Medium Heavy-Duty Casters - 5 inch Diameter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N22-5-IW</text:p>
          </table:table-cell>
          <table:table-cell office:value-type="currency" office:currency="USD" office:value="16.9" calcext:value-type="currency">
            <text:p>$16.90</text:p>
          </table:table-cell>
          <table:table-cell table:number-columns-repeated="3"/>
          <table:table-cell table:formula="of:=[.E552]-[.B552]" office:value-type="currency" office:currency="USD" office:value="-16.9" calcext:value-type="currency">
            <text:p>-$16.90</text:p>
          </table:table-cell>
          <table:table-cell table:formula="of:=[.E552]/[.D5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IW</text:p>
          </table:table-cell>
          <table:table-cell office:value-type="currency" office:currency="USD" office:value="12.35" calcext:value-type="currency">
            <text:p>$12.35</text:p>
          </table:table-cell>
          <table:table-cell table:number-columns-repeated="3"/>
          <table:table-cell table:formula="of:=[.E553]-[.B553]" office:value-type="currency" office:currency="USD" office:value="-12.35" calcext:value-type="currency">
            <text:p>-$12.35</text:p>
          </table:table-cell>
          <table:table-cell table:formula="of:=[.E553]/[.D5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IRB</text:p>
          </table:table-cell>
          <table:table-cell office:value-type="currency" office:currency="USD" office:value="18.2" calcext:value-type="currency">
            <text:p>$18.20</text:p>
          </table:table-cell>
          <table:table-cell table:number-columns-repeated="3"/>
          <table:table-cell table:formula="of:=[.E554]-[.B554]" office:value-type="currency" office:currency="USD" office:value="-18.2" calcext:value-type="currency">
            <text:p>-$18.20</text:p>
          </table:table-cell>
          <table:table-cell table:formula="of:=[.E554]/[.D5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IRB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555]-[.B555]" office:value-type="currency" office:currency="USD" office:value="-13.65" calcext:value-type="currency">
            <text:p>-$13.65</text:p>
          </table:table-cell>
          <table:table-cell table:formula="of:=[.E555]/[.D5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RT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556]-[.B556]" office:value-type="currency" office:currency="USD" office:value="-14.95" calcext:value-type="currency">
            <text:p>-$14.95</text:p>
          </table:table-cell>
          <table:table-cell table:formula="of:=[.E556]/[.D5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RT</text:p>
          </table:table-cell>
          <table:table-cell office:value-type="currency" office:currency="USD" office:value="10.9" calcext:value-type="currency">
            <text:p>$10.90</text:p>
          </table:table-cell>
          <table:table-cell table:number-columns-repeated="3"/>
          <table:table-cell table:formula="of:=[.E557]-[.B557]" office:value-type="currency" office:currency="USD" office:value="-10.9" calcext:value-type="currency">
            <text:p>-$10.90</text:p>
          </table:table-cell>
          <table:table-cell table:formula="of:=[.E557]/[.D5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HC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3"/>
          <table:table-cell table:formula="of:=[.E558]-[.B558]" office:value-type="currency" office:currency="USD" office:value="-17.55" calcext:value-type="currency">
            <text:p>-$17.55</text:p>
          </table:table-cell>
          <table:table-cell table:formula="of:=[.E558]/[.D5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HC</text:p>
          </table:table-cell>
          <table:table-cell office:value-type="currency" office:currency="USD" office:value="12.99" calcext:value-type="currency">
            <text:p>$12.99</text:p>
          </table:table-cell>
          <table:table-cell table:number-columns-repeated="3"/>
          <table:table-cell table:formula="of:=[.E559]-[.B559]" office:value-type="currency" office:currency="USD" office:value="-12.99" calcext:value-type="currency">
            <text:p>-$12.99</text:p>
          </table:table-cell>
          <table:table-cell table:formula="of:=[.E559]/[.D5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PO</text:p>
          </table:table-cell>
          <table:table-cell office:value-type="currency" office:currency="USD" office:value="18.2" calcext:value-type="currency">
            <text:p>$18.20</text:p>
          </table:table-cell>
          <table:table-cell table:number-columns-repeated="3"/>
          <table:table-cell table:formula="of:=[.E560]-[.B560]" office:value-type="currency" office:currency="USD" office:value="-18.2" calcext:value-type="currency">
            <text:p>-$18.20</text:p>
          </table:table-cell>
          <table:table-cell table:formula="of:=[.E560]/[.D5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PO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561]-[.B561]" office:value-type="currency" office:currency="USD" office:value="-13.65" calcext:value-type="currency">
            <text:p>-$13.65</text:p>
          </table:table-cell>
          <table:table-cell table:formula="of:=[.E561]/[.D5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POAC</text:p>
          </table:table-cell>
          <table:table-cell office:value-type="currency" office:currency="USD" office:value="24.7" calcext:value-type="currency">
            <text:p>$24.70</text:p>
          </table:table-cell>
          <table:table-cell table:number-columns-repeated="3"/>
          <table:table-cell table:formula="of:=[.E562]-[.B562]" office:value-type="currency" office:currency="USD" office:value="-24.7" calcext:value-type="currency">
            <text:p>-$24.70</text:p>
          </table:table-cell>
          <table:table-cell table:formula="of:=[.E562]/[.D56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POAC</text:p>
          </table:table-cell>
          <table:table-cell office:value-type="currency" office:currency="USD" office:value="20.8" calcext:value-type="currency">
            <text:p>$20.80</text:p>
          </table:table-cell>
          <table:table-cell table:number-columns-repeated="3"/>
          <table:table-cell table:formula="of:=[.E563]-[.B563]" office:value-type="currency" office:currency="USD" office:value="-20.8" calcext:value-type="currency">
            <text:p>-$20.80</text:p>
          </table:table-cell>
          <table:table-cell table:formula="of:=[.E563]/[.D5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PRB</text:p>
          </table:table-cell>
          <table:table-cell office:value-type="currency" office:currency="USD" office:value="15.1" calcext:value-type="currency">
            <text:p>$15.10</text:p>
          </table:table-cell>
          <table:table-cell table:number-columns-repeated="3"/>
          <table:table-cell table:formula="of:=[.E564]-[.B564]" office:value-type="currency" office:currency="USD" office:value="-15.1" calcext:value-type="currency">
            <text:p>-$15.10</text:p>
          </table:table-cell>
          <table:table-cell table:formula="of:=[.E564]/[.D5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PRB</text:p>
          </table:table-cell>
          <table:table-cell office:value-type="currency" office:currency="USD" office:value="11.25" calcext:value-type="currency">
            <text:p>$11.25</text:p>
          </table:table-cell>
          <table:table-cell table:number-columns-repeated="3"/>
          <table:table-cell table:formula="of:=[.E565]-[.B565]" office:value-type="currency" office:currency="USD" office:value="-11.25" calcext:value-type="currency">
            <text:p>-$11.25</text:p>
          </table:table-cell>
          <table:table-cell table:formula="of:=[.E565]/[.D5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PRI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3"/>
          <table:table-cell table:formula="of:=[.E566]-[.B566]" office:value-type="currency" office:currency="USD" office:value="-17.55" calcext:value-type="currency">
            <text:p>-$17.55</text:p>
          </table:table-cell>
          <table:table-cell table:formula="of:=[.E566]/[.D56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PRI</text:p>
          </table:table-cell>
          <table:table-cell office:value-type="currency" office:currency="USD" office:value="12.99" calcext:value-type="currency">
            <text:p>$12.99</text:p>
          </table:table-cell>
          <table:table-cell table:number-columns-repeated="3"/>
          <table:table-cell table:formula="of:=[.E567]-[.B567]" office:value-type="currency" office:currency="USD" office:value="-12.99" calcext:value-type="currency">
            <text:p>-$12.99</text:p>
          </table:table-cell>
          <table:table-cell table:formula="of:=[.E567]/[.D5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PH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568]-[.B568]" office:value-type="currency" office:currency="USD" office:value="-13.65" calcext:value-type="currency">
            <text:p>-$13.65</text:p>
          </table:table-cell>
          <table:table-cell table:formula="of:=[.E568]/[.D5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PH</text:p>
          </table:table-cell>
          <table:table-cell office:value-type="currency" office:currency="USD" office:value="9.3" calcext:value-type="currency">
            <text:p>$9.30</text:p>
          </table:table-cell>
          <table:table-cell table:number-columns-repeated="3"/>
          <table:table-cell table:formula="of:=[.E569]-[.B569]" office:value-type="currency" office:currency="USD" office:value="-9.3" calcext:value-type="currency">
            <text:p>-$9.30</text:p>
          </table:table-cell>
          <table:table-cell table:formula="of:=[.E569]/[.D5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PDR</text:p>
          </table:table-cell>
          <table:table-cell office:value-type="currency" office:currency="USD" office:value="12.99" calcext:value-type="currency">
            <text:p>$12.99</text:p>
          </table:table-cell>
          <table:table-cell table:number-columns-repeated="3"/>
          <table:table-cell table:formula="of:=[.E570]-[.B570]" office:value-type="currency" office:currency="USD" office:value="-12.99" calcext:value-type="currency">
            <text:p>-$12.99</text:p>
          </table:table-cell>
          <table:table-cell table:formula="of:=[.E570]/[.D57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PDR</text:p>
          </table:table-cell>
          <table:table-cell office:value-type="currency" office:currency="USD" office:value="8.5" calcext:value-type="currency">
            <text:p>$8.50</text:p>
          </table:table-cell>
          <table:table-cell table:number-columns-repeated="3"/>
          <table:table-cell table:formula="of:=[.E571]-[.B571]" office:value-type="currency" office:currency="USD" office:value="-8.5" calcext:value-type="currency">
            <text:p>-$8.50</text:p>
          </table:table-cell>
          <table:table-cell table:formula="of:=[.E571]/[.D57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PDI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572]-[.B572]" office:value-type="currency" office:currency="USD" office:value="-13.65" calcext:value-type="currency">
            <text:p>-$13.65</text:p>
          </table:table-cell>
          <table:table-cell table:formula="of:=[.E572]/[.D5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PDI</text:p>
          </table:table-cell>
          <table:table-cell office:value-type="currency" office:currency="USD" office:value="9.1" calcext:value-type="currency">
            <text:p>$9.10</text:p>
          </table:table-cell>
          <table:table-cell table:number-columns-repeated="3"/>
          <table:table-cell table:formula="of:=[.E573]-[.B573]" office:value-type="currency" office:currency="USD" office:value="-9.1" calcext:value-type="currency">
            <text:p>-$9.10</text:p>
          </table:table-cell>
          <table:table-cell table:formula="of:=[.E573]/[.D5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TPR</text:p>
          </table:table-cell>
          <table:table-cell office:value-type="currency" office:currency="USD" office:value="18.2" calcext:value-type="currency">
            <text:p>$18.20</text:p>
          </table:table-cell>
          <table:table-cell table:number-columns-repeated="3"/>
          <table:table-cell table:formula="of:=[.E574]-[.B574]" office:value-type="currency" office:currency="USD" office:value="-18.2" calcext:value-type="currency">
            <text:p>-$18.20</text:p>
          </table:table-cell>
          <table:table-cell table:formula="of:=[.E574]/[.D5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TPR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575]-[.B575]" office:value-type="currency" office:currency="USD" office:value="-13.65" calcext:value-type="currency">
            <text:p>-$13.65</text:p>
          </table:table-cell>
          <table:table-cell table:formula="of:=[.E575]/[.D5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MC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576]-[.B576]" office:value-type="currency" office:currency="USD" office:value="-14.95" calcext:value-type="currency">
            <text:p>-$14.95</text:p>
          </table:table-cell>
          <table:table-cell table:formula="of:=[.E576]/[.D5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MC</text:p>
          </table:table-cell>
          <table:table-cell office:value-type="currency" office:currency="USD" office:value="10.75" calcext:value-type="currency">
            <text:p>$10.75</text:p>
          </table:table-cell>
          <table:table-cell table:number-columns-repeated="3"/>
          <table:table-cell table:formula="of:=[.E577]-[.B577]" office:value-type="currency" office:currency="USD" office:value="-10.75" calcext:value-type="currency">
            <text:p>-$10.75</text:p>
          </table:table-cell>
          <table:table-cell table:formula="of:=[.E577]/[.D5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MCI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578]-[.B578]" office:value-type="currency" office:currency="USD" office:value="-14.95" calcext:value-type="currency">
            <text:p>-$14.95</text:p>
          </table:table-cell>
          <table:table-cell table:formula="of:=[.E578]/[.D5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MCI</text:p>
          </table:table-cell>
          <table:table-cell office:value-type="currency" office:currency="USD" office:value="10.6" calcext:value-type="currency">
            <text:p>$10.60</text:p>
          </table:table-cell>
          <table:table-cell table:number-columns-repeated="3"/>
          <table:table-cell table:formula="of:=[.E579]-[.B579]" office:value-type="currency" office:currency="USD" office:value="-10.6" calcext:value-type="currency">
            <text:p>-$10.60</text:p>
          </table:table-cell>
          <table:table-cell table:formula="of:=[.E579]/[.D5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5-PDI-HD</text:p>
          </table:table-cell>
          <table:table-cell office:value-type="currency" office:currency="USD" office:value="15.6" calcext:value-type="currency">
            <text:p>$15.60</text:p>
          </table:table-cell>
          <table:table-cell table:number-columns-repeated="3"/>
          <table:table-cell table:formula="of:=[.E580]-[.B580]" office:value-type="currency" office:currency="USD" office:value="-15.6" calcext:value-type="currency">
            <text:p>-$15.60</text:p>
          </table:table-cell>
          <table:table-cell table:formula="of:=[.E580]/[.D5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5-PDI-HD</text:p>
          </table:table-cell>
          <table:table-cell office:value-type="currency" office:currency="USD" office:value="11.4" calcext:value-type="currency">
            <text:p>$11.40</text:p>
          </table:table-cell>
          <table:table-cell table:number-columns-repeated="3"/>
          <table:table-cell table:formula="of:=[.E581]-[.B581]" office:value-type="currency" office:currency="USD" office:value="-11.4" calcext:value-type="currency">
            <text:p>-$11.40</text:p>
          </table:table-cell>
          <table:table-cell table:formula="of:=[.E581]/[.D5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eries N22 N32 Medium Heavy-Duty Casters - 6 inch Diameter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N22-6-IW</text:p>
          </table:table-cell>
          <table:table-cell office:value-type="currency" office:currency="USD" office:value="19.5" calcext:value-type="currency">
            <text:p>$19.50</text:p>
          </table:table-cell>
          <table:table-cell table:number-columns-repeated="3"/>
          <table:table-cell table:formula="of:=[.E585]-[.B585]" office:value-type="currency" office:currency="USD" office:value="-19.5" calcext:value-type="currency">
            <text:p>-$19.50</text:p>
          </table:table-cell>
          <table:table-cell table:formula="of:=[.E585]/[.D5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IW</text:p>
          </table:table-cell>
          <table:table-cell office:value-type="currency" office:currency="USD" office:value="15.6" calcext:value-type="currency">
            <text:p>$15.60</text:p>
          </table:table-cell>
          <table:table-cell table:number-columns-repeated="3"/>
          <table:table-cell table:formula="of:=[.E586]-[.B586]" office:value-type="currency" office:currency="USD" office:value="-15.6" calcext:value-type="currency">
            <text:p>-$15.60</text:p>
          </table:table-cell>
          <table:table-cell table:formula="of:=[.E586]/[.D5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IRB</text:p>
          </table:table-cell>
          <table:table-cell office:value-type="currency" office:currency="USD" office:value="22.75" calcext:value-type="currency">
            <text:p>$22.75</text:p>
          </table:table-cell>
          <table:table-cell table:number-columns-repeated="3"/>
          <table:table-cell table:formula="of:=[.E587]-[.B587]" office:value-type="currency" office:currency="USD" office:value="-22.75" calcext:value-type="currency">
            <text:p>-$22.75</text:p>
          </table:table-cell>
          <table:table-cell table:formula="of:=[.E587]/[.D58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IRB</text:p>
          </table:table-cell>
          <table:table-cell office:value-type="currency" office:currency="USD" office:value="18.85" calcext:value-type="currency">
            <text:p>$18.85</text:p>
          </table:table-cell>
          <table:table-cell table:number-columns-repeated="3"/>
          <table:table-cell table:formula="of:=[.E588]-[.B588]" office:value-type="currency" office:currency="USD" office:value="-18.85" calcext:value-type="currency">
            <text:p>-$18.85</text:p>
          </table:table-cell>
          <table:table-cell table:formula="of:=[.E588]/[.D5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VG</text:p>
          </table:table-cell>
          <table:table-cell office:value-type="currency" office:currency="USD" office:value="23.4" calcext:value-type="currency">
            <text:p>$23.40</text:p>
          </table:table-cell>
          <table:table-cell table:number-columns-repeated="3"/>
          <table:table-cell table:formula="of:=[.E589]-[.B589]" office:value-type="currency" office:currency="USD" office:value="-23.4" calcext:value-type="currency">
            <text:p>-$23.40</text:p>
          </table:table-cell>
          <table:table-cell table:formula="of:=[.E589]/[.D5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VG</text:p>
          </table:table-cell>
          <table:table-cell office:value-type="currency" office:currency="USD" office:value="19.5" calcext:value-type="currency">
            <text:p>$19.50</text:p>
          </table:table-cell>
          <table:table-cell table:number-columns-repeated="3"/>
          <table:table-cell table:formula="of:=[.E590]-[.B590]" office:value-type="currency" office:currency="USD" office:value="-19.5" calcext:value-type="currency">
            <text:p>-$19.50</text:p>
          </table:table-cell>
          <table:table-cell table:formula="of:=[.E590]/[.D5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HR</text:p>
          </table:table-cell>
          <table:table-cell office:value-type="currency" office:currency="USD" office:value="18.85" calcext:value-type="currency">
            <text:p>$18.85</text:p>
          </table:table-cell>
          <table:table-cell table:number-columns-repeated="3"/>
          <table:table-cell table:formula="of:=[.E591]-[.B591]" office:value-type="currency" office:currency="USD" office:value="-18.85" calcext:value-type="currency">
            <text:p>-$18.85</text:p>
          </table:table-cell>
          <table:table-cell table:formula="of:=[.E591]/[.D59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HR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592]-[.B592]" office:value-type="currency" office:currency="USD" office:value="-14.95" calcext:value-type="currency">
            <text:p>-$14.95</text:p>
          </table:table-cell>
          <table:table-cell table:formula="of:=[.E592]/[.D5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RT</text:p>
          </table:table-cell>
          <table:table-cell office:value-type="currency" office:currency="USD" office:value="16.9" calcext:value-type="currency">
            <text:p>$16.90</text:p>
          </table:table-cell>
          <table:table-cell table:number-columns-repeated="3"/>
          <table:table-cell table:formula="of:=[.E593]-[.B593]" office:value-type="currency" office:currency="USD" office:value="-16.9" calcext:value-type="currency">
            <text:p>-$16.90</text:p>
          </table:table-cell>
          <table:table-cell table:formula="of:=[.E593]/[.D5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RT</text:p>
          </table:table-cell>
          <table:table-cell office:value-type="currency" office:currency="USD" office:value="12.99" calcext:value-type="currency">
            <text:p>$12.99</text:p>
          </table:table-cell>
          <table:table-cell table:number-columns-repeated="3"/>
          <table:table-cell table:formula="of:=[.E594]-[.B594]" office:value-type="currency" office:currency="USD" office:value="-12.99" calcext:value-type="currency">
            <text:p>-$12.99</text:p>
          </table:table-cell>
          <table:table-cell table:formula="of:=[.E594]/[.D5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HC</text:p>
          </table:table-cell>
          <table:table-cell office:value-type="currency" office:currency="USD" office:value="18.85" calcext:value-type="currency">
            <text:p>$18.85</text:p>
          </table:table-cell>
          <table:table-cell table:number-columns-repeated="3"/>
          <table:table-cell table:formula="of:=[.E595]-[.B595]" office:value-type="currency" office:currency="USD" office:value="-18.85" calcext:value-type="currency">
            <text:p>-$18.85</text:p>
          </table:table-cell>
          <table:table-cell table:formula="of:=[.E595]/[.D5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HC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596]-[.B596]" office:value-type="currency" office:currency="USD" office:value="-14.95" calcext:value-type="currency">
            <text:p>-$14.95</text:p>
          </table:table-cell>
          <table:table-cell table:formula="of:=[.E596]/[.D5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PO</text:p>
          </table:table-cell>
          <table:table-cell office:value-type="currency" office:currency="USD" office:value="19.5" calcext:value-type="currency">
            <text:p>$19.50</text:p>
          </table:table-cell>
          <table:table-cell table:number-columns-repeated="3"/>
          <table:table-cell table:formula="of:=[.E597]-[.B597]" office:value-type="currency" office:currency="USD" office:value="-19.5" calcext:value-type="currency">
            <text:p>-$19.50</text:p>
          </table:table-cell>
          <table:table-cell table:formula="of:=[.E597]/[.D5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PO</text:p>
          </table:table-cell>
          <table:table-cell office:value-type="currency" office:currency="USD" office:value="16.25" calcext:value-type="currency">
            <text:p>$16.25</text:p>
          </table:table-cell>
          <table:table-cell table:number-columns-repeated="3"/>
          <table:table-cell table:formula="of:=[.E598]-[.B598]" office:value-type="currency" office:currency="USD" office:value="-16.25" calcext:value-type="currency">
            <text:p>-$16.25</text:p>
          </table:table-cell>
          <table:table-cell table:formula="of:=[.E598]/[.D5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POAC</text:p>
          </table:table-cell>
          <table:table-cell office:value-type="currency" office:currency="USD" office:value="31.2" calcext:value-type="currency">
            <text:p>$31.20</text:p>
          </table:table-cell>
          <table:table-cell table:number-columns-repeated="3"/>
          <table:table-cell table:formula="of:=[.E599]-[.B599]" office:value-type="currency" office:currency="USD" office:value="-31.2" calcext:value-type="currency">
            <text:p>-$31.20</text:p>
          </table:table-cell>
          <table:table-cell table:formula="of:=[.E599]/[.D5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POAC</text:p>
          </table:table-cell>
          <table:table-cell office:value-type="currency" office:currency="USD" office:value="27.3" calcext:value-type="currency">
            <text:p>$27.30</text:p>
          </table:table-cell>
          <table:table-cell table:number-columns-repeated="3"/>
          <table:table-cell table:formula="of:=[.E600]-[.B600]" office:value-type="currency" office:currency="USD" office:value="-27.3" calcext:value-type="currency">
            <text:p>-$27.30</text:p>
          </table:table-cell>
          <table:table-cell table:formula="of:=[.E600]/[.D6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PRB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3"/>
          <table:table-cell table:formula="of:=[.E601]-[.B601]" office:value-type="currency" office:currency="USD" office:value="-17.55" calcext:value-type="currency">
            <text:p>-$17.55</text:p>
          </table:table-cell>
          <table:table-cell table:formula="of:=[.E601]/[.D6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PRB</text:p>
          </table:table-cell>
          <table:table-cell office:value-type="currency" office:currency="USD" office:value="14.3" calcext:value-type="currency">
            <text:p>$14.30</text:p>
          </table:table-cell>
          <table:table-cell table:number-columns-repeated="3"/>
          <table:table-cell table:formula="of:=[.E602]-[.B602]" office:value-type="currency" office:currency="USD" office:value="-14.3" calcext:value-type="currency">
            <text:p>-$14.30</text:p>
          </table:table-cell>
          <table:table-cell table:formula="of:=[.E602]/[.D60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PRI</text:p>
          </table:table-cell>
          <table:table-cell office:value-type="currency" office:currency="USD" office:value="20.15" calcext:value-type="currency">
            <text:p>$20.15</text:p>
          </table:table-cell>
          <table:table-cell table:number-columns-repeated="3"/>
          <table:table-cell table:formula="of:=[.E603]-[.B603]" office:value-type="currency" office:currency="USD" office:value="-20.15" calcext:value-type="currency">
            <text:p>-$20.15</text:p>
          </table:table-cell>
          <table:table-cell table:formula="of:=[.E603]/[.D60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PRI</text:p>
          </table:table-cell>
          <table:table-cell office:value-type="currency" office:currency="USD" office:value="16.25" calcext:value-type="currency">
            <text:p>$16.25</text:p>
          </table:table-cell>
          <table:table-cell table:number-columns-repeated="3"/>
          <table:table-cell table:formula="of:=[.E604]-[.B604]" office:value-type="currency" office:currency="USD" office:value="-16.25" calcext:value-type="currency">
            <text:p>-$16.25</text:p>
          </table:table-cell>
          <table:table-cell table:formula="of:=[.E604]/[.D6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PH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605]-[.B605]" office:value-type="currency" office:currency="USD" office:value="-14.95" calcext:value-type="currency">
            <text:p>-$14.95</text:p>
          </table:table-cell>
          <table:table-cell table:formula="of:=[.E605]/[.D6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PH</text:p>
          </table:table-cell>
          <table:table-cell office:value-type="currency" office:currency="USD" office:value="11.05" calcext:value-type="currency">
            <text:p>$11.05</text:p>
          </table:table-cell>
          <table:table-cell table:number-columns-repeated="3"/>
          <table:table-cell table:formula="of:=[.E606]-[.B606]" office:value-type="currency" office:currency="USD" office:value="-11.05" calcext:value-type="currency">
            <text:p>-$11.05</text:p>
          </table:table-cell>
          <table:table-cell table:formula="of:=[.E606]/[.D6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PDR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607]-[.B607]" office:value-type="currency" office:currency="USD" office:value="-13.65" calcext:value-type="currency">
            <text:p>-$13.65</text:p>
          </table:table-cell>
          <table:table-cell table:formula="of:=[.E607]/[.D6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PDR</text:p>
          </table:table-cell>
          <table:table-cell office:value-type="currency" office:currency="USD" office:value="9.9" calcext:value-type="currency">
            <text:p>$9.90</text:p>
          </table:table-cell>
          <table:table-cell table:number-columns-repeated="3"/>
          <table:table-cell table:formula="of:=[.E608]-[.B608]" office:value-type="currency" office:currency="USD" office:value="-9.9" calcext:value-type="currency">
            <text:p>-$9.90</text:p>
          </table:table-cell>
          <table:table-cell table:formula="of:=[.E608]/[.D6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PDR-HD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3"/>
          <table:table-cell table:formula="of:=[.E609]-[.B609]" office:value-type="currency" office:currency="USD" office:value="-17.55" calcext:value-type="currency">
            <text:p>-$17.55</text:p>
          </table:table-cell>
          <table:table-cell table:formula="of:=[.E609]/[.D6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PDR-HD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610]-[.B610]" office:value-type="currency" office:currency="USD" office:value="-13.65" calcext:value-type="currency">
            <text:p>-$13.65</text:p>
          </table:table-cell>
          <table:table-cell table:formula="of:=[.E610]/[.D6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MC</text:p>
          </table:table-cell>
          <table:table-cell office:value-type="currency" office:currency="USD" office:value="16.25" calcext:value-type="currency">
            <text:p>$16.25</text:p>
          </table:table-cell>
          <table:table-cell table:number-columns-repeated="3"/>
          <table:table-cell table:formula="of:=[.E611]-[.B611]" office:value-type="currency" office:currency="USD" office:value="-16.25" calcext:value-type="currency">
            <text:p>-$16.25</text:p>
          </table:table-cell>
          <table:table-cell table:formula="of:=[.E611]/[.D6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MC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3"/>
          <table:table-cell table:formula="of:=[.E612]-[.B612]" office:value-type="currency" office:currency="USD" office:value="-13" calcext:value-type="currency">
            <text:p>-$13.00</text:p>
          </table:table-cell>
          <table:table-cell table:formula="of:=[.E612]/[.D6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6-TPR</text:p>
          </table:table-cell>
          <table:table-cell office:value-type="currency" office:currency="USD" office:value="19.5" calcext:value-type="currency">
            <text:p>$19.50</text:p>
          </table:table-cell>
          <table:table-cell table:number-columns-repeated="3"/>
          <table:table-cell table:formula="of:=[.E613]-[.B613]" office:value-type="currency" office:currency="USD" office:value="-19.5" calcext:value-type="currency">
            <text:p>-$19.50</text:p>
          </table:table-cell>
          <table:table-cell table:formula="of:=[.E613]/[.D6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6-TPR</text:p>
          </table:table-cell>
          <table:table-cell office:value-type="currency" office:currency="USD" office:value="15.6" calcext:value-type="currency">
            <text:p>$15.60</text:p>
          </table:table-cell>
          <table:table-cell table:number-columns-repeated="3"/>
          <table:table-cell table:formula="of:=[.E614]-[.B614]" office:value-type="currency" office:currency="USD" office:value="-15.6" calcext:value-type="currency">
            <text:p>-$15.60</text:p>
          </table:table-cell>
          <table:table-cell table:formula="of:=[.E614]/[.D6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eries N22 N32 Medium Heavy-Duty Casters - 8 inch Diameter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N22-8-IRB</text:p>
          </table:table-cell>
          <table:table-cell office:value-type="currency" office:currency="USD" office:value="29.25" calcext:value-type="currency">
            <text:p>$29.25</text:p>
          </table:table-cell>
          <table:table-cell table:number-columns-repeated="3"/>
          <table:table-cell table:formula="of:=[.E618]-[.B618]" office:value-type="currency" office:currency="USD" office:value="-29.25" calcext:value-type="currency">
            <text:p>-$29.25</text:p>
          </table:table-cell>
          <table:table-cell table:formula="of:=[.E618]/[.D6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IRB</text:p>
          </table:table-cell>
          <table:table-cell office:value-type="currency" office:currency="USD" office:value="25.35" calcext:value-type="currency">
            <text:p>$25.35</text:p>
          </table:table-cell>
          <table:table-cell table:number-columns-repeated="3"/>
          <table:table-cell table:formula="of:=[.E619]-[.B619]" office:value-type="currency" office:currency="USD" office:value="-25.35" calcext:value-type="currency">
            <text:p>-$25.35</text:p>
          </table:table-cell>
          <table:table-cell table:formula="of:=[.E619]/[.D6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RT</text:p>
          </table:table-cell>
          <table:table-cell office:value-type="currency" office:currency="USD" office:value="20.15" calcext:value-type="currency">
            <text:p>$20.15</text:p>
          </table:table-cell>
          <table:table-cell table:number-columns-repeated="3"/>
          <table:table-cell table:formula="of:=[.E620]-[.B620]" office:value-type="currency" office:currency="USD" office:value="-20.15" calcext:value-type="currency">
            <text:p>-$20.15</text:p>
          </table:table-cell>
          <table:table-cell table:formula="of:=[.E620]/[.D6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RT</text:p>
          </table:table-cell>
          <table:table-cell office:value-type="currency" office:currency="USD" office:value="16.25" calcext:value-type="currency">
            <text:p>$16.25</text:p>
          </table:table-cell>
          <table:table-cell table:number-columns-repeated="3"/>
          <table:table-cell table:formula="of:=[.E621]-[.B621]" office:value-type="currency" office:currency="USD" office:value="-16.25" calcext:value-type="currency">
            <text:p>-$16.25</text:p>
          </table:table-cell>
          <table:table-cell table:formula="of:=[.E621]/[.D6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HC</text:p>
          </table:table-cell>
          <table:table-cell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622]-[.B622]" office:value-type="currency" office:currency="USD" office:value="-22.1" calcext:value-type="currency">
            <text:p>-$22.10</text:p>
          </table:table-cell>
          <table:table-cell table:formula="of:=[.E622]/[.D6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HC</text:p>
          </table:table-cell>
          <table:table-cell office:value-type="currency" office:currency="USD" office:value="18.7" calcext:value-type="currency">
            <text:p>$18.70</text:p>
          </table:table-cell>
          <table:table-cell table:number-columns-repeated="3"/>
          <table:table-cell table:formula="of:=[.E623]-[.B623]" office:value-type="currency" office:currency="USD" office:value="-18.7" calcext:value-type="currency">
            <text:p>-$18.70</text:p>
          </table:table-cell>
          <table:table-cell table:formula="of:=[.E623]/[.D6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PO</text:p>
          </table:table-cell>
          <table:table-cell office:value-type="currency" office:currency="USD" office:value="24.7" calcext:value-type="currency">
            <text:p>$24.70</text:p>
          </table:table-cell>
          <table:table-cell table:number-columns-repeated="3"/>
          <table:table-cell table:formula="of:=[.E624]-[.B624]" office:value-type="currency" office:currency="USD" office:value="-24.7" calcext:value-type="currency">
            <text:p>-$24.70</text:p>
          </table:table-cell>
          <table:table-cell table:formula="of:=[.E624]/[.D6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PO</text:p>
          </table:table-cell>
          <table:table-cell office:value-type="currency" office:currency="USD" office:value="20.8" calcext:value-type="currency">
            <text:p>$20.80</text:p>
          </table:table-cell>
          <table:table-cell table:number-columns-repeated="3"/>
          <table:table-cell table:formula="of:=[.E625]-[.B625]" office:value-type="currency" office:currency="USD" office:value="-20.8" calcext:value-type="currency">
            <text:p>-$20.80</text:p>
          </table:table-cell>
          <table:table-cell table:formula="of:=[.E625]/[.D62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POAC</text:p>
          </table:table-cell>
          <table:table-cell office:value-type="currency" office:currency="USD" office:value="43.55" calcext:value-type="currency">
            <text:p>$43.55</text:p>
          </table:table-cell>
          <table:table-cell table:number-columns-repeated="3"/>
          <table:table-cell table:formula="of:=[.E626]-[.B626]" office:value-type="currency" office:currency="USD" office:value="-43.55" calcext:value-type="currency">
            <text:p>-$43.55</text:p>
          </table:table-cell>
          <table:table-cell table:formula="of:=[.E626]/[.D6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POAC</text:p>
          </table:table-cell>
          <table:table-cell office:value-type="currency" office:currency="USD" office:value="39.65" calcext:value-type="currency">
            <text:p>$39.65</text:p>
          </table:table-cell>
          <table:table-cell table:number-columns-repeated="3"/>
          <table:table-cell table:formula="of:=[.E627]-[.B627]" office:value-type="currency" office:currency="USD" office:value="-39.65" calcext:value-type="currency">
            <text:p>-$39.65</text:p>
          </table:table-cell>
          <table:table-cell table:formula="of:=[.E627]/[.D6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PDR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3"/>
          <table:table-cell table:formula="of:=[.E628]-[.B628]" office:value-type="currency" office:currency="USD" office:value="-17.55" calcext:value-type="currency">
            <text:p>-$17.55</text:p>
          </table:table-cell>
          <table:table-cell table:formula="of:=[.E628]/[.D6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PDR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629]-[.B629]" office:value-type="currency" office:currency="USD" office:value="-13.65" calcext:value-type="currency">
            <text:p>-$13.65</text:p>
          </table:table-cell>
          <table:table-cell table:formula="of:=[.E629]/[.D62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PDI</text:p>
          </table:table-cell>
          <table:table-cell office:value-type="currency" office:currency="USD" office:value="20.15" calcext:value-type="currency">
            <text:p>$20.15</text:p>
          </table:table-cell>
          <table:table-cell table:number-columns-repeated="3"/>
          <table:table-cell table:formula="of:=[.E630]-[.B630]" office:value-type="currency" office:currency="USD" office:value="-20.15" calcext:value-type="currency">
            <text:p>-$20.15</text:p>
          </table:table-cell>
          <table:table-cell table:formula="of:=[.E630]/[.D6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DPI</text:p>
          </table:table-cell>
          <table:table-cell office:value-type="currency" office:currency="USD" office:value="16.25" calcext:value-type="currency">
            <text:p>$16.25</text:p>
          </table:table-cell>
          <table:table-cell table:number-columns-repeated="3"/>
          <table:table-cell table:formula="of:=[.E631]-[.B631]" office:value-type="currency" office:currency="USD" office:value="-16.25" calcext:value-type="currency">
            <text:p>-$16.25</text:p>
          </table:table-cell>
          <table:table-cell table:formula="of:=[.E631]/[.D6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PDR-HD</text:p>
          </table:table-cell>
          <table:table-cell office:value-type="currency" office:currency="USD" office:value="22.75" calcext:value-type="currency">
            <text:p>$22.75</text:p>
          </table:table-cell>
          <table:table-cell table:number-columns-repeated="3"/>
          <table:table-cell table:formula="of:=[.E632]-[.B632]" office:value-type="currency" office:currency="USD" office:value="-22.75" calcext:value-type="currency">
            <text:p>-$22.75</text:p>
          </table:table-cell>
          <table:table-cell table:formula="of:=[.E632]/[.D6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PDR-HD</text:p>
          </table:table-cell>
          <table:table-cell office:value-type="currency" office:currency="USD" office:value="18.85" calcext:value-type="currency">
            <text:p>$18.85</text:p>
          </table:table-cell>
          <table:table-cell table:number-columns-repeated="3"/>
          <table:table-cell table:formula="of:=[.E633]-[.B633]" office:value-type="currency" office:currency="USD" office:value="-18.85" calcext:value-type="currency">
            <text:p>-$18.85</text:p>
          </table:table-cell>
          <table:table-cell table:formula="of:=[.E633]/[.D6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PDI-HD</text:p>
          </table:table-cell>
          <table:table-cell office:value-type="currency" office:currency="USD" office:value="22.75" calcext:value-type="currency">
            <text:p>$22.75</text:p>
          </table:table-cell>
          <table:table-cell table:number-columns-repeated="3"/>
          <table:table-cell table:formula="of:=[.E634]-[.B634]" office:value-type="currency" office:currency="USD" office:value="-22.75" calcext:value-type="currency">
            <text:p>-$22.75</text:p>
          </table:table-cell>
          <table:table-cell table:formula="of:=[.E634]/[.D6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PDI-HD</text:p>
          </table:table-cell>
          <table:table-cell office:value-type="currency" office:currency="USD" office:value="18.85" calcext:value-type="currency">
            <text:p>$18.85</text:p>
          </table:table-cell>
          <table:table-cell table:number-columns-repeated="3"/>
          <table:table-cell table:formula="of:=[.E635]-[.B635]" office:value-type="currency" office:currency="USD" office:value="-18.85" calcext:value-type="currency">
            <text:p>-$18.85</text:p>
          </table:table-cell>
          <table:table-cell table:formula="of:=[.E635]/[.D6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MC</text:p>
          </table:table-cell>
          <table:table-cell office:value-type="currency" office:currency="USD" office:value="20.15" calcext:value-type="currency">
            <text:p>$20.15</text:p>
          </table:table-cell>
          <table:table-cell table:number-columns-repeated="3"/>
          <table:table-cell table:formula="of:=[.E636]-[.B636]" office:value-type="currency" office:currency="USD" office:value="-20.15" calcext:value-type="currency">
            <text:p>-$20.15</text:p>
          </table:table-cell>
          <table:table-cell table:formula="of:=[.E636]/[.D6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MC</text:p>
          </table:table-cell>
          <table:table-cell office:value-type="currency" office:currency="USD" office:value="16.25" calcext:value-type="currency">
            <text:p>$16.25</text:p>
          </table:table-cell>
          <table:table-cell table:number-columns-repeated="3"/>
          <table:table-cell table:formula="of:=[.E637]-[.B637]" office:value-type="currency" office:currency="USD" office:value="-16.25" calcext:value-type="currency">
            <text:p>-$16.25</text:p>
          </table:table-cell>
          <table:table-cell table:formula="of:=[.E637]/[.D6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PRB</text:p>
          </table:table-cell>
          <table:table-cell office:value-type="currency" office:currency="USD" office:value="21.45" calcext:value-type="currency">
            <text:p>$21.45</text:p>
          </table:table-cell>
          <table:table-cell table:number-columns-repeated="3"/>
          <table:table-cell table:formula="of:=[.E638]-[.B638]" office:value-type="currency" office:currency="USD" office:value="-21.45" calcext:value-type="currency">
            <text:p>-$21.45</text:p>
          </table:table-cell>
          <table:table-cell table:formula="of:=[.E638]/[.D6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PRB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3"/>
          <table:table-cell table:formula="of:=[.E639]-[.B639]" office:value-type="currency" office:currency="USD" office:value="-17.55" calcext:value-type="currency">
            <text:p>-$17.55</text:p>
          </table:table-cell>
          <table:table-cell table:formula="of:=[.E639]/[.D6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22-8-TPR</text:p>
          </table:table-cell>
          <table:table-cell office:value-type="currency" office:currency="USD" office:value="22.75" calcext:value-type="currency">
            <text:p>$22.75</text:p>
          </table:table-cell>
          <table:table-cell table:number-columns-repeated="3"/>
          <table:table-cell table:formula="of:=[.E640]-[.B640]" office:value-type="currency" office:currency="USD" office:value="-22.75" calcext:value-type="currency">
            <text:p>-$22.75</text:p>
          </table:table-cell>
          <table:table-cell table:formula="of:=[.E640]/[.D6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N32-8-TPR</text:p>
          </table:table-cell>
          <table:table-cell office:value-type="currency" office:currency="USD" office:value="18.85" calcext:value-type="currency">
            <text:p>$18.85</text:p>
          </table:table-cell>
          <table:table-cell table:number-columns-repeated="3"/>
          <table:table-cell table:formula="of:=[.E641]-[.B641]" office:value-type="currency" office:currency="USD" office:value="-18.85" calcext:value-type="currency">
            <text:p>-$18.85</text:p>
          </table:table-cell>
          <table:table-cell table:formula="of:=[.E641]/[.D6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eries SS Stainless Steel Caster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S-03-3PBB</text:p>
          </table:table-cell>
          <table:table-cell office:value-type="currency" office:currency="USD" office:value="16.8" calcext:value-type="currency">
            <text:p>$16.80</text:p>
          </table:table-cell>
          <table:table-cell table:number-columns-repeated="3"/>
          <table:table-cell table:formula="of:=[.E645]-[.B645]" office:value-type="currency" office:currency="USD" office:value="-16.8" calcext:value-type="currency">
            <text:p>-$16.80</text:p>
          </table:table-cell>
          <table:table-cell table:formula="of:=[.E645]/[.D6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13-3PBB</text:p>
          </table:table-cell>
          <table:table-cell office:value-type="currency" office:currency="USD" office:value="12.35" calcext:value-type="currency">
            <text:p>$12.35</text:p>
          </table:table-cell>
          <table:table-cell table:number-columns-repeated="3"/>
          <table:table-cell table:formula="of:=[.E646]-[.B646]" office:value-type="currency" office:currency="USD" office:value="-12.35" calcext:value-type="currency">
            <text:p>-$12.35</text:p>
          </table:table-cell>
          <table:table-cell table:formula="of:=[.E646]/[.D6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03-3TPR</text:p>
          </table:table-cell>
          <table:table-cell office:value-type="currency" office:currency="USD" office:value="16.8" calcext:value-type="currency">
            <text:p>$16.80</text:p>
          </table:table-cell>
          <table:table-cell table:number-columns-repeated="3"/>
          <table:table-cell table:formula="of:=[.E647]-[.B647]" office:value-type="currency" office:currency="USD" office:value="-16.8" calcext:value-type="currency">
            <text:p>-$16.80</text:p>
          </table:table-cell>
          <table:table-cell table:formula="of:=[.E647]/[.D6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13-3TPR</text:p>
          </table:table-cell>
          <table:table-cell office:value-type="currency" office:currency="USD" office:value="12.35" calcext:value-type="currency">
            <text:p>$12.35</text:p>
          </table:table-cell>
          <table:table-cell table:number-columns-repeated="3"/>
          <table:table-cell table:formula="of:=[.E648]-[.B648]" office:value-type="currency" office:currency="USD" office:value="-12.35" calcext:value-type="currency">
            <text:p>-$12.35</text:p>
          </table:table-cell>
          <table:table-cell table:formula="of:=[.E648]/[.D6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03-4PBB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3"/>
          <table:table-cell table:formula="of:=[.E649]-[.B649]" office:value-type="currency" office:currency="USD" office:value="-18" calcext:value-type="currency">
            <text:p>-$18.00</text:p>
          </table:table-cell>
          <table:table-cell table:formula="of:=[.E649]/[.D6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13-4PBB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650]-[.B650]" office:value-type="currency" office:currency="USD" office:value="-13.65" calcext:value-type="currency">
            <text:p>-$13.65</text:p>
          </table:table-cell>
          <table:table-cell table:formula="of:=[.E650]/[.D6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03-4TPR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3"/>
          <table:table-cell table:formula="of:=[.E651]-[.B651]" office:value-type="currency" office:currency="USD" office:value="-18" calcext:value-type="currency">
            <text:p>-$18.00</text:p>
          </table:table-cell>
          <table:table-cell table:formula="of:=[.E651]/[.D6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13-4TPR</text:p>
          </table:table-cell>
          <table:table-cell office:value-type="currency" office:currency="USD" office:value="13.65" calcext:value-type="currency">
            <text:p>$13.65</text:p>
          </table:table-cell>
          <table:table-cell table:number-columns-repeated="3"/>
          <table:table-cell table:formula="of:=[.E652]-[.B652]" office:value-type="currency" office:currency="USD" office:value="-13.65" calcext:value-type="currency">
            <text:p>-$13.65</text:p>
          </table:table-cell>
          <table:table-cell table:formula="of:=[.E652]/[.D6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03-5PBB</text:p>
          </table:table-cell>
          <table:table-cell office:value-type="currency" office:currency="USD" office:value="20.15" calcext:value-type="currency">
            <text:p>$20.15</text:p>
          </table:table-cell>
          <table:table-cell table:number-columns-repeated="3"/>
          <table:table-cell table:formula="of:=[.E653]-[.B653]" office:value-type="currency" office:currency="USD" office:value="-20.15" calcext:value-type="currency">
            <text:p>-$20.15</text:p>
          </table:table-cell>
          <table:table-cell table:formula="of:=[.E653]/[.D6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13-5PBB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654]-[.B654]" office:value-type="currency" office:currency="USD" office:value="-14.95" calcext:value-type="currency">
            <text:p>-$14.95</text:p>
          </table:table-cell>
          <table:table-cell table:formula="of:=[.E654]/[.D6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03-5TPR</text:p>
          </table:table-cell>
          <table:table-cell office:value-type="currency" office:currency="USD" office:value="20.15" calcext:value-type="currency">
            <text:p>$20.15</text:p>
          </table:table-cell>
          <table:table-cell table:number-columns-repeated="3"/>
          <table:table-cell table:formula="of:=[.E655]-[.B655]" office:value-type="currency" office:currency="USD" office:value="-20.15" calcext:value-type="currency">
            <text:p>-$20.15</text:p>
          </table:table-cell>
          <table:table-cell table:formula="of:=[.E655]/[.D6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S-13-5TPR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3"/>
          <table:table-cell table:formula="of:=[.E656]-[.B656]" office:value-type="currency" office:currency="USD" office:value="-14.95" calcext:value-type="currency">
            <text:p>-$14.95</text:p>
          </table:table-cell>
          <table:table-cell table:formula="of:=[.E656]/[.D6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ingle-Grip Hand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15-LW</text:p>
          </table:table-cell>
          <table:table-cell office:value-type="currency" office:currency="USD" office:value="84" calcext:value-type="currency">
            <text:p>$84.00</text:p>
          </table:table-cell>
          <table:table-cell table:number-columns-repeated="3"/>
          <table:table-cell table:formula="of:=[.E660]-[.B660]" office:value-type="currency" office:currency="USD" office:value="-84" calcext:value-type="currency">
            <text:p>-$84.00</text:p>
          </table:table-cell>
          <table:table-cell table:formula="of:=[.E660]/[.D6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5-10FPN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3"/>
          <table:table-cell table:formula="of:=[.E661]-[.B661]" office:value-type="currency" office:currency="USD" office:value="-114" calcext:value-type="currency">
            <text:p>-$114.00</text:p>
          </table:table-cell>
          <table:table-cell table:formula="of:=[.E661]/[.D6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5-10PN</text:p>
          </table:table-cell>
          <table:table-cell office:value-type="currency" office:currency="USD" office:value="113" calcext:value-type="currency">
            <text:p>$113.00</text:p>
          </table:table-cell>
          <table:table-cell table:number-columns-repeated="3"/>
          <table:table-cell table:formula="of:=[.E662]-[.B662]" office:value-type="currency" office:currency="USD" office:value="-113" calcext:value-type="currency">
            <text:p>-$113.00</text:p>
          </table:table-cell>
          <table:table-cell table:formula="of:=[.E662]/[.D66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5-8PN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3"/>
          <table:table-cell table:formula="of:=[.E663]-[.B663]" office:value-type="currency" office:currency="USD" office:value="-111" calcext:value-type="currency">
            <text:p>-$111.00</text:p>
          </table:table-cell>
          <table:table-cell table:formula="of:=[.E663]/[.D6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115-10FF</text:p>
          </table:table-cell>
          <table:table-cell office:value-type="currency" office:currency="USD" office:value="139" calcext:value-type="currency">
            <text:p>$139.00</text:p>
          </table:table-cell>
          <table:table-cell table:number-columns-repeated="3"/>
          <table:table-cell table:formula="of:=[.E664]-[.B664]" office:value-type="currency" office:currency="USD" office:value="-139" calcext:value-type="currency">
            <text:p>-$139.00</text:p>
          </table:table-cell>
          <table:table-cell table:formula="of:=[.E664]/[.D6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olid Top Hardwood Dollie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-15-1624-3HR</text:p>
          </table:table-cell>
          <table:table-cell office:value-type="currency" office:currency="USD" office:value="81" calcext:value-type="currency">
            <text:p>$81.00</text:p>
          </table:table-cell>
          <table:table-cell table:number-columns-repeated="3"/>
          <table:table-cell table:formula="of:=[.E668]-[.B668]" office:value-type="currency" office:currency="USD" office:value="-81" calcext:value-type="currency">
            <text:p>-$81.00</text:p>
          </table:table-cell>
          <table:table-cell table:formula="of:=[.E668]/[.D6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1624-3PH</text:p>
          </table:table-cell>
          <table:table-cell office:value-type="currency" office:currency="USD" office:value="80" calcext:value-type="currency">
            <text:p>$80.00</text:p>
          </table:table-cell>
          <table:table-cell table:number-columns-repeated="3"/>
          <table:table-cell table:formula="of:=[.E669]-[.B669]" office:value-type="currency" office:currency="USD" office:value="-80" calcext:value-type="currency">
            <text:p>-$80.00</text:p>
          </table:table-cell>
          <table:table-cell table:formula="of:=[.E669]/[.D6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1624-4HR</text:p>
          </table:table-cell>
          <table:table-cell office:value-type="currency" office:currency="USD" office:value="87" calcext:value-type="currency">
            <text:p>$87.00</text:p>
          </table:table-cell>
          <table:table-cell table:number-columns-repeated="3"/>
          <table:table-cell table:formula="of:=[.E670]-[.B670]" office:value-type="currency" office:currency="USD" office:value="-87" calcext:value-type="currency">
            <text:p>-$87.00</text:p>
          </table:table-cell>
          <table:table-cell table:formula="of:=[.E670]/[.D67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1624-4PH</text:p>
          </table:table-cell>
          <table:table-cell office:value-type="currency" office:currency="USD" office:value="86" calcext:value-type="currency">
            <text:p>$86.00</text:p>
          </table:table-cell>
          <table:table-cell table:number-columns-repeated="3"/>
          <table:table-cell table:formula="of:=[.E671]-[.B671]" office:value-type="currency" office:currency="USD" office:value="-86" calcext:value-type="currency">
            <text:p>-$86.00</text:p>
          </table:table-cell>
          <table:table-cell table:formula="of:=[.E671]/[.D67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1830-3HR</text:p>
          </table:table-cell>
          <table:table-cell office:value-type="currency" office:currency="USD" office:value="87" calcext:value-type="currency">
            <text:p>$87.00</text:p>
          </table:table-cell>
          <table:table-cell table:number-columns-repeated="3"/>
          <table:table-cell table:formula="of:=[.E672]-[.B672]" office:value-type="currency" office:currency="USD" office:value="-87" calcext:value-type="currency">
            <text:p>-$87.00</text:p>
          </table:table-cell>
          <table:table-cell table:formula="of:=[.E672]/[.D6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1830-3PH</text:p>
          </table:table-cell>
          <table:table-cell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673]-[.B673]" office:value-type="currency" office:currency="USD" office:value="-85" calcext:value-type="currency">
            <text:p>-$85.00</text:p>
          </table:table-cell>
          <table:table-cell table:formula="of:=[.E673]/[.D6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1830-4HR</text:p>
          </table:table-cell>
          <table:table-cell office:value-type="currency" office:currency="USD" office:value="95" calcext:value-type="currency">
            <text:p>$95.00</text:p>
          </table:table-cell>
          <table:table-cell table:number-columns-repeated="3"/>
          <table:table-cell table:formula="of:=[.E674]-[.B674]" office:value-type="currency" office:currency="USD" office:value="-95" calcext:value-type="currency">
            <text:p>-$95.00</text:p>
          </table:table-cell>
          <table:table-cell table:formula="of:=[.E674]/[.D6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1830-4PH</text:p>
          </table:table-cell>
          <table:table-cell office:value-type="currency" office:currency="USD" office:value="93" calcext:value-type="currency">
            <text:p>$93.00</text:p>
          </table:table-cell>
          <table:table-cell table:number-columns-repeated="3"/>
          <table:table-cell table:formula="of:=[.E675]-[.B675]" office:value-type="currency" office:currency="USD" office:value="-93" calcext:value-type="currency">
            <text:p>-$93.00</text:p>
          </table:table-cell>
          <table:table-cell table:formula="of:=[.E675]/[.D6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2436-3HR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3"/>
          <table:table-cell table:formula="of:=[.E676]-[.B676]" office:value-type="currency" office:currency="USD" office:value="-111" calcext:value-type="currency">
            <text:p>-$111.00</text:p>
          </table:table-cell>
          <table:table-cell table:formula="of:=[.E676]/[.D6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2436-3PH</text:p>
          </table:table-cell>
          <table:table-cell office:value-type="currency" office:currency="USD" office:value="110" calcext:value-type="currency">
            <text:p>$110.00</text:p>
          </table:table-cell>
          <table:table-cell table:number-columns-repeated="3"/>
          <table:table-cell table:formula="of:=[.E677]-[.B677]" office:value-type="currency" office:currency="USD" office:value="-110" calcext:value-type="currency">
            <text:p>-$110.00</text:p>
          </table:table-cell>
          <table:table-cell table:formula="of:=[.E677]/[.D6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2436-4HR</text:p>
          </table:table-cell>
          <table:table-cell office:value-type="currency" office:currency="USD" office:value="118" calcext:value-type="currency">
            <text:p>$118.00</text:p>
          </table:table-cell>
          <table:table-cell table:number-columns-repeated="3"/>
          <table:table-cell table:formula="of:=[.E678]-[.B678]" office:value-type="currency" office:currency="USD" office:value="-118" calcext:value-type="currency">
            <text:p>-$118.00</text:p>
          </table:table-cell>
          <table:table-cell table:formula="of:=[.E678]/[.D6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-15-2436-4PH</text:p>
          </table:table-cell>
          <table:table-cell office:value-type="currency" office:currency="USD" office:value="117" calcext:value-type="currency">
            <text:p>$117.00</text:p>
          </table:table-cell>
          <table:table-cell table:number-columns-repeated="3"/>
          <table:table-cell table:formula="of:=[.E679]-[.B679]" office:value-type="currency" office:currency="USD" office:value="-117" calcext:value-type="currency">
            <text:p>-$117.00</text:p>
          </table:table-cell>
          <table:table-cell table:formula="of:=[.E679]/[.D6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able Chair Dolly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LUCD-03-2424-3PH</text:p>
          </table:table-cell>
          <table:table-cell office:value-type="currency" office:currency="USD" office:value="64.2" calcext:value-type="currency">
            <text:p>$64.20</text:p>
          </table:table-cell>
          <table:table-cell table:number-columns-repeated="3"/>
          <table:table-cell table:formula="of:=[.E683]-[.B683]" office:value-type="currency" office:currency="USD" office:value="-64.2" calcext:value-type="currency">
            <text:p>-$64.20</text:p>
          </table:table-cell>
          <table:table-cell table:formula="of:=[.E683]/[.D6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able Chair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-120-10PN</text:p>
          </table:table-cell>
          <table:table-cell office:value-type="currency" office:currency="USD" office:value="189" calcext:value-type="currency">
            <text:p>$189.00</text:p>
          </table:table-cell>
          <table:table-cell table:number-columns-repeated="3"/>
          <table:table-cell table:formula="of:=[.E687]-[.B687]" office:value-type="currency" office:currency="USD" office:value="-189" calcext:value-type="currency">
            <text:p>-$189.00</text:p>
          </table:table-cell>
          <table:table-cell table:formula="of:=[.E687]/[.D68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120-10FPN</text:p>
          </table:table-cell>
          <table:table-cell office:value-type="currency" office:currency="USD" office:value="189" calcext:value-type="currency">
            <text:p>$189.00</text:p>
          </table:table-cell>
          <table:table-cell table:number-columns-repeated="3"/>
          <table:table-cell table:formula="of:=[.E688]-[.B688]" office:value-type="currency" office:currency="USD" office:value="-189" calcext:value-type="currency">
            <text:p>-$189.00</text:p>
          </table:table-cell>
          <table:table-cell table:formula="of:=[.E688]/[.D6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-120-10FF</text:p>
          </table:table-cell>
          <table:table-cell office:value-type="currency" office:currency="USD" office:value="199" calcext:value-type="currency">
            <text:p>$199.00</text:p>
          </table:table-cell>
          <table:table-cell table:number-columns-repeated="3"/>
          <table:table-cell table:formula="of:=[.E689]-[.B689]" office:value-type="currency" office:currency="USD" office:value="-199" calcext:value-type="currency">
            <text:p>-$199.00</text:p>
          </table:table-cell>
          <table:table-cell table:formula="of:=[.E689]/[.D6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eel Beverage Dolly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LUTL-03-1723-3PH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693]-[.B693]" office:value-type="string" office:string-value="" calcext:value-type="error">
            <text:p>#VALUE!</text:p>
          </table:table-cell>
          <table:table-cell table:formula="of:=[.E693]/[.D6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ound Oak Tilt Style 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-2448-RT</text:p>
          </table:table-cell>
          <table:table-cell office:value-type="currency" office:currency="USD" office:value="519" calcext:value-type="currency">
            <text:p>$519.00</text:p>
          </table:table-cell>
          <table:table-cell table:number-columns-repeated="3"/>
          <table:table-cell table:formula="of:=[.E697]-[.B697]" office:value-type="currency" office:currency="USD" office:value="-519" calcext:value-type="currency">
            <text:p>-$519.00</text:p>
          </table:table-cell>
          <table:table-cell table:formula="of:=[.E697]/[.D6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-2748-RT</text:p>
          </table:table-cell>
          <table:table-cell office:value-type="currency" office:currency="USD" office:value="523" calcext:value-type="currency">
            <text:p>$523.00</text:p>
          </table:table-cell>
          <table:table-cell table:number-columns-repeated="3"/>
          <table:table-cell table:formula="of:=[.E698]-[.B698]" office:value-type="currency" office:currency="USD" office:value="-523" calcext:value-type="currency">
            <text:p>-$523.00</text:p>
          </table:table-cell>
          <table:table-cell table:formula="of:=[.E698]/[.D6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-2754-RT</text:p>
          </table:table-cell>
          <table:table-cell office:value-type="currency" office:currency="USD" office:value="565" calcext:value-type="currency">
            <text:p>$565.00</text:p>
          </table:table-cell>
          <table:table-cell table:number-columns-repeated="3"/>
          <table:table-cell table:formula="of:=[.E699]-[.B699]" office:value-type="currency" office:currency="USD" office:value="-565" calcext:value-type="currency">
            <text:p>-$565.00</text:p>
          </table:table-cell>
          <table:table-cell table:formula="of:=[.E699]/[.D6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-3060-RT</text:p>
          </table:table-cell>
          <table:table-cell office:value-type="currency" office:currency="USD" office:value="591" calcext:value-type="currency">
            <text:p>$591.00</text:p>
          </table:table-cell>
          <table:table-cell table:number-columns-repeated="3"/>
          <table:table-cell table:formula="of:=[.E700]-[.B700]" office:value-type="currency" office:currency="USD" office:value="-591" calcext:value-type="currency">
            <text:p>-$591.00</text:p>
          </table:table-cell>
          <table:table-cell table:formula="of:=[.E700]/[.D7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-3672-RT</text:p>
          </table:table-cell>
          <table:table-cell office:value-type="currency" office:currency="USD" office:value="601" calcext:value-type="currency">
            <text:p>$601.00</text:p>
          </table:table-cell>
          <table:table-cell table:number-columns-repeated="3"/>
          <table:table-cell table:formula="of:=[.E701]-[.B701]" office:value-type="currency" office:currency="USD" office:value="-601" calcext:value-type="currency">
            <text:p>-$601.00</text:p>
          </table:table-cell>
          <table:table-cell table:formula="of:=[.E701]/[.D7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eel Lever Dolly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-72-PO</text:p>
          </table:table-cell>
          <table:table-cell office:value-type="currency" office:currency="USD" office:value="189" calcext:value-type="currency">
            <text:p>$189.00</text:p>
          </table:table-cell>
          <table:table-cell table:number-columns-repeated="3"/>
          <table:table-cell table:formula="of:=[.E705]-[.B705]" office:value-type="currency" office:currency="USD" office:value="-189" calcext:value-type="currency">
            <text:p>-$189.00</text:p>
          </table:table-cell>
          <table:table-cell table:formula="of:=[.E705]/[.D7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wept Back Continuous Hand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18-10FPN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09]-[.B709]" office:value-type="string" office:string-value="" calcext:value-type="error">
            <text:p>#VALUE!</text:p>
          </table:table-cell>
          <table:table-cell table:formula="of:=[.E709]/[.D7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18-10PN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10]-[.B710]" office:value-type="string" office:string-value="" calcext:value-type="error">
            <text:p>#VALUE!</text:p>
          </table:table-cell>
          <table:table-cell table:formula="of:=[.E710]/[.D7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18-10FF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11]-[.B711]" office:value-type="string" office:string-value="" calcext:value-type="error">
            <text:p>#VALUE!</text:p>
          </table:table-cell>
          <table:table-cell table:formula="of:=[.E711]/[.D7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The General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015-SRT</text:p>
          </table:table-cell>
          <table:table-cell office:value-type="currency" office:currency="USD" office:value="220" calcext:value-type="currency">
            <text:p>$220.00</text:p>
          </table:table-cell>
          <table:table-cell table:number-columns-repeated="3"/>
          <table:table-cell table:formula="of:=[.E715]-[.B715]" office:value-type="currency" office:currency="USD" office:value="-220" calcext:value-type="currency">
            <text:p>-$220.00</text:p>
          </table:table-cell>
          <table:table-cell table:formula="of:=[.E715]/[.D7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Three Position Convertible Hand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CV-15-10FPN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19]-[.B719]" office:value-type="string" office:string-value="" calcext:value-type="error">
            <text:p>#VALUE!</text:p>
          </table:table-cell>
          <table:table-cell table:formula="of:=[.E719]/[.D7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Trash Container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B3079-5SR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23]-[.B723]" office:value-type="string" office:string-value="" calcext:value-type="error">
            <text:p>#VALUE!</text:p>
          </table:table-cell>
          <table:table-cell table:formula="of:=[.E723]/[.D7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V-Platform Trucks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V-25-Q-2448-RT</text:p>
          </table:table-cell>
          <table:table-cell office:value-type="currency" office:currency="USD" office:value="258" calcext:value-type="currency">
            <text:p>$258.00</text:p>
          </table:table-cell>
          <table:table-cell table:number-columns-repeated="3"/>
          <table:table-cell table:formula="of:=[.E727]-[.B727]" office:value-type="currency" office:currency="USD" office:value="-258" calcext:value-type="currency">
            <text:p>-$258.00</text:p>
          </table:table-cell>
          <table:table-cell table:formula="of:=[.E727]/[.D7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6-Q-2448-RT</text:p>
          </table:table-cell>
          <table:table-cell office:value-type="currency" office:currency="USD" office:value="269" calcext:value-type="currency">
            <text:p>$269.00</text:p>
          </table:table-cell>
          <table:table-cell table:number-columns-repeated="3"/>
          <table:table-cell table:formula="of:=[.E728]-[.B728]" office:value-type="currency" office:currency="USD" office:value="-269" calcext:value-type="currency">
            <text:p>-$269.00</text:p>
          </table:table-cell>
          <table:table-cell table:formula="of:=[.E728]/[.D7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8-Q-2448-RT</text:p>
          </table:table-cell>
          <table:table-cell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729]-[.B729]" office:value-type="currency" office:currency="USD" office:value="-289" calcext:value-type="currency">
            <text:p>-$289.00</text:p>
          </table:table-cell>
          <table:table-cell table:formula="of:=[.E729]/[.D72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8-Q-2448-FPN</text:p>
          </table:table-cell>
          <table:table-cell office:value-type="currency" office:currency="USD" office:value="268" calcext:value-type="currency">
            <text:p>$268.00</text:p>
          </table:table-cell>
          <table:table-cell table:number-columns-repeated="3"/>
          <table:table-cell table:formula="of:=[.E730]-[.B730]" office:value-type="currency" office:currency="USD" office:value="-268" calcext:value-type="currency">
            <text:p>-$268.00</text:p>
          </table:table-cell>
          <table:table-cell table:formula="of:=[.E730]/[.D7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10-Q-2448-FPN</text:p>
          </table:table-cell>
          <table:table-cell office:value-type="currency" office:currency="USD" office:value="287" calcext:value-type="currency">
            <text:p>$287.00</text:p>
          </table:table-cell>
          <table:table-cell table:number-columns-repeated="3"/>
          <table:table-cell table:formula="of:=[.E731]-[.B731]" office:value-type="currency" office:currency="USD" office:value="-287" calcext:value-type="currency">
            <text:p>-$287.00</text:p>
          </table:table-cell>
          <table:table-cell table:formula="of:=[.E731]/[.D7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12-Q-2448-FPN</text:p>
          </table:table-cell>
          <table:table-cell office:value-type="currency" office:currency="USD" office:value="297" calcext:value-type="currency">
            <text:p>$297.00</text:p>
          </table:table-cell>
          <table:table-cell table:number-columns-repeated="3"/>
          <table:table-cell table:formula="of:=[.E732]-[.B732]" office:value-type="currency" office:currency="USD" office:value="-297" calcext:value-type="currency">
            <text:p>-$297.00</text:p>
          </table:table-cell>
          <table:table-cell table:formula="of:=[.E732]/[.D7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5-Q-3060-RT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3"/>
          <table:table-cell table:formula="of:=[.E733]-[.B733]" office:value-type="currency" office:currency="USD" office:value="-291" calcext:value-type="currency">
            <text:p>-$291.00</text:p>
          </table:table-cell>
          <table:table-cell table:formula="of:=[.E733]/[.D7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6-Q-3060-RT</text:p>
          </table:table-cell>
          <table:table-cell office:value-type="currency" office:currency="USD" office:value="302" calcext:value-type="currency">
            <text:p>$302.00</text:p>
          </table:table-cell>
          <table:table-cell table:number-columns-repeated="3"/>
          <table:table-cell table:formula="of:=[.E734]-[.B734]" office:value-type="currency" office:currency="USD" office:value="-302" calcext:value-type="currency">
            <text:p>-$302.00</text:p>
          </table:table-cell>
          <table:table-cell table:formula="of:=[.E734]/[.D7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8-Q-3060-RT</text:p>
          </table:table-cell>
          <table:table-cell office:value-type="currency" office:currency="USD" office:value="322" calcext:value-type="currency">
            <text:p>$322.00</text:p>
          </table:table-cell>
          <table:table-cell table:number-columns-repeated="3"/>
          <table:table-cell table:formula="of:=[.E735]-[.B735]" office:value-type="currency" office:currency="USD" office:value="-322" calcext:value-type="currency">
            <text:p>-$322.00</text:p>
          </table:table-cell>
          <table:table-cell table:formula="of:=[.E735]/[.D7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8-Q-3060-FPN</text:p>
          </table:table-cell>
          <table:table-cell office:value-type="currency" office:currency="USD" office:value="301" calcext:value-type="currency">
            <text:p>$301.00</text:p>
          </table:table-cell>
          <table:table-cell table:number-columns-repeated="3"/>
          <table:table-cell table:formula="of:=[.E736]-[.B736]" office:value-type="currency" office:currency="USD" office:value="-301" calcext:value-type="currency">
            <text:p>-$301.00</text:p>
          </table:table-cell>
          <table:table-cell table:formula="of:=[.E736]/[.D7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10-Q-3060-FPN</text:p>
          </table:table-cell>
          <table:table-cell office:value-type="currency" office:currency="USD" office:value="320" calcext:value-type="currency">
            <text:p>$320.00</text:p>
          </table:table-cell>
          <table:table-cell table:number-columns-repeated="3"/>
          <table:table-cell table:formula="of:=[.E737]-[.B737]" office:value-type="currency" office:currency="USD" office:value="-320" calcext:value-type="currency">
            <text:p>-$320.00</text:p>
          </table:table-cell>
          <table:table-cell table:formula="of:=[.E737]/[.D7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12-Q-3060-FPN</text:p>
          </table:table-cell>
          <table:table-cell office:value-type="currency" office:currency="USD" office:value="330" calcext:value-type="currency">
            <text:p>$330.00</text:p>
          </table:table-cell>
          <table:table-cell table:number-columns-repeated="3"/>
          <table:table-cell table:formula="of:=[.E738]-[.B738]" office:value-type="currency" office:currency="USD" office:value="-330" calcext:value-type="currency">
            <text:p>-$330.00</text:p>
          </table:table-cell>
          <table:table-cell table:formula="of:=[.E738]/[.D7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5-Q-3672-RT</text:p>
          </table:table-cell>
          <table:table-cell office:value-type="currency" office:currency="USD" office:value="372" calcext:value-type="currency">
            <text:p>$372.00</text:p>
          </table:table-cell>
          <table:table-cell table:number-columns-repeated="3"/>
          <table:table-cell table:formula="of:=[.E739]-[.B739]" office:value-type="currency" office:currency="USD" office:value="-372" calcext:value-type="currency">
            <text:p>-$372.00</text:p>
          </table:table-cell>
          <table:table-cell table:formula="of:=[.E739]/[.D7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6-Q-3672-RT</text:p>
          </table:table-cell>
          <table:table-cell office:value-type="currency" office:currency="USD" office:value="382" calcext:value-type="currency">
            <text:p>$382.00</text:p>
          </table:table-cell>
          <table:table-cell table:number-columns-repeated="3"/>
          <table:table-cell table:formula="of:=[.E740]-[.B740]" office:value-type="currency" office:currency="USD" office:value="-382" calcext:value-type="currency">
            <text:p>-$382.00</text:p>
          </table:table-cell>
          <table:table-cell table:formula="of:=[.E740]/[.D7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8-Q-3672-RT</text:p>
          </table:table-cell>
          <table:table-cell office:value-type="currency" office:currency="USD" office:value="403" calcext:value-type="currency">
            <text:p>$403.00</text:p>
          </table:table-cell>
          <table:table-cell table:number-columns-repeated="3"/>
          <table:table-cell table:formula="of:=[.E741]-[.B741]" office:value-type="currency" office:currency="USD" office:value="-403" calcext:value-type="currency">
            <text:p>-$403.00</text:p>
          </table:table-cell>
          <table:table-cell table:formula="of:=[.E741]/[.D7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8-Q-3672-FPN</text:p>
          </table:table-cell>
          <table:table-cell office:value-type="currency" office:currency="USD" office:value="382" calcext:value-type="currency">
            <text:p>$382.00</text:p>
          </table:table-cell>
          <table:table-cell table:number-columns-repeated="3"/>
          <table:table-cell table:formula="of:=[.E742]-[.B742]" office:value-type="currency" office:currency="USD" office:value="-382" calcext:value-type="currency">
            <text:p>-$382.00</text:p>
          </table:table-cell>
          <table:table-cell table:formula="of:=[.E742]/[.D7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10-Q-3672-FPN</text:p>
          </table:table-cell>
          <table:table-cell office:value-type="currency" office:currency="USD" office:value="400" calcext:value-type="currency">
            <text:p>$400.00</text:p>
          </table:table-cell>
          <table:table-cell table:number-columns-repeated="3"/>
          <table:table-cell table:formula="of:=[.E743]-[.B743]" office:value-type="currency" office:currency="USD" office:value="-400" calcext:value-type="currency">
            <text:p>-$400.00</text:p>
          </table:table-cell>
          <table:table-cell table:formula="of:=[.E743]/[.D7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V-212-Q-3672-FPN</text:p>
          </table:table-cell>
          <table:table-cell office:value-type="currency" office:currency="USD" office:value="410" calcext:value-type="currency">
            <text:p>$410.00</text:p>
          </table:table-cell>
          <table:table-cell table:number-columns-repeated="3"/>
          <table:table-cell table:formula="of:=[.E744]-[.B744]" office:value-type="currency" office:currency="USD" office:value="-410" calcext:value-type="currency">
            <text:p>-$410.00</text:p>
          </table:table-cell>
          <table:table-cell table:formula="of:=[.E744]/[.D7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Warehouse Truck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9272-3SRT</text:p>
          </table:table-cell>
          <table:table-cell office:value-type="currency" office:currency="USD" office:value="368" calcext:value-type="currency">
            <text:p>$368.00</text:p>
          </table:table-cell>
          <table:table-cell table:number-columns-repeated="3"/>
          <table:table-cell table:formula="of:=[.E748]-[.B748]" office:value-type="currency" office:currency="USD" office:value="-368" calcext:value-type="currency">
            <text:p>-$368.00</text:p>
          </table:table-cell>
          <table:table-cell table:formula="of:=[.E748]/[.D748]" office:value-type="string" office:string-value="" calcext:value-type="error">
            <text:p>#DIV/0!</text:p>
          </table:table-cell>
          <table:table-cell/>
        </table:table-row>
        <table:table-row table:style-name="ro10">
          <table:table-cell office:value-type="string" calcext:value-type="string">
            <text:p>9201-3SRT</text:p>
          </table:table-cell>
          <table:table-cell office:value-type="currency" office:currency="USD" office:value="443" calcext:value-type="currency">
            <text:p>$443.00</text:p>
          </table:table-cell>
          <table:table-cell table:style-name="ce65" table:number-columns-repeated="3"/>
          <table:table-cell table:formula="of:=[.E749]-[.B749]" office:value-type="currency" office:currency="USD" office:value="-443" calcext:value-type="currency">
            <text:p>-$443.00</text:p>
          </table:table-cell>
          <table:table-cell table:formula="of:=[.E749]/[.D749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64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556 individual models</text:p>
          </table:table-cell>
          <table:table-cell table:style-name="Default" table:number-columns-repeated="7"/>
        </table:table-row>
      </table:table>
      <table:table table:name="Ladder Industries" table:style-name="ta2">
        <table:table-column table:style-name="co21" table:default-cell-style-name="Default"/>
        <table:table-column table:style-name="co2" table:number-columns-repeated="3" table:default-cell-style-name="ce89"/>
        <table:table-column table:style-name="co7" table:default-cell-style-name="ce89"/>
        <table:table-column table:style-name="co16" table:default-cell-style-name="ce89"/>
        <table:table-column table:style-name="co16" table:number-columns-repeated="2" table:default-cell-style-name="Default"/>
        <table:table-column table:style-name="co2" table:number-columns-repeated="1016" table:default-cell-style-name="Default"/>
        <table:table-row table:style-name="ro27">
          <table:table-cell table:style-name="ce1" office:value-type="string" calcext:value-type="string">
            <text:p>Ladder Industries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ccess Ladders - Basic Model with Cage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0-C</text:p>
          </table:table-cell>
          <table:table-cell table:style-name="ce8" office:value-type="currency" office:currency="USD" office:value="688.5" calcext:value-type="currency">
            <text:p>$688.50</text:p>
          </table:table-cell>
          <table:table-cell table:style-name="ce64" office:value-type="currency" office:currency="USD" office:value="907" calcext:value-type="currency">
            <text:p>$907.00</text:p>
          </table:table-cell>
          <table:table-cell table:style-name="ce64" table:formula="of:=[.C5]*0.65" office:value-type="currency" office:currency="USD" office:value="589.55" calcext:value-type="currency">
            <text:p>$589.55</text:p>
          </table:table-cell>
          <table:table-cell table:style-name="ce64"/>
          <table:table-cell table:style-name="ce64" table:formula="of:=[.E5]-[.B5]" office:value-type="currency" office:currency="USD" office:value="-688.5" calcext:value-type="currency">
            <text:p>-$688.5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1-C</text:p>
          </table:table-cell>
          <table:table-cell table:style-name="ce8" office:value-type="currency" office:currency="USD" office:value="743.4" calcext:value-type="currency">
            <text:p>$743.40</text:p>
          </table:table-cell>
          <table:table-cell table:style-name="ce64" office:value-type="currency" office:currency="USD" office:value="980" calcext:value-type="currency">
            <text:p>$980.00</text:p>
          </table:table-cell>
          <table:table-cell table:style-name="ce64" table:formula="of:=[.C6]*0.65" office:value-type="currency" office:currency="USD" office:value="637" calcext:value-type="currency">
            <text:p>$637.00</text:p>
          </table:table-cell>
          <table:table-cell table:style-name="ce64"/>
          <table:table-cell table:style-name="ce64" table:formula="of:=[.E6]-[.B6]" office:value-type="currency" office:currency="USD" office:value="-743.4" calcext:value-type="currency">
            <text:p>-$743.4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2-C</text:p>
          </table:table-cell>
          <table:table-cell table:style-name="ce8" office:value-type="currency" office:currency="USD" office:value="802.8" calcext:value-type="currency">
            <text:p>$802.80</text:p>
          </table:table-cell>
          <table:table-cell table:style-name="ce64" office:value-type="currency" office:currency="USD" office:value="1057" calcext:value-type="currency">
            <text:p>$1,057.00</text:p>
          </table:table-cell>
          <table:table-cell table:style-name="ce64" table:formula="of:=[.C7]*0.65" office:value-type="currency" office:currency="USD" office:value="687.05" calcext:value-type="currency">
            <text:p>$687.05</text:p>
          </table:table-cell>
          <table:table-cell table:style-name="ce64"/>
          <table:table-cell table:style-name="ce64" table:formula="of:=[.E7]-[.B7]" office:value-type="currency" office:currency="USD" office:value="-802.8" calcext:value-type="currency">
            <text:p>-$802.80</text:p>
          </table:table-cell>
          <table:table-cell table:style-name="ce17" table:formula="of:=[.E7]/[.D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3-C</text:p>
          </table:table-cell>
          <table:table-cell table:style-name="ce8" office:value-type="currency" office:currency="USD" office:value="965.7" calcext:value-type="currency">
            <text:p>$965.70</text:p>
          </table:table-cell>
          <table:table-cell table:style-name="ce64" office:value-type="currency" office:currency="USD" office:value="1271" calcext:value-type="currency">
            <text:p>$1,271.00</text:p>
          </table:table-cell>
          <table:table-cell table:style-name="ce64" table:formula="of:=[.C8]*0.65" office:value-type="currency" office:currency="USD" office:value="826.15" calcext:value-type="currency">
            <text:p>$826.15</text:p>
          </table:table-cell>
          <table:table-cell table:style-name="ce64"/>
          <table:table-cell table:style-name="ce64" table:formula="of:=[.E8]-[.B8]" office:value-type="currency" office:currency="USD" office:value="-965.7" calcext:value-type="currency">
            <text:p>-$965.70</text:p>
          </table:table-cell>
          <table:table-cell table:style-name="ce17" table:formula="of:=[.E8]/[.D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4-C</text:p>
          </table:table-cell>
          <table:table-cell table:style-name="ce8" office:value-type="currency" office:currency="USD" office:value="1021.5" calcext:value-type="currency">
            <text:p>$1,021.50</text:p>
          </table:table-cell>
          <table:table-cell table:style-name="ce64" office:value-type="currency" office:currency="USD" office:value="1345" calcext:value-type="currency">
            <text:p>$1,345.00</text:p>
          </table:table-cell>
          <table:table-cell table:style-name="ce64" table:formula="of:=[.C9]*0.65" office:value-type="currency" office:currency="USD" office:value="874.25" calcext:value-type="currency">
            <text:p>$874.25</text:p>
          </table:table-cell>
          <table:table-cell table:style-name="ce64"/>
          <table:table-cell table:style-name="ce64" table:formula="of:=[.E9]-[.B9]" office:value-type="currency" office:currency="USD" office:value="-1021.5" calcext:value-type="currency">
            <text:p>-$1,021.50</text:p>
          </table:table-cell>
          <table:table-cell table:style-name="ce17" table:formula="of:=[.E9]/[.D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5-C</text:p>
          </table:table-cell>
          <table:table-cell table:style-name="ce8" office:value-type="currency" office:currency="USD" office:value="1114.2" calcext:value-type="currency">
            <text:p>$1,114.20</text:p>
          </table:table-cell>
          <table:table-cell table:style-name="ce64" office:value-type="currency" office:currency="USD" office:value="1468" calcext:value-type="currency">
            <text:p>$1,468.00</text:p>
          </table:table-cell>
          <table:table-cell table:style-name="ce64" table:formula="of:=[.C10]*0.65" office:value-type="currency" office:currency="USD" office:value="954.2" calcext:value-type="currency">
            <text:p>$954.20</text:p>
          </table:table-cell>
          <table:table-cell table:style-name="ce64"/>
          <table:table-cell table:style-name="ce64" table:formula="of:=[.E10]-[.B10]" office:value-type="currency" office:currency="USD" office:value="-1114.2" calcext:value-type="currency">
            <text:p>-$1,114.20</text:p>
          </table:table-cell>
          <table:table-cell table:style-name="ce17" table:formula="of:=[.E10]/[.D1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6-C</text:p>
          </table:table-cell>
          <table:table-cell table:style-name="ce8" office:value-type="currency" office:currency="USD" office:value="1172.7" calcext:value-type="currency">
            <text:p>$1,172.70</text:p>
          </table:table-cell>
          <table:table-cell table:style-name="ce64" office:value-type="currency" office:currency="USD" office:value="1545" calcext:value-type="currency">
            <text:p>$1,545.00</text:p>
          </table:table-cell>
          <table:table-cell table:style-name="ce64" table:formula="of:=[.C11]*0.65" office:value-type="currency" office:currency="USD" office:value="1004.25" calcext:value-type="currency">
            <text:p>$1,004.25</text:p>
          </table:table-cell>
          <table:table-cell table:style-name="ce64"/>
          <table:table-cell table:style-name="ce64" table:formula="of:=[.E11]-[.B11]" office:value-type="currency" office:currency="USD" office:value="-1172.7" calcext:value-type="currency">
            <text:p>-$1,172.70</text:p>
          </table:table-cell>
          <table:table-cell table:style-name="ce17" table:formula="of:=[.E11]/[.D1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7-C</text:p>
          </table:table-cell>
          <table:table-cell table:style-name="ce8" office:value-type="currency" office:currency="USD" office:value="1334.7" calcext:value-type="currency">
            <text:p>$1,334.70</text:p>
          </table:table-cell>
          <table:table-cell table:style-name="ce64" office:value-type="currency" office:currency="USD" office:value="1758" calcext:value-type="currency">
            <text:p>$1,758.00</text:p>
          </table:table-cell>
          <table:table-cell table:style-name="ce64" table:formula="of:=[.C12]*0.65" office:value-type="currency" office:currency="USD" office:value="1142.7" calcext:value-type="currency">
            <text:p>$1,142.70</text:p>
          </table:table-cell>
          <table:table-cell table:style-name="ce64"/>
          <table:table-cell table:style-name="ce64" table:formula="of:=[.E12]-[.B12]" office:value-type="currency" office:currency="USD" office:value="-1334.7" calcext:value-type="currency">
            <text:p>-$1,334.70</text:p>
          </table:table-cell>
          <table:table-cell table:style-name="ce17" table:formula="of:=[.E12]/[.D1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8-C</text:p>
          </table:table-cell>
          <table:table-cell table:style-name="ce8" office:value-type="currency" office:currency="USD" office:value="1389.6" calcext:value-type="currency">
            <text:p>$1,389.60</text:p>
          </table:table-cell>
          <table:table-cell table:style-name="ce64" office:value-type="currency" office:currency="USD" office:value="1830" calcext:value-type="currency">
            <text:p>$1,830.00</text:p>
          </table:table-cell>
          <table:table-cell table:style-name="ce64" table:formula="of:=[.C13]*0.65" office:value-type="currency" office:currency="USD" office:value="1189.5" calcext:value-type="currency">
            <text:p>$1,189.50</text:p>
          </table:table-cell>
          <table:table-cell table:style-name="ce64"/>
          <table:table-cell table:style-name="ce64" table:formula="of:=[.E13]-[.B13]" office:value-type="currency" office:currency="USD" office:value="-1389.6" calcext:value-type="currency">
            <text:p>-$1,389.60</text:p>
          </table:table-cell>
          <table:table-cell table:style-name="ce17" table:formula="of:=[.E13]/[.D1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9-C</text:p>
          </table:table-cell>
          <table:table-cell table:style-name="ce8" office:value-type="currency" office:currency="USD" office:value="1446.3" calcext:value-type="currency">
            <text:p>$1,446.30</text:p>
          </table:table-cell>
          <table:table-cell table:style-name="ce64" office:value-type="currency" office:currency="USD" office:value="1904" calcext:value-type="currency">
            <text:p>$1,904.00</text:p>
          </table:table-cell>
          <table:table-cell table:style-name="ce64" table:formula="of:=[.C14]*0.65" office:value-type="currency" office:currency="USD" office:value="1237.6" calcext:value-type="currency">
            <text:p>$1,237.60</text:p>
          </table:table-cell>
          <table:table-cell table:style-name="ce64"/>
          <table:table-cell table:style-name="ce64" table:formula="of:=[.E14]-[.B14]" office:value-type="currency" office:currency="USD" office:value="-1446.3" calcext:value-type="currency">
            <text:p>-$1,446.30</text:p>
          </table:table-cell>
          <table:table-cell table:style-name="ce17" table:formula="of:=[.E14]/[.D1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0-C</text:p>
          </table:table-cell>
          <table:table-cell table:style-name="ce8" office:value-type="currency" office:currency="USD" office:value="1504.8" calcext:value-type="currency">
            <text:p>$1,504.80</text:p>
          </table:table-cell>
          <table:table-cell table:style-name="ce64" office:value-type="currency" office:currency="USD" office:value="1981" calcext:value-type="currency">
            <text:p>$1,981.00</text:p>
          </table:table-cell>
          <table:table-cell table:style-name="ce64" table:formula="of:=[.C15]*0.65" office:value-type="currency" office:currency="USD" office:value="1287.65" calcext:value-type="currency">
            <text:p>$1,287.65</text:p>
          </table:table-cell>
          <table:table-cell table:style-name="ce64"/>
          <table:table-cell table:style-name="ce64" table:formula="of:=[.E15]-[.B15]" office:value-type="currency" office:currency="USD" office:value="-1504.8" calcext:value-type="currency">
            <text:p>-$1,504.80</text:p>
          </table:table-cell>
          <table:table-cell table:style-name="ce17" table:formula="of:=[.E15]/[.D1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1-C</text:p>
          </table:table-cell>
          <table:table-cell table:style-name="ce8" office:value-type="currency" office:currency="USD" office:value="1704.6" calcext:value-type="currency">
            <text:p>$1,704.60</text:p>
          </table:table-cell>
          <table:table-cell table:style-name="ce64" office:value-type="currency" office:currency="USD" office:value="2245" calcext:value-type="currency">
            <text:p>$2,245.00</text:p>
          </table:table-cell>
          <table:table-cell table:style-name="ce64" table:formula="of:=[.C16]*0.65" office:value-type="currency" office:currency="USD" office:value="1459.25" calcext:value-type="currency">
            <text:p>$1,459.25</text:p>
          </table:table-cell>
          <table:table-cell table:style-name="ce64"/>
          <table:table-cell table:style-name="ce64" table:formula="of:=[.E16]-[.B16]" office:value-type="currency" office:currency="USD" office:value="-1704.6" calcext:value-type="currency">
            <text:p>-$1,704.60</text:p>
          </table:table-cell>
          <table:table-cell table:style-name="ce17" table:formula="of:=[.E16]/[.D1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2-C</text:p>
          </table:table-cell>
          <table:table-cell table:style-name="ce8" office:value-type="currency" office:currency="USD" office:value="1758.6" calcext:value-type="currency">
            <text:p>$1,758.60</text:p>
          </table:table-cell>
          <table:table-cell table:style-name="ce64" office:value-type="currency" office:currency="USD" office:value="2316" calcext:value-type="currency">
            <text:p>$2,316.00</text:p>
          </table:table-cell>
          <table:table-cell table:style-name="ce64" table:formula="of:=[.C17]*0.65" office:value-type="currency" office:currency="USD" office:value="1505.4" calcext:value-type="currency">
            <text:p>$1,505.40</text:p>
          </table:table-cell>
          <table:table-cell table:style-name="ce64"/>
          <table:table-cell table:style-name="ce64" table:formula="of:=[.E17]-[.B17]" office:value-type="currency" office:currency="USD" office:value="-1758.6" calcext:value-type="currency">
            <text:p>-$1,758.60</text:p>
          </table:table-cell>
          <table:table-cell table:style-name="ce17" table:formula="of:=[.E17]/[.D1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3-C</text:p>
          </table:table-cell>
          <table:table-cell table:style-name="ce8" office:value-type="currency" office:currency="USD" office:value="1817.1" calcext:value-type="currency">
            <text:p>$1,817.10</text:p>
          </table:table-cell>
          <table:table-cell table:style-name="ce64" office:value-type="currency" office:currency="USD" office:value="2392" calcext:value-type="currency">
            <text:p>$2,392.00</text:p>
          </table:table-cell>
          <table:table-cell table:style-name="ce64" table:formula="of:=[.C18]*0.65" office:value-type="currency" office:currency="USD" office:value="1554.8" calcext:value-type="currency">
            <text:p>$1,554.80</text:p>
          </table:table-cell>
          <table:table-cell table:style-name="ce64"/>
          <table:table-cell table:style-name="ce64" table:formula="of:=[.E18]-[.B18]" office:value-type="currency" office:currency="USD" office:value="-1817.1" calcext:value-type="currency">
            <text:p>-$1,817.10</text:p>
          </table:table-cell>
          <table:table-cell table:style-name="ce17" table:formula="of:=[.E18]/[.D1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4-C</text:p>
          </table:table-cell>
          <table:table-cell table:style-name="ce8" office:value-type="currency" office:currency="USD" office:value="1874.7" calcext:value-type="currency">
            <text:p>$1,874.70</text:p>
          </table:table-cell>
          <table:table-cell table:style-name="ce64" office:value-type="currency" office:currency="USD" office:value="2469" calcext:value-type="currency">
            <text:p>$2,469.00</text:p>
          </table:table-cell>
          <table:table-cell table:style-name="ce64" table:formula="of:=[.C19]*0.65" office:value-type="currency" office:currency="USD" office:value="1604.85" calcext:value-type="currency">
            <text:p>$1,604.85</text:p>
          </table:table-cell>
          <table:table-cell table:style-name="ce64"/>
          <table:table-cell table:style-name="ce64" table:formula="of:=[.E19]-[.B19]" office:value-type="currency" office:currency="USD" office:value="-1874.7" calcext:value-type="currency">
            <text:p>-$1,874.70</text:p>
          </table:table-cell>
          <table:table-cell table:style-name="ce17" table:formula="of:=[.E19]/[.D1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5-C</text:p>
          </table:table-cell>
          <table:table-cell table:style-name="ce8" office:value-type="currency" office:currency="USD" office:value="2036.7" calcext:value-type="currency">
            <text:p>$2,036.70</text:p>
          </table:table-cell>
          <table:table-cell table:style-name="ce64" office:value-type="currency" office:currency="USD" office:value="2681" calcext:value-type="currency">
            <text:p>$2,681.00</text:p>
          </table:table-cell>
          <table:table-cell table:style-name="ce64" table:formula="of:=[.C20]*0.65" office:value-type="currency" office:currency="USD" office:value="1742.65" calcext:value-type="currency">
            <text:p>$1,742.65</text:p>
          </table:table-cell>
          <table:table-cell table:style-name="ce64"/>
          <table:table-cell table:style-name="ce64" table:formula="of:=[.E20]-[.B20]" office:value-type="currency" office:currency="USD" office:value="-2036.7" calcext:value-type="currency">
            <text:p>-$2,036.70</text:p>
          </table:table-cell>
          <table:table-cell table:style-name="ce17" table:formula="of:=[.E20]/[.D2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6-C</text:p>
          </table:table-cell>
          <table:table-cell table:style-name="ce8" office:value-type="currency" office:currency="USD" office:value="2093.4" calcext:value-type="currency">
            <text:p>$2,093.40</text:p>
          </table:table-cell>
          <table:table-cell table:style-name="ce64" office:value-type="currency" office:currency="USD" office:value="2757" calcext:value-type="currency">
            <text:p>$2,757.00</text:p>
          </table:table-cell>
          <table:table-cell table:style-name="ce64" table:formula="of:=[.C21]*0.65" office:value-type="currency" office:currency="USD" office:value="1792.05" calcext:value-type="currency">
            <text:p>$1,792.05</text:p>
          </table:table-cell>
          <table:table-cell table:style-name="ce64"/>
          <table:table-cell table:style-name="ce64" table:formula="of:=[.E21]-[.B21]" office:value-type="currency" office:currency="USD" office:value="-2093.4" calcext:value-type="currency">
            <text:p>-$2,093.40</text:p>
          </table:table-cell>
          <table:table-cell table:style-name="ce17" table:formula="of:=[.E21]/[.D2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7-C</text:p>
          </table:table-cell>
          <table:table-cell table:style-name="ce8" office:value-type="currency" office:currency="USD" office:value="2185.2" calcext:value-type="currency">
            <text:p>$2,185.20</text:p>
          </table:table-cell>
          <table:table-cell table:style-name="ce64" office:value-type="currency" office:currency="USD" office:value="2878" calcext:value-type="currency">
            <text:p>$2,878.00</text:p>
          </table:table-cell>
          <table:table-cell table:style-name="ce64" table:formula="of:=[.C22]*0.65" office:value-type="currency" office:currency="USD" office:value="1870.7" calcext:value-type="currency">
            <text:p>$1,870.70</text:p>
          </table:table-cell>
          <table:table-cell table:style-name="ce64"/>
          <table:table-cell table:style-name="ce64" table:formula="of:=[.E22]-[.B22]" office:value-type="currency" office:currency="USD" office:value="-2185.2" calcext:value-type="currency">
            <text:p>-$2,185.20</text:p>
          </table:table-cell>
          <table:table-cell table:style-name="ce17" table:formula="of:=[.E22]/[.D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8-C</text:p>
          </table:table-cell>
          <table:table-cell table:style-name="ce8" office:value-type="currency" office:currency="USD" office:value="2242.8" calcext:value-type="currency">
            <text:p>$2,242.80</text:p>
          </table:table-cell>
          <table:table-cell table:style-name="ce64" office:value-type="currency" office:currency="USD" office:value="2953" calcext:value-type="currency">
            <text:p>$2,953.00</text:p>
          </table:table-cell>
          <table:table-cell table:style-name="ce64" table:formula="of:=[.C23]*0.65" office:value-type="currency" office:currency="USD" office:value="1919.45" calcext:value-type="currency">
            <text:p>$1,919.45</text:p>
          </table:table-cell>
          <table:table-cell table:style-name="ce64"/>
          <table:table-cell table:style-name="ce64" table:formula="of:=[.E23]-[.B23]" office:value-type="currency" office:currency="USD" office:value="-2242.8" calcext:value-type="currency">
            <text:p>-$2,242.80</text:p>
          </table:table-cell>
          <table:table-cell table:style-name="ce17" table:formula="of:=[.E23]/[.D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29-C</text:p>
          </table:table-cell>
          <table:table-cell table:style-name="ce8" office:value-type="currency" office:currency="USD" office:value="2404.8" calcext:value-type="currency">
            <text:p>$2,404.80</text:p>
          </table:table-cell>
          <table:table-cell table:style-name="ce64" office:value-type="currency" office:currency="USD" office:value="3167" calcext:value-type="currency">
            <text:p>$3,167.00</text:p>
          </table:table-cell>
          <table:table-cell table:style-name="ce64" table:formula="of:=[.C24]*0.65" office:value-type="currency" office:currency="USD" office:value="2058.55" calcext:value-type="currency">
            <text:p>$2,058.55</text:p>
          </table:table-cell>
          <table:table-cell table:style-name="ce64"/>
          <table:table-cell table:style-name="ce64" table:formula="of:=[.E24]-[.B24]" office:value-type="currency" office:currency="USD" office:value="-2404.8" calcext:value-type="currency">
            <text:p>-$2,404.80</text:p>
          </table:table-cell>
          <table:table-cell table:style-name="ce17" table:formula="of:=[.E24]/[.D2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30-C</text:p>
          </table:table-cell>
          <table:table-cell table:style-name="ce8" office:value-type="currency" office:currency="USD" office:value="2463.3" calcext:value-type="currency">
            <text:p>$2,463.30</text:p>
          </table:table-cell>
          <table:table-cell table:style-name="ce64" office:value-type="currency" office:currency="USD" office:value="3244" calcext:value-type="currency">
            <text:p>$3,244.00</text:p>
          </table:table-cell>
          <table:table-cell table:style-name="ce64" table:formula="of:=[.C25]*0.65" office:value-type="currency" office:currency="USD" office:value="2108.6" calcext:value-type="currency">
            <text:p>$2,108.60</text:p>
          </table:table-cell>
          <table:table-cell table:style-name="ce64"/>
          <table:table-cell table:style-name="ce64" table:formula="of:=[.E25]-[.B25]" office:value-type="currency" office:currency="USD" office:value="-2463.3" calcext:value-type="currency">
            <text:p>-$2,463.30</text:p>
          </table:table-cell>
          <table:table-cell table:style-name="ce17" table:formula="of:=[.E25]/[.D2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Access Ladders - Ships Ladd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6HD</text:p>
          </table:table-cell>
          <table:table-cell table:style-name="ce8" office:value-type="currency" office:currency="USD" office:value="1014" calcext:value-type="currency">
            <text:p>$1,014.00</text:p>
          </table:table-cell>
          <table:table-cell table:style-name="ce64" office:value-type="currency" office:currency="USD" office:value="1072" calcext:value-type="currency">
            <text:p>$1,072.00</text:p>
          </table:table-cell>
          <table:table-cell table:style-name="ce64" table:formula="of:=[.C29]*0.6" office:value-type="currency" office:currency="USD" office:value="643.2" calcext:value-type="currency">
            <text:p>$643.20</text:p>
          </table:table-cell>
          <table:table-cell table:style-name="ce64" office:value-type="currency" office:currency="USD" office:value="1490.4" calcext:value-type="currency">
            <text:p>$1,490.40</text:p>
          </table:table-cell>
          <table:table-cell table:style-name="ce64" table:formula="of:=[.E29]-[.B29]" office:value-type="currency" office:currency="USD" office:value="476.4" calcext:value-type="currency">
            <text:p>$476.40</text:p>
          </table:table-cell>
          <table:table-cell table:style-name="ce17" table:formula="of:=[.E29]/[.D29]" office:value-type="float" office:value="2.31716417910448" calcext:value-type="float">
            <text:p>2.31716417910448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8HD</text:p>
          </table:table-cell>
          <table:table-cell table:style-name="ce8" office:value-type="currency" office:currency="USD" office:value="1186" calcext:value-type="currency">
            <text:p>$1,186.00</text:p>
          </table:table-cell>
          <table:table-cell table:style-name="ce64" office:value-type="currency" office:currency="USD" office:value="1337" calcext:value-type="currency">
            <text:p>$1,337.00</text:p>
          </table:table-cell>
          <table:table-cell table:style-name="ce64" table:formula="of:=[.C30]*0.6" office:value-type="currency" office:currency="USD" office:value="802.2" calcext:value-type="currency">
            <text:p>$802.20</text:p>
          </table:table-cell>
          <table:table-cell table:style-name="ce64" office:value-type="currency" office:currency="USD" office:value="1747.8" calcext:value-type="currency">
            <text:p>$1,747.80</text:p>
          </table:table-cell>
          <table:table-cell table:style-name="ce64" table:formula="of:=[.E30]-[.B30]" office:value-type="currency" office:currency="USD" office:value="561.8" calcext:value-type="currency">
            <text:p>$561.80</text:p>
          </table:table-cell>
          <table:table-cell table:style-name="ce17" table:formula="of:=[.E30]/[.D30]" office:value-type="float" office:value="2.17875841436051" calcext:value-type="float">
            <text:p>2.17875841436051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11HD</text:p>
          </table:table-cell>
          <table:table-cell table:style-name="ce8" office:value-type="currency" office:currency="USD" office:value="1447" calcext:value-type="currency">
            <text:p>$1,447.00</text:p>
          </table:table-cell>
          <table:table-cell table:style-name="ce64" office:value-type="currency" office:currency="USD" office:value="1562" calcext:value-type="currency">
            <text:p>$1,562.00</text:p>
          </table:table-cell>
          <table:table-cell table:style-name="ce64" table:formula="of:=[.C31]*0.6" office:value-type="currency" office:currency="USD" office:value="937.2" calcext:value-type="currency">
            <text:p>$937.20</text:p>
          </table:table-cell>
          <table:table-cell table:style-name="ce64" office:value-type="currency" office:currency="USD" office:value="2124" calcext:value-type="currency">
            <text:p>$2,124.00</text:p>
          </table:table-cell>
          <table:table-cell table:style-name="ce64" table:formula="of:=[.E31]-[.B31]" office:value-type="currency" office:currency="USD" office:value="677" calcext:value-type="currency">
            <text:p>$677.00</text:p>
          </table:table-cell>
          <table:table-cell table:style-name="ce17" table:formula="of:=[.E31]/[.D31]" office:value-type="float" office:value="2.2663252240717" calcext:value-type="float">
            <text:p>2.2663252240717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12HD</text:p>
          </table:table-cell>
          <table:table-cell table:style-name="ce8" office:value-type="currency" office:currency="USD" office:value="1530" calcext:value-type="currency">
            <text:p>$1,530.00</text:p>
          </table:table-cell>
          <table:table-cell table:style-name="ce64" office:value-type="currency" office:currency="USD" office:value="2017" calcext:value-type="currency">
            <text:p>$2,017.00</text:p>
          </table:table-cell>
          <table:table-cell table:style-name="ce64" table:formula="of:=[.C32]*0.6" office:value-type="currency" office:currency="USD" office:value="1210.2" calcext:value-type="currency">
            <text:p>$1,210.20</text:p>
          </table:table-cell>
          <table:table-cell table:style-name="ce64" office:value-type="currency" office:currency="USD" office:value="2251.8" calcext:value-type="currency">
            <text:p>$2,251.80</text:p>
          </table:table-cell>
          <table:table-cell table:style-name="ce64" table:formula="of:=[.E32]-[.B32]" office:value-type="currency" office:currency="USD" office:value="721.8" calcext:value-type="currency">
            <text:p>$721.80</text:p>
          </table:table-cell>
          <table:table-cell table:style-name="ce17" table:formula="of:=[.E32]/[.D32]" office:value-type="float" office:value="1.86068418443233" calcext:value-type="float">
            <text:p>1.86068418443233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13HD</text:p>
          </table:table-cell>
          <table:table-cell table:style-name="ce8" office:value-type="currency" office:currency="USD" office:value="1555" calcext:value-type="currency">
            <text:p>$1,555.00</text:p>
          </table:table-cell>
          <table:table-cell table:style-name="ce64" office:value-type="currency" office:currency="USD" office:value="2049" calcext:value-type="currency">
            <text:p>$2,049.00</text:p>
          </table:table-cell>
          <table:table-cell table:style-name="ce64" table:formula="of:=[.C33]*0.6" office:value-type="currency" office:currency="USD" office:value="1229.4" calcext:value-type="currency">
            <text:p>$1,229.40</text:p>
          </table:table-cell>
          <table:table-cell table:style-name="ce64" office:value-type="currency" office:currency="USD" office:value="2285.1" calcext:value-type="currency">
            <text:p>$2,285.10</text:p>
          </table:table-cell>
          <table:table-cell table:style-name="ce64" table:formula="of:=[.E33]-[.B33]" office:value-type="currency" office:currency="USD" office:value="730.1" calcext:value-type="currency">
            <text:p>$730.10</text:p>
          </table:table-cell>
          <table:table-cell table:style-name="ce17" table:formula="of:=[.E33]/[.D33]" office:value-type="float" office:value="1.85871156661786" calcext:value-type="float">
            <text:p>1.85871156661786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14HD</text:p>
          </table:table-cell>
          <table:table-cell table:style-name="ce8" office:value-type="currency" office:currency="USD" office:value="1661" calcext:value-type="currency">
            <text:p>$1,661.00</text:p>
          </table:table-cell>
          <table:table-cell table:style-name="ce64" office:value-type="currency" office:currency="USD" office:value="2188" calcext:value-type="currency">
            <text:p>$2,188.00</text:p>
          </table:table-cell>
          <table:table-cell table:style-name="ce64" table:formula="of:=[.C34]*0.6" office:value-type="currency" office:currency="USD" office:value="1312.8" calcext:value-type="currency">
            <text:p>$1,312.80</text:p>
          </table:table-cell>
          <table:table-cell table:style-name="ce64" office:value-type="currency" office:currency="USD" office:value="2439.9" calcext:value-type="currency">
            <text:p>$2,439.90</text:p>
          </table:table-cell>
          <table:table-cell table:style-name="ce64" table:formula="of:=[.E34]-[.B34]" office:value-type="currency" office:currency="USD" office:value="778.9" calcext:value-type="currency">
            <text:p>$778.90</text:p>
          </table:table-cell>
          <table:table-cell table:style-name="ce17" table:formula="of:=[.E34]/[.D34]" office:value-type="float" office:value="1.85854661791591" calcext:value-type="float">
            <text:p>1.85854661791591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15HD</text:p>
          </table:table-cell>
          <table:table-cell table:style-name="ce8" office:value-type="currency" office:currency="USD" office:value="1764" calcext:value-type="currency">
            <text:p>$1,764.00</text:p>
          </table:table-cell>
          <table:table-cell table:style-name="ce64" office:value-type="currency" office:currency="USD" office:value="2324" calcext:value-type="currency">
            <text:p>$2,324.00</text:p>
          </table:table-cell>
          <table:table-cell table:style-name="ce64" table:formula="of:=[.C35]*0.6" office:value-type="currency" office:currency="USD" office:value="1394.4" calcext:value-type="currency">
            <text:p>$1,394.40</text:p>
          </table:table-cell>
          <table:table-cell table:style-name="ce64" office:value-type="currency" office:currency="USD" office:value="2593.8" calcext:value-type="currency">
            <text:p>$2,593.80</text:p>
          </table:table-cell>
          <table:table-cell table:style-name="ce64" table:formula="of:=[.E35]-[.B35]" office:value-type="currency" office:currency="USD" office:value="829.8" calcext:value-type="currency">
            <text:p>$829.80</text:p>
          </table:table-cell>
          <table:table-cell table:style-name="ce17" table:formula="of:=[.E35]/[.D35]" office:value-type="float" office:value="1.86015490533563" calcext:value-type="float">
            <text:p>1.86015490533563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7HD</text:p>
          </table:table-cell>
          <table:table-cell table:style-name="ce8" office:value-type="currency" office:currency="USD" office:value="1099" calcext:value-type="currency">
            <text:p>$1,099.00</text:p>
          </table:table-cell>
          <table:table-cell table:style-name="ce64" office:value-type="currency" office:currency="USD" office:value="1210" calcext:value-type="currency">
            <text:p>$1,210.00</text:p>
          </table:table-cell>
          <table:table-cell table:style-name="ce64" table:formula="of:=[.C36]*0.6" office:value-type="currency" office:currency="USD" office:value="726" calcext:value-type="currency">
            <text:p>$726.00</text:p>
          </table:table-cell>
          <table:table-cell table:style-name="ce64" office:value-type="currency" office:currency="USD" office:value="1616.4" calcext:value-type="currency">
            <text:p>$1,616.40</text:p>
          </table:table-cell>
          <table:table-cell table:style-name="ce64" table:formula="of:=[.E36]-[.B36]" office:value-type="currency" office:currency="USD" office:value="517.4" calcext:value-type="currency">
            <text:p>$517.40</text:p>
          </table:table-cell>
          <table:table-cell table:style-name="ce17" table:formula="of:=[.E36]/[.D36]" office:value-type="float" office:value="2.22644628099174" calcext:value-type="float">
            <text:p>2.22644628099174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9HD</text:p>
          </table:table-cell>
          <table:table-cell table:style-name="ce8" office:value-type="currency" office:currency="USD" office:value="1269" calcext:value-type="currency">
            <text:p>$1,269.00</text:p>
          </table:table-cell>
          <table:table-cell table:style-name="ce64" office:value-type="currency" office:currency="USD" office:value="1449" calcext:value-type="currency">
            <text:p>$1,449.00</text:p>
          </table:table-cell>
          <table:table-cell table:style-name="ce64" table:formula="of:=[.C37]*0.6" office:value-type="currency" office:currency="USD" office:value="869.4" calcext:value-type="currency">
            <text:p>$869.40</text:p>
          </table:table-cell>
          <table:table-cell table:style-name="ce64" office:value-type="currency" office:currency="USD" office:value="1872" calcext:value-type="currency">
            <text:p>$1,872.00</text:p>
          </table:table-cell>
          <table:table-cell table:style-name="ce64" table:formula="of:=[.E37]-[.B37]" office:value-type="currency" office:currency="USD" office:value="603" calcext:value-type="currency">
            <text:p>$603.00</text:p>
          </table:table-cell>
          <table:table-cell table:style-name="ce17" table:formula="of:=[.E37]/[.D37]" office:value-type="float" office:value="2.15320910973085" calcext:value-type="float">
            <text:p>2.15320910973085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10HD</text:p>
          </table:table-cell>
          <table:table-cell table:style-name="ce8" office:value-type="currency" office:currency="USD" office:value="1354" calcext:value-type="currency">
            <text:p>$1,354.00</text:p>
          </table:table-cell>
          <table:table-cell table:style-name="ce64" office:value-type="currency" office:currency="USD" office:value="1784" calcext:value-type="currency">
            <text:p>$1,784.00</text:p>
          </table:table-cell>
          <table:table-cell table:style-name="ce64" table:formula="of:=[.C38]*0.6" office:value-type="currency" office:currency="USD" office:value="1070.4" calcext:value-type="currency">
            <text:p>$1,070.40</text:p>
          </table:table-cell>
          <table:table-cell table:style-name="ce64" office:value-type="currency" office:currency="USD" office:value="2003.4" calcext:value-type="currency">
            <text:p>$2,003.40</text:p>
          </table:table-cell>
          <table:table-cell table:style-name="ce64" table:formula="of:=[.E38]-[.B38]" office:value-type="currency" office:currency="USD" office:value="649.4" calcext:value-type="currency">
            <text:p>$649.40</text:p>
          </table:table-cell>
          <table:table-cell table:style-name="ce17" table:formula="of:=[.E38]/[.D38]" office:value-type="float" office:value="1.87163677130045" calcext:value-type="float">
            <text:p>1.87163677130045</text:p>
          </table:table-cell>
          <table:table-cell table:style-name="ce17" office:value-type="string" calcext:value-type="string">
            <text:p>industrialproduct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Access Ladders - With Boarding Rail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3-BR</text:p>
          </table:table-cell>
          <table:table-cell table:style-name="ce8" office:value-type="currency" office:currency="USD" office:value="426.6" calcext:value-type="currency">
            <text:p>$426.60</text:p>
          </table:table-cell>
          <table:table-cell table:style-name="ce64" office:value-type="currency" office:currency="USD" office:value="561" calcext:value-type="currency">
            <text:p>$561.00</text:p>
          </table:table-cell>
          <table:table-cell table:style-name="ce64" table:formula="of:=[.C42]*0.65" office:value-type="currency" office:currency="USD" office:value="364.65" calcext:value-type="currency">
            <text:p>$364.65</text:p>
          </table:table-cell>
          <table:table-cell table:style-name="ce64"/>
          <table:table-cell table:style-name="ce64" table:formula="of:=[.E42]-[.B42]" office:value-type="currency" office:currency="USD" office:value="-426.6" calcext:value-type="currency">
            <text:p>-$426.60</text:p>
          </table:table-cell>
          <table:table-cell table:style-name="ce17" table:formula="of:=[.E42]/[.D4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4-BR</text:p>
          </table:table-cell>
          <table:table-cell table:style-name="ce8" office:value-type="currency" office:currency="USD" office:value="457.2" calcext:value-type="currency">
            <text:p>$457.20</text:p>
          </table:table-cell>
          <table:table-cell table:style-name="ce64" office:value-type="currency" office:currency="USD" office:value="603" calcext:value-type="currency">
            <text:p>$603.00</text:p>
          </table:table-cell>
          <table:table-cell table:style-name="ce64" table:formula="of:=[.C43]*0.65" office:value-type="currency" office:currency="USD" office:value="391.95" calcext:value-type="currency">
            <text:p>$391.95</text:p>
          </table:table-cell>
          <table:table-cell table:style-name="ce64"/>
          <table:table-cell table:style-name="ce64" table:formula="of:=[.E43]-[.B43]" office:value-type="currency" office:currency="USD" office:value="-457.2" calcext:value-type="currency">
            <text:p>-$457.20</text:p>
          </table:table-cell>
          <table:table-cell table:style-name="ce17" table:formula="of:=[.E43]/[.D4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5-BR</text:p>
          </table:table-cell>
          <table:table-cell table:style-name="ce8" office:value-type="currency" office:currency="USD" office:value="485.1" calcext:value-type="currency">
            <text:p>$485.10</text:p>
          </table:table-cell>
          <table:table-cell table:style-name="ce64" office:value-type="currency" office:currency="USD" office:value="639" calcext:value-type="currency">
            <text:p>$639.00</text:p>
          </table:table-cell>
          <table:table-cell table:style-name="ce64" table:formula="of:=[.C44]*0.65" office:value-type="currency" office:currency="USD" office:value="415.35" calcext:value-type="currency">
            <text:p>$415.35</text:p>
          </table:table-cell>
          <table:table-cell table:style-name="ce64"/>
          <table:table-cell table:style-name="ce64" table:formula="of:=[.E44]-[.B44]" office:value-type="currency" office:currency="USD" office:value="-485.1" calcext:value-type="currency">
            <text:p>-$485.10</text:p>
          </table:table-cell>
          <table:table-cell table:style-name="ce17" table:formula="of:=[.E44]/[.D4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6-BR</text:p>
          </table:table-cell>
          <table:table-cell table:style-name="ce8" office:value-type="currency" office:currency="USD" office:value="511.2" calcext:value-type="currency">
            <text:p>$511.20</text:p>
          </table:table-cell>
          <table:table-cell table:style-name="ce64" office:value-type="currency" office:currency="USD" office:value="674" calcext:value-type="currency">
            <text:p>$674.00</text:p>
          </table:table-cell>
          <table:table-cell table:style-name="ce64" table:formula="of:=[.C45]*0.65" office:value-type="currency" office:currency="USD" office:value="438.1" calcext:value-type="currency">
            <text:p>$438.10</text:p>
          </table:table-cell>
          <table:table-cell table:style-name="ce64"/>
          <table:table-cell table:style-name="ce64" table:formula="of:=[.E45]-[.B45]" office:value-type="currency" office:currency="USD" office:value="-511.2" calcext:value-type="currency">
            <text:p>-$511.20</text:p>
          </table:table-cell>
          <table:table-cell table:style-name="ce17" table:formula="of:=[.E45]/[.D4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7-BR</text:p>
          </table:table-cell>
          <table:table-cell table:style-name="ce8" office:value-type="currency" office:currency="USD" office:value="540" calcext:value-type="currency">
            <text:p>$540.00</text:p>
          </table:table-cell>
          <table:table-cell table:style-name="ce64" office:value-type="currency" office:currency="USD" office:value="712" calcext:value-type="currency">
            <text:p>$712.00</text:p>
          </table:table-cell>
          <table:table-cell table:style-name="ce64" table:formula="of:=[.C46]*0.65" office:value-type="currency" office:currency="USD" office:value="462.8" calcext:value-type="currency">
            <text:p>$462.80</text:p>
          </table:table-cell>
          <table:table-cell table:style-name="ce64"/>
          <table:table-cell table:style-name="ce64" table:formula="of:=[.E46]-[.B46]" office:value-type="currency" office:currency="USD" office:value="-540" calcext:value-type="currency">
            <text:p>-$540.00</text:p>
          </table:table-cell>
          <table:table-cell table:style-name="ce17" table:formula="of:=[.E46]/[.D4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8-BR</text:p>
          </table:table-cell>
          <table:table-cell table:style-name="ce8" office:value-type="currency" office:currency="USD" office:value="570.6" calcext:value-type="currency">
            <text:p>$570.60</text:p>
          </table:table-cell>
          <table:table-cell table:style-name="ce64" office:value-type="currency" office:currency="USD" office:value="751" calcext:value-type="currency">
            <text:p>$751.00</text:p>
          </table:table-cell>
          <table:table-cell table:style-name="ce64" table:formula="of:=[.C47]*0.65" office:value-type="currency" office:currency="USD" office:value="488.15" calcext:value-type="currency">
            <text:p>$488.15</text:p>
          </table:table-cell>
          <table:table-cell table:style-name="ce64"/>
          <table:table-cell table:style-name="ce64" table:formula="of:=[.E47]-[.B47]" office:value-type="currency" office:currency="USD" office:value="-570.6" calcext:value-type="currency">
            <text:p>-$570.60</text:p>
          </table:table-cell>
          <table:table-cell table:style-name="ce17" table:formula="of:=[.E47]/[.D4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9-BR</text:p>
          </table:table-cell>
          <table:table-cell table:style-name="ce8" office:value-type="currency" office:currency="USD" office:value="631.8" calcext:value-type="currency">
            <text:p>$631.80</text:p>
          </table:table-cell>
          <table:table-cell table:style-name="ce64" office:value-type="currency" office:currency="USD" office:value="833" calcext:value-type="currency">
            <text:p>$833.00</text:p>
          </table:table-cell>
          <table:table-cell table:style-name="ce64" table:formula="of:=[.C48]*0.65" office:value-type="currency" office:currency="USD" office:value="541.45" calcext:value-type="currency">
            <text:p>$541.45</text:p>
          </table:table-cell>
          <table:table-cell table:style-name="ce64"/>
          <table:table-cell table:style-name="ce64" table:formula="of:=[.E48]-[.B48]" office:value-type="currency" office:currency="USD" office:value="-631.8" calcext:value-type="currency">
            <text:p>-$631.80</text:p>
          </table:table-cell>
          <table:table-cell table:style-name="ce17" table:formula="of:=[.E48]/[.D4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0-BR</text:p>
          </table:table-cell>
          <table:table-cell table:style-name="ce8" office:value-type="currency" office:currency="USD" office:value="658.8" calcext:value-type="currency">
            <text:p>$658.80</text:p>
          </table:table-cell>
          <table:table-cell table:style-name="ce64" office:value-type="currency" office:currency="USD" office:value="868" calcext:value-type="currency">
            <text:p>$868.00</text:p>
          </table:table-cell>
          <table:table-cell table:style-name="ce64" table:formula="of:=[.C49]*0.65" office:value-type="currency" office:currency="USD" office:value="564.2" calcext:value-type="currency">
            <text:p>$564.20</text:p>
          </table:table-cell>
          <table:table-cell table:style-name="ce64"/>
          <table:table-cell table:style-name="ce64" table:formula="of:=[.E49]-[.B49]" office:value-type="currency" office:currency="USD" office:value="-658.8" calcext:value-type="currency">
            <text:p>-$658.80</text:p>
          </table:table-cell>
          <table:table-cell table:style-name="ce17" table:formula="of:=[.E49]/[.D4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1-BR</text:p>
          </table:table-cell>
          <table:table-cell table:style-name="ce8" office:value-type="currency" office:currency="USD" office:value="686.7" calcext:value-type="currency">
            <text:p>$686.70</text:p>
          </table:table-cell>
          <table:table-cell table:style-name="ce64" office:value-type="currency" office:currency="USD" office:value="904" calcext:value-type="currency">
            <text:p>$904.00</text:p>
          </table:table-cell>
          <table:table-cell table:style-name="ce64" table:formula="of:=[.C50]*0.65" office:value-type="currency" office:currency="USD" office:value="587.6" calcext:value-type="currency">
            <text:p>$587.60</text:p>
          </table:table-cell>
          <table:table-cell table:style-name="ce64"/>
          <table:table-cell table:style-name="ce64" table:formula="of:=[.E50]-[.B50]" office:value-type="currency" office:currency="USD" office:value="-686.7" calcext:value-type="currency">
            <text:p>-$686.70</text:p>
          </table:table-cell>
          <table:table-cell table:style-name="ce17" table:formula="of:=[.E50]/[.D5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2-BR</text:p>
          </table:table-cell>
          <table:table-cell table:style-name="ce8" office:value-type="currency" office:currency="USD" office:value="712.8" calcext:value-type="currency">
            <text:p>$712.80</text:p>
          </table:table-cell>
          <table:table-cell table:style-name="ce64" office:value-type="currency" office:currency="USD" office:value="938" calcext:value-type="currency">
            <text:p>$938.00</text:p>
          </table:table-cell>
          <table:table-cell table:style-name="ce64" table:formula="of:=[.C51]*0.65" office:value-type="currency" office:currency="USD" office:value="609.7" calcext:value-type="currency">
            <text:p>$609.70</text:p>
          </table:table-cell>
          <table:table-cell table:style-name="ce64"/>
          <table:table-cell table:style-name="ce64" table:formula="of:=[.E51]-[.B51]" office:value-type="currency" office:currency="USD" office:value="-712.8" calcext:value-type="currency">
            <text:p>-$712.80</text:p>
          </table:table-cell>
          <table:table-cell table:style-name="ce17" table:formula="of:=[.E51]/[.D5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3-BR</text:p>
          </table:table-cell>
          <table:table-cell table:style-name="ce8" office:value-type="currency" office:currency="USD" office:value="738.9" calcext:value-type="currency">
            <text:p>$738.90</text:p>
          </table:table-cell>
          <table:table-cell table:style-name="ce64" office:value-type="currency" office:currency="USD" office:value="972" calcext:value-type="currency">
            <text:p>$972.00</text:p>
          </table:table-cell>
          <table:table-cell table:style-name="ce64" table:formula="of:=[.C52]*0.65" office:value-type="currency" office:currency="USD" office:value="631.8" calcext:value-type="currency">
            <text:p>$631.80</text:p>
          </table:table-cell>
          <table:table-cell table:style-name="ce64"/>
          <table:table-cell table:style-name="ce64" table:formula="of:=[.E52]-[.B52]" office:value-type="currency" office:currency="USD" office:value="-738.9" calcext:value-type="currency">
            <text:p>-$738.90</text:p>
          </table:table-cell>
          <table:table-cell table:style-name="ce17" table:formula="of:=[.E52]/[.D5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4-BR</text:p>
          </table:table-cell>
          <table:table-cell table:style-name="ce8" office:value-type="currency" office:currency="USD" office:value="768.6" calcext:value-type="currency">
            <text:p>$768.60</text:p>
          </table:table-cell>
          <table:table-cell table:style-name="ce64" office:value-type="currency" office:currency="USD" office:value="1013" calcext:value-type="currency">
            <text:p>$1,013.00</text:p>
          </table:table-cell>
          <table:table-cell table:style-name="ce64" table:formula="of:=[.C53]*0.65" office:value-type="currency" office:currency="USD" office:value="658.45" calcext:value-type="currency">
            <text:p>$658.45</text:p>
          </table:table-cell>
          <table:table-cell table:style-name="ce64"/>
          <table:table-cell table:style-name="ce64" table:formula="of:=[.E53]-[.B53]" office:value-type="currency" office:currency="USD" office:value="-768.6" calcext:value-type="currency">
            <text:p>-$768.60</text:p>
          </table:table-cell>
          <table:table-cell table:style-name="ce17" table:formula="of:=[.E53]/[.D5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5-BR</text:p>
          </table:table-cell>
          <table:table-cell table:style-name="ce8" office:value-type="currency" office:currency="USD" office:value="831.6" calcext:value-type="currency">
            <text:p>$831.60</text:p>
          </table:table-cell>
          <table:table-cell table:style-name="ce64" office:value-type="currency" office:currency="USD" office:value="1096" calcext:value-type="currency">
            <text:p>$1,096.00</text:p>
          </table:table-cell>
          <table:table-cell table:style-name="ce64" table:formula="of:=[.C54]*0.65" office:value-type="currency" office:currency="USD" office:value="712.4" calcext:value-type="currency">
            <text:p>$712.40</text:p>
          </table:table-cell>
          <table:table-cell table:style-name="ce64"/>
          <table:table-cell table:style-name="ce64" table:formula="of:=[.E54]-[.B54]" office:value-type="currency" office:currency="USD" office:value="-831.6" calcext:value-type="currency">
            <text:p>-$831.60</text:p>
          </table:table-cell>
          <table:table-cell table:style-name="ce17" table:formula="of:=[.E54]/[.D5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6-BR</text:p>
          </table:table-cell>
          <table:table-cell table:style-name="ce8" office:value-type="currency" office:currency="USD" office:value="861.3" calcext:value-type="currency">
            <text:p>$861.30</text:p>
          </table:table-cell>
          <table:table-cell table:style-name="ce64" office:value-type="currency" office:currency="USD" office:value="1135" calcext:value-type="currency">
            <text:p>$1,135.00</text:p>
          </table:table-cell>
          <table:table-cell table:style-name="ce64" table:formula="of:=[.C55]*0.65" office:value-type="currency" office:currency="USD" office:value="737.75" calcext:value-type="currency">
            <text:p>$737.75</text:p>
          </table:table-cell>
          <table:table-cell table:style-name="ce64"/>
          <table:table-cell table:style-name="ce64" table:formula="of:=[.E55]-[.B55]" office:value-type="currency" office:currency="USD" office:value="-861.3" calcext:value-type="currency">
            <text:p>-$861.30</text:p>
          </table:table-cell>
          <table:table-cell table:style-name="ce17" table:formula="of:=[.E55]/[.D5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7-BR</text:p>
          </table:table-cell>
          <table:table-cell table:style-name="ce8" office:value-type="currency" office:currency="USD" office:value="886.5" calcext:value-type="currency">
            <text:p>$886.50</text:p>
          </table:table-cell>
          <table:table-cell table:style-name="ce64" office:value-type="currency" office:currency="USD" office:value="1168" calcext:value-type="currency">
            <text:p>$1,168.00</text:p>
          </table:table-cell>
          <table:table-cell table:style-name="ce64" table:formula="of:=[.C56]*0.65" office:value-type="currency" office:currency="USD" office:value="759.2" calcext:value-type="currency">
            <text:p>$759.20</text:p>
          </table:table-cell>
          <table:table-cell table:style-name="ce64"/>
          <table:table-cell table:style-name="ce64" table:formula="of:=[.E56]-[.B56]" office:value-type="currency" office:currency="USD" office:value="-886.5" calcext:value-type="currency">
            <text:p>-$886.50</text:p>
          </table:table-cell>
          <table:table-cell table:style-name="ce17" table:formula="of:=[.E56]/[.D5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8-BR</text:p>
          </table:table-cell>
          <table:table-cell table:style-name="ce8" office:value-type="currency" office:currency="USD" office:value="915.3" calcext:value-type="currency">
            <text:p>$915.30</text:p>
          </table:table-cell>
          <table:table-cell table:style-name="ce64" office:value-type="currency" office:currency="USD" office:value="1205" calcext:value-type="currency">
            <text:p>$1,205.00</text:p>
          </table:table-cell>
          <table:table-cell table:style-name="ce64" table:formula="of:=[.C57]*0.65" office:value-type="currency" office:currency="USD" office:value="783.25" calcext:value-type="currency">
            <text:p>$783.25</text:p>
          </table:table-cell>
          <table:table-cell table:style-name="ce64"/>
          <table:table-cell table:style-name="ce64" table:formula="of:=[.E57]-[.B57]" office:value-type="currency" office:currency="USD" office:value="-915.3" calcext:value-type="currency">
            <text:p>-$915.30</text:p>
          </table:table-cell>
          <table:table-cell table:style-name="ce17" table:formula="of:=[.E57]/[.D5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9-BR</text:p>
          </table:table-cell>
          <table:table-cell table:style-name="ce8" office:value-type="currency" office:currency="USD" office:value="944.1" calcext:value-type="currency">
            <text:p>$944.10</text:p>
          </table:table-cell>
          <table:table-cell table:style-name="ce64" office:value-type="currency" office:currency="USD" office:value="1244" calcext:value-type="currency">
            <text:p>$1,244.00</text:p>
          </table:table-cell>
          <table:table-cell table:style-name="ce64" table:formula="of:=[.C58]*0.65" office:value-type="currency" office:currency="USD" office:value="808.6" calcext:value-type="currency">
            <text:p>$808.60</text:p>
          </table:table-cell>
          <table:table-cell table:style-name="ce64"/>
          <table:table-cell table:style-name="ce64" table:formula="of:=[.E58]-[.B58]" office:value-type="currency" office:currency="USD" office:value="-944.1" calcext:value-type="currency">
            <text:p>-$944.10</text:p>
          </table:table-cell>
          <table:table-cell table:style-name="ce17" table:formula="of:=[.E58]/[.D5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Access Ladders - With Foot Pad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3</text:p>
          </table:table-cell>
          <table:table-cell table:style-name="ce8" office:value-type="currency" office:currency="USD" office:value="150.3" calcext:value-type="currency">
            <text:p>$150.30</text:p>
          </table:table-cell>
          <table:table-cell table:style-name="ce64" office:value-type="currency" office:currency="USD" office:value="199" calcext:value-type="currency">
            <text:p>$199.00</text:p>
          </table:table-cell>
          <table:table-cell table:style-name="ce64" table:formula="of:=[.C62]*0.65" office:value-type="currency" office:currency="USD" office:value="129.35" calcext:value-type="currency">
            <text:p>$129.35</text:p>
          </table:table-cell>
          <table:table-cell table:style-name="ce64"/>
          <table:table-cell table:style-name="ce64" table:formula="of:=[.E62]-[.B62]" office:value-type="currency" office:currency="USD" office:value="-150.3" calcext:value-type="currency">
            <text:p>-$150.30</text:p>
          </table:table-cell>
          <table:table-cell table:style-name="ce17" table:formula="of:=[.E62]/[.D6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4</text:p>
          </table:table-cell>
          <table:table-cell table:style-name="ce8" office:value-type="currency" office:currency="USD" office:value="182.7" calcext:value-type="currency">
            <text:p>$182.70</text:p>
          </table:table-cell>
          <table:table-cell table:style-name="ce64" office:value-type="currency" office:currency="USD" office:value="241" calcext:value-type="currency">
            <text:p>$241.00</text:p>
          </table:table-cell>
          <table:table-cell table:style-name="ce64" table:formula="of:=[.C63]*0.65" office:value-type="currency" office:currency="USD" office:value="156.65" calcext:value-type="currency">
            <text:p>$156.65</text:p>
          </table:table-cell>
          <table:table-cell table:style-name="ce64"/>
          <table:table-cell table:style-name="ce64" table:formula="of:=[.E63]-[.B63]" office:value-type="currency" office:currency="USD" office:value="-182.7" calcext:value-type="currency">
            <text:p>-$182.70</text:p>
          </table:table-cell>
          <table:table-cell table:style-name="ce17" table:formula="of:=[.E63]/[.D6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5</text:p>
          </table:table-cell>
          <table:table-cell table:style-name="ce8" office:value-type="currency" office:currency="USD" office:value="209.7" calcext:value-type="currency">
            <text:p>$209.70</text:p>
          </table:table-cell>
          <table:table-cell table:style-name="ce64" office:value-type="currency" office:currency="USD" office:value="276" calcext:value-type="currency">
            <text:p>$276.00</text:p>
          </table:table-cell>
          <table:table-cell table:style-name="ce64" table:formula="of:=[.C64]*0.65" office:value-type="currency" office:currency="USD" office:value="179.4" calcext:value-type="currency">
            <text:p>$179.40</text:p>
          </table:table-cell>
          <table:table-cell table:style-name="ce64"/>
          <table:table-cell table:style-name="ce64" table:formula="of:=[.E64]-[.B64]" office:value-type="currency" office:currency="USD" office:value="-209.7" calcext:value-type="currency">
            <text:p>-$209.70</text:p>
          </table:table-cell>
          <table:table-cell table:style-name="ce17" table:formula="of:=[.E64]/[.D6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6</text:p>
          </table:table-cell>
          <table:table-cell table:style-name="ce8" office:value-type="currency" office:currency="USD" office:value="237.6" calcext:value-type="currency">
            <text:p>$237.60</text:p>
          </table:table-cell>
          <table:table-cell table:style-name="ce64" office:value-type="currency" office:currency="USD" office:value="313" calcext:value-type="currency">
            <text:p>$313.00</text:p>
          </table:table-cell>
          <table:table-cell table:style-name="ce64" table:formula="of:=[.C65]*0.65" office:value-type="currency" office:currency="USD" office:value="203.45" calcext:value-type="currency">
            <text:p>$203.45</text:p>
          </table:table-cell>
          <table:table-cell table:style-name="ce64"/>
          <table:table-cell table:style-name="ce64" table:formula="of:=[.E65]-[.B65]" office:value-type="currency" office:currency="USD" office:value="-237.6" calcext:value-type="currency">
            <text:p>-$237.60</text:p>
          </table:table-cell>
          <table:table-cell table:style-name="ce17" table:formula="of:=[.E65]/[.D6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7</text:p>
          </table:table-cell>
          <table:table-cell table:style-name="ce8" office:value-type="currency" office:currency="USD" office:value="265.5" calcext:value-type="currency">
            <text:p>$265.50</text:p>
          </table:table-cell>
          <table:table-cell table:style-name="ce64" office:value-type="currency" office:currency="USD" office:value="350" calcext:value-type="currency">
            <text:p>$350.00</text:p>
          </table:table-cell>
          <table:table-cell table:style-name="ce64" table:formula="of:=[.C66]*0.65" office:value-type="currency" office:currency="USD" office:value="227.5" calcext:value-type="currency">
            <text:p>$227.50</text:p>
          </table:table-cell>
          <table:table-cell table:style-name="ce64"/>
          <table:table-cell table:style-name="ce64" table:formula="of:=[.E66]-[.B66]" office:value-type="currency" office:currency="USD" office:value="-265.5" calcext:value-type="currency">
            <text:p>-$265.50</text:p>
          </table:table-cell>
          <table:table-cell table:style-name="ce17" table:formula="of:=[.E66]/[.D6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8</text:p>
          </table:table-cell>
          <table:table-cell table:style-name="ce8" office:value-type="currency" office:currency="USD" office:value="295.2" calcext:value-type="currency">
            <text:p>$295.20</text:p>
          </table:table-cell>
          <table:table-cell table:style-name="ce64" office:value-type="currency" office:currency="USD" office:value="390" calcext:value-type="currency">
            <text:p>$390.00</text:p>
          </table:table-cell>
          <table:table-cell table:style-name="ce64" table:formula="of:=[.C67]*0.65" office:value-type="currency" office:currency="USD" office:value="253.5" calcext:value-type="currency">
            <text:p>$253.50</text:p>
          </table:table-cell>
          <table:table-cell table:style-name="ce64"/>
          <table:table-cell table:style-name="ce64" table:formula="of:=[.E67]-[.B67]" office:value-type="currency" office:currency="USD" office:value="-295.2" calcext:value-type="currency">
            <text:p>-$295.20</text:p>
          </table:table-cell>
          <table:table-cell table:style-name="ce17" table:formula="of:=[.E67]/[.D6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9</text:p>
          </table:table-cell>
          <table:table-cell table:style-name="ce8" office:value-type="currency" office:currency="USD" office:value="357.3" calcext:value-type="currency">
            <text:p>$357.30</text:p>
          </table:table-cell>
          <table:table-cell table:style-name="ce64" office:value-type="currency" office:currency="USD" office:value="471" calcext:value-type="currency">
            <text:p>$471.00</text:p>
          </table:table-cell>
          <table:table-cell table:style-name="ce64" table:formula="of:=[.C68]*0.65" office:value-type="currency" office:currency="USD" office:value="306.15" calcext:value-type="currency">
            <text:p>$306.15</text:p>
          </table:table-cell>
          <table:table-cell table:style-name="ce64"/>
          <table:table-cell table:style-name="ce64" table:formula="of:=[.E68]-[.B68]" office:value-type="currency" office:currency="USD" office:value="-357.3" calcext:value-type="currency">
            <text:p>-$357.30</text:p>
          </table:table-cell>
          <table:table-cell table:style-name="ce17" table:formula="of:=[.E68]/[.D6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0</text:p>
          </table:table-cell>
          <table:table-cell table:style-name="ce8" office:value-type="currency" office:currency="USD" office:value="384.3" calcext:value-type="currency">
            <text:p>$384.30</text:p>
          </table:table-cell>
          <table:table-cell table:style-name="ce64" office:value-type="currency" office:currency="USD" office:value="507" calcext:value-type="currency">
            <text:p>$507.00</text:p>
          </table:table-cell>
          <table:table-cell table:style-name="ce64" table:formula="of:=[.C69]*0.65" office:value-type="currency" office:currency="USD" office:value="329.55" calcext:value-type="currency">
            <text:p>$329.55</text:p>
          </table:table-cell>
          <table:table-cell table:style-name="ce64"/>
          <table:table-cell table:style-name="ce64" table:formula="of:=[.E69]-[.B69]" office:value-type="currency" office:currency="USD" office:value="-384.3" calcext:value-type="currency">
            <text:p>-$384.30</text:p>
          </table:table-cell>
          <table:table-cell table:style-name="ce17" table:formula="of:=[.E69]/[.D6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1</text:p>
          </table:table-cell>
          <table:table-cell table:style-name="ce8" office:value-type="currency" office:currency="USD" office:value="412.2" calcext:value-type="currency">
            <text:p>$412.20</text:p>
          </table:table-cell>
          <table:table-cell table:style-name="ce64" office:value-type="currency" office:currency="USD" office:value="543" calcext:value-type="currency">
            <text:p>$543.00</text:p>
          </table:table-cell>
          <table:table-cell table:style-name="ce64" table:formula="of:=[.C70]*0.65" office:value-type="currency" office:currency="USD" office:value="352.95" calcext:value-type="currency">
            <text:p>$352.95</text:p>
          </table:table-cell>
          <table:table-cell table:style-name="ce64"/>
          <table:table-cell table:style-name="ce64" table:formula="of:=[.E70]-[.B70]" office:value-type="currency" office:currency="USD" office:value="-412.2" calcext:value-type="currency">
            <text:p>-$412.20</text:p>
          </table:table-cell>
          <table:table-cell table:style-name="ce17" table:formula="of:=[.E70]/[.D7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2</text:p>
          </table:table-cell>
          <table:table-cell table:style-name="ce8" office:value-type="currency" office:currency="USD" office:value="440.1" calcext:value-type="currency">
            <text:p>$440.10</text:p>
          </table:table-cell>
          <table:table-cell table:style-name="ce64" office:value-type="currency" office:currency="USD" office:value="580" calcext:value-type="currency">
            <text:p>$580.00</text:p>
          </table:table-cell>
          <table:table-cell table:style-name="ce64" table:formula="of:=[.C71]*0.65" office:value-type="currency" office:currency="USD" office:value="377" calcext:value-type="currency">
            <text:p>$377.00</text:p>
          </table:table-cell>
          <table:table-cell table:style-name="ce64"/>
          <table:table-cell table:style-name="ce64" table:formula="of:=[.E71]-[.B71]" office:value-type="currency" office:currency="USD" office:value="-440.1" calcext:value-type="currency">
            <text:p>-$440.10</text:p>
          </table:table-cell>
          <table:table-cell table:style-name="ce17" table:formula="of:=[.E71]/[.D7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3</text:p>
          </table:table-cell>
          <table:table-cell table:style-name="ce8" office:value-type="currency" office:currency="USD" office:value="466.2" calcext:value-type="currency">
            <text:p>$466.20</text:p>
          </table:table-cell>
          <table:table-cell table:style-name="ce64" office:value-type="currency" office:currency="USD" office:value="614" calcext:value-type="currency">
            <text:p>$614.00</text:p>
          </table:table-cell>
          <table:table-cell table:style-name="ce64" table:formula="of:=[.C72]*0.65" office:value-type="currency" office:currency="USD" office:value="399.1" calcext:value-type="currency">
            <text:p>$399.10</text:p>
          </table:table-cell>
          <table:table-cell table:style-name="ce64"/>
          <table:table-cell table:style-name="ce64" table:formula="of:=[.E72]-[.B72]" office:value-type="currency" office:currency="USD" office:value="-466.2" calcext:value-type="currency">
            <text:p>-$466.20</text:p>
          </table:table-cell>
          <table:table-cell table:style-name="ce17" table:formula="of:=[.E72]/[.D7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4</text:p>
          </table:table-cell>
          <table:table-cell table:style-name="ce8" office:value-type="currency" office:currency="USD" office:value="492.3" calcext:value-type="currency">
            <text:p>$492.30</text:p>
          </table:table-cell>
          <table:table-cell table:style-name="ce64" office:value-type="currency" office:currency="USD" office:value="648" calcext:value-type="currency">
            <text:p>$648.00</text:p>
          </table:table-cell>
          <table:table-cell table:style-name="ce64" table:formula="of:=[.C73]*0.65" office:value-type="currency" office:currency="USD" office:value="421.2" calcext:value-type="currency">
            <text:p>$421.20</text:p>
          </table:table-cell>
          <table:table-cell table:style-name="ce64"/>
          <table:table-cell table:style-name="ce64" table:formula="of:=[.E73]-[.B73]" office:value-type="currency" office:currency="USD" office:value="-492.3" calcext:value-type="currency">
            <text:p>-$492.30</text:p>
          </table:table-cell>
          <table:table-cell table:style-name="ce17" table:formula="of:=[.E73]/[.D7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5</text:p>
          </table:table-cell>
          <table:table-cell table:style-name="ce8" office:value-type="currency" office:currency="USD" office:value="558" calcext:value-type="currency">
            <text:p>$558.00</text:p>
          </table:table-cell>
          <table:table-cell table:style-name="ce64" office:value-type="currency" office:currency="USD" office:value="734" calcext:value-type="currency">
            <text:p>$734.00</text:p>
          </table:table-cell>
          <table:table-cell table:style-name="ce64" table:formula="of:=[.C74]*0.65" office:value-type="currency" office:currency="USD" office:value="477.1" calcext:value-type="currency">
            <text:p>$477.10</text:p>
          </table:table-cell>
          <table:table-cell table:style-name="ce64"/>
          <table:table-cell table:style-name="ce64" table:formula="of:=[.E74]-[.B74]" office:value-type="currency" office:currency="USD" office:value="-558" calcext:value-type="currency">
            <text:p>-$558.00</text:p>
          </table:table-cell>
          <table:table-cell table:style-name="ce17" table:formula="of:=[.E74]/[.D7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6</text:p>
          </table:table-cell>
          <table:table-cell table:style-name="ce8" office:value-type="currency" office:currency="USD" office:value="584.1" calcext:value-type="currency">
            <text:p>$584.10</text:p>
          </table:table-cell>
          <table:table-cell table:style-name="ce64" office:value-type="currency" office:currency="USD" office:value="770" calcext:value-type="currency">
            <text:p>$770.00</text:p>
          </table:table-cell>
          <table:table-cell table:style-name="ce64" table:formula="of:=[.C75]*0.65" office:value-type="currency" office:currency="USD" office:value="500.5" calcext:value-type="currency">
            <text:p>$500.50</text:p>
          </table:table-cell>
          <table:table-cell table:style-name="ce64"/>
          <table:table-cell table:style-name="ce64" table:formula="of:=[.E75]-[.B75]" office:value-type="currency" office:currency="USD" office:value="-584.1" calcext:value-type="currency">
            <text:p>-$584.10</text:p>
          </table:table-cell>
          <table:table-cell table:style-name="ce17" table:formula="of:=[.E75]/[.D7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7</text:p>
          </table:table-cell>
          <table:table-cell table:style-name="ce8" office:value-type="currency" office:currency="USD" office:value="612.9" calcext:value-type="currency">
            <text:p>$612.90</text:p>
          </table:table-cell>
          <table:table-cell table:style-name="ce64" office:value-type="currency" office:currency="USD" office:value="808" calcext:value-type="currency">
            <text:p>$808.00</text:p>
          </table:table-cell>
          <table:table-cell table:style-name="ce64" table:formula="of:=[.C76]*0.65" office:value-type="currency" office:currency="USD" office:value="525.2" calcext:value-type="currency">
            <text:p>$525.20</text:p>
          </table:table-cell>
          <table:table-cell table:style-name="ce64"/>
          <table:table-cell table:style-name="ce64" table:formula="of:=[.E76]-[.B76]" office:value-type="currency" office:currency="USD" office:value="-612.9" calcext:value-type="currency">
            <text:p>-$612.90</text:p>
          </table:table-cell>
          <table:table-cell table:style-name="ce17" table:formula="of:=[.E76]/[.D7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8</text:p>
          </table:table-cell>
          <table:table-cell table:style-name="ce8" office:value-type="currency" office:currency="USD" office:value="638.1" calcext:value-type="currency">
            <text:p>$638.10</text:p>
          </table:table-cell>
          <table:table-cell table:style-name="ce64" office:value-type="currency" office:currency="USD" office:value="841" calcext:value-type="currency">
            <text:p>$841.00</text:p>
          </table:table-cell>
          <table:table-cell table:style-name="ce64" table:formula="of:=[.C77]*0.65" office:value-type="currency" office:currency="USD" office:value="546.65" calcext:value-type="currency">
            <text:p>$546.65</text:p>
          </table:table-cell>
          <table:table-cell table:style-name="ce64"/>
          <table:table-cell table:style-name="ce64" table:formula="of:=[.E77]-[.B77]" office:value-type="currency" office:currency="USD" office:value="-638.1" calcext:value-type="currency">
            <text:p>-$638.10</text:p>
          </table:table-cell>
          <table:table-cell table:style-name="ce17" table:formula="of:=[.E77]/[.D7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9</text:p>
          </table:table-cell>
          <table:table-cell table:style-name="ce8" office:value-type="currency" office:currency="USD" office:value="668.7" calcext:value-type="currency">
            <text:p>$668.70</text:p>
          </table:table-cell>
          <table:table-cell table:style-name="ce64" office:value-type="currency" office:currency="USD" office:value="881" calcext:value-type="currency">
            <text:p>$881.00</text:p>
          </table:table-cell>
          <table:table-cell table:style-name="ce64" table:formula="of:=[.C78]*0.65" office:value-type="currency" office:currency="USD" office:value="572.65" calcext:value-type="currency">
            <text:p>$572.65</text:p>
          </table:table-cell>
          <table:table-cell table:style-name="ce64"/>
          <table:table-cell table:style-name="ce64" table:formula="of:=[.E78]-[.B78]" office:value-type="currency" office:currency="USD" office:value="-668.7" calcext:value-type="currency">
            <text:p>-$668.70</text:p>
          </table:table-cell>
          <table:table-cell table:style-name="ce17" table:formula="of:=[.E78]/[.D7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Access Ladders - With Rail and Cage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C10-BRC</text:p>
          </table:table-cell>
          <table:table-cell table:style-name="ce8" office:value-type="currency" office:currency="USD" office:value="1156.5" calcext:value-type="currency">
            <text:p>$1,156.50</text:p>
          </table:table-cell>
          <table:table-cell table:style-name="ce64" office:value-type="currency" office:currency="USD" office:value="1523" calcext:value-type="currency">
            <text:p>$1,523.00</text:p>
          </table:table-cell>
          <table:table-cell table:style-name="ce64" table:formula="of:=[.C82]*0.65" office:value-type="currency" office:currency="USD" office:value="989.95" calcext:value-type="currency">
            <text:p>$989.95</text:p>
          </table:table-cell>
          <table:table-cell table:style-name="ce64"/>
          <table:table-cell table:style-name="ce64" table:formula="of:=[.E82]-[.B82]" office:value-type="currency" office:currency="USD" office:value="-1156.5" calcext:value-type="currency">
            <text:p>-$1,156.50</text:p>
          </table:table-cell>
          <table:table-cell table:style-name="ce17" table:formula="of:=[.E82]/[.D8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1-BRC</text:p>
          </table:table-cell>
          <table:table-cell table:style-name="ce8" office:value-type="currency" office:currency="USD" office:value="1213.2" calcext:value-type="currency">
            <text:p>$1,213.20</text:p>
          </table:table-cell>
          <table:table-cell table:style-name="ce64" office:value-type="currency" office:currency="USD" office:value="1598" calcext:value-type="currency">
            <text:p>$1,598.00</text:p>
          </table:table-cell>
          <table:table-cell table:style-name="ce64" table:formula="of:=[.C83]*0.65" office:value-type="currency" office:currency="USD" office:value="1038.7" calcext:value-type="currency">
            <text:p>$1,038.70</text:p>
          </table:table-cell>
          <table:table-cell table:style-name="ce64"/>
          <table:table-cell table:style-name="ce64" table:formula="of:=[.E83]-[.B83]" office:value-type="currency" office:currency="USD" office:value="-1213.2" calcext:value-type="currency">
            <text:p>-$1,213.20</text:p>
          </table:table-cell>
          <table:table-cell table:style-name="ce17" table:formula="of:=[.E83]/[.D8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2-BRC</text:p>
          </table:table-cell>
          <table:table-cell table:style-name="ce8" office:value-type="currency" office:currency="USD" office:value="1268.1" calcext:value-type="currency">
            <text:p>$1,268.10</text:p>
          </table:table-cell>
          <table:table-cell table:style-name="ce64" office:value-type="currency" office:currency="USD" office:value="1671" calcext:value-type="currency">
            <text:p>$1,671.00</text:p>
          </table:table-cell>
          <table:table-cell table:style-name="ce64" table:formula="of:=[.C84]*0.65" office:value-type="currency" office:currency="USD" office:value="1086.15" calcext:value-type="currency">
            <text:p>$1,086.15</text:p>
          </table:table-cell>
          <table:table-cell table:style-name="ce64"/>
          <table:table-cell table:style-name="ce64" table:formula="of:=[.E84]-[.B84]" office:value-type="currency" office:currency="USD" office:value="-1268.1" calcext:value-type="currency">
            <text:p>-$1,268.10</text:p>
          </table:table-cell>
          <table:table-cell table:style-name="ce17" table:formula="of:=[.E84]/[.D8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3-BRC</text:p>
          </table:table-cell>
          <table:table-cell table:style-name="ce8" office:value-type="currency" office:currency="USD" office:value="1431" calcext:value-type="currency">
            <text:p>$1,431.00</text:p>
          </table:table-cell>
          <table:table-cell table:style-name="ce64" office:value-type="currency" office:currency="USD" office:value="1884" calcext:value-type="currency">
            <text:p>$1,884.00</text:p>
          </table:table-cell>
          <table:table-cell table:style-name="ce64" table:formula="of:=[.C85]*0.65" office:value-type="currency" office:currency="USD" office:value="1224.6" calcext:value-type="currency">
            <text:p>$1,224.60</text:p>
          </table:table-cell>
          <table:table-cell table:style-name="ce64"/>
          <table:table-cell table:style-name="ce64" table:formula="of:=[.E85]-[.B85]" office:value-type="currency" office:currency="USD" office:value="-1431" calcext:value-type="currency">
            <text:p>-$1,431.00</text:p>
          </table:table-cell>
          <table:table-cell table:style-name="ce17" table:formula="of:=[.E85]/[.D8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4-BRC</text:p>
          </table:table-cell>
          <table:table-cell table:style-name="ce8" office:value-type="currency" office:currency="USD" office:value="1487.7" calcext:value-type="currency">
            <text:p>$1,487.70</text:p>
          </table:table-cell>
          <table:table-cell table:style-name="ce64" office:value-type="currency" office:currency="USD" office:value="1960" calcext:value-type="currency">
            <text:p>$1,960.00</text:p>
          </table:table-cell>
          <table:table-cell table:style-name="ce64" table:formula="of:=[.C86]*0.65" office:value-type="currency" office:currency="USD" office:value="1274" calcext:value-type="currency">
            <text:p>$1,274.00</text:p>
          </table:table-cell>
          <table:table-cell table:style-name="ce64"/>
          <table:table-cell table:style-name="ce64" table:formula="of:=[.E86]-[.B86]" office:value-type="currency" office:currency="USD" office:value="-1487.7" calcext:value-type="currency">
            <text:p>-$1,487.70</text:p>
          </table:table-cell>
          <table:table-cell table:style-name="ce17" table:formula="of:=[.E86]/[.D8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5-BRC</text:p>
          </table:table-cell>
          <table:table-cell table:style-name="ce8" office:value-type="currency" office:currency="USD" office:value="1584" calcext:value-type="currency">
            <text:p>$1,584.00</text:p>
          </table:table-cell>
          <table:table-cell table:style-name="ce64" office:value-type="currency" office:currency="USD" office:value="2086" calcext:value-type="currency">
            <text:p>$2,086.00</text:p>
          </table:table-cell>
          <table:table-cell table:style-name="ce64" table:formula="of:=[.C87]*0.65" office:value-type="currency" office:currency="USD" office:value="1355.9" calcext:value-type="currency">
            <text:p>$1,355.90</text:p>
          </table:table-cell>
          <table:table-cell table:style-name="ce64"/>
          <table:table-cell table:style-name="ce64" table:formula="of:=[.E87]-[.B87]" office:value-type="currency" office:currency="USD" office:value="-1584" calcext:value-type="currency">
            <text:p>-$1,584.00</text:p>
          </table:table-cell>
          <table:table-cell table:style-name="ce17" table:formula="of:=[.E87]/[.D8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6-BRC</text:p>
          </table:table-cell>
          <table:table-cell table:style-name="ce8" office:value-type="currency" office:currency="USD" office:value="1639.8" calcext:value-type="currency">
            <text:p>$1,639.80</text:p>
          </table:table-cell>
          <table:table-cell table:style-name="ce64" office:value-type="currency" office:currency="USD" office:value="2161" calcext:value-type="currency">
            <text:p>$2,161.00</text:p>
          </table:table-cell>
          <table:table-cell table:style-name="ce64" table:formula="of:=[.C88]*0.65" office:value-type="currency" office:currency="USD" office:value="1404.65" calcext:value-type="currency">
            <text:p>$1,404.65</text:p>
          </table:table-cell>
          <table:table-cell table:style-name="ce64"/>
          <table:table-cell table:style-name="ce64" table:formula="of:=[.E88]-[.B88]" office:value-type="currency" office:currency="USD" office:value="-1639.8" calcext:value-type="currency">
            <text:p>-$1,639.80</text:p>
          </table:table-cell>
          <table:table-cell table:style-name="ce17" table:formula="of:=[.E88]/[.D8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7-BRC</text:p>
          </table:table-cell>
          <table:table-cell table:style-name="ce8" office:value-type="currency" office:currency="USD" office:value="1803.6" calcext:value-type="currency">
            <text:p>$1,803.60</text:p>
          </table:table-cell>
          <table:table-cell table:style-name="ce64" office:value-type="currency" office:currency="USD" office:value="2375" calcext:value-type="currency">
            <text:p>$2,375.00</text:p>
          </table:table-cell>
          <table:table-cell table:style-name="ce64" table:formula="of:=[.C89]*0.65" office:value-type="currency" office:currency="USD" office:value="1543.75" calcext:value-type="currency">
            <text:p>$1,543.75</text:p>
          </table:table-cell>
          <table:table-cell table:style-name="ce64"/>
          <table:table-cell table:style-name="ce64" table:formula="of:=[.E89]-[.B89]" office:value-type="currency" office:currency="USD" office:value="-1803.6" calcext:value-type="currency">
            <text:p>-$1,803.60</text:p>
          </table:table-cell>
          <table:table-cell table:style-name="ce17" table:formula="of:=[.E89]/[.D8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8-BRC</text:p>
          </table:table-cell>
          <table:table-cell table:style-name="ce8" office:value-type="currency" office:currency="USD" office:value="1857.6" calcext:value-type="currency">
            <text:p>$1,857.60</text:p>
          </table:table-cell>
          <table:table-cell table:style-name="ce64" office:value-type="currency" office:currency="USD" office:value="2446" calcext:value-type="currency">
            <text:p>$2,446.00</text:p>
          </table:table-cell>
          <table:table-cell table:style-name="ce64" table:formula="of:=[.C90]*0.65" office:value-type="currency" office:currency="USD" office:value="1589.9" calcext:value-type="currency">
            <text:p>$1,589.90</text:p>
          </table:table-cell>
          <table:table-cell table:style-name="ce64"/>
          <table:table-cell table:style-name="ce64" table:formula="of:=[.E90]-[.B90]" office:value-type="currency" office:currency="USD" office:value="-1857.6" calcext:value-type="currency">
            <text:p>-$1,857.60</text:p>
          </table:table-cell>
          <table:table-cell table:style-name="ce17" table:formula="of:=[.E90]/[.D9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19-BRC</text:p>
          </table:table-cell>
          <table:table-cell table:style-name="ce8" office:value-type="currency" office:currency="USD" office:value="1916.1" calcext:value-type="currency">
            <text:p>$1,916.10</text:p>
          </table:table-cell>
          <table:table-cell table:style-name="ce64" office:value-type="currency" office:currency="USD" office:value="2523" calcext:value-type="currency">
            <text:p>$2,523.00</text:p>
          </table:table-cell>
          <table:table-cell table:style-name="ce64" table:formula="of:=[.C91]*0.65" office:value-type="currency" office:currency="USD" office:value="1639.95" calcext:value-type="currency">
            <text:p>$1,639.95</text:p>
          </table:table-cell>
          <table:table-cell table:style-name="ce64"/>
          <table:table-cell table:style-name="ce64" table:formula="of:=[.E91]-[.B91]" office:value-type="currency" office:currency="USD" office:value="-1916.1" calcext:value-type="currency">
            <text:p>-$1,916.10</text:p>
          </table:table-cell>
          <table:table-cell table:style-name="ce17" table:formula="of:=[.E91]/[.D9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0-BRC</text:p>
          </table:table-cell>
          <table:table-cell table:style-name="ce8" office:value-type="currency" office:currency="USD" office:value="1974.6" calcext:value-type="currency">
            <text:p>$1,974.60</text:p>
          </table:table-cell>
          <table:table-cell table:style-name="ce64" office:value-type="currency" office:currency="USD" office:value="2600" calcext:value-type="currency">
            <text:p>$2,600.00</text:p>
          </table:table-cell>
          <table:table-cell table:style-name="ce64" table:formula="of:=[.C92]*0.65" office:value-type="currency" office:currency="USD" office:value="1690" calcext:value-type="currency">
            <text:p>$1,690.00</text:p>
          </table:table-cell>
          <table:table-cell table:style-name="ce64"/>
          <table:table-cell table:style-name="ce64" table:formula="of:=[.E92]-[.B92]" office:value-type="currency" office:currency="USD" office:value="-1974.6" calcext:value-type="currency">
            <text:p>-$1,974.60</text:p>
          </table:table-cell>
          <table:table-cell table:style-name="ce17" table:formula="of:=[.E92]/[.D9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1-BRC</text:p>
          </table:table-cell>
          <table:table-cell table:style-name="ce8" office:value-type="currency" office:currency="USD" office:value="2169" calcext:value-type="currency">
            <text:p>$2,169.00</text:p>
          </table:table-cell>
          <table:table-cell table:style-name="ce64" office:value-type="currency" office:currency="USD" office:value="2857" calcext:value-type="currency">
            <text:p>$2,857.00</text:p>
          </table:table-cell>
          <table:table-cell table:style-name="ce64" table:formula="of:=[.C93]*0.65" office:value-type="currency" office:currency="USD" office:value="1857.05" calcext:value-type="currency">
            <text:p>$1,857.05</text:p>
          </table:table-cell>
          <table:table-cell table:style-name="ce64"/>
          <table:table-cell table:style-name="ce64" table:formula="of:=[.E93]-[.B93]" office:value-type="currency" office:currency="USD" office:value="-2169" calcext:value-type="currency">
            <text:p>-$2,169.00</text:p>
          </table:table-cell>
          <table:table-cell table:style-name="ce17" table:formula="of:=[.E93]/[.D9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2-BRC</text:p>
          </table:table-cell>
          <table:table-cell table:style-name="ce8" office:value-type="currency" office:currency="USD" office:value="2227.5" calcext:value-type="currency">
            <text:p>$2,227.50</text:p>
          </table:table-cell>
          <table:table-cell table:style-name="ce64" office:value-type="currency" office:currency="USD" office:value="2933" calcext:value-type="currency">
            <text:p>$2,933.00</text:p>
          </table:table-cell>
          <table:table-cell table:style-name="ce64" table:formula="of:=[.C94]*0.65" office:value-type="currency" office:currency="USD" office:value="1906.45" calcext:value-type="currency">
            <text:p>$1,906.45</text:p>
          </table:table-cell>
          <table:table-cell table:style-name="ce64"/>
          <table:table-cell table:style-name="ce64" table:formula="of:=[.E94]-[.B94]" office:value-type="currency" office:currency="USD" office:value="-2227.5" calcext:value-type="currency">
            <text:p>-$2,227.50</text:p>
          </table:table-cell>
          <table:table-cell table:style-name="ce17" table:formula="of:=[.E94]/[.D9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3-BRC</text:p>
          </table:table-cell>
          <table:table-cell table:style-name="ce8" office:value-type="currency" office:currency="USD" office:value="2283.3" calcext:value-type="currency">
            <text:p>$2,283.30</text:p>
          </table:table-cell>
          <table:table-cell table:style-name="ce64" office:value-type="currency" office:currency="USD" office:value="3007" calcext:value-type="currency">
            <text:p>$3,007.00</text:p>
          </table:table-cell>
          <table:table-cell table:style-name="ce64" table:formula="of:=[.C95]*0.65" office:value-type="currency" office:currency="USD" office:value="1954.55" calcext:value-type="currency">
            <text:p>$1,954.55</text:p>
          </table:table-cell>
          <table:table-cell table:style-name="ce64"/>
          <table:table-cell table:style-name="ce64" table:formula="of:=[.E95]-[.B95]" office:value-type="currency" office:currency="USD" office:value="-2283.3" calcext:value-type="currency">
            <text:p>-$2,283.30</text:p>
          </table:table-cell>
          <table:table-cell table:style-name="ce17" table:formula="of:=[.E95]/[.D9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4-BRC</text:p>
          </table:table-cell>
          <table:table-cell table:style-name="ce8" office:value-type="currency" office:currency="USD" office:value="2340.9" calcext:value-type="currency">
            <text:p>$2,340.90</text:p>
          </table:table-cell>
          <table:table-cell table:style-name="ce64" office:value-type="currency" office:currency="USD" office:value="3083" calcext:value-type="currency">
            <text:p>$3,083.00</text:p>
          </table:table-cell>
          <table:table-cell table:style-name="ce64" table:formula="of:=[.C96]*0.65" office:value-type="currency" office:currency="USD" office:value="2003.95" calcext:value-type="currency">
            <text:p>$2,003.95</text:p>
          </table:table-cell>
          <table:table-cell table:style-name="ce64"/>
          <table:table-cell table:style-name="ce64" table:formula="of:=[.E96]-[.B96]" office:value-type="currency" office:currency="USD" office:value="-2340.9" calcext:value-type="currency">
            <text:p>-$2,340.90</text:p>
          </table:table-cell>
          <table:table-cell table:style-name="ce17" table:formula="of:=[.E96]/[.D9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5-BRC</text:p>
          </table:table-cell>
          <table:table-cell table:style-name="ce8" office:value-type="currency" office:currency="USD" office:value="2504.7" calcext:value-type="currency">
            <text:p>$2,504.70</text:p>
          </table:table-cell>
          <table:table-cell table:style-name="ce64" office:value-type="currency" office:currency="USD" office:value="3298" calcext:value-type="currency">
            <text:p>$3,298.00</text:p>
          </table:table-cell>
          <table:table-cell table:style-name="ce64" table:formula="of:=[.C97]*0.65" office:value-type="currency" office:currency="USD" office:value="2143.7" calcext:value-type="currency">
            <text:p>$2,143.70</text:p>
          </table:table-cell>
          <table:table-cell table:style-name="ce64"/>
          <table:table-cell table:style-name="ce64" table:formula="of:=[.E97]-[.B97]" office:value-type="currency" office:currency="USD" office:value="-2504.7" calcext:value-type="currency">
            <text:p>-$2,504.70</text:p>
          </table:table-cell>
          <table:table-cell table:style-name="ce17" table:formula="of:=[.E97]/[.D9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6-BRC</text:p>
          </table:table-cell>
          <table:table-cell table:style-name="ce8" office:value-type="currency" office:currency="USD" office:value="2558.7" calcext:value-type="currency">
            <text:p>$2,558.70</text:p>
          </table:table-cell>
          <table:table-cell table:style-name="ce64" office:value-type="currency" office:currency="USD" office:value="3369" calcext:value-type="currency">
            <text:p>$3,369.00</text:p>
          </table:table-cell>
          <table:table-cell table:style-name="ce64" table:formula="of:=[.C98]*0.65" office:value-type="currency" office:currency="USD" office:value="2189.85" calcext:value-type="currency">
            <text:p>$2,189.85</text:p>
          </table:table-cell>
          <table:table-cell table:style-name="ce64"/>
          <table:table-cell table:style-name="ce64" table:formula="of:=[.E98]-[.B98]" office:value-type="currency" office:currency="USD" office:value="-2558.7" calcext:value-type="currency">
            <text:p>-$2,558.70</text:p>
          </table:table-cell>
          <table:table-cell table:style-name="ce17" table:formula="of:=[.E98]/[.D9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7-BRC</text:p>
          </table:table-cell>
          <table:table-cell table:style-name="ce8" office:value-type="currency" office:currency="USD" office:value="2657.7" calcext:value-type="currency">
            <text:p>$2,657.70</text:p>
          </table:table-cell>
          <table:table-cell table:style-name="ce64" office:value-type="currency" office:currency="USD" office:value="3500" calcext:value-type="currency">
            <text:p>$3,500.00</text:p>
          </table:table-cell>
          <table:table-cell table:style-name="ce64" table:formula="of:=[.C99]*0.65" office:value-type="currency" office:currency="USD" office:value="2275" calcext:value-type="currency">
            <text:p>$2,275.00</text:p>
          </table:table-cell>
          <table:table-cell table:style-name="ce64"/>
          <table:table-cell table:style-name="ce64" table:formula="of:=[.E99]-[.B99]" office:value-type="currency" office:currency="USD" office:value="-2657.7" calcext:value-type="currency">
            <text:p>-$2,657.70</text:p>
          </table:table-cell>
          <table:table-cell table:style-name="ce17" table:formula="of:=[.E99]/[.D9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8-BRC</text:p>
          </table:table-cell>
          <table:table-cell table:style-name="ce8" office:value-type="currency" office:currency="USD" office:value="2711.7" calcext:value-type="currency">
            <text:p>$2,711.70</text:p>
          </table:table-cell>
          <table:table-cell table:style-name="ce64" office:value-type="currency" office:currency="USD" office:value="3571" calcext:value-type="currency">
            <text:p>$3,571.00</text:p>
          </table:table-cell>
          <table:table-cell table:style-name="ce64" table:formula="of:=[.C100]*0.65" office:value-type="currency" office:currency="USD" office:value="2321.15" calcext:value-type="currency">
            <text:p>$2,321.15</text:p>
          </table:table-cell>
          <table:table-cell table:style-name="ce64"/>
          <table:table-cell table:style-name="ce64" table:formula="of:=[.E100]-[.B100]" office:value-type="currency" office:currency="USD" office:value="-2711.7" calcext:value-type="currency">
            <text:p>-$2,711.70</text:p>
          </table:table-cell>
          <table:table-cell table:style-name="ce17" table:formula="of:=[.E100]/[.D10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29-BRC</text:p>
          </table:table-cell>
          <table:table-cell table:style-name="ce8" office:value-type="currency" office:currency="USD" office:value="2875.5" calcext:value-type="currency">
            <text:p>$2,875.50</text:p>
          </table:table-cell>
          <table:table-cell table:style-name="ce64" office:value-type="currency" office:currency="USD" office:value="3787" calcext:value-type="currency">
            <text:p>$3,787.00</text:p>
          </table:table-cell>
          <table:table-cell table:style-name="ce64" table:formula="of:=[.C101]*0.65" office:value-type="currency" office:currency="USD" office:value="2461.55" calcext:value-type="currency">
            <text:p>$2,461.55</text:p>
          </table:table-cell>
          <table:table-cell table:style-name="ce64"/>
          <table:table-cell table:style-name="ce64" table:formula="of:=[.E101]-[.B101]" office:value-type="currency" office:currency="USD" office:value="-2875.5" calcext:value-type="currency">
            <text:p>-$2,875.50</text:p>
          </table:table-cell>
          <table:table-cell table:style-name="ce17" table:formula="of:=[.E101]/[.D10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CC30-BRC</text:p>
          </table:table-cell>
          <table:table-cell table:style-name="ce8" office:value-type="currency" office:currency="USD" office:value="2929.5" calcext:value-type="currency">
            <text:p>$2,929.50</text:p>
          </table:table-cell>
          <table:table-cell table:style-name="ce64" office:value-type="currency" office:currency="USD" office:value="3858" calcext:value-type="currency">
            <text:p>$3,858.00</text:p>
          </table:table-cell>
          <table:table-cell table:style-name="ce64" table:formula="of:=[.C102]*0.65" office:value-type="currency" office:currency="USD" office:value="2507.7" calcext:value-type="currency">
            <text:p>$2,507.70</text:p>
          </table:table-cell>
          <table:table-cell table:style-name="ce64"/>
          <table:table-cell table:style-name="ce64" table:formula="of:=[.E102]-[.B102]" office:value-type="currency" office:currency="USD" office:value="-2929.5" calcext:value-type="currency">
            <text:p>-$2,929.50</text:p>
          </table:table-cell>
          <table:table-cell table:style-name="ce17" table:formula="of:=[.E102]/[.D10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Aircraft Work Stand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WS</text:p>
          </table:table-cell>
          <table:table-cell table:style-name="ce9" office:value-type="string" calcext:value-type="string">
            <text:p>Call</text:p>
          </table:table-cell>
          <table:table-cell table:style-name="ce63" table:number-columns-repeated="3"/>
          <table:table-cell table:style-name="ce63" table:formula="of:=[.E106]-[.B106]" office:value-type="string" office:string-value="" calcext:value-type="error">
            <text:p>#VALUE!</text:p>
          </table:table-cell>
          <table:table-cell table:style-name="ce18" table:formula="of:=[.E106]/[.D1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Aluminum RolaStai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L20-1</text:p>
          </table:table-cell>
          <table:table-cell table:style-name="ce8" office:value-type="currency" office:currency="USD" office:value="289.9" calcext:value-type="currency">
            <text:p>$289.90</text:p>
          </table:table-cell>
          <table:table-cell table:style-name="ce64" office:value-type="currency" office:currency="USD" office:value="429" calcext:value-type="currency">
            <text:p>$429.00</text:p>
          </table:table-cell>
          <table:table-cell table:style-name="ce64" table:formula="of:=[.C110]*0.5" office:value-type="currency" office:currency="USD" office:value="214.5" calcext:value-type="currency">
            <text:p>$214.50</text:p>
          </table:table-cell>
          <table:table-cell table:style-name="ce64"/>
          <table:table-cell table:style-name="ce64" table:formula="of:=[.E110]-[.B110]" office:value-type="currency" office:currency="USD" office:value="-289.9" calcext:value-type="currency">
            <text:p>-$289.90</text:p>
          </table:table-cell>
          <table:table-cell table:style-name="ce17" table:formula="of:=[.E110]/[.D11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0-1</text:p>
          </table:table-cell>
          <table:table-cell table:style-name="ce8" office:value-type="currency" office:currency="USD" office:value="476.1" calcext:value-type="currency">
            <text:p>$476.10</text:p>
          </table:table-cell>
          <table:table-cell table:style-name="ce64" office:value-type="currency" office:currency="USD" office:value="488" calcext:value-type="currency">
            <text:p>$488.00</text:p>
          </table:table-cell>
          <table:table-cell table:style-name="ce64" table:formula="of:=[.C111]*0.5" office:value-type="currency" office:currency="USD" office:value="244" calcext:value-type="currency">
            <text:p>$244.00</text:p>
          </table:table-cell>
          <table:table-cell table:style-name="ce64"/>
          <table:table-cell table:style-name="ce64" table:formula="of:=[.E111]-[.B111]" office:value-type="currency" office:currency="USD" office:value="-476.1" calcext:value-type="currency">
            <text:p>-$476.10</text:p>
          </table:table-cell>
          <table:table-cell table:style-name="ce17" table:formula="of:=[.E111]/[.D11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-1</text:p>
          </table:table-cell>
          <table:table-cell table:style-name="ce8" office:value-type="currency" office:currency="USD" office:value="350.1" calcext:value-type="currency">
            <text:p>$350.10</text:p>
          </table:table-cell>
          <table:table-cell table:style-name="ce64" office:value-type="currency" office:currency="USD" office:value="518" calcext:value-type="currency">
            <text:p>$518.00</text:p>
          </table:table-cell>
          <table:table-cell table:style-name="ce64" table:formula="of:=[.C112]*0.5" office:value-type="currency" office:currency="USD" office:value="259" calcext:value-type="currency">
            <text:p>$259.00</text:p>
          </table:table-cell>
          <table:table-cell table:style-name="ce64"/>
          <table:table-cell table:style-name="ce64" table:formula="of:=[.E112]-[.B112]" office:value-type="currency" office:currency="USD" office:value="-350.1" calcext:value-type="currency">
            <text:p>-$350.10</text:p>
          </table:table-cell>
          <table:table-cell table:style-name="ce17" table:formula="of:=[.E112]/[.D11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-1</text:p>
          </table:table-cell>
          <table:table-cell table:style-name="ce8" office:value-type="currency" office:currency="USD" office:value="535.5" calcext:value-type="currency">
            <text:p>$535.50</text:p>
          </table:table-cell>
          <table:table-cell table:style-name="ce64" office:value-type="currency" office:currency="USD" office:value="606" calcext:value-type="currency">
            <text:p>$606.00</text:p>
          </table:table-cell>
          <table:table-cell table:style-name="ce64" table:formula="of:=[.C113]*0.5" office:value-type="currency" office:currency="USD" office:value="303" calcext:value-type="currency">
            <text:p>$303.00</text:p>
          </table:table-cell>
          <table:table-cell table:style-name="ce64"/>
          <table:table-cell table:style-name="ce64" table:formula="of:=[.E113]-[.B113]" office:value-type="currency" office:currency="USD" office:value="-535.5" calcext:value-type="currency">
            <text:p>-$535.50</text:p>
          </table:table-cell>
          <table:table-cell table:style-name="ce17" table:formula="of:=[.E113]/[.D11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0-2</text:p>
          </table:table-cell>
          <table:table-cell table:style-name="ce8" office:value-type="currency" office:currency="USD" office:value="402.3" calcext:value-type="currency">
            <text:p>$402.30</text:p>
          </table:table-cell>
          <table:table-cell table:style-name="ce64" office:value-type="currency" office:currency="USD" office:value="595" calcext:value-type="currency">
            <text:p>$595.00</text:p>
          </table:table-cell>
          <table:table-cell table:style-name="ce64" table:formula="of:=[.C114]*0.5" office:value-type="currency" office:currency="USD" office:value="297.5" calcext:value-type="currency">
            <text:p>$297.50</text:p>
          </table:table-cell>
          <table:table-cell table:style-name="ce64"/>
          <table:table-cell table:style-name="ce64" table:formula="of:=[.E114]-[.B114]" office:value-type="currency" office:currency="USD" office:value="-402.3" calcext:value-type="currency">
            <text:p>-$402.30</text:p>
          </table:table-cell>
          <table:table-cell table:style-name="ce17" table:formula="of:=[.E114]/[.D11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0-2</text:p>
          </table:table-cell>
          <table:table-cell table:style-name="ce8" office:value-type="currency" office:currency="USD" office:value="587.7" calcext:value-type="currency">
            <text:p>$587.70</text:p>
          </table:table-cell>
          <table:table-cell table:style-name="ce64" office:value-type="currency" office:currency="USD" office:value="667" calcext:value-type="currency">
            <text:p>$667.00</text:p>
          </table:table-cell>
          <table:table-cell table:style-name="ce64" table:formula="of:=[.C115]*0.5" office:value-type="currency" office:currency="USD" office:value="333.5" calcext:value-type="currency">
            <text:p>$333.50</text:p>
          </table:table-cell>
          <table:table-cell table:style-name="ce64"/>
          <table:table-cell table:style-name="ce64" table:formula="of:=[.E115]-[.B115]" office:value-type="currency" office:currency="USD" office:value="-587.7" calcext:value-type="currency">
            <text:p>-$587.70</text:p>
          </table:table-cell>
          <table:table-cell table:style-name="ce17" table:formula="of:=[.E115]/[.D11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-2</text:p>
          </table:table-cell>
          <table:table-cell table:style-name="ce8" office:value-type="currency" office:currency="USD" office:value="461.7" calcext:value-type="currency">
            <text:p>$461.70</text:p>
          </table:table-cell>
          <table:table-cell table:style-name="ce64" office:value-type="currency" office:currency="USD" office:value="683" calcext:value-type="currency">
            <text:p>$683.00</text:p>
          </table:table-cell>
          <table:table-cell table:style-name="ce64" table:formula="of:=[.C116]*0.5" office:value-type="currency" office:currency="USD" office:value="341.5" calcext:value-type="currency">
            <text:p>$341.50</text:p>
          </table:table-cell>
          <table:table-cell table:style-name="ce64"/>
          <table:table-cell table:style-name="ce64" table:formula="of:=[.E116]-[.B116]" office:value-type="currency" office:currency="USD" office:value="-461.7" calcext:value-type="currency">
            <text:p>-$461.70</text:p>
          </table:table-cell>
          <table:table-cell table:style-name="ce17" table:formula="of:=[.E116]/[.D11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-2</text:p>
          </table:table-cell>
          <table:table-cell table:style-name="ce8" office:value-type="currency" office:currency="USD" office:value="646.2" calcext:value-type="currency">
            <text:p>$646.20</text:p>
          </table:table-cell>
          <table:table-cell table:style-name="ce64" office:value-type="currency" office:currency="USD" office:value="771" calcext:value-type="currency">
            <text:p>$771.00</text:p>
          </table:table-cell>
          <table:table-cell table:style-name="ce64" table:formula="of:=[.C117]*0.5" office:value-type="currency" office:currency="USD" office:value="385.5" calcext:value-type="currency">
            <text:p>$385.50</text:p>
          </table:table-cell>
          <table:table-cell table:style-name="ce64"/>
          <table:table-cell table:style-name="ce64" table:formula="of:=[.E117]-[.B117]" office:value-type="currency" office:currency="USD" office:value="-646.2" calcext:value-type="currency">
            <text:p>-$646.20</text:p>
          </table:table-cell>
          <table:table-cell table:style-name="ce17" table:formula="of:=[.E117]/[.D11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0-3</text:p>
          </table:table-cell>
          <table:table-cell table:style-name="ce8" office:value-type="currency" office:currency="USD" office:value="551.7" calcext:value-type="currency">
            <text:p>$551.70</text:p>
          </table:table-cell>
          <table:table-cell table:style-name="ce64" office:value-type="currency" office:currency="USD" office:value="816" calcext:value-type="currency">
            <text:p>$816.00</text:p>
          </table:table-cell>
          <table:table-cell table:style-name="ce64" table:formula="of:=[.C118]*0.5" office:value-type="currency" office:currency="USD" office:value="408" calcext:value-type="currency">
            <text:p>$408.00</text:p>
          </table:table-cell>
          <table:table-cell table:style-name="ce64"/>
          <table:table-cell table:style-name="ce64" table:formula="of:=[.E118]-[.B118]" office:value-type="currency" office:currency="USD" office:value="-551.7" calcext:value-type="currency">
            <text:p>-$551.70</text:p>
          </table:table-cell>
          <table:table-cell table:style-name="ce17" table:formula="of:=[.E118]/[.D11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0-3</text:p>
          </table:table-cell>
          <table:table-cell table:style-name="ce8" office:value-type="currency" office:currency="USD" office:value="737.1" calcext:value-type="currency">
            <text:p>$737.10</text:p>
          </table:table-cell>
          <table:table-cell table:style-name="ce64" office:value-type="currency" office:currency="USD" office:value="889" calcext:value-type="currency">
            <text:p>$889.00</text:p>
          </table:table-cell>
          <table:table-cell table:style-name="ce64" table:formula="of:=[.C119]*0.5" office:value-type="currency" office:currency="USD" office:value="444.5" calcext:value-type="currency">
            <text:p>$444.50</text:p>
          </table:table-cell>
          <table:table-cell table:style-name="ce64"/>
          <table:table-cell table:style-name="ce64" table:formula="of:=[.E119]-[.B119]" office:value-type="currency" office:currency="USD" office:value="-737.1" calcext:value-type="currency">
            <text:p>-$737.10</text:p>
          </table:table-cell>
          <table:table-cell table:style-name="ce17" table:formula="of:=[.E119]/[.D11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-3</text:p>
          </table:table-cell>
          <table:table-cell table:style-name="ce8" office:value-type="currency" office:currency="USD" office:value="594.9" calcext:value-type="currency">
            <text:p>$594.90</text:p>
          </table:table-cell>
          <table:table-cell table:style-name="ce64" office:value-type="currency" office:currency="USD" office:value="879" calcext:value-type="currency">
            <text:p>$879.00</text:p>
          </table:table-cell>
          <table:table-cell table:style-name="ce64" table:formula="of:=[.C120]*0.5" office:value-type="currency" office:currency="USD" office:value="439.5" calcext:value-type="currency">
            <text:p>$439.50</text:p>
          </table:table-cell>
          <table:table-cell table:style-name="ce64"/>
          <table:table-cell table:style-name="ce64" table:formula="of:=[.E120]-[.B120]" office:value-type="currency" office:currency="USD" office:value="-594.9" calcext:value-type="currency">
            <text:p>-$594.90</text:p>
          </table:table-cell>
          <table:table-cell table:style-name="ce17" table:formula="of:=[.E120]/[.D12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-3</text:p>
          </table:table-cell>
          <table:table-cell table:style-name="ce8" office:value-type="currency" office:currency="USD" office:value="780.3" calcext:value-type="currency">
            <text:p>$780.30</text:p>
          </table:table-cell>
          <table:table-cell table:style-name="ce64" office:value-type="currency" office:currency="USD" office:value="967" calcext:value-type="currency">
            <text:p>$967.00</text:p>
          </table:table-cell>
          <table:table-cell table:style-name="ce64" table:formula="of:=[.C121]*0.5" office:value-type="currency" office:currency="USD" office:value="483.5" calcext:value-type="currency">
            <text:p>$483.50</text:p>
          </table:table-cell>
          <table:table-cell table:style-name="ce64"/>
          <table:table-cell table:style-name="ce64" table:formula="of:=[.E121]-[.B121]" office:value-type="currency" office:currency="USD" office:value="-780.3" calcext:value-type="currency">
            <text:p>-$780.30</text:p>
          </table:table-cell>
          <table:table-cell table:style-name="ce17" table:formula="of:=[.E121]/[.D12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AL20H2</text:p>
          </table:table-cell>
          <table:table-cell table:style-name="ce9" office:value-type="currency" office:currency="USD" office:value="516.6" calcext:value-type="currency">
            <text:p>$516.60</text:p>
          </table:table-cell>
          <table:table-cell table:style-name="ce63"/>
          <table:table-cell table:style-name="ce64" table:formula="of:=[.C122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22]-[.B122]" office:value-type="currency" office:currency="USD" office:value="-516.6" calcext:value-type="currency">
            <text:p>-$516.60</text:p>
          </table:table-cell>
          <table:table-cell table:style-name="ce18" table:formula="of:=[.E122]/[.D1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AL20H2</text:p>
          </table:table-cell>
          <table:table-cell table:style-name="ce9" office:value-type="currency" office:currency="USD" office:value="702" calcext:value-type="currency">
            <text:p>$702.00</text:p>
          </table:table-cell>
          <table:table-cell table:style-name="ce63"/>
          <table:table-cell table:style-name="ce64" table:formula="of:=[.C123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23]-[.B123]" office:value-type="currency" office:currency="USD" office:value="-702" calcext:value-type="currency">
            <text:p>-$702.00</text:p>
          </table:table-cell>
          <table:table-cell table:style-name="ce18" table:formula="of:=[.E123]/[.D1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AL26H2</text:p>
          </table:table-cell>
          <table:table-cell table:style-name="ce8" office:value-type="currency" office:currency="USD" office:value="574.2" calcext:value-type="currency">
            <text:p>$574.20</text:p>
          </table:table-cell>
          <table:table-cell table:style-name="ce64" office:value-type="currency" office:currency="USD" office:value="849" calcext:value-type="currency">
            <text:p>$849.00</text:p>
          </table:table-cell>
          <table:table-cell table:style-name="ce64" table:formula="of:=[.C124]*0.5" office:value-type="currency" office:currency="USD" office:value="424.5" calcext:value-type="currency">
            <text:p>$424.50</text:p>
          </table:table-cell>
          <table:table-cell table:style-name="ce64"/>
          <table:table-cell table:style-name="ce64" table:formula="of:=[.E124]-[.B124]" office:value-type="currency" office:currency="USD" office:value="-574.2" calcext:value-type="currency">
            <text:p>-$574.20</text:p>
          </table:table-cell>
          <table:table-cell table:style-name="ce17" table:formula="of:=[.E124]/[.D12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2</text:p>
          </table:table-cell>
          <table:table-cell table:style-name="ce8" office:value-type="currency" office:currency="USD" office:value="759.6" calcext:value-type="currency">
            <text:p>$759.60</text:p>
          </table:table-cell>
          <table:table-cell table:style-name="ce64" office:value-type="currency" office:currency="USD" office:value="937" calcext:value-type="currency">
            <text:p>$937.00</text:p>
          </table:table-cell>
          <table:table-cell table:style-name="ce64" table:formula="of:=[.C125]*0.5" office:value-type="currency" office:currency="USD" office:value="468.5" calcext:value-type="currency">
            <text:p>$468.50</text:p>
          </table:table-cell>
          <table:table-cell table:style-name="ce64"/>
          <table:table-cell table:style-name="ce64" table:formula="of:=[.E125]-[.B125]" office:value-type="currency" office:currency="USD" office:value="-759.6" calcext:value-type="currency">
            <text:p>-$759.60</text:p>
          </table:table-cell>
          <table:table-cell table:style-name="ce17" table:formula="of:=[.E125]/[.D12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AL20H3</text:p>
          </table:table-cell>
          <table:table-cell table:style-name="ce9" office:value-type="currency" office:currency="USD" office:value="683.1" calcext:value-type="currency">
            <text:p>$683.10</text:p>
          </table:table-cell>
          <table:table-cell table:style-name="ce63"/>
          <table:table-cell table:style-name="ce64" table:formula="of:=[.C126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26]-[.B126]" office:value-type="currency" office:currency="USD" office:value="-683.1" calcext:value-type="currency">
            <text:p>-$683.10</text:p>
          </table:table-cell>
          <table:table-cell table:style-name="ce18" table:formula="of:=[.E126]/[.D12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AL20H3</text:p>
          </table:table-cell>
          <table:table-cell table:style-name="ce9" office:value-type="currency" office:currency="USD" office:value="867.6" calcext:value-type="currency">
            <text:p>$867.60</text:p>
          </table:table-cell>
          <table:table-cell table:style-name="ce63"/>
          <table:table-cell table:style-name="ce64" table:formula="of:=[.C127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27]-[.B127]" office:value-type="currency" office:currency="USD" office:value="-867.6" calcext:value-type="currency">
            <text:p>-$867.60</text:p>
          </table:table-cell>
          <table:table-cell table:style-name="ce18" table:formula="of:=[.E127]/[.D12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AL26H3</text:p>
          </table:table-cell>
          <table:table-cell table:style-name="ce8" office:value-type="currency" office:currency="USD" office:value="756.9" calcext:value-type="currency">
            <text:p>$756.90</text:p>
          </table:table-cell>
          <table:table-cell table:style-name="ce64" office:value-type="currency" office:currency="USD" office:value="1118" calcext:value-type="currency">
            <text:p>$1,118.00</text:p>
          </table:table-cell>
          <table:table-cell table:style-name="ce64" table:formula="of:=[.C128]*0.5" office:value-type="currency" office:currency="USD" office:value="559" calcext:value-type="currency">
            <text:p>$559.00</text:p>
          </table:table-cell>
          <table:table-cell table:style-name="ce64"/>
          <table:table-cell table:style-name="ce64" table:formula="of:=[.E128]-[.B128]" office:value-type="currency" office:currency="USD" office:value="-756.9" calcext:value-type="currency">
            <text:p>-$756.90</text:p>
          </table:table-cell>
          <table:table-cell table:style-name="ce17" table:formula="of:=[.E128]/[.D12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3</text:p>
          </table:table-cell>
          <table:table-cell table:style-name="ce8" office:value-type="currency" office:currency="USD" office:value="943.2" calcext:value-type="currency">
            <text:p>$943.20</text:p>
          </table:table-cell>
          <table:table-cell table:style-name="ce64" office:value-type="currency" office:currency="USD" office:value="1206" calcext:value-type="currency">
            <text:p>$1,206.00</text:p>
          </table:table-cell>
          <table:table-cell table:style-name="ce64" table:formula="of:=[.C129]*0.5" office:value-type="currency" office:currency="USD" office:value="603" calcext:value-type="currency">
            <text:p>$603.00</text:p>
          </table:table-cell>
          <table:table-cell table:style-name="ce64"/>
          <table:table-cell table:style-name="ce64" table:formula="of:=[.E129]-[.B129]" office:value-type="currency" office:currency="USD" office:value="-943.2" calcext:value-type="currency">
            <text:p>-$943.20</text:p>
          </table:table-cell>
          <table:table-cell table:style-name="ce17" table:formula="of:=[.E129]/[.D12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AL20H4</text:p>
          </table:table-cell>
          <table:table-cell table:style-name="ce9" office:value-type="currency" office:currency="USD" office:value="822.6" calcext:value-type="currency">
            <text:p>$822.60</text:p>
          </table:table-cell>
          <table:table-cell table:style-name="ce63"/>
          <table:table-cell table:style-name="ce64" table:formula="of:=[.C130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30]-[.B130]" office:value-type="currency" office:currency="USD" office:value="-822.6" calcext:value-type="currency">
            <text:p>-$822.60</text:p>
          </table:table-cell>
          <table:table-cell table:style-name="ce18" table:formula="of:=[.E130]/[.D13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AL20H4</text:p>
          </table:table-cell>
          <table:table-cell table:style-name="ce9" office:value-type="currency" office:currency="USD" office:value="1007.1" calcext:value-type="currency">
            <text:p>$1,007.10</text:p>
          </table:table-cell>
          <table:table-cell table:style-name="ce63"/>
          <table:table-cell table:style-name="ce64" table:formula="of:=[.C131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31]-[.B131]" office:value-type="currency" office:currency="USD" office:value="-1007.1" calcext:value-type="currency">
            <text:p>-$1,007.10</text:p>
          </table:table-cell>
          <table:table-cell table:style-name="ce18" table:formula="of:=[.E131]/[.D13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AL26H4</text:p>
          </table:table-cell>
          <table:table-cell table:style-name="ce8" office:value-type="currency" office:currency="USD" office:value="915.3" calcext:value-type="currency">
            <text:p>$915.30</text:p>
          </table:table-cell>
          <table:table-cell table:style-name="ce64" office:value-type="currency" office:currency="USD" office:value="1352" calcext:value-type="currency">
            <text:p>$1,352.00</text:p>
          </table:table-cell>
          <table:table-cell table:style-name="ce64" table:formula="of:=[.C132]*0.5" office:value-type="currency" office:currency="USD" office:value="676" calcext:value-type="currency">
            <text:p>$676.00</text:p>
          </table:table-cell>
          <table:table-cell table:style-name="ce64"/>
          <table:table-cell table:style-name="ce64" table:formula="of:=[.E132]-[.B132]" office:value-type="currency" office:currency="USD" office:value="-915.3" calcext:value-type="currency">
            <text:p>-$915.30</text:p>
          </table:table-cell>
          <table:table-cell table:style-name="ce17" table:formula="of:=[.E132]/[.D13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4</text:p>
          </table:table-cell>
          <table:table-cell table:style-name="ce8" office:value-type="currency" office:currency="USD" office:value="1100.7" calcext:value-type="currency">
            <text:p>$1,100.70</text:p>
          </table:table-cell>
          <table:table-cell table:style-name="ce64" office:value-type="currency" office:currency="USD" office:value="1440" calcext:value-type="currency">
            <text:p>$1,440.00</text:p>
          </table:table-cell>
          <table:table-cell table:style-name="ce64" table:formula="of:=[.C133]*0.5" office:value-type="currency" office:currency="USD" office:value="720" calcext:value-type="currency">
            <text:p>$720.00</text:p>
          </table:table-cell>
          <table:table-cell table:style-name="ce64"/>
          <table:table-cell table:style-name="ce64" table:formula="of:=[.E133]-[.B133]" office:value-type="currency" office:currency="USD" office:value="-1100.7" calcext:value-type="currency">
            <text:p>-$1,100.70</text:p>
          </table:table-cell>
          <table:table-cell table:style-name="ce17" table:formula="of:=[.E133]/[.D13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AL20H5</text:p>
          </table:table-cell>
          <table:table-cell table:style-name="ce9" office:value-type="currency" office:currency="USD" office:value="995.4" calcext:value-type="currency">
            <text:p>$995.40</text:p>
          </table:table-cell>
          <table:table-cell table:style-name="ce63"/>
          <table:table-cell table:style-name="ce64" table:formula="of:=[.C134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34]-[.B134]" office:value-type="currency" office:currency="USD" office:value="-995.4" calcext:value-type="currency">
            <text:p>-$995.40</text:p>
          </table:table-cell>
          <table:table-cell table:style-name="ce18" table:formula="of:=[.E134]/[.D13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AL20H5</text:p>
          </table:table-cell>
          <table:table-cell table:style-name="ce9" office:value-type="currency" office:currency="USD" office:value="1180.8" calcext:value-type="currency">
            <text:p>$1,180.80</text:p>
          </table:table-cell>
          <table:table-cell table:style-name="ce63"/>
          <table:table-cell table:style-name="ce64" table:formula="of:=[.C135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35]-[.B135]" office:value-type="currency" office:currency="USD" office:value="-1180.8" calcext:value-type="currency">
            <text:p>-$1,180.80</text:p>
          </table:table-cell>
          <table:table-cell table:style-name="ce18" table:formula="of:=[.E135]/[.D13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AL26H5</text:p>
          </table:table-cell>
          <table:table-cell table:style-name="ce8" office:value-type="currency" office:currency="USD" office:value="1076.4" calcext:value-type="currency">
            <text:p>$1,076.40</text:p>
          </table:table-cell>
          <table:table-cell table:style-name="ce64" office:value-type="currency" office:currency="USD" office:value="1590" calcext:value-type="currency">
            <text:p>$1,590.00</text:p>
          </table:table-cell>
          <table:table-cell table:style-name="ce64" table:formula="of:=[.C136]*0.5" office:value-type="currency" office:currency="USD" office:value="795" calcext:value-type="currency">
            <text:p>$795.00</text:p>
          </table:table-cell>
          <table:table-cell table:style-name="ce64"/>
          <table:table-cell table:style-name="ce64" table:formula="of:=[.E136]-[.B136]" office:value-type="currency" office:currency="USD" office:value="-1076.4" calcext:value-type="currency">
            <text:p>-$1,076.40</text:p>
          </table:table-cell>
          <table:table-cell table:style-name="ce17" table:formula="of:=[.E136]/[.D13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5</text:p>
          </table:table-cell>
          <table:table-cell table:style-name="ce8" office:value-type="currency" office:currency="USD" office:value="1261.8" calcext:value-type="currency">
            <text:p>$1,261.80</text:p>
          </table:table-cell>
          <table:table-cell table:style-name="ce64" office:value-type="currency" office:currency="USD" office:value="1678" calcext:value-type="currency">
            <text:p>$1,678.00</text:p>
          </table:table-cell>
          <table:table-cell table:style-name="ce64" table:formula="of:=[.C137]*0.5" office:value-type="currency" office:currency="USD" office:value="839" calcext:value-type="currency">
            <text:p>$839.00</text:p>
          </table:table-cell>
          <table:table-cell table:style-name="ce64"/>
          <table:table-cell table:style-name="ce64" table:formula="of:=[.E137]-[.B137]" office:value-type="currency" office:currency="USD" office:value="-1261.8" calcext:value-type="currency">
            <text:p>-$1,261.80</text:p>
          </table:table-cell>
          <table:table-cell table:style-name="ce17" table:formula="of:=[.E137]/[.D13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AL20H6</text:p>
          </table:table-cell>
          <table:table-cell table:style-name="ce9" office:value-type="currency" office:currency="USD" office:value="1146.6" calcext:value-type="currency">
            <text:p>$1,146.60</text:p>
          </table:table-cell>
          <table:table-cell table:style-name="ce63"/>
          <table:table-cell table:style-name="ce64" table:formula="of:=[.C138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38]-[.B138]" office:value-type="currency" office:currency="USD" office:value="-1146.6" calcext:value-type="currency">
            <text:p>-$1,146.60</text:p>
          </table:table-cell>
          <table:table-cell table:style-name="ce18" table:formula="of:=[.E138]/[.D1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AL20H6</text:p>
          </table:table-cell>
          <table:table-cell table:style-name="ce9" office:value-type="currency" office:currency="USD" office:value="1332.9" calcext:value-type="currency">
            <text:p>$1,332.90</text:p>
          </table:table-cell>
          <table:table-cell table:style-name="ce63"/>
          <table:table-cell table:style-name="ce64" table:formula="of:=[.C139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39]-[.B139]" office:value-type="currency" office:currency="USD" office:value="-1332.9" calcext:value-type="currency">
            <text:p>-$1,332.90</text:p>
          </table:table-cell>
          <table:table-cell table:style-name="ce18" table:formula="of:=[.E139]/[.D13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AL26H6</text:p>
          </table:table-cell>
          <table:table-cell table:style-name="ce8" office:value-type="currency" office:currency="USD" office:value="1227.6" calcext:value-type="currency">
            <text:p>$1,227.60</text:p>
          </table:table-cell>
          <table:table-cell table:style-name="ce64" office:value-type="currency" office:currency="USD" office:value="1813" calcext:value-type="currency">
            <text:p>$1,813.00</text:p>
          </table:table-cell>
          <table:table-cell table:style-name="ce64" table:formula="of:=[.C140]*0.5" office:value-type="currency" office:currency="USD" office:value="906.5" calcext:value-type="currency">
            <text:p>$906.50</text:p>
          </table:table-cell>
          <table:table-cell table:style-name="ce64"/>
          <table:table-cell table:style-name="ce64" table:formula="of:=[.E140]-[.B140]" office:value-type="currency" office:currency="USD" office:value="-1227.6" calcext:value-type="currency">
            <text:p>-$1,227.60</text:p>
          </table:table-cell>
          <table:table-cell table:style-name="ce17" table:formula="of:=[.E140]/[.D14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6</text:p>
          </table:table-cell>
          <table:table-cell table:style-name="ce8" office:value-type="currency" office:currency="USD" office:value="1413.9" calcext:value-type="currency">
            <text:p>$1,413.90</text:p>
          </table:table-cell>
          <table:table-cell table:style-name="ce64" office:value-type="currency" office:currency="USD" office:value="1901" calcext:value-type="currency">
            <text:p>$1,901.00</text:p>
          </table:table-cell>
          <table:table-cell table:style-name="ce64" table:formula="of:=[.C141]*0.5" office:value-type="currency" office:currency="USD" office:value="950.5" calcext:value-type="currency">
            <text:p>$950.50</text:p>
          </table:table-cell>
          <table:table-cell table:style-name="ce64"/>
          <table:table-cell table:style-name="ce64" table:formula="of:=[.E141]-[.B141]" office:value-type="currency" office:currency="USD" office:value="-1413.9" calcext:value-type="currency">
            <text:p>-$1,413.90</text:p>
          </table:table-cell>
          <table:table-cell table:style-name="ce17" table:formula="of:=[.E141]/[.D14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AL20H7</text:p>
          </table:table-cell>
          <table:table-cell table:style-name="ce9" office:value-type="currency" office:currency="USD" office:value="1294.2" calcext:value-type="currency">
            <text:p>$1,294.20</text:p>
          </table:table-cell>
          <table:table-cell table:style-name="ce63"/>
          <table:table-cell table:style-name="ce64" table:formula="of:=[.C142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42]-[.B142]" office:value-type="currency" office:currency="USD" office:value="-1294.2" calcext:value-type="currency">
            <text:p>-$1,294.20</text:p>
          </table:table-cell>
          <table:table-cell table:style-name="ce18" table:formula="of:=[.E142]/[.D14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AL20H7</text:p>
          </table:table-cell>
          <table:table-cell table:style-name="ce9" office:value-type="currency" office:currency="USD" office:value="1479.6" calcext:value-type="currency">
            <text:p>$1,479.60</text:p>
          </table:table-cell>
          <table:table-cell table:style-name="ce63"/>
          <table:table-cell table:style-name="ce64" table:formula="of:=[.C143]*0.5" office:value-type="currency" office:currency="USD" office:value="0" calcext:value-type="currency">
            <text:p>$0.00</text:p>
          </table:table-cell>
          <table:table-cell table:style-name="ce63"/>
          <table:table-cell table:style-name="ce63" table:formula="of:=[.E143]-[.B143]" office:value-type="currency" office:currency="USD" office:value="-1479.6" calcext:value-type="currency">
            <text:p>-$1,479.60</text:p>
          </table:table-cell>
          <table:table-cell table:style-name="ce18" table:formula="of:=[.E143]/[.D14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AL26H7</text:p>
          </table:table-cell>
          <table:table-cell table:style-name="ce8" office:value-type="currency" office:currency="USD" office:value="1365.3" calcext:value-type="currency">
            <text:p>$1,365.30</text:p>
          </table:table-cell>
          <table:table-cell table:style-name="ce64" office:value-type="currency" office:currency="USD" office:value="2017" calcext:value-type="currency">
            <text:p>$2,017.00</text:p>
          </table:table-cell>
          <table:table-cell table:style-name="ce64" table:formula="of:=[.C144]*0.5" office:value-type="currency" office:currency="USD" office:value="1008.5" calcext:value-type="currency">
            <text:p>$1,008.50</text:p>
          </table:table-cell>
          <table:table-cell table:style-name="ce64"/>
          <table:table-cell table:style-name="ce64" table:formula="of:=[.E144]-[.B144]" office:value-type="currency" office:currency="USD" office:value="-1365.3" calcext:value-type="currency">
            <text:p>-$1,365.30</text:p>
          </table:table-cell>
          <table:table-cell table:style-name="ce17" table:formula="of:=[.E144]/[.D14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7</text:p>
          </table:table-cell>
          <table:table-cell table:style-name="ce8" office:value-type="currency" office:currency="USD" office:value="1550.7" calcext:value-type="currency">
            <text:p>$1,550.70</text:p>
          </table:table-cell>
          <table:table-cell table:style-name="ce64" office:value-type="currency" office:currency="USD" office:value="2105" calcext:value-type="currency">
            <text:p>$2,105.00</text:p>
          </table:table-cell>
          <table:table-cell table:style-name="ce64" table:formula="of:=[.C145]*0.5" office:value-type="currency" office:currency="USD" office:value="1052.5" calcext:value-type="currency">
            <text:p>$1,052.50</text:p>
          </table:table-cell>
          <table:table-cell table:style-name="ce64"/>
          <table:table-cell table:style-name="ce64" table:formula="of:=[.E145]-[.B145]" office:value-type="currency" office:currency="USD" office:value="-1550.7" calcext:value-type="currency">
            <text:p>-$1,550.70</text:p>
          </table:table-cell>
          <table:table-cell table:style-name="ce17" table:formula="of:=[.E145]/[.D14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8</text:p>
          </table:table-cell>
          <table:table-cell table:style-name="ce8" office:value-type="currency" office:currency="USD" office:value="1566" calcext:value-type="currency">
            <text:p>$1,566.00</text:p>
          </table:table-cell>
          <table:table-cell table:style-name="ce64" office:value-type="currency" office:currency="USD" office:value="2314" calcext:value-type="currency">
            <text:p>$2,314.00</text:p>
          </table:table-cell>
          <table:table-cell table:style-name="ce64" table:formula="of:=[.C146]*0.5" office:value-type="currency" office:currency="USD" office:value="1157" calcext:value-type="currency">
            <text:p>$1,157.00</text:p>
          </table:table-cell>
          <table:table-cell table:style-name="ce64"/>
          <table:table-cell table:style-name="ce64" table:formula="of:=[.E146]-[.B146]" office:value-type="currency" office:currency="USD" office:value="-1566" calcext:value-type="currency">
            <text:p>-$1,566.00</text:p>
          </table:table-cell>
          <table:table-cell table:style-name="ce17" table:formula="of:=[.E146]/[.D14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8</text:p>
          </table:table-cell>
          <table:table-cell table:style-name="ce8" office:value-type="currency" office:currency="USD" office:value="1751.4" calcext:value-type="currency">
            <text:p>$1,751.40</text:p>
          </table:table-cell>
          <table:table-cell table:style-name="ce64" office:value-type="currency" office:currency="USD" office:value="2402" calcext:value-type="currency">
            <text:p>$2,402.00</text:p>
          </table:table-cell>
          <table:table-cell table:style-name="ce64" table:formula="of:=[.C147]*0.5" office:value-type="currency" office:currency="USD" office:value="1201" calcext:value-type="currency">
            <text:p>$1,201.00</text:p>
          </table:table-cell>
          <table:table-cell table:style-name="ce64"/>
          <table:table-cell table:style-name="ce64" table:formula="of:=[.E147]-[.B147]" office:value-type="currency" office:currency="USD" office:value="-1751.4" calcext:value-type="currency">
            <text:p>-$1,751.40</text:p>
          </table:table-cell>
          <table:table-cell table:style-name="ce17" table:formula="of:=[.E147]/[.D14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9</text:p>
          </table:table-cell>
          <table:table-cell table:style-name="ce8" office:value-type="currency" office:currency="USD" office:value="1809.9" calcext:value-type="currency">
            <text:p>$1,809.90</text:p>
          </table:table-cell>
          <table:table-cell table:style-name="ce64" office:value-type="currency" office:currency="USD" office:value="2674" calcext:value-type="currency">
            <text:p>$2,674.00</text:p>
          </table:table-cell>
          <table:table-cell table:style-name="ce64" table:formula="of:=[.C148]*0.5" office:value-type="currency" office:currency="USD" office:value="1337" calcext:value-type="currency">
            <text:p>$1,337.00</text:p>
          </table:table-cell>
          <table:table-cell table:style-name="ce64"/>
          <table:table-cell table:style-name="ce64" table:formula="of:=[.E148]-[.B148]" office:value-type="currency" office:currency="USD" office:value="-1809.9" calcext:value-type="currency">
            <text:p>-$1,809.90</text:p>
          </table:table-cell>
          <table:table-cell table:style-name="ce17" table:formula="of:=[.E148]/[.D14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9</text:p>
          </table:table-cell>
          <table:table-cell table:style-name="ce8" office:value-type="currency" office:currency="USD" office:value="1994.4" calcext:value-type="currency">
            <text:p>$1,994.40</text:p>
          </table:table-cell>
          <table:table-cell table:style-name="ce64" office:value-type="currency" office:currency="USD" office:value="2762" calcext:value-type="currency">
            <text:p>$2,762.00</text:p>
          </table:table-cell>
          <table:table-cell table:style-name="ce64" table:formula="of:=[.C149]*0.5" office:value-type="currency" office:currency="USD" office:value="1381" calcext:value-type="currency">
            <text:p>$1,381.00</text:p>
          </table:table-cell>
          <table:table-cell table:style-name="ce64"/>
          <table:table-cell table:style-name="ce64" table:formula="of:=[.E149]-[.B149]" office:value-type="currency" office:currency="USD" office:value="-1994.4" calcext:value-type="currency">
            <text:p>-$1,994.40</text:p>
          </table:table-cell>
          <table:table-cell table:style-name="ce17" table:formula="of:=[.E149]/[.D14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10</text:p>
          </table:table-cell>
          <table:table-cell table:style-name="ce8" office:value-type="currency" office:currency="USD" office:value="2026.8" calcext:value-type="currency">
            <text:p>$2,026.80</text:p>
          </table:table-cell>
          <table:table-cell table:style-name="ce64" office:value-type="currency" office:currency="USD" office:value="2994" calcext:value-type="currency">
            <text:p>$2,994.00</text:p>
          </table:table-cell>
          <table:table-cell table:style-name="ce64" table:formula="of:=[.C150]*0.5" office:value-type="currency" office:currency="USD" office:value="1497" calcext:value-type="currency">
            <text:p>$1,497.00</text:p>
          </table:table-cell>
          <table:table-cell table:style-name="ce64"/>
          <table:table-cell table:style-name="ce64" table:formula="of:=[.E150]-[.B150]" office:value-type="currency" office:currency="USD" office:value="-2026.8" calcext:value-type="currency">
            <text:p>-$2,026.80</text:p>
          </table:table-cell>
          <table:table-cell table:style-name="ce17" table:formula="of:=[.E150]/[.D15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10</text:p>
          </table:table-cell>
          <table:table-cell table:style-name="ce8" office:value-type="currency" office:currency="USD" office:value="2213.1" calcext:value-type="currency">
            <text:p>$2,213.10</text:p>
          </table:table-cell>
          <table:table-cell table:style-name="ce64" office:value-type="currency" office:currency="USD" office:value="3082" calcext:value-type="currency">
            <text:p>$3,082.00</text:p>
          </table:table-cell>
          <table:table-cell table:style-name="ce64" table:formula="of:=[.C151]*0.5" office:value-type="currency" office:currency="USD" office:value="1541" calcext:value-type="currency">
            <text:p>$1,541.00</text:p>
          </table:table-cell>
          <table:table-cell table:style-name="ce64"/>
          <table:table-cell table:style-name="ce64" table:formula="of:=[.E151]-[.B151]" office:value-type="currency" office:currency="USD" office:value="-2213.1" calcext:value-type="currency">
            <text:p>-$2,213.10</text:p>
          </table:table-cell>
          <table:table-cell table:style-name="ce17" table:formula="of:=[.E151]/[.D15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11</text:p>
          </table:table-cell>
          <table:table-cell table:style-name="ce8" office:value-type="currency" office:currency="USD" office:value="2247.3" calcext:value-type="currency">
            <text:p>$2,247.30</text:p>
          </table:table-cell>
          <table:table-cell table:style-name="ce64" office:value-type="currency" office:currency="USD" office:value="3320" calcext:value-type="currency">
            <text:p>$3,320.00</text:p>
          </table:table-cell>
          <table:table-cell table:style-name="ce64" table:formula="of:=[.C152]*0.5" office:value-type="currency" office:currency="USD" office:value="1660" calcext:value-type="currency">
            <text:p>$1,660.00</text:p>
          </table:table-cell>
          <table:table-cell table:style-name="ce64"/>
          <table:table-cell table:style-name="ce64" table:formula="of:=[.E152]-[.B152]" office:value-type="currency" office:currency="USD" office:value="-2247.3" calcext:value-type="currency">
            <text:p>-$2,247.30</text:p>
          </table:table-cell>
          <table:table-cell table:style-name="ce17" table:formula="of:=[.E152]/[.D15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11</text:p>
          </table:table-cell>
          <table:table-cell table:style-name="ce8" office:value-type="currency" office:currency="USD" office:value="2432.7" calcext:value-type="currency">
            <text:p>$2,432.70</text:p>
          </table:table-cell>
          <table:table-cell table:style-name="ce64" office:value-type="currency" office:currency="USD" office:value="3408" calcext:value-type="currency">
            <text:p>$3,408.00</text:p>
          </table:table-cell>
          <table:table-cell table:style-name="ce64" table:formula="of:=[.C153]*0.5" office:value-type="currency" office:currency="USD" office:value="1704" calcext:value-type="currency">
            <text:p>$1,704.00</text:p>
          </table:table-cell>
          <table:table-cell table:style-name="ce64"/>
          <table:table-cell table:style-name="ce64" table:formula="of:=[.E153]-[.B153]" office:value-type="currency" office:currency="USD" office:value="-2432.7" calcext:value-type="currency">
            <text:p>-$2,432.70</text:p>
          </table:table-cell>
          <table:table-cell table:style-name="ce17" table:formula="of:=[.E153]/[.D15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L26H12</text:p>
          </table:table-cell>
          <table:table-cell table:style-name="ce8" office:value-type="currency" office:currency="USD" office:value="2507.7" calcext:value-type="currency">
            <text:p>$2,507.70</text:p>
          </table:table-cell>
          <table:table-cell table:style-name="ce64" office:value-type="currency" office:currency="USD" office:value="3700" calcext:value-type="currency">
            <text:p>$3,700.00</text:p>
          </table:table-cell>
          <table:table-cell table:style-name="ce64" table:formula="of:=[.C154]*0.5" office:value-type="currency" office:currency="USD" office:value="1850" calcext:value-type="currency">
            <text:p>$1,850.00</text:p>
          </table:table-cell>
          <table:table-cell table:style-name="ce64"/>
          <table:table-cell table:style-name="ce64" table:formula="of:=[.E154]-[.B154]" office:value-type="currency" office:currency="USD" office:value="-2507.7" calcext:value-type="currency">
            <text:p>-$2,507.70</text:p>
          </table:table-cell>
          <table:table-cell table:style-name="ce17" table:formula="of:=[.E154]/[.D15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5">
          <table:table-cell table:style-name="ce2" office:value-type="string" calcext:value-type="string">
            <text:p>Conveyor Crossover Unit - CO Series Straight Ov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-3120</text:p>
          </table:table-cell>
          <table:table-cell table:style-name="ce8" office:value-type="currency" office:currency="USD" office:value="1719.9" calcext:value-type="currency">
            <text:p>$1,719.90</text:p>
          </table:table-cell>
          <table:table-cell table:style-name="ce64" office:value-type="currency" office:currency="USD" office:value="2266" calcext:value-type="currency">
            <text:p>$2,266.00</text:p>
          </table:table-cell>
          <table:table-cell table:style-name="ce64" table:formula="of:=[.C158]*0.6" office:value-type="currency" office:currency="USD" office:value="1359.6" calcext:value-type="currency">
            <text:p>$1,359.60</text:p>
          </table:table-cell>
          <table:table-cell table:style-name="ce64"/>
          <table:table-cell table:style-name="ce64" table:formula="of:=[.E158]-[.B158]" office:value-type="currency" office:currency="USD" office:value="-1719.9" calcext:value-type="currency">
            <text:p>-$1,719.90</text:p>
          </table:table-cell>
          <table:table-cell table:style-name="ce17" table:formula="of:=[.E158]/[.D15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3130</text:p>
          </table:table-cell>
          <table:table-cell table:style-name="ce8" office:value-type="currency" office:currency="USD" office:value="1860.3" calcext:value-type="currency">
            <text:p>$1,860.30</text:p>
          </table:table-cell>
          <table:table-cell table:style-name="ce64" office:value-type="currency" office:currency="USD" office:value="2450" calcext:value-type="currency">
            <text:p>$2,450.00</text:p>
          </table:table-cell>
          <table:table-cell table:style-name="ce64" table:formula="of:=[.C159]*0.6" office:value-type="currency" office:currency="USD" office:value="1470" calcext:value-type="currency">
            <text:p>$1,470.00</text:p>
          </table:table-cell>
          <table:table-cell table:style-name="ce64"/>
          <table:table-cell table:style-name="ce64" table:formula="of:=[.E159]-[.B159]" office:value-type="currency" office:currency="USD" office:value="-1860.3" calcext:value-type="currency">
            <text:p>-$1,860.30</text:p>
          </table:table-cell>
          <table:table-cell table:style-name="ce17" table:formula="of:=[.E159]/[.D15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3139</text:p>
          </table:table-cell>
          <table:table-cell table:style-name="ce8" office:value-type="currency" office:currency="USD" office:value="2004.3" calcext:value-type="currency">
            <text:p>$2,004.30</text:p>
          </table:table-cell>
          <table:table-cell table:style-name="ce64" office:value-type="currency" office:currency="USD" office:value="2640" calcext:value-type="currency">
            <text:p>$2,640.00</text:p>
          </table:table-cell>
          <table:table-cell table:style-name="ce64" table:formula="of:=[.C160]*0.6" office:value-type="currency" office:currency="USD" office:value="1584" calcext:value-type="currency">
            <text:p>$1,584.00</text:p>
          </table:table-cell>
          <table:table-cell table:style-name="ce64"/>
          <table:table-cell table:style-name="ce64" table:formula="of:=[.E160]-[.B160]" office:value-type="currency" office:currency="USD" office:value="-2004.3" calcext:value-type="currency">
            <text:p>-$2,004.30</text:p>
          </table:table-cell>
          <table:table-cell table:style-name="ce17" table:formula="of:=[.E160]/[.D16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3149</text:p>
          </table:table-cell>
          <table:table-cell table:style-name="ce8" office:value-type="currency" office:currency="USD" office:value="2146.5" calcext:value-type="currency">
            <text:p>$2,146.50</text:p>
          </table:table-cell>
          <table:table-cell table:style-name="ce64" office:value-type="currency" office:currency="USD" office:value="2827" calcext:value-type="currency">
            <text:p>$2,827.00</text:p>
          </table:table-cell>
          <table:table-cell table:style-name="ce64" table:formula="of:=[.C161]*0.6" office:value-type="currency" office:currency="USD" office:value="1696.2" calcext:value-type="currency">
            <text:p>$1,696.20</text:p>
          </table:table-cell>
          <table:table-cell table:style-name="ce64"/>
          <table:table-cell table:style-name="ce64" table:formula="of:=[.E161]-[.B161]" office:value-type="currency" office:currency="USD" office:value="-2146.5" calcext:value-type="currency">
            <text:p>-$2,146.50</text:p>
          </table:table-cell>
          <table:table-cell table:style-name="ce17" table:formula="of:=[.E161]/[.D16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4020</text:p>
          </table:table-cell>
          <table:table-cell table:style-name="ce8" office:value-type="currency" office:currency="USD" office:value="1919.7" calcext:value-type="currency">
            <text:p>$1,919.70</text:p>
          </table:table-cell>
          <table:table-cell table:style-name="ce64" office:value-type="currency" office:currency="USD" office:value="2528" calcext:value-type="currency">
            <text:p>$2,528.00</text:p>
          </table:table-cell>
          <table:table-cell table:style-name="ce64" table:formula="of:=[.C162]*0.6" office:value-type="currency" office:currency="USD" office:value="1516.8" calcext:value-type="currency">
            <text:p>$1,516.80</text:p>
          </table:table-cell>
          <table:table-cell table:style-name="ce64"/>
          <table:table-cell table:style-name="ce64" table:formula="of:=[.E162]-[.B162]" office:value-type="currency" office:currency="USD" office:value="-1919.7" calcext:value-type="currency">
            <text:p>-$1,919.70</text:p>
          </table:table-cell>
          <table:table-cell table:style-name="ce17" table:formula="of:=[.E162]/[.D16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4030</text:p>
          </table:table-cell>
          <table:table-cell table:style-name="ce8" office:value-type="currency" office:currency="USD" office:value="2061.9" calcext:value-type="currency">
            <text:p>$2,061.90</text:p>
          </table:table-cell>
          <table:table-cell table:style-name="ce64" office:value-type="currency" office:currency="USD" office:value="2715" calcext:value-type="currency">
            <text:p>$2,715.00</text:p>
          </table:table-cell>
          <table:table-cell table:style-name="ce64" table:formula="of:=[.C163]*0.6" office:value-type="currency" office:currency="USD" office:value="1629" calcext:value-type="currency">
            <text:p>$1,629.00</text:p>
          </table:table-cell>
          <table:table-cell table:style-name="ce64"/>
          <table:table-cell table:style-name="ce64" table:formula="of:=[.E163]-[.B163]" office:value-type="currency" office:currency="USD" office:value="-2061.9" calcext:value-type="currency">
            <text:p>-$2,061.90</text:p>
          </table:table-cell>
          <table:table-cell table:style-name="ce17" table:formula="of:=[.E163]/[.D16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4039</text:p>
          </table:table-cell>
          <table:table-cell table:style-name="ce8" office:value-type="currency" office:currency="USD" office:value="2204.1" calcext:value-type="currency">
            <text:p>$2,204.10</text:p>
          </table:table-cell>
          <table:table-cell table:style-name="ce64" office:value-type="currency" office:currency="USD" office:value="2903" calcext:value-type="currency">
            <text:p>$2,903.00</text:p>
          </table:table-cell>
          <table:table-cell table:style-name="ce64" table:formula="of:=[.C164]*0.6" office:value-type="currency" office:currency="USD" office:value="1741.8" calcext:value-type="currency">
            <text:p>$1,741.80</text:p>
          </table:table-cell>
          <table:table-cell table:style-name="ce64"/>
          <table:table-cell table:style-name="ce64" table:formula="of:=[.E164]-[.B164]" office:value-type="currency" office:currency="USD" office:value="-2204.1" calcext:value-type="currency">
            <text:p>-$2,204.10</text:p>
          </table:table-cell>
          <table:table-cell table:style-name="ce17" table:formula="of:=[.E164]/[.D16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4049</text:p>
          </table:table-cell>
          <table:table-cell table:style-name="ce8" office:value-type="currency" office:currency="USD" office:value="2520" calcext:value-type="currency">
            <text:p>$2,520.00</text:p>
          </table:table-cell>
          <table:table-cell table:style-name="ce64" office:value-type="currency" office:currency="USD" office:value="3319" calcext:value-type="currency">
            <text:p>$3,319.00</text:p>
          </table:table-cell>
          <table:table-cell table:style-name="ce64" table:formula="of:=[.C165]*0.6" office:value-type="currency" office:currency="USD" office:value="1991.4" calcext:value-type="currency">
            <text:p>$1,991.40</text:p>
          </table:table-cell>
          <table:table-cell table:style-name="ce64"/>
          <table:table-cell table:style-name="ce64" table:formula="of:=[.E165]-[.B165]" office:value-type="currency" office:currency="USD" office:value="-2520" calcext:value-type="currency">
            <text:p>-$2,520.00</text:p>
          </table:table-cell>
          <table:table-cell table:style-name="ce17" table:formula="of:=[.E165]/[.D16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4920</text:p>
          </table:table-cell>
          <table:table-cell table:style-name="ce8" office:value-type="currency" office:currency="USD" office:value="2117.7" calcext:value-type="currency">
            <text:p>$2,117.70</text:p>
          </table:table-cell>
          <table:table-cell table:style-name="ce64" office:value-type="currency" office:currency="USD" office:value="2790" calcext:value-type="currency">
            <text:p>$2,790.00</text:p>
          </table:table-cell>
          <table:table-cell table:style-name="ce64" table:formula="of:=[.C166]*0.6" office:value-type="currency" office:currency="USD" office:value="1674" calcext:value-type="currency">
            <text:p>$1,674.00</text:p>
          </table:table-cell>
          <table:table-cell table:style-name="ce64"/>
          <table:table-cell table:style-name="ce64" table:formula="of:=[.E166]-[.B166]" office:value-type="currency" office:currency="USD" office:value="-2117.7" calcext:value-type="currency">
            <text:p>-$2,117.70</text:p>
          </table:table-cell>
          <table:table-cell table:style-name="ce17" table:formula="of:=[.E166]/[.D16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4930</text:p>
          </table:table-cell>
          <table:table-cell table:style-name="ce8" office:value-type="currency" office:currency="USD" office:value="2436.3" calcext:value-type="currency">
            <text:p>$2,436.30</text:p>
          </table:table-cell>
          <table:table-cell table:style-name="ce64" office:value-type="currency" office:currency="USD" office:value="3208" calcext:value-type="currency">
            <text:p>$3,208.00</text:p>
          </table:table-cell>
          <table:table-cell table:style-name="ce64" table:formula="of:=[.C167]*0.6" office:value-type="currency" office:currency="USD" office:value="1924.8" calcext:value-type="currency">
            <text:p>$1,924.80</text:p>
          </table:table-cell>
          <table:table-cell table:style-name="ce64"/>
          <table:table-cell table:style-name="ce64" table:formula="of:=[.E167]-[.B167]" office:value-type="currency" office:currency="USD" office:value="-2436.3" calcext:value-type="currency">
            <text:p>-$2,436.30</text:p>
          </table:table-cell>
          <table:table-cell table:style-name="ce17" table:formula="of:=[.E167]/[.D16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4939</text:p>
          </table:table-cell>
          <table:table-cell table:style-name="ce8" office:value-type="currency" office:currency="USD" office:value="2577.6" calcext:value-type="currency">
            <text:p>$2,577.60</text:p>
          </table:table-cell>
          <table:table-cell table:style-name="ce64" office:value-type="currency" office:currency="USD" office:value="3394" calcext:value-type="currency">
            <text:p>$3,394.00</text:p>
          </table:table-cell>
          <table:table-cell table:style-name="ce64" table:formula="of:=[.C168]*0.6" office:value-type="currency" office:currency="USD" office:value="2036.4" calcext:value-type="currency">
            <text:p>$2,036.40</text:p>
          </table:table-cell>
          <table:table-cell table:style-name="ce64"/>
          <table:table-cell table:style-name="ce64" table:formula="of:=[.E168]-[.B168]" office:value-type="currency" office:currency="USD" office:value="-2577.6" calcext:value-type="currency">
            <text:p>-$2,577.60</text:p>
          </table:table-cell>
          <table:table-cell table:style-name="ce17" table:formula="of:=[.E168]/[.D16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4949</text:p>
          </table:table-cell>
          <table:table-cell table:style-name="ce8" office:value-type="currency" office:currency="USD" office:value="2722.5" calcext:value-type="currency">
            <text:p>$2,722.50</text:p>
          </table:table-cell>
          <table:table-cell table:style-name="ce64" office:value-type="currency" office:currency="USD" office:value="3586" calcext:value-type="currency">
            <text:p>$3,586.00</text:p>
          </table:table-cell>
          <table:table-cell table:style-name="ce64" table:formula="of:=[.C169]*0.6" office:value-type="currency" office:currency="USD" office:value="2151.6" calcext:value-type="currency">
            <text:p>$2,151.60</text:p>
          </table:table-cell>
          <table:table-cell table:style-name="ce64"/>
          <table:table-cell table:style-name="ce64" table:formula="of:=[.E169]-[.B169]" office:value-type="currency" office:currency="USD" office:value="-2722.5" calcext:value-type="currency">
            <text:p>-$2,722.50</text:p>
          </table:table-cell>
          <table:table-cell table:style-name="ce17" table:formula="of:=[.E169]/[.D16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5820</text:p>
          </table:table-cell>
          <table:table-cell table:style-name="ce8" office:value-type="currency" office:currency="USD" office:value="2494.8" calcext:value-type="currency">
            <text:p>$2,494.80</text:p>
          </table:table-cell>
          <table:table-cell table:style-name="ce64" office:value-type="currency" office:currency="USD" office:value="3286" calcext:value-type="currency">
            <text:p>$3,286.00</text:p>
          </table:table-cell>
          <table:table-cell table:style-name="ce64" table:formula="of:=[.C170]*0.6" office:value-type="currency" office:currency="USD" office:value="1971.6" calcext:value-type="currency">
            <text:p>$1,971.60</text:p>
          </table:table-cell>
          <table:table-cell table:style-name="ce64"/>
          <table:table-cell table:style-name="ce64" table:formula="of:=[.E170]-[.B170]" office:value-type="currency" office:currency="USD" office:value="-2494.8" calcext:value-type="currency">
            <text:p>-$2,494.80</text:p>
          </table:table-cell>
          <table:table-cell table:style-name="ce17" table:formula="of:=[.E170]/[.D17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5830</text:p>
          </table:table-cell>
          <table:table-cell table:style-name="ce8" office:value-type="currency" office:currency="USD" office:value="2637.9" calcext:value-type="currency">
            <text:p>$2,637.90</text:p>
          </table:table-cell>
          <table:table-cell table:style-name="ce64" office:value-type="currency" office:currency="USD" office:value="3370" calcext:value-type="currency">
            <text:p>$3,370.00</text:p>
          </table:table-cell>
          <table:table-cell table:style-name="ce64" table:formula="of:=[.C171]*0.6" office:value-type="currency" office:currency="USD" office:value="2022" calcext:value-type="currency">
            <text:p>$2,022.00</text:p>
          </table:table-cell>
          <table:table-cell table:style-name="ce64"/>
          <table:table-cell table:style-name="ce64" table:formula="of:=[.E171]-[.B171]" office:value-type="currency" office:currency="USD" office:value="-2637.9" calcext:value-type="currency">
            <text:p>-$2,637.90</text:p>
          </table:table-cell>
          <table:table-cell table:style-name="ce17" table:formula="of:=[.E171]/[.D17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5839</text:p>
          </table:table-cell>
          <table:table-cell table:style-name="ce8" office:value-type="currency" office:currency="USD" office:value="2781" calcext:value-type="currency">
            <text:p>$2,781.00</text:p>
          </table:table-cell>
          <table:table-cell table:style-name="ce64" office:value-type="currency" office:currency="USD" office:value="3662" calcext:value-type="currency">
            <text:p>$3,662.00</text:p>
          </table:table-cell>
          <table:table-cell table:style-name="ce64" table:formula="of:=[.C172]*0.6" office:value-type="currency" office:currency="USD" office:value="2197.2" calcext:value-type="currency">
            <text:p>$2,197.20</text:p>
          </table:table-cell>
          <table:table-cell table:style-name="ce64"/>
          <table:table-cell table:style-name="ce64" table:formula="of:=[.E172]-[.B172]" office:value-type="currency" office:currency="USD" office:value="-2781" calcext:value-type="currency">
            <text:p>-$2,781.00</text:p>
          </table:table-cell>
          <table:table-cell table:style-name="ce17" table:formula="of:=[.E172]/[.D17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5849</text:p>
          </table:table-cell>
          <table:table-cell table:style-name="ce8" office:value-type="currency" office:currency="USD" office:value="2925.9" calcext:value-type="currency">
            <text:p>$2,925.90</text:p>
          </table:table-cell>
          <table:table-cell table:style-name="ce64" office:value-type="currency" office:currency="USD" office:value="3854" calcext:value-type="currency">
            <text:p>$3,854.00</text:p>
          </table:table-cell>
          <table:table-cell table:style-name="ce64" table:formula="of:=[.C173]*0.6" office:value-type="currency" office:currency="USD" office:value="2312.4" calcext:value-type="currency">
            <text:p>$2,312.40</text:p>
          </table:table-cell>
          <table:table-cell table:style-name="ce64"/>
          <table:table-cell table:style-name="ce64" table:formula="of:=[.E173]-[.B173]" office:value-type="currency" office:currency="USD" office:value="-2925.9" calcext:value-type="currency">
            <text:p>-$2,925.90</text:p>
          </table:table-cell>
          <table:table-cell table:style-name="ce17" table:formula="of:=[.E173]/[.D17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6720</text:p>
          </table:table-cell>
          <table:table-cell table:style-name="ce8" office:value-type="currency" office:currency="USD" office:value="2696.4" calcext:value-type="currency">
            <text:p>$2,696.40</text:p>
          </table:table-cell>
          <table:table-cell table:style-name="ce64" office:value-type="currency" office:currency="USD" office:value="3552" calcext:value-type="currency">
            <text:p>$3,552.00</text:p>
          </table:table-cell>
          <table:table-cell table:style-name="ce64" table:formula="of:=[.C174]*0.6" office:value-type="currency" office:currency="USD" office:value="2131.2" calcext:value-type="currency">
            <text:p>$2,131.20</text:p>
          </table:table-cell>
          <table:table-cell table:style-name="ce64"/>
          <table:table-cell table:style-name="ce64" table:formula="of:=[.E174]-[.B174]" office:value-type="currency" office:currency="USD" office:value="-2696.4" calcext:value-type="currency">
            <text:p>-$2,696.40</text:p>
          </table:table-cell>
          <table:table-cell table:style-name="ce17" table:formula="of:=[.E174]/[.D17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6730</text:p>
          </table:table-cell>
          <table:table-cell table:style-name="ce8" office:value-type="currency" office:currency="USD" office:value="2836.8" calcext:value-type="currency">
            <text:p>$2,836.80</text:p>
          </table:table-cell>
          <table:table-cell table:style-name="ce64" office:value-type="currency" office:currency="USD" office:value="3737" calcext:value-type="currency">
            <text:p>$3,737.00</text:p>
          </table:table-cell>
          <table:table-cell table:style-name="ce64" table:formula="of:=[.C175]*0.6" office:value-type="currency" office:currency="USD" office:value="2242.2" calcext:value-type="currency">
            <text:p>$2,242.20</text:p>
          </table:table-cell>
          <table:table-cell table:style-name="ce64"/>
          <table:table-cell table:style-name="ce64" table:formula="of:=[.E175]-[.B175]" office:value-type="currency" office:currency="USD" office:value="-2836.8" calcext:value-type="currency">
            <text:p>-$2,836.80</text:p>
          </table:table-cell>
          <table:table-cell table:style-name="ce17" table:formula="of:=[.E175]/[.D17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6739</text:p>
          </table:table-cell>
          <table:table-cell table:style-name="ce8" office:value-type="currency" office:currency="USD" office:value="2979" calcext:value-type="currency">
            <text:p>$2,979.00</text:p>
          </table:table-cell>
          <table:table-cell table:style-name="ce64" office:value-type="currency" office:currency="USD" office:value="3923" calcext:value-type="currency">
            <text:p>$3,923.00</text:p>
          </table:table-cell>
          <table:table-cell table:style-name="ce64" table:formula="of:=[.C176]*0.6" office:value-type="currency" office:currency="USD" office:value="2353.8" calcext:value-type="currency">
            <text:p>$2,353.80</text:p>
          </table:table-cell>
          <table:table-cell table:style-name="ce64"/>
          <table:table-cell table:style-name="ce64" table:formula="of:=[.E176]-[.B176]" office:value-type="currency" office:currency="USD" office:value="-2979" calcext:value-type="currency">
            <text:p>-$2,979.00</text:p>
          </table:table-cell>
          <table:table-cell table:style-name="ce17" table:formula="of:=[.E176]/[.D17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O-6749</text:p>
          </table:table-cell>
          <table:table-cell table:style-name="ce8" office:value-type="currency" office:currency="USD" office:value="3122.1" calcext:value-type="currency">
            <text:p>$3,122.10</text:p>
          </table:table-cell>
          <table:table-cell table:style-name="ce64" office:value-type="currency" office:currency="USD" office:value="4112" calcext:value-type="currency">
            <text:p>$4,112.00</text:p>
          </table:table-cell>
          <table:table-cell table:style-name="ce64" table:formula="of:=[.C177]*0.6" office:value-type="currency" office:currency="USD" office:value="2467.2" calcext:value-type="currency">
            <text:p>$2,467.20</text:p>
          </table:table-cell>
          <table:table-cell table:style-name="ce64"/>
          <table:table-cell table:style-name="ce64" table:formula="of:=[.E177]-[.B177]" office:value-type="currency" office:currency="USD" office:value="-3122.1" calcext:value-type="currency">
            <text:p>-$3,122.10</text:p>
          </table:table-cell>
          <table:table-cell table:style-name="ce17" table:formula="of:=[.E177]/[.D17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Dock Ladd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OD</text:p>
          </table:table-cell>
          <table:table-cell table:style-name="ce8" office:value-type="string" calcext:value-type="string">
            <text:p>Call</text:p>
          </table:table-cell>
          <table:table-cell table:style-name="ce64" table:number-columns-repeated="3"/>
          <table:table-cell table:style-name="ce64" table:formula="of:=[.E181]-[.B181]" office:value-type="string" office:string-value="" calcext:value-type="error">
            <text:p>#VALUE!</text:p>
          </table:table-cell>
          <table:table-cell table:style-name="ce17" table:formula="of:=[.E181]/[.D18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OD</text:p>
          </table:table-cell>
          <table:table-cell table:style-name="ce8" office:value-type="string" calcext:value-type="string">
            <text:p>Call</text:p>
          </table:table-cell>
          <table:table-cell table:style-name="ce64" table:number-columns-repeated="3"/>
          <table:table-cell table:style-name="ce64" table:formula="of:=[.E182]-[.B182]" office:value-type="string" office:string-value="" calcext:value-type="error">
            <text:p>#VALUE!</text:p>
          </table:table-cell>
          <table:table-cell table:style-name="ce17" table:formula="of:=[.E182]/[.D18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OD</text:p>
          </table:table-cell>
          <table:table-cell table:style-name="ce8" office:value-type="string" calcext:value-type="string">
            <text:p>Call</text:p>
          </table:table-cell>
          <table:table-cell table:style-name="ce64" table:number-columns-repeated="3"/>
          <table:table-cell table:style-name="ce64" table:formula="of:=[.E183]-[.B183]" office:value-type="string" office:string-value="" calcext:value-type="error">
            <text:p>#VALUE!</text:p>
          </table:table-cell>
          <table:table-cell table:style-name="ce17" table:formula="of:=[.E183]/[.D18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EX Series OSHA Knockdown Stairway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X 7-36</text:p>
          </table:table-cell>
          <table:table-cell table:style-name="ce8" office:value-type="currency" office:currency="USD" office:value="1038.6" calcext:value-type="currency">
            <text:p>$1,038.60</text:p>
          </table:table-cell>
          <table:table-cell table:style-name="ce64"/>
          <table:table-cell table:style-name="ce64" table:formula="of:=[.C187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7]-[.B187]" office:value-type="currency" office:currency="USD" office:value="-1038.6" calcext:value-type="currency">
            <text:p>-$1,038.60</text:p>
          </table:table-cell>
          <table:table-cell table:style-name="ce17" table:formula="of:=[.E187]/[.D18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7-36S</text:p>
          </table:table-cell>
          <table:table-cell table:style-name="ce8" office:value-type="currency" office:currency="USD" office:value="1194.3" calcext:value-type="currency">
            <text:p>$1,194.30</text:p>
          </table:table-cell>
          <table:table-cell table:style-name="ce64"/>
          <table:table-cell table:style-name="ce64" table:formula="of:=[.C188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8]-[.B188]" office:value-type="currency" office:currency="USD" office:value="-1194.3" calcext:value-type="currency">
            <text:p>-$1,194.30</text:p>
          </table:table-cell>
          <table:table-cell table:style-name="ce17" table:formula="of:=[.E188]/[.D18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7-42</text:p>
          </table:table-cell>
          <table:table-cell table:style-name="ce8" office:value-type="currency" office:currency="USD" office:value="1103.4" calcext:value-type="currency">
            <text:p>$1,103.40</text:p>
          </table:table-cell>
          <table:table-cell table:style-name="ce64"/>
          <table:table-cell table:style-name="ce64" table:formula="of:=[.C189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9]-[.B189]" office:value-type="currency" office:currency="USD" office:value="-1103.4" calcext:value-type="currency">
            <text:p>-$1,103.40</text:p>
          </table:table-cell>
          <table:table-cell table:style-name="ce17" table:formula="of:=[.E189]/[.D1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7-42S</text:p>
          </table:table-cell>
          <table:table-cell table:style-name="ce8" office:value-type="currency" office:currency="USD" office:value="1269" calcext:value-type="currency">
            <text:p>$1,269.00</text:p>
          </table:table-cell>
          <table:table-cell table:style-name="ce64"/>
          <table:table-cell table:style-name="ce64" table:formula="of:=[.C190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0]-[.B190]" office:value-type="currency" office:currency="USD" office:value="-1269" calcext:value-type="currency">
            <text:p>-$1,269.00</text:p>
          </table:table-cell>
          <table:table-cell table:style-name="ce17" table:formula="of:=[.E190]/[.D1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7-48</text:p>
          </table:table-cell>
          <table:table-cell table:style-name="ce8" office:value-type="currency" office:currency="USD" office:value="1167.3" calcext:value-type="currency">
            <text:p>$1,167.30</text:p>
          </table:table-cell>
          <table:table-cell table:style-name="ce64"/>
          <table:table-cell table:style-name="ce64" table:formula="of:=[.C191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1]-[.B191]" office:value-type="currency" office:currency="USD" office:value="-1167.3" calcext:value-type="currency">
            <text:p>-$1,167.30</text:p>
          </table:table-cell>
          <table:table-cell table:style-name="ce17" table:formula="of:=[.E191]/[.D19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7-48S</text:p>
          </table:table-cell>
          <table:table-cell table:style-name="ce8" office:value-type="currency" office:currency="USD" office:value="1342.8" calcext:value-type="currency">
            <text:p>$1,342.80</text:p>
          </table:table-cell>
          <table:table-cell table:style-name="ce64"/>
          <table:table-cell table:style-name="ce64" table:formula="of:=[.C192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2]-[.B192]" office:value-type="currency" office:currency="USD" office:value="-1342.8" calcext:value-type="currency">
            <text:p>-$1,342.80</text:p>
          </table:table-cell>
          <table:table-cell table:style-name="ce17" table:formula="of:=[.E192]/[.D19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8-36</text:p>
          </table:table-cell>
          <table:table-cell table:style-name="ce8" office:value-type="currency" office:currency="USD" office:value="1149.3" calcext:value-type="currency">
            <text:p>$1,149.30</text:p>
          </table:table-cell>
          <table:table-cell table:style-name="ce64"/>
          <table:table-cell table:style-name="ce64" table:formula="of:=[.C193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3]-[.B193]" office:value-type="currency" office:currency="USD" office:value="-1149.3" calcext:value-type="currency">
            <text:p>-$1,149.30</text:p>
          </table:table-cell>
          <table:table-cell table:style-name="ce17" table:formula="of:=[.E193]/[.D19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8-36S</text:p>
          </table:table-cell>
          <table:table-cell table:style-name="ce8" office:value-type="currency" office:currency="USD" office:value="1322.1" calcext:value-type="currency">
            <text:p>$1,322.10</text:p>
          </table:table-cell>
          <table:table-cell table:style-name="ce64"/>
          <table:table-cell table:style-name="ce64" table:formula="of:=[.C194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4]-[.B194]" office:value-type="currency" office:currency="USD" office:value="-1322.1" calcext:value-type="currency">
            <text:p>-$1,322.10</text:p>
          </table:table-cell>
          <table:table-cell table:style-name="ce17" table:formula="of:=[.E194]/[.D19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8-42</text:p>
          </table:table-cell>
          <table:table-cell table:style-name="ce8" office:value-type="currency" office:currency="USD" office:value="1215.9" calcext:value-type="currency">
            <text:p>$1,215.90</text:p>
          </table:table-cell>
          <table:table-cell table:style-name="ce64"/>
          <table:table-cell table:style-name="ce64" table:formula="of:=[.C195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5]-[.B195]" office:value-type="currency" office:currency="USD" office:value="-1215.9" calcext:value-type="currency">
            <text:p>-$1,215.90</text:p>
          </table:table-cell>
          <table:table-cell table:style-name="ce17" table:formula="of:=[.E195]/[.D19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8-42S</text:p>
          </table:table-cell>
          <table:table-cell table:style-name="ce8" office:value-type="currency" office:currency="USD" office:value="1398.6" calcext:value-type="currency">
            <text:p>$1,398.60</text:p>
          </table:table-cell>
          <table:table-cell table:style-name="ce64"/>
          <table:table-cell table:style-name="ce64" table:formula="of:=[.C196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6]-[.B196]" office:value-type="currency" office:currency="USD" office:value="-1398.6" calcext:value-type="currency">
            <text:p>-$1,398.60</text:p>
          </table:table-cell>
          <table:table-cell table:style-name="ce17" table:formula="of:=[.E196]/[.D19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8-48</text:p>
          </table:table-cell>
          <table:table-cell table:style-name="ce8" office:value-type="currency" office:currency="USD" office:value="1282.5" calcext:value-type="currency">
            <text:p>$1,282.50</text:p>
          </table:table-cell>
          <table:table-cell table:style-name="ce64"/>
          <table:table-cell table:style-name="ce64" table:formula="of:=[.C197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7]-[.B197]" office:value-type="currency" office:currency="USD" office:value="-1282.5" calcext:value-type="currency">
            <text:p>-$1,282.50</text:p>
          </table:table-cell>
          <table:table-cell table:style-name="ce17" table:formula="of:=[.E197]/[.D19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8-48S</text:p>
          </table:table-cell>
          <table:table-cell table:style-name="ce8" office:value-type="currency" office:currency="USD" office:value="1475.1" calcext:value-type="currency">
            <text:p>$1,475.10</text:p>
          </table:table-cell>
          <table:table-cell table:style-name="ce64"/>
          <table:table-cell table:style-name="ce64" table:formula="of:=[.C198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8]-[.B198]" office:value-type="currency" office:currency="USD" office:value="-1475.1" calcext:value-type="currency">
            <text:p>-$1,475.10</text:p>
          </table:table-cell>
          <table:table-cell table:style-name="ce17" table:formula="of:=[.E198]/[.D19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9-36</text:p>
          </table:table-cell>
          <table:table-cell table:style-name="ce8" office:value-type="currency" office:currency="USD" office:value="1285.2" calcext:value-type="currency">
            <text:p>$1,285.20</text:p>
          </table:table-cell>
          <table:table-cell table:style-name="ce64"/>
          <table:table-cell table:style-name="ce64" table:formula="of:=[.C199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9]-[.B199]" office:value-type="currency" office:currency="USD" office:value="-1285.2" calcext:value-type="currency">
            <text:p>-$1,285.20</text:p>
          </table:table-cell>
          <table:table-cell table:style-name="ce17" table:formula="of:=[.E199]/[.D19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9-36S</text:p>
          </table:table-cell>
          <table:table-cell table:style-name="ce8" office:value-type="currency" office:currency="USD" office:value="1477.8" calcext:value-type="currency">
            <text:p>$1,477.80</text:p>
          </table:table-cell>
          <table:table-cell table:style-name="ce64"/>
          <table:table-cell table:style-name="ce64" table:formula="of:=[.C200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0]-[.B200]" office:value-type="currency" office:currency="USD" office:value="-1477.8" calcext:value-type="currency">
            <text:p>-$1,477.80</text:p>
          </table:table-cell>
          <table:table-cell table:style-name="ce17" table:formula="of:=[.E200]/[.D20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9-42</text:p>
          </table:table-cell>
          <table:table-cell table:style-name="ce8" office:value-type="currency" office:currency="USD" office:value="1365.3" calcext:value-type="currency">
            <text:p>$1,365.30</text:p>
          </table:table-cell>
          <table:table-cell table:style-name="ce64"/>
          <table:table-cell table:style-name="ce64" table:formula="of:=[.C201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1]-[.B201]" office:value-type="currency" office:currency="USD" office:value="-1365.3" calcext:value-type="currency">
            <text:p>-$1,365.30</text:p>
          </table:table-cell>
          <table:table-cell table:style-name="ce17" table:formula="of:=[.E201]/[.D20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9-42S</text:p>
          </table:table-cell>
          <table:table-cell table:style-name="ce8" office:value-type="currency" office:currency="USD" office:value="1570.5" calcext:value-type="currency">
            <text:p>$1,570.50</text:p>
          </table:table-cell>
          <table:table-cell table:style-name="ce64"/>
          <table:table-cell table:style-name="ce64" table:formula="of:=[.C202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2]-[.B202]" office:value-type="currency" office:currency="USD" office:value="-1570.5" calcext:value-type="currency">
            <text:p>-$1,570.50</text:p>
          </table:table-cell>
          <table:table-cell table:style-name="ce17" table:formula="of:=[.E202]/[.D20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9-48</text:p>
          </table:table-cell>
          <table:table-cell table:style-name="ce8" office:value-type="currency" office:currency="USD" office:value="1444.5" calcext:value-type="currency">
            <text:p>$1,444.50</text:p>
          </table:table-cell>
          <table:table-cell table:style-name="ce64"/>
          <table:table-cell table:style-name="ce64" table:formula="of:=[.C203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3]-[.B203]" office:value-type="currency" office:currency="USD" office:value="-1444.5" calcext:value-type="currency">
            <text:p>-$1,444.50</text:p>
          </table:table-cell>
          <table:table-cell table:style-name="ce17" table:formula="of:=[.E203]/[.D20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9-48S</text:p>
          </table:table-cell>
          <table:table-cell table:style-name="ce8" office:value-type="currency" office:currency="USD" office:value="1661.4" calcext:value-type="currency">
            <text:p>$1,661.40</text:p>
          </table:table-cell>
          <table:table-cell table:style-name="ce64"/>
          <table:table-cell table:style-name="ce64" table:formula="of:=[.C204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4]-[.B204]" office:value-type="currency" office:currency="USD" office:value="-1661.4" calcext:value-type="currency">
            <text:p>-$1,661.40</text:p>
          </table:table-cell>
          <table:table-cell table:style-name="ce17" table:formula="of:=[.E204]/[.D20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0-36</text:p>
          </table:table-cell>
          <table:table-cell table:style-name="ce8" office:value-type="currency" office:currency="USD" office:value="1413" calcext:value-type="currency">
            <text:p>$1,413.00</text:p>
          </table:table-cell>
          <table:table-cell table:style-name="ce64"/>
          <table:table-cell table:style-name="ce64" table:formula="of:=[.C205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5]-[.B205]" office:value-type="currency" office:currency="USD" office:value="-1413" calcext:value-type="currency">
            <text:p>-$1,413.00</text:p>
          </table:table-cell>
          <table:table-cell table:style-name="ce17" table:formula="of:=[.E205]/[.D20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0-36S</text:p>
          </table:table-cell>
          <table:table-cell table:style-name="ce8" office:value-type="currency" office:currency="USD" office:value="1625.4" calcext:value-type="currency">
            <text:p>$1,625.40</text:p>
          </table:table-cell>
          <table:table-cell table:style-name="ce64"/>
          <table:table-cell table:style-name="ce64" table:formula="of:=[.C206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6]-[.B206]" office:value-type="currency" office:currency="USD" office:value="-1625.4" calcext:value-type="currency">
            <text:p>-$1,625.40</text:p>
          </table:table-cell>
          <table:table-cell table:style-name="ce17" table:formula="of:=[.E206]/[.D20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0-42</text:p>
          </table:table-cell>
          <table:table-cell table:style-name="ce8" office:value-type="currency" office:currency="USD" office:value="1502.1" calcext:value-type="currency">
            <text:p>$1,502.10</text:p>
          </table:table-cell>
          <table:table-cell table:style-name="ce64"/>
          <table:table-cell table:style-name="ce64" table:formula="of:=[.C207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7]-[.B207]" office:value-type="currency" office:currency="USD" office:value="-1502.1" calcext:value-type="currency">
            <text:p>-$1,502.10</text:p>
          </table:table-cell>
          <table:table-cell table:style-name="ce17" table:formula="of:=[.E207]/[.D20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0-42S</text:p>
          </table:table-cell>
          <table:table-cell table:style-name="ce8" office:value-type="currency" office:currency="USD" office:value="1727.1" calcext:value-type="currency">
            <text:p>$1,727.10</text:p>
          </table:table-cell>
          <table:table-cell table:style-name="ce64"/>
          <table:table-cell table:style-name="ce64" table:formula="of:=[.C208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8]-[.B208]" office:value-type="currency" office:currency="USD" office:value="-1727.1" calcext:value-type="currency">
            <text:p>-$1,727.10</text:p>
          </table:table-cell>
          <table:table-cell table:style-name="ce17" table:formula="of:=[.E208]/[.D20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0-48</text:p>
          </table:table-cell>
          <table:table-cell table:style-name="ce8" office:value-type="currency" office:currency="USD" office:value="1588.5" calcext:value-type="currency">
            <text:p>$1,588.50</text:p>
          </table:table-cell>
          <table:table-cell table:style-name="ce64"/>
          <table:table-cell table:style-name="ce64" table:formula="of:=[.C209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9]-[.B209]" office:value-type="currency" office:currency="USD" office:value="-1588.5" calcext:value-type="currency">
            <text:p>-$1,588.50</text:p>
          </table:table-cell>
          <table:table-cell table:style-name="ce17" table:formula="of:=[.E209]/[.D20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0-48S</text:p>
          </table:table-cell>
          <table:table-cell table:style-name="ce8" office:value-type="currency" office:currency="USD" office:value="1827" calcext:value-type="currency">
            <text:p>$1,827.00</text:p>
          </table:table-cell>
          <table:table-cell table:style-name="ce64"/>
          <table:table-cell table:style-name="ce64" table:formula="of:=[.C210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0]-[.B210]" office:value-type="currency" office:currency="USD" office:value="-1827" calcext:value-type="currency">
            <text:p>-$1,827.00</text:p>
          </table:table-cell>
          <table:table-cell table:style-name="ce17" table:formula="of:=[.E210]/[.D21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1-36</text:p>
          </table:table-cell>
          <table:table-cell table:style-name="ce8" office:value-type="currency" office:currency="USD" office:value="1554.3" calcext:value-type="currency">
            <text:p>$1,554.30</text:p>
          </table:table-cell>
          <table:table-cell table:style-name="ce64"/>
          <table:table-cell table:style-name="ce64" table:formula="of:=[.C211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1]-[.B211]" office:value-type="currency" office:currency="USD" office:value="-1554.3" calcext:value-type="currency">
            <text:p>-$1,554.30</text:p>
          </table:table-cell>
          <table:table-cell table:style-name="ce17" table:formula="of:=[.E211]/[.D21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1-36S</text:p>
          </table:table-cell>
          <table:table-cell table:style-name="ce8" office:value-type="currency" office:currency="USD" office:value="1787.4" calcext:value-type="currency">
            <text:p>$1,787.40</text:p>
          </table:table-cell>
          <table:table-cell table:style-name="ce64"/>
          <table:table-cell table:style-name="ce64" table:formula="of:=[.C212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2]-[.B212]" office:value-type="currency" office:currency="USD" office:value="-1787.4" calcext:value-type="currency">
            <text:p>-$1,787.40</text:p>
          </table:table-cell>
          <table:table-cell table:style-name="ce17" table:formula="of:=[.E212]/[.D21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1-42</text:p>
          </table:table-cell>
          <table:table-cell table:style-name="ce8" office:value-type="currency" office:currency="USD" office:value="1650.6" calcext:value-type="currency">
            <text:p>$1,650.60</text:p>
          </table:table-cell>
          <table:table-cell table:style-name="ce64"/>
          <table:table-cell table:style-name="ce64" table:formula="of:=[.C213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3]-[.B213]" office:value-type="currency" office:currency="USD" office:value="-1650.6" calcext:value-type="currency">
            <text:p>-$1,650.60</text:p>
          </table:table-cell>
          <table:table-cell table:style-name="ce17" table:formula="of:=[.E213]/[.D21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1-42S</text:p>
          </table:table-cell>
          <table:table-cell table:style-name="ce8" office:value-type="currency" office:currency="USD" office:value="1898.1" calcext:value-type="currency">
            <text:p>$1,898.10</text:p>
          </table:table-cell>
          <table:table-cell table:style-name="ce64"/>
          <table:table-cell table:style-name="ce64" table:formula="of:=[.C214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4]-[.B214]" office:value-type="currency" office:currency="USD" office:value="-1898.1" calcext:value-type="currency">
            <text:p>-$1,898.10</text:p>
          </table:table-cell>
          <table:table-cell table:style-name="ce17" table:formula="of:=[.E214]/[.D21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1-48</text:p>
          </table:table-cell>
          <table:table-cell table:style-name="ce8" office:value-type="currency" office:currency="USD" office:value="1744.2" calcext:value-type="currency">
            <text:p>$1,744.20</text:p>
          </table:table-cell>
          <table:table-cell table:style-name="ce64"/>
          <table:table-cell table:style-name="ce64" table:formula="of:=[.C215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5]-[.B215]" office:value-type="currency" office:currency="USD" office:value="-1744.2" calcext:value-type="currency">
            <text:p>-$1,744.20</text:p>
          </table:table-cell>
          <table:table-cell table:style-name="ce17" table:formula="of:=[.E215]/[.D21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1-48S</text:p>
          </table:table-cell>
          <table:table-cell table:style-name="ce8" office:value-type="currency" office:currency="USD" office:value="2006.1" calcext:value-type="currency">
            <text:p>$2,006.10</text:p>
          </table:table-cell>
          <table:table-cell table:style-name="ce64"/>
          <table:table-cell table:style-name="ce64" table:formula="of:=[.C216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6]-[.B216]" office:value-type="currency" office:currency="USD" office:value="-2006.1" calcext:value-type="currency">
            <text:p>-$2,006.10</text:p>
          </table:table-cell>
          <table:table-cell table:style-name="ce17" table:formula="of:=[.E216]/[.D21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2-36</text:p>
          </table:table-cell>
          <table:table-cell table:style-name="ce8" office:value-type="currency" office:currency="USD" office:value="1712.7" calcext:value-type="currency">
            <text:p>$1,712.70</text:p>
          </table:table-cell>
          <table:table-cell table:style-name="ce64"/>
          <table:table-cell table:style-name="ce64" table:formula="of:=[.C217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7]-[.B217]" office:value-type="currency" office:currency="USD" office:value="-1712.7" calcext:value-type="currency">
            <text:p>-$1,712.70</text:p>
          </table:table-cell>
          <table:table-cell table:style-name="ce17" table:formula="of:=[.E217]/[.D21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2-36S</text:p>
          </table:table-cell>
          <table:table-cell table:style-name="ce8" office:value-type="currency" office:currency="USD" office:value="1969.2" calcext:value-type="currency">
            <text:p>$1,969.20</text:p>
          </table:table-cell>
          <table:table-cell table:style-name="ce64"/>
          <table:table-cell table:style-name="ce64" table:formula="of:=[.C218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8]-[.B218]" office:value-type="currency" office:currency="USD" office:value="-1969.2" calcext:value-type="currency">
            <text:p>-$1,969.20</text:p>
          </table:table-cell>
          <table:table-cell table:style-name="ce17" table:formula="of:=[.E218]/[.D21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2-42</text:p>
          </table:table-cell>
          <table:table-cell table:style-name="ce8" office:value-type="currency" office:currency="USD" office:value="1819.8" calcext:value-type="currency">
            <text:p>$1,819.80</text:p>
          </table:table-cell>
          <table:table-cell table:style-name="ce64"/>
          <table:table-cell table:style-name="ce64" table:formula="of:=[.C219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9]-[.B219]" office:value-type="currency" office:currency="USD" office:value="-1819.8" calcext:value-type="currency">
            <text:p>-$1,819.80</text:p>
          </table:table-cell>
          <table:table-cell table:style-name="ce17" table:formula="of:=[.E219]/[.D21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2-42S</text:p>
          </table:table-cell>
          <table:table-cell table:style-name="ce8" office:value-type="currency" office:currency="USD" office:value="2092.5" calcext:value-type="currency">
            <text:p>$2,092.50</text:p>
          </table:table-cell>
          <table:table-cell table:style-name="ce64"/>
          <table:table-cell table:style-name="ce64" table:formula="of:=[.C220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0]-[.B220]" office:value-type="currency" office:currency="USD" office:value="-2092.5" calcext:value-type="currency">
            <text:p>-$2,092.50</text:p>
          </table:table-cell>
          <table:table-cell table:style-name="ce17" table:formula="of:=[.E220]/[.D22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2-48</text:p>
          </table:table-cell>
          <table:table-cell table:style-name="ce8" office:value-type="currency" office:currency="USD" office:value="1928.7" calcext:value-type="currency">
            <text:p>$1,928.70</text:p>
          </table:table-cell>
          <table:table-cell table:style-name="ce64"/>
          <table:table-cell table:style-name="ce64" table:formula="of:=[.C221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1]-[.B221]" office:value-type="currency" office:currency="USD" office:value="-1928.7" calcext:value-type="currency">
            <text:p>-$1,928.70</text:p>
          </table:table-cell>
          <table:table-cell table:style-name="ce17" table:formula="of:=[.E221]/[.D22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2-48S</text:p>
          </table:table-cell>
          <table:table-cell table:style-name="ce8" office:value-type="currency" office:currency="USD" office:value="2217.6" calcext:value-type="currency">
            <text:p>$2,217.60</text:p>
          </table:table-cell>
          <table:table-cell table:style-name="ce64"/>
          <table:table-cell table:style-name="ce64" table:formula="of:=[.C222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2]-[.B222]" office:value-type="currency" office:currency="USD" office:value="-2217.6" calcext:value-type="currency">
            <text:p>-$2,217.60</text:p>
          </table:table-cell>
          <table:table-cell table:style-name="ce17" table:formula="of:=[.E222]/[.D22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3-36</text:p>
          </table:table-cell>
          <table:table-cell table:style-name="ce8" office:value-type="currency" office:currency="USD" office:value="1853.1" calcext:value-type="currency">
            <text:p>$1,853.10</text:p>
          </table:table-cell>
          <table:table-cell table:style-name="ce64"/>
          <table:table-cell table:style-name="ce64" table:formula="of:=[.C223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3]-[.B223]" office:value-type="currency" office:currency="USD" office:value="-1853.1" calcext:value-type="currency">
            <text:p>-$1,853.10</text:p>
          </table:table-cell>
          <table:table-cell table:style-name="ce17" table:formula="of:=[.E223]/[.D22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3-36S</text:p>
          </table:table-cell>
          <table:table-cell table:style-name="ce8" office:value-type="currency" office:currency="USD" office:value="2131.2" calcext:value-type="currency">
            <text:p>$2,131.20</text:p>
          </table:table-cell>
          <table:table-cell table:style-name="ce64"/>
          <table:table-cell table:style-name="ce64" table:formula="of:=[.C224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4]-[.B224]" office:value-type="currency" office:currency="USD" office:value="-2131.2" calcext:value-type="currency">
            <text:p>-$2,131.20</text:p>
          </table:table-cell>
          <table:table-cell table:style-name="ce17" table:formula="of:=[.E224]/[.D22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3-42</text:p>
          </table:table-cell>
          <table:table-cell table:style-name="ce8" office:value-type="currency" office:currency="USD" office:value="1969.2" calcext:value-type="currency">
            <text:p>$1,969.20</text:p>
          </table:table-cell>
          <table:table-cell table:style-name="ce64"/>
          <table:table-cell table:style-name="ce64" table:formula="of:=[.C225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5]-[.B225]" office:value-type="currency" office:currency="USD" office:value="-1969.2" calcext:value-type="currency">
            <text:p>-$1,969.20</text:p>
          </table:table-cell>
          <table:table-cell table:style-name="ce17" table:formula="of:=[.E225]/[.D22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3-42S</text:p>
          </table:table-cell>
          <table:table-cell table:style-name="ce8" office:value-type="currency" office:currency="USD" office:value="2264.4" calcext:value-type="currency">
            <text:p>$2,264.40</text:p>
          </table:table-cell>
          <table:table-cell table:style-name="ce64"/>
          <table:table-cell table:style-name="ce64" table:formula="of:=[.C226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6]-[.B226]" office:value-type="currency" office:currency="USD" office:value="-2264.4" calcext:value-type="currency">
            <text:p>-$2,264.40</text:p>
          </table:table-cell>
          <table:table-cell table:style-name="ce17" table:formula="of:=[.E226]/[.D22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3-48</text:p>
          </table:table-cell>
          <table:table-cell table:style-name="ce8" office:value-type="currency" office:currency="USD" office:value="2084.4" calcext:value-type="currency">
            <text:p>$2,084.40</text:p>
          </table:table-cell>
          <table:table-cell table:style-name="ce64"/>
          <table:table-cell table:style-name="ce64" table:formula="of:=[.C227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7]-[.B227]" office:value-type="currency" office:currency="USD" office:value="-2084.4" calcext:value-type="currency">
            <text:p>-$2,084.40</text:p>
          </table:table-cell>
          <table:table-cell table:style-name="ce17" table:formula="of:=[.E227]/[.D22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3-48S</text:p>
          </table:table-cell>
          <table:table-cell table:style-name="ce8" office:value-type="currency" office:currency="USD" office:value="2396.7" calcext:value-type="currency">
            <text:p>$2,396.70</text:p>
          </table:table-cell>
          <table:table-cell table:style-name="ce64"/>
          <table:table-cell table:style-name="ce64" table:formula="of:=[.C228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8]-[.B228]" office:value-type="currency" office:currency="USD" office:value="-2396.7" calcext:value-type="currency">
            <text:p>-$2,396.70</text:p>
          </table:table-cell>
          <table:table-cell table:style-name="ce17" table:formula="of:=[.E228]/[.D22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4-36</text:p>
          </table:table-cell>
          <table:table-cell table:style-name="ce8" office:value-type="currency" office:currency="USD" office:value="1981.8" calcext:value-type="currency">
            <text:p>$1,981.80</text:p>
          </table:table-cell>
          <table:table-cell table:style-name="ce64"/>
          <table:table-cell table:style-name="ce64" table:formula="of:=[.C229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9]-[.B229]" office:value-type="currency" office:currency="USD" office:value="-1981.8" calcext:value-type="currency">
            <text:p>-$1,981.80</text:p>
          </table:table-cell>
          <table:table-cell table:style-name="ce17" table:formula="of:=[.E229]/[.D22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4-36S</text:p>
          </table:table-cell>
          <table:table-cell table:style-name="ce8" office:value-type="currency" office:currency="USD" office:value="2278.8" calcext:value-type="currency">
            <text:p>$2,278.80</text:p>
          </table:table-cell>
          <table:table-cell table:style-name="ce64"/>
          <table:table-cell table:style-name="ce64" table:formula="of:=[.C230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0]-[.B230]" office:value-type="currency" office:currency="USD" office:value="-2278.8" calcext:value-type="currency">
            <text:p>-$2,278.80</text:p>
          </table:table-cell>
          <table:table-cell table:style-name="ce17" table:formula="of:=[.E230]/[.D23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4-42</text:p>
          </table:table-cell>
          <table:table-cell table:style-name="ce8" office:value-type="currency" office:currency="USD" office:value="2106" calcext:value-type="currency">
            <text:p>$2,106.00</text:p>
          </table:table-cell>
          <table:table-cell table:style-name="ce64"/>
          <table:table-cell table:style-name="ce64" table:formula="of:=[.C231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1]-[.B231]" office:value-type="currency" office:currency="USD" office:value="-2106" calcext:value-type="currency">
            <text:p>-$2,106.00</text:p>
          </table:table-cell>
          <table:table-cell table:style-name="ce17" table:formula="of:=[.E231]/[.D23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4-42S</text:p>
          </table:table-cell>
          <table:table-cell table:style-name="ce8" office:value-type="currency" office:currency="USD" office:value="2421.9" calcext:value-type="currency">
            <text:p>$2,421.90</text:p>
          </table:table-cell>
          <table:table-cell table:style-name="ce64"/>
          <table:table-cell table:style-name="ce64" table:formula="of:=[.C232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2]-[.B232]" office:value-type="currency" office:currency="USD" office:value="-2421.9" calcext:value-type="currency">
            <text:p>-$2,421.90</text:p>
          </table:table-cell>
          <table:table-cell table:style-name="ce17" table:formula="of:=[.E232]/[.D23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4-48</text:p>
          </table:table-cell>
          <table:table-cell table:style-name="ce8" office:value-type="currency" office:currency="USD" office:value="2234.7" calcext:value-type="currency">
            <text:p>$2,234.70</text:p>
          </table:table-cell>
          <table:table-cell table:style-name="ce64"/>
          <table:table-cell table:style-name="ce64" table:formula="of:=[.C233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3]-[.B233]" office:value-type="currency" office:currency="USD" office:value="-2234.7" calcext:value-type="currency">
            <text:p>-$2,234.70</text:p>
          </table:table-cell>
          <table:table-cell table:style-name="ce17" table:formula="of:=[.E233]/[.D23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4-48S</text:p>
          </table:table-cell>
          <table:table-cell table:style-name="ce8" office:value-type="currency" office:currency="USD" office:value="2569.5" calcext:value-type="currency">
            <text:p>$2,569.50</text:p>
          </table:table-cell>
          <table:table-cell table:style-name="ce64"/>
          <table:table-cell table:style-name="ce64" table:formula="of:=[.C234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4]-[.B234]" office:value-type="currency" office:currency="USD" office:value="-2569.5" calcext:value-type="currency">
            <text:p>-$2,569.50</text:p>
          </table:table-cell>
          <table:table-cell table:style-name="ce17" table:formula="of:=[.E234]/[.D23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5-36</text:p>
          </table:table-cell>
          <table:table-cell table:style-name="ce8" office:value-type="currency" office:currency="USD" office:value="2121.3" calcext:value-type="currency">
            <text:p>$2,121.30</text:p>
          </table:table-cell>
          <table:table-cell table:style-name="ce64"/>
          <table:table-cell table:style-name="ce64" table:formula="of:=[.C235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5]-[.B235]" office:value-type="currency" office:currency="USD" office:value="-2121.3" calcext:value-type="currency">
            <text:p>-$2,121.30</text:p>
          </table:table-cell>
          <table:table-cell table:style-name="ce17" table:formula="of:=[.E235]/[.D23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5-36S</text:p>
          </table:table-cell>
          <table:table-cell table:style-name="ce8" office:value-type="currency" office:currency="USD" office:value="2439.9" calcext:value-type="currency">
            <text:p>$2,439.90</text:p>
          </table:table-cell>
          <table:table-cell table:style-name="ce64"/>
          <table:table-cell table:style-name="ce64" table:formula="of:=[.C236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6]-[.B236]" office:value-type="currency" office:currency="USD" office:value="-2439.9" calcext:value-type="currency">
            <text:p>-$2,439.90</text:p>
          </table:table-cell>
          <table:table-cell table:style-name="ce17" table:formula="of:=[.E236]/[.D23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5-42</text:p>
          </table:table-cell>
          <table:table-cell table:style-name="ce8" office:value-type="currency" office:currency="USD" office:value="2259" calcext:value-type="currency">
            <text:p>$2,259.00</text:p>
          </table:table-cell>
          <table:table-cell table:style-name="ce64"/>
          <table:table-cell table:style-name="ce64" table:formula="of:=[.C237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7]-[.B237]" office:value-type="currency" office:currency="USD" office:value="-2259" calcext:value-type="currency">
            <text:p>-$2,259.00</text:p>
          </table:table-cell>
          <table:table-cell table:style-name="ce17" table:formula="of:=[.E237]/[.D23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5-42S</text:p>
          </table:table-cell>
          <table:table-cell table:style-name="ce8" office:value-type="currency" office:currency="USD" office:value="2598.3" calcext:value-type="currency">
            <text:p>$2,598.30</text:p>
          </table:table-cell>
          <table:table-cell table:style-name="ce64"/>
          <table:table-cell table:style-name="ce64" table:formula="of:=[.C238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8]-[.B238]" office:value-type="currency" office:currency="USD" office:value="-2598.3" calcext:value-type="currency">
            <text:p>-$2,598.30</text:p>
          </table:table-cell>
          <table:table-cell table:style-name="ce17" table:formula="of:=[.E238]/[.D23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5-48</text:p>
          </table:table-cell>
          <table:table-cell table:style-name="ce8" office:value-type="currency" office:currency="USD" office:value="2396.7" calcext:value-type="currency">
            <text:p>$2,396.70</text:p>
          </table:table-cell>
          <table:table-cell table:style-name="ce64"/>
          <table:table-cell table:style-name="ce64" table:formula="of:=[.C239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9]-[.B239]" office:value-type="currency" office:currency="USD" office:value="-2396.7" calcext:value-type="currency">
            <text:p>-$2,396.70</text:p>
          </table:table-cell>
          <table:table-cell table:style-name="ce17" table:formula="of:=[.E239]/[.D2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5-48S</text:p>
          </table:table-cell>
          <table:table-cell table:style-name="ce8" office:value-type="currency" office:currency="USD" office:value="2755.8" calcext:value-type="currency">
            <text:p>$2,755.80</text:p>
          </table:table-cell>
          <table:table-cell table:style-name="ce64"/>
          <table:table-cell table:style-name="ce64" table:formula="of:=[.C240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0]-[.B240]" office:value-type="currency" office:currency="USD" office:value="-2755.8" calcext:value-type="currency">
            <text:p>-$2,755.80</text:p>
          </table:table-cell>
          <table:table-cell table:style-name="ce17" table:formula="of:=[.E240]/[.D24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6-36</text:p>
          </table:table-cell>
          <table:table-cell table:style-name="ce8" office:value-type="currency" office:currency="USD" office:value="2277.9" calcext:value-type="currency">
            <text:p>$2,277.90</text:p>
          </table:table-cell>
          <table:table-cell table:style-name="ce64"/>
          <table:table-cell table:style-name="ce64" table:formula="of:=[.C241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1]-[.B241]" office:value-type="currency" office:currency="USD" office:value="-2277.9" calcext:value-type="currency">
            <text:p>-$2,277.90</text:p>
          </table:table-cell>
          <table:table-cell table:style-name="ce17" table:formula="of:=[.E241]/[.D24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6-36S</text:p>
          </table:table-cell>
          <table:table-cell table:style-name="ce8" office:value-type="currency" office:currency="USD" office:value="2619.9" calcext:value-type="currency">
            <text:p>$2,619.90</text:p>
          </table:table-cell>
          <table:table-cell table:style-name="ce64"/>
          <table:table-cell table:style-name="ce64" table:formula="of:=[.C242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2]-[.B242]" office:value-type="currency" office:currency="USD" office:value="-2619.9" calcext:value-type="currency">
            <text:p>-$2,619.90</text:p>
          </table:table-cell>
          <table:table-cell table:style-name="ce17" table:formula="of:=[.E242]/[.D24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6-42</text:p>
          </table:table-cell>
          <table:table-cell table:style-name="ce8" office:value-type="currency" office:currency="USD" office:value="2424.6" calcext:value-type="currency">
            <text:p>$2,424.60</text:p>
          </table:table-cell>
          <table:table-cell table:style-name="ce64"/>
          <table:table-cell table:style-name="ce64" table:formula="of:=[.C243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3]-[.B243]" office:value-type="currency" office:currency="USD" office:value="-2424.6" calcext:value-type="currency">
            <text:p>-$2,424.60</text:p>
          </table:table-cell>
          <table:table-cell table:style-name="ce17" table:formula="of:=[.E243]/[.D24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6-42S</text:p>
          </table:table-cell>
          <table:table-cell table:style-name="ce8" office:value-type="currency" office:currency="USD" office:value="2788.2" calcext:value-type="currency">
            <text:p>$2,788.20</text:p>
          </table:table-cell>
          <table:table-cell table:style-name="ce64"/>
          <table:table-cell table:style-name="ce64" table:formula="of:=[.C244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4]-[.B244]" office:value-type="currency" office:currency="USD" office:value="-2788.2" calcext:value-type="currency">
            <text:p>-$2,788.20</text:p>
          </table:table-cell>
          <table:table-cell table:style-name="ce17" table:formula="of:=[.E244]/[.D24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6-48</text:p>
          </table:table-cell>
          <table:table-cell table:style-name="ce8" office:value-type="currency" office:currency="USD" office:value="2568.6" calcext:value-type="currency">
            <text:p>$2,568.60</text:p>
          </table:table-cell>
          <table:table-cell table:style-name="ce64"/>
          <table:table-cell table:style-name="ce64" table:formula="of:=[.C245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5]-[.B245]" office:value-type="currency" office:currency="USD" office:value="-2568.6" calcext:value-type="currency">
            <text:p>-$2,568.60</text:p>
          </table:table-cell>
          <table:table-cell table:style-name="ce17" table:formula="of:=[.E245]/[.D24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6-48S</text:p>
          </table:table-cell>
          <table:table-cell table:style-name="ce8" office:value-type="currency" office:currency="USD" office:value="2953.8" calcext:value-type="currency">
            <text:p>$2,953.80</text:p>
          </table:table-cell>
          <table:table-cell table:style-name="ce64"/>
          <table:table-cell table:style-name="ce64" table:formula="of:=[.C246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6]-[.B246]" office:value-type="currency" office:currency="USD" office:value="-2953.8" calcext:value-type="currency">
            <text:p>-$2,953.80</text:p>
          </table:table-cell>
          <table:table-cell table:style-name="ce17" table:formula="of:=[.E246]/[.D24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7-36</text:p>
          </table:table-cell>
          <table:table-cell table:style-name="ce8" office:value-type="currency" office:currency="USD" office:value="2421" calcext:value-type="currency">
            <text:p>$2,421.00</text:p>
          </table:table-cell>
          <table:table-cell table:style-name="ce64"/>
          <table:table-cell table:style-name="ce64" table:formula="of:=[.C247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7]-[.B247]" office:value-type="currency" office:currency="USD" office:value="-2421" calcext:value-type="currency">
            <text:p>-$2,421.00</text:p>
          </table:table-cell>
          <table:table-cell table:style-name="ce17" table:formula="of:=[.E247]/[.D24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7-36S</text:p>
          </table:table-cell>
          <table:table-cell table:style-name="ce8" office:value-type="currency" office:currency="USD" office:value="2784.6" calcext:value-type="currency">
            <text:p>$2,784.60</text:p>
          </table:table-cell>
          <table:table-cell table:style-name="ce64"/>
          <table:table-cell table:style-name="ce64" table:formula="of:=[.C248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8]-[.B248]" office:value-type="currency" office:currency="USD" office:value="-2784.6" calcext:value-type="currency">
            <text:p>-$2,784.60</text:p>
          </table:table-cell>
          <table:table-cell table:style-name="ce17" table:formula="of:=[.E248]/[.D24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7-42</text:p>
          </table:table-cell>
          <table:table-cell table:style-name="ce8" office:value-type="currency" office:currency="USD" office:value="2576.7" calcext:value-type="currency">
            <text:p>$2,576.70</text:p>
          </table:table-cell>
          <table:table-cell table:style-name="ce64"/>
          <table:table-cell table:style-name="ce64" table:formula="of:=[.C249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9]-[.B249]" office:value-type="currency" office:currency="USD" office:value="-2576.7" calcext:value-type="currency">
            <text:p>-$2,576.70</text:p>
          </table:table-cell>
          <table:table-cell table:style-name="ce17" table:formula="of:=[.E249]/[.D24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7-42S</text:p>
          </table:table-cell>
          <table:table-cell table:style-name="ce8" office:value-type="currency" office:currency="USD" office:value="2962.8" calcext:value-type="currency">
            <text:p>$2,962.80</text:p>
          </table:table-cell>
          <table:table-cell table:style-name="ce64"/>
          <table:table-cell table:style-name="ce64" table:formula="of:=[.C250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0]-[.B250]" office:value-type="currency" office:currency="USD" office:value="-2962.8" calcext:value-type="currency">
            <text:p>-$2,962.80</text:p>
          </table:table-cell>
          <table:table-cell table:style-name="ce17" table:formula="of:=[.E250]/[.D25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7-48</text:p>
          </table:table-cell>
          <table:table-cell table:style-name="ce8" office:value-type="currency" office:currency="USD" office:value="2733.3" calcext:value-type="currency">
            <text:p>$2,733.30</text:p>
          </table:table-cell>
          <table:table-cell table:style-name="ce64"/>
          <table:table-cell table:style-name="ce64" table:formula="of:=[.C251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1]-[.B251]" office:value-type="currency" office:currency="USD" office:value="-2733.3" calcext:value-type="currency">
            <text:p>-$2,733.30</text:p>
          </table:table-cell>
          <table:table-cell table:style-name="ce17" table:formula="of:=[.E251]/[.D25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7-48S</text:p>
          </table:table-cell>
          <table:table-cell table:style-name="ce8" office:value-type="currency" office:currency="USD" office:value="3143.7" calcext:value-type="currency">
            <text:p>$3,143.70</text:p>
          </table:table-cell>
          <table:table-cell table:style-name="ce64"/>
          <table:table-cell table:style-name="ce64" table:formula="of:=[.C252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2]-[.B252]" office:value-type="currency" office:currency="USD" office:value="-3143.7" calcext:value-type="currency">
            <text:p>-$3,143.70</text:p>
          </table:table-cell>
          <table:table-cell table:style-name="ce17" table:formula="of:=[.E252]/[.D25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8-36</text:p>
          </table:table-cell>
          <table:table-cell table:style-name="ce8" office:value-type="currency" office:currency="USD" office:value="2548.8" calcext:value-type="currency">
            <text:p>$2,548.80</text:p>
          </table:table-cell>
          <table:table-cell table:style-name="ce64"/>
          <table:table-cell table:style-name="ce64" table:formula="of:=[.C253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3]-[.B253]" office:value-type="currency" office:currency="USD" office:value="-2548.8" calcext:value-type="currency">
            <text:p>-$2,548.80</text:p>
          </table:table-cell>
          <table:table-cell table:style-name="ce17" table:formula="of:=[.E253]/[.D25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8-36S</text:p>
          </table:table-cell>
          <table:table-cell table:style-name="ce8" office:value-type="currency" office:currency="USD" office:value="2931.3" calcext:value-type="currency">
            <text:p>$2,931.30</text:p>
          </table:table-cell>
          <table:table-cell table:style-name="ce64"/>
          <table:table-cell table:style-name="ce64" table:formula="of:=[.C254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4]-[.B254]" office:value-type="currency" office:currency="USD" office:value="-2931.3" calcext:value-type="currency">
            <text:p>-$2,931.30</text:p>
          </table:table-cell>
          <table:table-cell table:style-name="ce17" table:formula="of:=[.E254]/[.D25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8-42</text:p>
          </table:table-cell>
          <table:table-cell table:style-name="ce8" office:value-type="currency" office:currency="USD" office:value="2713.5" calcext:value-type="currency">
            <text:p>$2,713.50</text:p>
          </table:table-cell>
          <table:table-cell table:style-name="ce64"/>
          <table:table-cell table:style-name="ce64" table:formula="of:=[.C255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5]-[.B255]" office:value-type="currency" office:currency="USD" office:value="-2713.5" calcext:value-type="currency">
            <text:p>-$2,713.50</text:p>
          </table:table-cell>
          <table:table-cell table:style-name="ce17" table:formula="of:=[.E255]/[.D25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8-42S</text:p>
          </table:table-cell>
          <table:table-cell table:style-name="ce8" office:value-type="currency" office:currency="USD" office:value="3120.3" calcext:value-type="currency">
            <text:p>$3,120.30</text:p>
          </table:table-cell>
          <table:table-cell table:style-name="ce64"/>
          <table:table-cell table:style-name="ce64" table:formula="of:=[.C256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6]-[.B256]" office:value-type="currency" office:currency="USD" office:value="-3120.3" calcext:value-type="currency">
            <text:p>-$3,120.30</text:p>
          </table:table-cell>
          <table:table-cell table:style-name="ce17" table:formula="of:=[.E256]/[.D25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8-48</text:p>
          </table:table-cell>
          <table:table-cell table:style-name="ce8" office:value-type="currency" office:currency="USD" office:value="2880" calcext:value-type="currency">
            <text:p>$2,880.00</text:p>
          </table:table-cell>
          <table:table-cell table:style-name="ce64"/>
          <table:table-cell table:style-name="ce64" table:formula="of:=[.C257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7]-[.B257]" office:value-type="currency" office:currency="USD" office:value="-2880" calcext:value-type="currency">
            <text:p>-$2,880.00</text:p>
          </table:table-cell>
          <table:table-cell table:style-name="ce17" table:formula="of:=[.E257]/[.D25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X 18-48S</text:p>
          </table:table-cell>
          <table:table-cell table:style-name="ce8" office:value-type="currency" office:currency="USD" office:value="3312" calcext:value-type="currency">
            <text:p>$3,312.00</text:p>
          </table:table-cell>
          <table:table-cell table:style-name="ce64"/>
          <table:table-cell table:style-name="ce64" table:formula="of:=[.C258]*0.65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58]-[.B258]" office:value-type="currency" office:currency="USD" office:value="-3312" calcext:value-type="currency">
            <text:p>-$3,312.00</text:p>
          </table:table-cell>
          <table:table-cell table:style-name="ce17" table:formula="of:=[.E258]/[.D25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Extended Forklift Work Platform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ORS-4FT</text:p>
          </table:table-cell>
          <table:table-cell table:style-name="ce8" office:value-type="currency" office:currency="USD" office:value="1615.2" calcext:value-type="currency">
            <text:p>$1,615.20</text:p>
          </table:table-cell>
          <table:table-cell table:style-name="ce64" office:value-type="currency" office:currency="USD" office:value="2393" calcext:value-type="currency">
            <text:p>$2,393.00</text:p>
          </table:table-cell>
          <table:table-cell table:style-name="ce64" table:formula="of:=[.C262]*0.5" office:value-type="currency" office:currency="USD" office:value="1196.5" calcext:value-type="currency">
            <text:p>$1,196.50</text:p>
          </table:table-cell>
          <table:table-cell table:style-name="ce64"/>
          <table:table-cell table:style-name="ce64" table:formula="of:=[.E262]-[.B262]" office:value-type="currency" office:currency="USD" office:value="-1615.2" calcext:value-type="currency">
            <text:p>-$1,615.20</text:p>
          </table:table-cell>
          <table:table-cell table:style-name="ce17" table:formula="of:=[.E262]/[.D26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ORS-5FT</text:p>
          </table:table-cell>
          <table:table-cell table:style-name="ce8" office:value-type="currency" office:currency="USD" office:value="1724.8" calcext:value-type="currency">
            <text:p>$1,724.80</text:p>
          </table:table-cell>
          <table:table-cell table:style-name="ce64" office:value-type="currency" office:currency="USD" office:value="2556" calcext:value-type="currency">
            <text:p>$2,556.00</text:p>
          </table:table-cell>
          <table:table-cell table:style-name="ce64" table:formula="of:=[.C263]*0.5" office:value-type="currency" office:currency="USD" office:value="1278" calcext:value-type="currency">
            <text:p>$1,278.00</text:p>
          </table:table-cell>
          <table:table-cell table:style-name="ce64"/>
          <table:table-cell table:style-name="ce64" table:formula="of:=[.E263]-[.B263]" office:value-type="currency" office:currency="USD" office:value="-1724.8" calcext:value-type="currency">
            <text:p>-$1,724.80</text:p>
          </table:table-cell>
          <table:table-cell table:style-name="ce17" table:formula="of:=[.E263]/[.D26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ORS-6FT</text:p>
          </table:table-cell>
          <table:table-cell table:style-name="ce8" office:value-type="currency" office:currency="USD" office:value="1836.8" calcext:value-type="currency">
            <text:p>$1,836.80</text:p>
          </table:table-cell>
          <table:table-cell table:style-name="ce64" office:value-type="currency" office:currency="USD" office:value="2722" calcext:value-type="currency">
            <text:p>$2,722.00</text:p>
          </table:table-cell>
          <table:table-cell table:style-name="ce64" table:formula="of:=[.C264]*0.5" office:value-type="currency" office:currency="USD" office:value="1361" calcext:value-type="currency">
            <text:p>$1,361.00</text:p>
          </table:table-cell>
          <table:table-cell table:style-name="ce64"/>
          <table:table-cell table:style-name="ce64" table:formula="of:=[.E264]-[.B264]" office:value-type="currency" office:currency="USD" office:value="-1836.8" calcext:value-type="currency">
            <text:p>-$1,836.80</text:p>
          </table:table-cell>
          <table:table-cell table:style-name="ce17" table:formula="of:=[.E264]/[.D26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ORS-7FT</text:p>
          </table:table-cell>
          <table:table-cell table:style-name="ce8" office:value-type="currency" office:currency="USD" office:value="1848" calcext:value-type="currency">
            <text:p>$1,848.00</text:p>
          </table:table-cell>
          <table:table-cell table:style-name="ce64" office:value-type="currency" office:currency="USD" office:value="2739" calcext:value-type="currency">
            <text:p>$2,739.00</text:p>
          </table:table-cell>
          <table:table-cell table:style-name="ce64" table:formula="of:=[.C265]*0.5" office:value-type="currency" office:currency="USD" office:value="1369.5" calcext:value-type="currency">
            <text:p>$1,369.50</text:p>
          </table:table-cell>
          <table:table-cell table:style-name="ce64"/>
          <table:table-cell table:style-name="ce64" table:formula="of:=[.E265]-[.B265]" office:value-type="currency" office:currency="USD" office:value="-1848" calcext:value-type="currency">
            <text:p>-$1,848.00</text:p>
          </table:table-cell>
          <table:table-cell table:style-name="ce17" table:formula="of:=[.E265]/[.D26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ORS-8FT</text:p>
          </table:table-cell>
          <table:table-cell table:style-name="ce8" office:value-type="currency" office:currency="USD" office:value="1932.8" calcext:value-type="currency">
            <text:p>$1,932.80</text:p>
          </table:table-cell>
          <table:table-cell table:style-name="ce64" office:value-type="currency" office:currency="USD" office:value="2863" calcext:value-type="currency">
            <text:p>$2,863.00</text:p>
          </table:table-cell>
          <table:table-cell table:style-name="ce64" table:formula="of:=[.C266]*0.5" office:value-type="currency" office:currency="USD" office:value="1431.5" calcext:value-type="currency">
            <text:p>$1,431.50</text:p>
          </table:table-cell>
          <table:table-cell table:style-name="ce64"/>
          <table:table-cell table:style-name="ce64" table:formula="of:=[.E266]-[.B266]" office:value-type="currency" office:currency="USD" office:value="-1932.8" calcext:value-type="currency">
            <text:p>-$1,932.80</text:p>
          </table:table-cell>
          <table:table-cell table:style-name="ce17" table:formula="of:=[.E266]/[.D26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ORS-10FT</text:p>
          </table:table-cell>
          <table:table-cell table:style-name="ce8" office:value-type="currency" office:currency="USD" office:value="2101.6" calcext:value-type="currency">
            <text:p>$2,101.60</text:p>
          </table:table-cell>
          <table:table-cell table:style-name="ce64" office:value-type="currency" office:currency="USD" office:value="3114" calcext:value-type="currency">
            <text:p>$3,114.00</text:p>
          </table:table-cell>
          <table:table-cell table:style-name="ce64" table:formula="of:=[.C267]*0.5" office:value-type="currency" office:currency="USD" office:value="1557" calcext:value-type="currency">
            <text:p>$1,557.00</text:p>
          </table:table-cell>
          <table:table-cell table:style-name="ce64"/>
          <table:table-cell table:style-name="ce64" table:formula="of:=[.E267]-[.B267]" office:value-type="currency" office:currency="USD" office:value="-2101.6" calcext:value-type="currency">
            <text:p>-$2,101.60</text:p>
          </table:table-cell>
          <table:table-cell table:style-name="ce17" table:formula="of:=[.E267]/[.D26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EZ-Climb Rolastai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Z26H3DP</text:p>
          </table:table-cell>
          <table:table-cell table:style-name="ce8" office:value-type="currency" office:currency="USD" office:value="359.2" calcext:value-type="currency">
            <text:p>$359.20</text:p>
          </table:table-cell>
          <table:table-cell table:style-name="ce64" office:value-type="currency" office:currency="USD" office:value="525" calcext:value-type="currency">
            <text:p>$525.00</text:p>
          </table:table-cell>
          <table:table-cell table:style-name="ce64" table:formula="of:=[.C271]*0.5" office:value-type="currency" office:currency="USD" office:value="262.5" calcext:value-type="currency">
            <text:p>$262.50</text:p>
          </table:table-cell>
          <table:table-cell table:style-name="ce64"/>
          <table:table-cell table:style-name="ce64" table:formula="of:=[.E271]-[.B271]" office:value-type="currency" office:currency="USD" office:value="-359.2" calcext:value-type="currency">
            <text:p>-$359.20</text:p>
          </table:table-cell>
          <table:table-cell table:style-name="ce17" table:formula="of:=[.E271]/[.D27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3DP</text:p>
          </table:table-cell>
          <table:table-cell table:style-name="ce8" office:value-type="currency" office:currency="USD" office:value="411.2" calcext:value-type="currency">
            <text:p>$411.20</text:p>
          </table:table-cell>
          <table:table-cell table:style-name="ce64" office:value-type="currency" office:currency="USD" office:value="591" calcext:value-type="currency">
            <text:p>$591.00</text:p>
          </table:table-cell>
          <table:table-cell table:style-name="ce64" table:formula="of:=[.C272]*0.5" office:value-type="currency" office:currency="USD" office:value="295.5" calcext:value-type="currency">
            <text:p>$295.50</text:p>
          </table:table-cell>
          <table:table-cell table:style-name="ce64"/>
          <table:table-cell table:style-name="ce64" table:formula="of:=[.E272]-[.B272]" office:value-type="currency" office:currency="USD" office:value="-411.2" calcext:value-type="currency">
            <text:p>-$411.20</text:p>
          </table:table-cell>
          <table:table-cell table:style-name="ce17" table:formula="of:=[.E272]/[.D27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4DP</text:p>
          </table:table-cell>
          <table:table-cell table:style-name="ce8" office:value-type="currency" office:currency="USD" office:value="445.6" calcext:value-type="currency">
            <text:p>$445.60</text:p>
          </table:table-cell>
          <table:table-cell table:style-name="ce64" office:value-type="currency" office:currency="USD" office:value="638" calcext:value-type="currency">
            <text:p>$638.00</text:p>
          </table:table-cell>
          <table:table-cell table:style-name="ce64" table:formula="of:=[.C273]*0.5" office:value-type="currency" office:currency="USD" office:value="319" calcext:value-type="currency">
            <text:p>$319.00</text:p>
          </table:table-cell>
          <table:table-cell table:style-name="ce64"/>
          <table:table-cell table:style-name="ce64" table:formula="of:=[.E273]-[.B273]" office:value-type="currency" office:currency="USD" office:value="-445.6" calcext:value-type="currency">
            <text:p>-$445.60</text:p>
          </table:table-cell>
          <table:table-cell table:style-name="ce17" table:formula="of:=[.E273]/[.D27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4DP</text:p>
          </table:table-cell>
          <table:table-cell table:style-name="ce8" office:value-type="currency" office:currency="USD" office:value="508" calcext:value-type="currency">
            <text:p>$508.00</text:p>
          </table:table-cell>
          <table:table-cell table:style-name="ce64" office:value-type="currency" office:currency="USD" office:value="704" calcext:value-type="currency">
            <text:p>$704.00</text:p>
          </table:table-cell>
          <table:table-cell table:style-name="ce64" table:formula="of:=[.C274]*0.5" office:value-type="currency" office:currency="USD" office:value="352" calcext:value-type="currency">
            <text:p>$352.00</text:p>
          </table:table-cell>
          <table:table-cell table:style-name="ce64"/>
          <table:table-cell table:style-name="ce64" table:formula="of:=[.E274]-[.B274]" office:value-type="currency" office:currency="USD" office:value="-508" calcext:value-type="currency">
            <text:p>-$508.00</text:p>
          </table:table-cell>
          <table:table-cell table:style-name="ce17" table:formula="of:=[.E274]/[.D27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5DP</text:p>
          </table:table-cell>
          <table:table-cell table:style-name="ce8" office:value-type="currency" office:currency="USD" office:value="520.8" calcext:value-type="currency">
            <text:p>$520.80</text:p>
          </table:table-cell>
          <table:table-cell table:style-name="ce64" office:value-type="currency" office:currency="USD" office:value="758" calcext:value-type="currency">
            <text:p>$758.00</text:p>
          </table:table-cell>
          <table:table-cell table:style-name="ce64" table:formula="of:=[.C275]*0.5" office:value-type="currency" office:currency="USD" office:value="379" calcext:value-type="currency">
            <text:p>$379.00</text:p>
          </table:table-cell>
          <table:table-cell table:style-name="ce64"/>
          <table:table-cell table:style-name="ce64" table:formula="of:=[.E275]-[.B275]" office:value-type="currency" office:currency="USD" office:value="-520.8" calcext:value-type="currency">
            <text:p>-$520.80</text:p>
          </table:table-cell>
          <table:table-cell table:style-name="ce17" table:formula="of:=[.E275]/[.D27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5DP</text:p>
          </table:table-cell>
          <table:table-cell table:style-name="ce8" office:value-type="currency" office:currency="USD" office:value="596" calcext:value-type="currency">
            <text:p>$596.00</text:p>
          </table:table-cell>
          <table:table-cell table:style-name="ce64" office:value-type="currency" office:currency="USD" office:value="824" calcext:value-type="currency">
            <text:p>$824.00</text:p>
          </table:table-cell>
          <table:table-cell table:style-name="ce64" table:formula="of:=[.C276]*0.5" office:value-type="currency" office:currency="USD" office:value="412" calcext:value-type="currency">
            <text:p>$412.00</text:p>
          </table:table-cell>
          <table:table-cell table:style-name="ce64"/>
          <table:table-cell table:style-name="ce64" table:formula="of:=[.E276]-[.B276]" office:value-type="currency" office:currency="USD" office:value="-596" calcext:value-type="currency">
            <text:p>-$596.00</text:p>
          </table:table-cell>
          <table:table-cell table:style-name="ce17" table:formula="of:=[.E276]/[.D27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6DP</text:p>
          </table:table-cell>
          <table:table-cell table:style-name="ce8" office:value-type="currency" office:currency="USD" office:value="669.6" calcext:value-type="currency">
            <text:p>$669.60</text:p>
          </table:table-cell>
          <table:table-cell table:style-name="ce64" office:value-type="currency" office:currency="USD" office:value="975" calcext:value-type="currency">
            <text:p>$975.00</text:p>
          </table:table-cell>
          <table:table-cell table:style-name="ce64" table:formula="of:=[.C277]*0.5" office:value-type="currency" office:currency="USD" office:value="487.5" calcext:value-type="currency">
            <text:p>$487.50</text:p>
          </table:table-cell>
          <table:table-cell table:style-name="ce64"/>
          <table:table-cell table:style-name="ce64" table:formula="of:=[.E277]-[.B277]" office:value-type="currency" office:currency="USD" office:value="-669.6" calcext:value-type="currency">
            <text:p>-$669.60</text:p>
          </table:table-cell>
          <table:table-cell table:style-name="ce17" table:formula="of:=[.E277]/[.D27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6DP</text:p>
          </table:table-cell>
          <table:table-cell table:style-name="ce8" office:value-type="currency" office:currency="USD" office:value="762.4" calcext:value-type="currency">
            <text:p>$762.40</text:p>
          </table:table-cell>
          <table:table-cell table:style-name="ce64" office:value-type="currency" office:currency="USD" office:value="1041" calcext:value-type="currency">
            <text:p>$1,041.00</text:p>
          </table:table-cell>
          <table:table-cell table:style-name="ce64" table:formula="of:=[.C278]*0.5" office:value-type="currency" office:currency="USD" office:value="520.5" calcext:value-type="currency">
            <text:p>$520.50</text:p>
          </table:table-cell>
          <table:table-cell table:style-name="ce64"/>
          <table:table-cell table:style-name="ce64" table:formula="of:=[.E278]-[.B278]" office:value-type="currency" office:currency="USD" office:value="-762.4" calcext:value-type="currency">
            <text:p>-$762.40</text:p>
          </table:table-cell>
          <table:table-cell table:style-name="ce17" table:formula="of:=[.E278]/[.D27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7DP</text:p>
          </table:table-cell>
          <table:table-cell table:style-name="ce8" office:value-type="currency" office:currency="USD" office:value="800" calcext:value-type="currency">
            <text:p>$800.00</text:p>
          </table:table-cell>
          <table:table-cell table:style-name="ce64" office:value-type="currency" office:currency="USD" office:value="1110" calcext:value-type="currency">
            <text:p>$1,110.00</text:p>
          </table:table-cell>
          <table:table-cell table:style-name="ce64" table:formula="of:=[.C279]*0.5" office:value-type="currency" office:currency="USD" office:value="555" calcext:value-type="currency">
            <text:p>$555.00</text:p>
          </table:table-cell>
          <table:table-cell table:style-name="ce64"/>
          <table:table-cell table:style-name="ce64" table:formula="of:=[.E279]-[.B279]" office:value-type="currency" office:currency="USD" office:value="-800" calcext:value-type="currency">
            <text:p>-$800.00</text:p>
          </table:table-cell>
          <table:table-cell table:style-name="ce17" table:formula="of:=[.E279]/[.D27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7DP</text:p>
          </table:table-cell>
          <table:table-cell table:style-name="ce8" office:value-type="currency" office:currency="USD" office:value="912.8" calcext:value-type="currency">
            <text:p>$912.80</text:p>
          </table:table-cell>
          <table:table-cell table:style-name="ce64" office:value-type="currency" office:currency="USD" office:value="1176" calcext:value-type="currency">
            <text:p>$1,176.00</text:p>
          </table:table-cell>
          <table:table-cell table:style-name="ce64" table:formula="of:=[.C280]*0.5" office:value-type="currency" office:currency="USD" office:value="588" calcext:value-type="currency">
            <text:p>$588.00</text:p>
          </table:table-cell>
          <table:table-cell table:style-name="ce64"/>
          <table:table-cell table:style-name="ce64" table:formula="of:=[.E280]-[.B280]" office:value-type="currency" office:currency="USD" office:value="-912.8" calcext:value-type="currency">
            <text:p>-$912.80</text:p>
          </table:table-cell>
          <table:table-cell table:style-name="ce17" table:formula="of:=[.E280]/[.D28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8DP</text:p>
          </table:table-cell>
          <table:table-cell table:style-name="ce8" office:value-type="currency" office:currency="USD" office:value="928.8" calcext:value-type="currency">
            <text:p>$928.80</text:p>
          </table:table-cell>
          <table:table-cell table:style-name="ce64" office:value-type="currency" office:currency="USD" office:value="1238" calcext:value-type="currency">
            <text:p>$1,238.00</text:p>
          </table:table-cell>
          <table:table-cell table:style-name="ce64" table:formula="of:=[.C281]*0.5" office:value-type="currency" office:currency="USD" office:value="619" calcext:value-type="currency">
            <text:p>$619.00</text:p>
          </table:table-cell>
          <table:table-cell table:style-name="ce64"/>
          <table:table-cell table:style-name="ce64" table:formula="of:=[.E281]-[.B281]" office:value-type="currency" office:currency="USD" office:value="-928.8" calcext:value-type="currency">
            <text:p>-$928.80</text:p>
          </table:table-cell>
          <table:table-cell table:style-name="ce17" table:formula="of:=[.E281]/[.D28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8DP</text:p>
          </table:table-cell>
          <table:table-cell table:style-name="ce8" office:value-type="currency" office:currency="USD" office:value="1060" calcext:value-type="currency">
            <text:p>$1,060.00</text:p>
          </table:table-cell>
          <table:table-cell table:style-name="ce64" office:value-type="currency" office:currency="USD" office:value="1304" calcext:value-type="currency">
            <text:p>$1,304.00</text:p>
          </table:table-cell>
          <table:table-cell table:style-name="ce64" table:formula="of:=[.C282]*0.5" office:value-type="currency" office:currency="USD" office:value="652" calcext:value-type="currency">
            <text:p>$652.00</text:p>
          </table:table-cell>
          <table:table-cell table:style-name="ce64"/>
          <table:table-cell table:style-name="ce64" table:formula="of:=[.E282]-[.B282]" office:value-type="currency" office:currency="USD" office:value="-1060" calcext:value-type="currency">
            <text:p>-$1,060.00</text:p>
          </table:table-cell>
          <table:table-cell table:style-name="ce17" table:formula="of:=[.E282]/[.D28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9DP</text:p>
          </table:table-cell>
          <table:table-cell table:style-name="ce8" office:value-type="currency" office:currency="USD" office:value="1047.2" calcext:value-type="currency">
            <text:p>$1,047.20</text:p>
          </table:table-cell>
          <table:table-cell table:style-name="ce64" office:value-type="currency" office:currency="USD" office:value="1365" calcext:value-type="currency">
            <text:p>$1,365.00</text:p>
          </table:table-cell>
          <table:table-cell table:style-name="ce64" table:formula="of:=[.C283]*0.5" office:value-type="currency" office:currency="USD" office:value="682.5" calcext:value-type="currency">
            <text:p>$682.50</text:p>
          </table:table-cell>
          <table:table-cell table:style-name="ce64"/>
          <table:table-cell table:style-name="ce64" table:formula="of:=[.E283]-[.B283]" office:value-type="currency" office:currency="USD" office:value="-1047.2" calcext:value-type="currency">
            <text:p>-$1,047.20</text:p>
          </table:table-cell>
          <table:table-cell table:style-name="ce17" table:formula="of:=[.E283]/[.D28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9DP</text:p>
          </table:table-cell>
          <table:table-cell table:style-name="ce8" office:value-type="currency" office:currency="USD" office:value="1194.4" calcext:value-type="currency">
            <text:p>$1,194.40</text:p>
          </table:table-cell>
          <table:table-cell table:style-name="ce64" office:value-type="currency" office:currency="USD" office:value="1431" calcext:value-type="currency">
            <text:p>$1,431.00</text:p>
          </table:table-cell>
          <table:table-cell table:style-name="ce64" table:formula="of:=[.C284]*0.5" office:value-type="currency" office:currency="USD" office:value="715.5" calcext:value-type="currency">
            <text:p>$715.50</text:p>
          </table:table-cell>
          <table:table-cell table:style-name="ce64"/>
          <table:table-cell table:style-name="ce64" table:formula="of:=[.E284]-[.B284]" office:value-type="currency" office:currency="USD" office:value="-1194.4" calcext:value-type="currency">
            <text:p>-$1,194.40</text:p>
          </table:table-cell>
          <table:table-cell table:style-name="ce17" table:formula="of:=[.E284]/[.D28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10DP</text:p>
          </table:table-cell>
          <table:table-cell table:style-name="ce8" office:value-type="currency" office:currency="USD" office:value="1166.4" calcext:value-type="currency">
            <text:p>$1,166.40</text:p>
          </table:table-cell>
          <table:table-cell table:style-name="ce64" office:value-type="currency" office:currency="USD" office:value="1508" calcext:value-type="currency">
            <text:p>$1,508.00</text:p>
          </table:table-cell>
          <table:table-cell table:style-name="ce64" table:formula="of:=[.C285]*0.5" office:value-type="currency" office:currency="USD" office:value="754" calcext:value-type="currency">
            <text:p>$754.00</text:p>
          </table:table-cell>
          <table:table-cell table:style-name="ce64"/>
          <table:table-cell table:style-name="ce64" table:formula="of:=[.E285]-[.B285]" office:value-type="currency" office:currency="USD" office:value="-1166.4" calcext:value-type="currency">
            <text:p>-$1,166.40</text:p>
          </table:table-cell>
          <table:table-cell table:style-name="ce17" table:formula="of:=[.E285]/[.D28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EZ26H10DP</text:p>
          </table:table-cell>
          <table:table-cell table:style-name="ce8" office:value-type="currency" office:currency="USD" office:value="1332" calcext:value-type="currency">
            <text:p>$1,332.00</text:p>
          </table:table-cell>
          <table:table-cell table:style-name="ce64" office:value-type="currency" office:currency="USD" office:value="1574" calcext:value-type="currency">
            <text:p>$1,574.00</text:p>
          </table:table-cell>
          <table:table-cell table:style-name="ce64" table:formula="of:=[.C286]*0.5" office:value-type="currency" office:currency="USD" office:value="787" calcext:value-type="currency">
            <text:p>$787.00</text:p>
          </table:table-cell>
          <table:table-cell table:style-name="ce64"/>
          <table:table-cell table:style-name="ce64" table:formula="of:=[.E286]-[.B286]" office:value-type="currency" office:currency="USD" office:value="-1332" calcext:value-type="currency">
            <text:p>-$1,332.00</text:p>
          </table:table-cell>
          <table:table-cell table:style-name="ce17" table:formula="of:=[.E286]/[.D28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Floor Mounted Lift-Out Gate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M-G4</text:p>
          </table:table-cell>
          <table:table-cell table:style-name="ce8" office:value-type="currency" office:currency="USD" office:value="228" calcext:value-type="currency">
            <text:p>$228.00</text:p>
          </table:table-cell>
          <table:table-cell table:style-name="ce64" table:number-columns-repeated="3"/>
          <table:table-cell table:style-name="ce64" table:formula="of:=[.E290]-[.B290]" office:value-type="currency" office:currency="USD" office:value="-228" calcext:value-type="currency">
            <text:p>-$228.00</text:p>
          </table:table-cell>
          <table:table-cell table:style-name="ce17" table:formula="of:=[.E290]/[.D2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G5</text:p>
          </table:table-cell>
          <table:table-cell table:style-name="ce8" office:value-type="currency" office:currency="USD" office:value="258" calcext:value-type="currency">
            <text:p>$258.00</text:p>
          </table:table-cell>
          <table:table-cell table:style-name="ce64" table:number-columns-repeated="3"/>
          <table:table-cell table:style-name="ce64" table:formula="of:=[.E291]-[.B291]" office:value-type="currency" office:currency="USD" office:value="-258" calcext:value-type="currency">
            <text:p>-$258.00</text:p>
          </table:table-cell>
          <table:table-cell table:style-name="ce17" table:formula="of:=[.E291]/[.D29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G6</text:p>
          </table:table-cell>
          <table:table-cell table:style-name="ce8" office:value-type="currency" office:currency="USD" office:value="291" calcext:value-type="currency">
            <text:p>$291.00</text:p>
          </table:table-cell>
          <table:table-cell table:style-name="ce64" table:number-columns-repeated="3"/>
          <table:table-cell table:style-name="ce64" table:formula="of:=[.E292]-[.B292]" office:value-type="currency" office:currency="USD" office:value="-291" calcext:value-type="currency">
            <text:p>-$291.00</text:p>
          </table:table-cell>
          <table:table-cell table:style-name="ce17" table:formula="of:=[.E292]/[.D29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Foldable RolaStair - 11 - 19 Step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26H11</text:p>
          </table:table-cell>
          <table:table-cell table:style-name="ce8" office:value-type="currency" office:currency="USD" office:value="944" calcext:value-type="currency">
            <text:p>$944.00</text:p>
          </table:table-cell>
          <table:table-cell table:style-name="ce64" office:value-type="currency" office:currency="USD" office:value="1027" calcext:value-type="currency">
            <text:p>$1,027.00</text:p>
          </table:table-cell>
          <table:table-cell table:style-name="ce64" table:formula="of:=[.C296]*0.5" office:value-type="currency" office:currency="USD" office:value="513.5" calcext:value-type="currency">
            <text:p>$513.50</text:p>
          </table:table-cell>
          <table:table-cell table:style-name="ce64"/>
          <table:table-cell table:style-name="ce64" table:formula="of:=[.E296]-[.B296]" office:value-type="currency" office:currency="USD" office:value="-944" calcext:value-type="currency">
            <text:p>-$944.00</text:p>
          </table:table-cell>
          <table:table-cell table:style-name="ce17" table:formula="of:=[.E296]/[.D29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1A</text:p>
          </table:table-cell>
          <table:table-cell table:style-name="ce8" office:value-type="currency" office:currency="USD" office:value="1028.8" calcext:value-type="currency">
            <text:p>$1,028.80</text:p>
          </table:table-cell>
          <table:table-cell table:style-name="ce64" office:value-type="currency" office:currency="USD" office:value="1144" calcext:value-type="currency">
            <text:p>$1,144.00</text:p>
          </table:table-cell>
          <table:table-cell table:style-name="ce64" table:formula="of:=[.C297]*0.5" office:value-type="currency" office:currency="USD" office:value="572" calcext:value-type="currency">
            <text:p>$572.00</text:p>
          </table:table-cell>
          <table:table-cell table:style-name="ce64"/>
          <table:table-cell table:style-name="ce64" table:formula="of:=[.E297]-[.B297]" office:value-type="currency" office:currency="USD" office:value="-1028.8" calcext:value-type="currency">
            <text:p>-$1,028.80</text:p>
          </table:table-cell>
          <table:table-cell table:style-name="ce17" table:formula="of:=[.E297]/[.D29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2</text:p>
          </table:table-cell>
          <table:table-cell table:style-name="ce8" office:value-type="currency" office:currency="USD" office:value="1071.2" calcext:value-type="currency">
            <text:p>$1,071.20</text:p>
          </table:table-cell>
          <table:table-cell table:style-name="ce64" office:value-type="currency" office:currency="USD" office:value="1311" calcext:value-type="currency">
            <text:p>$1,311.00</text:p>
          </table:table-cell>
          <table:table-cell table:style-name="ce64" table:formula="of:=[.C298]*0.5" office:value-type="currency" office:currency="USD" office:value="655.5" calcext:value-type="currency">
            <text:p>$655.50</text:p>
          </table:table-cell>
          <table:table-cell table:style-name="ce64"/>
          <table:table-cell table:style-name="ce64" table:formula="of:=[.E298]-[.B298]" office:value-type="currency" office:currency="USD" office:value="-1071.2" calcext:value-type="currency">
            <text:p>-$1,071.20</text:p>
          </table:table-cell>
          <table:table-cell table:style-name="ce17" table:formula="of:=[.E298]/[.D29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2A</text:p>
          </table:table-cell>
          <table:table-cell table:style-name="ce8" office:value-type="currency" office:currency="USD" office:value="1156" calcext:value-type="currency">
            <text:p>$1,156.00</text:p>
          </table:table-cell>
          <table:table-cell table:style-name="ce64" office:value-type="currency" office:currency="USD" office:value="1428" calcext:value-type="currency">
            <text:p>$1,428.00</text:p>
          </table:table-cell>
          <table:table-cell table:style-name="ce64" table:formula="of:=[.C299]*0.5" office:value-type="currency" office:currency="USD" office:value="714" calcext:value-type="currency">
            <text:p>$714.00</text:p>
          </table:table-cell>
          <table:table-cell table:style-name="ce64"/>
          <table:table-cell table:style-name="ce64" table:formula="of:=[.E299]-[.B299]" office:value-type="currency" office:currency="USD" office:value="-1156" calcext:value-type="currency">
            <text:p>-$1,156.00</text:p>
          </table:table-cell>
          <table:table-cell table:style-name="ce17" table:formula="of:=[.E299]/[.D29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3</text:p>
          </table:table-cell>
          <table:table-cell table:style-name="ce8" office:value-type="currency" office:currency="USD" office:value="1324.8" calcext:value-type="currency">
            <text:p>$1,324.80</text:p>
          </table:table-cell>
          <table:table-cell table:style-name="ce64" office:value-type="currency" office:currency="USD" office:value="1471" calcext:value-type="currency">
            <text:p>$1,471.00</text:p>
          </table:table-cell>
          <table:table-cell table:style-name="ce64" table:formula="of:=[.C300]*0.5" office:value-type="currency" office:currency="USD" office:value="735.5" calcext:value-type="currency">
            <text:p>$735.50</text:p>
          </table:table-cell>
          <table:table-cell table:style-name="ce64"/>
          <table:table-cell table:style-name="ce64" table:formula="of:=[.E300]-[.B300]" office:value-type="currency" office:currency="USD" office:value="-1324.8" calcext:value-type="currency">
            <text:p>-$1,324.80</text:p>
          </table:table-cell>
          <table:table-cell table:style-name="ce17" table:formula="of:=[.E300]/[.D30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3A</text:p>
          </table:table-cell>
          <table:table-cell table:style-name="ce8" office:value-type="currency" office:currency="USD" office:value="1409.6" calcext:value-type="currency">
            <text:p>$1,409.60</text:p>
          </table:table-cell>
          <table:table-cell table:style-name="ce64" office:value-type="currency" office:currency="USD" office:value="1588" calcext:value-type="currency">
            <text:p>$1,588.00</text:p>
          </table:table-cell>
          <table:table-cell table:style-name="ce64" table:formula="of:=[.C301]*0.5" office:value-type="currency" office:currency="USD" office:value="794" calcext:value-type="currency">
            <text:p>$794.00</text:p>
          </table:table-cell>
          <table:table-cell table:style-name="ce64"/>
          <table:table-cell table:style-name="ce64" table:formula="of:=[.E301]-[.B301]" office:value-type="currency" office:currency="USD" office:value="-1409.6" calcext:value-type="currency">
            <text:p>-$1,409.60</text:p>
          </table:table-cell>
          <table:table-cell table:style-name="ce17" table:formula="of:=[.E301]/[.D30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4</text:p>
          </table:table-cell>
          <table:table-cell table:style-name="ce8" office:value-type="currency" office:currency="USD" office:value="1526.4" calcext:value-type="currency">
            <text:p>$1,526.40</text:p>
          </table:table-cell>
          <table:table-cell table:style-name="ce64" office:value-type="currency" office:currency="USD" office:value="1724" calcext:value-type="currency">
            <text:p>$1,724.00</text:p>
          </table:table-cell>
          <table:table-cell table:style-name="ce64" table:formula="of:=[.C302]*0.5" office:value-type="currency" office:currency="USD" office:value="862" calcext:value-type="currency">
            <text:p>$862.00</text:p>
          </table:table-cell>
          <table:table-cell table:style-name="ce64"/>
          <table:table-cell table:style-name="ce64" table:formula="of:=[.E302]-[.B302]" office:value-type="currency" office:currency="USD" office:value="-1526.4" calcext:value-type="currency">
            <text:p>-$1,526.40</text:p>
          </table:table-cell>
          <table:table-cell table:style-name="ce17" table:formula="of:=[.E302]/[.D30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4A</text:p>
          </table:table-cell>
          <table:table-cell table:style-name="ce8" office:value-type="currency" office:currency="USD" office:value="1611.2" calcext:value-type="currency">
            <text:p>$1,611.20</text:p>
          </table:table-cell>
          <table:table-cell table:style-name="ce64" office:value-type="currency" office:currency="USD" office:value="1841" calcext:value-type="currency">
            <text:p>$1,841.00</text:p>
          </table:table-cell>
          <table:table-cell table:style-name="ce64" table:formula="of:=[.C303]*0.5" office:value-type="currency" office:currency="USD" office:value="920.5" calcext:value-type="currency">
            <text:p>$920.50</text:p>
          </table:table-cell>
          <table:table-cell table:style-name="ce64"/>
          <table:table-cell table:style-name="ce64" table:formula="of:=[.E303]-[.B303]" office:value-type="currency" office:currency="USD" office:value="-1611.2" calcext:value-type="currency">
            <text:p>-$1,611.20</text:p>
          </table:table-cell>
          <table:table-cell table:style-name="ce17" table:formula="of:=[.E303]/[.D30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5</text:p>
          </table:table-cell>
          <table:table-cell table:style-name="ce8" office:value-type="currency" office:currency="USD" office:value="1725.6" calcext:value-type="currency">
            <text:p>$1,725.60</text:p>
          </table:table-cell>
          <table:table-cell table:style-name="ce64" office:value-type="currency" office:currency="USD" office:value="2286" calcext:value-type="currency">
            <text:p>$2,286.00</text:p>
          </table:table-cell>
          <table:table-cell table:style-name="ce64" table:formula="of:=[.C304]*0.5" office:value-type="currency" office:currency="USD" office:value="1143" calcext:value-type="currency">
            <text:p>$1,143.00</text:p>
          </table:table-cell>
          <table:table-cell table:style-name="ce64"/>
          <table:table-cell table:style-name="ce64" table:formula="of:=[.E304]-[.B304]" office:value-type="currency" office:currency="USD" office:value="-1725.6" calcext:value-type="currency">
            <text:p>-$1,725.60</text:p>
          </table:table-cell>
          <table:table-cell table:style-name="ce17" table:formula="of:=[.E304]/[.D30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5A</text:p>
          </table:table-cell>
          <table:table-cell table:style-name="ce8" office:value-type="currency" office:currency="USD" office:value="1811.2" calcext:value-type="currency">
            <text:p>$1,811.20</text:p>
          </table:table-cell>
          <table:table-cell table:style-name="ce64" office:value-type="currency" office:currency="USD" office:value="2403" calcext:value-type="currency">
            <text:p>$2,403.00</text:p>
          </table:table-cell>
          <table:table-cell table:style-name="ce64" table:formula="of:=[.C305]*0.5" office:value-type="currency" office:currency="USD" office:value="1201.5" calcext:value-type="currency">
            <text:p>$1,201.50</text:p>
          </table:table-cell>
          <table:table-cell table:style-name="ce64"/>
          <table:table-cell table:style-name="ce64" table:formula="of:=[.E305]-[.B305]" office:value-type="currency" office:currency="USD" office:value="-1811.2" calcext:value-type="currency">
            <text:p>-$1,811.20</text:p>
          </table:table-cell>
          <table:table-cell table:style-name="ce17" table:formula="of:=[.E305]/[.D30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6</text:p>
          </table:table-cell>
          <table:table-cell table:style-name="ce8" office:value-type="currency" office:currency="USD" office:value="1874.4" calcext:value-type="currency">
            <text:p>$1,874.40</text:p>
          </table:table-cell>
          <table:table-cell table:style-name="ce64" office:value-type="currency" office:currency="USD" office:value="2582" calcext:value-type="currency">
            <text:p>$2,582.00</text:p>
          </table:table-cell>
          <table:table-cell table:style-name="ce64" table:formula="of:=[.C306]*0.5" office:value-type="currency" office:currency="USD" office:value="1291" calcext:value-type="currency">
            <text:p>$1,291.00</text:p>
          </table:table-cell>
          <table:table-cell table:style-name="ce64"/>
          <table:table-cell table:style-name="ce64" table:formula="of:=[.E306]-[.B306]" office:value-type="currency" office:currency="USD" office:value="-1874.4" calcext:value-type="currency">
            <text:p>-$1,874.40</text:p>
          </table:table-cell>
          <table:table-cell table:style-name="ce17" table:formula="of:=[.E306]/[.D30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6A</text:p>
          </table:table-cell>
          <table:table-cell table:style-name="ce8" office:value-type="currency" office:currency="USD" office:value="2200" calcext:value-type="currency">
            <text:p>$2,200.00</text:p>
          </table:table-cell>
          <table:table-cell table:style-name="ce64" office:value-type="currency" office:currency="USD" office:value="2699" calcext:value-type="currency">
            <text:p>$2,699.00</text:p>
          </table:table-cell>
          <table:table-cell table:style-name="ce64" table:formula="of:=[.C307]*0.5" office:value-type="currency" office:currency="USD" office:value="1349.5" calcext:value-type="currency">
            <text:p>$1,349.50</text:p>
          </table:table-cell>
          <table:table-cell table:style-name="ce64"/>
          <table:table-cell table:style-name="ce64" table:formula="of:=[.E307]-[.B307]" office:value-type="currency" office:currency="USD" office:value="-2200" calcext:value-type="currency">
            <text:p>-$2,200.00</text:p>
          </table:table-cell>
          <table:table-cell table:style-name="ce17" table:formula="of:=[.E307]/[.D30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7</text:p>
          </table:table-cell>
          <table:table-cell table:style-name="ce8" office:value-type="currency" office:currency="USD" office:value="2033.6" calcext:value-type="currency">
            <text:p>$2,033.60</text:p>
          </table:table-cell>
          <table:table-cell table:style-name="ce64" office:value-type="currency" office:currency="USD" office:value="2793" calcext:value-type="currency">
            <text:p>$2,793.00</text:p>
          </table:table-cell>
          <table:table-cell table:style-name="ce64" table:formula="of:=[.C308]*0.5" office:value-type="currency" office:currency="USD" office:value="1396.5" calcext:value-type="currency">
            <text:p>$1,396.50</text:p>
          </table:table-cell>
          <table:table-cell table:style-name="ce64"/>
          <table:table-cell table:style-name="ce64" table:formula="of:=[.E308]-[.B308]" office:value-type="currency" office:currency="USD" office:value="-2033.6" calcext:value-type="currency">
            <text:p>-$2,033.60</text:p>
          </table:table-cell>
          <table:table-cell table:style-name="ce17" table:formula="of:=[.E308]/[.D30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7A</text:p>
          </table:table-cell>
          <table:table-cell table:style-name="ce8" office:value-type="currency" office:currency="USD" office:value="2359.2" calcext:value-type="currency">
            <text:p>$2,359.20</text:p>
          </table:table-cell>
          <table:table-cell table:style-name="ce64" office:value-type="currency" office:currency="USD" office:value="2910" calcext:value-type="currency">
            <text:p>$2,910.00</text:p>
          </table:table-cell>
          <table:table-cell table:style-name="ce64" table:formula="of:=[.C309]*0.5" office:value-type="currency" office:currency="USD" office:value="1455" calcext:value-type="currency">
            <text:p>$1,455.00</text:p>
          </table:table-cell>
          <table:table-cell table:style-name="ce64"/>
          <table:table-cell table:style-name="ce64" table:formula="of:=[.E309]-[.B309]" office:value-type="currency" office:currency="USD" office:value="-2359.2" calcext:value-type="currency">
            <text:p>-$2,359.20</text:p>
          </table:table-cell>
          <table:table-cell table:style-name="ce17" table:formula="of:=[.E309]/[.D30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8</text:p>
          </table:table-cell>
          <table:table-cell table:style-name="ce8" office:value-type="currency" office:currency="USD" office:value="2184" calcext:value-type="currency">
            <text:p>$2,184.00</text:p>
          </table:table-cell>
          <table:table-cell table:style-name="ce64" office:value-type="currency" office:currency="USD" office:value="3016" calcext:value-type="currency">
            <text:p>$3,016.00</text:p>
          </table:table-cell>
          <table:table-cell table:style-name="ce64" table:formula="of:=[.C310]*0.5" office:value-type="currency" office:currency="USD" office:value="1508" calcext:value-type="currency">
            <text:p>$1,508.00</text:p>
          </table:table-cell>
          <table:table-cell table:style-name="ce64"/>
          <table:table-cell table:style-name="ce64" table:formula="of:=[.E310]-[.B310]" office:value-type="currency" office:currency="USD" office:value="-2184" calcext:value-type="currency">
            <text:p>-$2,184.00</text:p>
          </table:table-cell>
          <table:table-cell table:style-name="ce17" table:formula="of:=[.E310]/[.D31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8A</text:p>
          </table:table-cell>
          <table:table-cell table:style-name="ce8" office:value-type="currency" office:currency="USD" office:value="2508.8" calcext:value-type="currency">
            <text:p>$2,508.80</text:p>
          </table:table-cell>
          <table:table-cell table:style-name="ce64" office:value-type="currency" office:currency="USD" office:value="3133" calcext:value-type="currency">
            <text:p>$3,133.00</text:p>
          </table:table-cell>
          <table:table-cell table:style-name="ce64" table:formula="of:=[.C311]*0.5" office:value-type="currency" office:currency="USD" office:value="1566.5" calcext:value-type="currency">
            <text:p>$1,566.50</text:p>
          </table:table-cell>
          <table:table-cell table:style-name="ce64"/>
          <table:table-cell table:style-name="ce64" table:formula="of:=[.E311]-[.B311]" office:value-type="currency" office:currency="USD" office:value="-2508.8" calcext:value-type="currency">
            <text:p>-$2,508.80</text:p>
          </table:table-cell>
          <table:table-cell table:style-name="ce17" table:formula="of:=[.E311]/[.D31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9</text:p>
          </table:table-cell>
          <table:table-cell table:style-name="ce8" office:value-type="currency" office:currency="USD" office:value="2413.6" calcext:value-type="currency">
            <text:p>$2,413.60</text:p>
          </table:table-cell>
          <table:table-cell table:style-name="ce64" office:value-type="currency" office:currency="USD" office:value="3208" calcext:value-type="currency">
            <text:p>$3,208.00</text:p>
          </table:table-cell>
          <table:table-cell table:style-name="ce64" table:formula="of:=[.C312]*0.5" office:value-type="currency" office:currency="USD" office:value="1604" calcext:value-type="currency">
            <text:p>$1,604.00</text:p>
          </table:table-cell>
          <table:table-cell table:style-name="ce64"/>
          <table:table-cell table:style-name="ce64" table:formula="of:=[.E312]-[.B312]" office:value-type="currency" office:currency="USD" office:value="-2413.6" calcext:value-type="currency">
            <text:p>-$2,413.60</text:p>
          </table:table-cell>
          <table:table-cell table:style-name="ce17" table:formula="of:=[.E312]/[.D31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9A</text:p>
          </table:table-cell>
          <table:table-cell table:style-name="ce8" office:value-type="currency" office:currency="USD" office:value="2739.2" calcext:value-type="currency">
            <text:p>$2,739.20</text:p>
          </table:table-cell>
          <table:table-cell table:style-name="ce64" office:value-type="currency" office:currency="USD" office:value="3325" calcext:value-type="currency">
            <text:p>$3,325.00</text:p>
          </table:table-cell>
          <table:table-cell table:style-name="ce64" table:formula="of:=[.C313]*0.5" office:value-type="currency" office:currency="USD" office:value="1662.5" calcext:value-type="currency">
            <text:p>$1,662.50</text:p>
          </table:table-cell>
          <table:table-cell table:style-name="ce64"/>
          <table:table-cell table:style-name="ce64" table:formula="of:=[.E313]-[.B313]" office:value-type="currency" office:currency="USD" office:value="-2739.2" calcext:value-type="currency">
            <text:p>-$2,739.20</text:p>
          </table:table-cell>
          <table:table-cell table:style-name="ce17" table:formula="of:=[.E313]/[.D31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Folding RolaStair - 6 - 10 Step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20H6</text:p>
          </table:table-cell>
          <table:table-cell table:style-name="ce8" office:value-type="currency" office:currency="USD" office:value="457.6" calcext:value-type="currency">
            <text:p>$457.60</text:p>
          </table:table-cell>
          <table:table-cell table:style-name="ce64" office:value-type="currency" office:currency="USD" office:value="596" calcext:value-type="currency">
            <text:p>$596.00</text:p>
          </table:table-cell>
          <table:table-cell table:style-name="ce64" table:formula="of:=[.C317]*0.5" office:value-type="currency" office:currency="USD" office:value="298" calcext:value-type="currency">
            <text:p>$298.00</text:p>
          </table:table-cell>
          <table:table-cell table:style-name="ce64"/>
          <table:table-cell table:style-name="ce64" table:formula="of:=[.E317]-[.B317]" office:value-type="currency" office:currency="USD" office:value="-457.6" calcext:value-type="currency">
            <text:p>-$457.60</text:p>
          </table:table-cell>
          <table:table-cell table:style-name="ce17" table:formula="of:=[.E317]/[.D31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0H6A</text:p>
          </table:table-cell>
          <table:table-cell table:style-name="ce8" office:value-type="currency" office:currency="USD" office:value="542.4" calcext:value-type="currency">
            <text:p>$542.40</text:p>
          </table:table-cell>
          <table:table-cell table:style-name="ce64" office:value-type="currency" office:currency="USD" office:value="713" calcext:value-type="currency">
            <text:p>$713.00</text:p>
          </table:table-cell>
          <table:table-cell table:style-name="ce64" table:formula="of:=[.C318]*0.5" office:value-type="currency" office:currency="USD" office:value="356.5" calcext:value-type="currency">
            <text:p>$356.50</text:p>
          </table:table-cell>
          <table:table-cell table:style-name="ce64"/>
          <table:table-cell table:style-name="ce64" table:formula="of:=[.E318]-[.B318]" office:value-type="currency" office:currency="USD" office:value="-542.4" calcext:value-type="currency">
            <text:p>-$542.40</text:p>
          </table:table-cell>
          <table:table-cell table:style-name="ce17" table:formula="of:=[.E318]/[.D31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6</text:p>
          </table:table-cell>
          <table:table-cell table:style-name="ce8" office:value-type="currency" office:currency="USD" office:value="492.8" calcext:value-type="currency">
            <text:p>$492.80</text:p>
          </table:table-cell>
          <table:table-cell table:style-name="ce64" office:value-type="currency" office:currency="USD" office:value="565" calcext:value-type="currency">
            <text:p>$565.00</text:p>
          </table:table-cell>
          <table:table-cell table:style-name="ce64" table:formula="of:=[.C319]*0.5" office:value-type="currency" office:currency="USD" office:value="282.5" calcext:value-type="currency">
            <text:p>$282.50</text:p>
          </table:table-cell>
          <table:table-cell table:style-name="ce64"/>
          <table:table-cell table:style-name="ce64" table:formula="of:=[.E319]-[.B319]" office:value-type="currency" office:currency="USD" office:value="-492.8" calcext:value-type="currency">
            <text:p>-$492.80</text:p>
          </table:table-cell>
          <table:table-cell table:style-name="ce17" table:formula="of:=[.E319]/[.D31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6A</text:p>
          </table:table-cell>
          <table:table-cell table:style-name="ce8" office:value-type="currency" office:currency="USD" office:value="577.6" calcext:value-type="currency">
            <text:p>$577.60</text:p>
          </table:table-cell>
          <table:table-cell table:style-name="ce64" office:value-type="currency" office:currency="USD" office:value="682" calcext:value-type="currency">
            <text:p>$682.00</text:p>
          </table:table-cell>
          <table:table-cell table:style-name="ce64" table:formula="of:=[.C320]*0.5" office:value-type="currency" office:currency="USD" office:value="341" calcext:value-type="currency">
            <text:p>$341.00</text:p>
          </table:table-cell>
          <table:table-cell table:style-name="ce64"/>
          <table:table-cell table:style-name="ce64" table:formula="of:=[.E320]-[.B320]" office:value-type="currency" office:currency="USD" office:value="-577.6" calcext:value-type="currency">
            <text:p>-$577.60</text:p>
          </table:table-cell>
          <table:table-cell table:style-name="ce17" table:formula="of:=[.E320]/[.D32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0H7</text:p>
          </table:table-cell>
          <table:table-cell table:style-name="ce8" office:value-type="currency" office:currency="USD" office:value="519.2" calcext:value-type="currency">
            <text:p>$519.20</text:p>
          </table:table-cell>
          <table:table-cell table:style-name="ce64" office:value-type="currency" office:currency="USD" office:value="647" calcext:value-type="currency">
            <text:p>$647.00</text:p>
          </table:table-cell>
          <table:table-cell table:style-name="ce64" table:formula="of:=[.C321]*0.5" office:value-type="currency" office:currency="USD" office:value="323.5" calcext:value-type="currency">
            <text:p>$323.50</text:p>
          </table:table-cell>
          <table:table-cell table:style-name="ce64"/>
          <table:table-cell table:style-name="ce64" table:formula="of:=[.E321]-[.B321]" office:value-type="currency" office:currency="USD" office:value="-519.2" calcext:value-type="currency">
            <text:p>-$519.20</text:p>
          </table:table-cell>
          <table:table-cell table:style-name="ce17" table:formula="of:=[.E321]/[.D32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0H7A</text:p>
          </table:table-cell>
          <table:table-cell table:style-name="ce8" office:value-type="currency" office:currency="USD" office:value="604" calcext:value-type="currency">
            <text:p>$604.00</text:p>
          </table:table-cell>
          <table:table-cell table:style-name="ce64" office:value-type="currency" office:currency="USD" office:value="764" calcext:value-type="currency">
            <text:p>$764.00</text:p>
          </table:table-cell>
          <table:table-cell table:style-name="ce64" table:formula="of:=[.C322]*0.5" office:value-type="currency" office:currency="USD" office:value="382" calcext:value-type="currency">
            <text:p>$382.00</text:p>
          </table:table-cell>
          <table:table-cell table:style-name="ce64"/>
          <table:table-cell table:style-name="ce64" table:formula="of:=[.E322]-[.B322]" office:value-type="currency" office:currency="USD" office:value="-604" calcext:value-type="currency">
            <text:p>-$604.00</text:p>
          </table:table-cell>
          <table:table-cell table:style-name="ce17" table:formula="of:=[.E322]/[.D32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7</text:p>
          </table:table-cell>
          <table:table-cell table:style-name="ce8" office:value-type="currency" office:currency="USD" office:value="596.8" calcext:value-type="currency">
            <text:p>$596.80</text:p>
          </table:table-cell>
          <table:table-cell table:style-name="ce64" office:value-type="currency" office:currency="USD" office:value="663" calcext:value-type="currency">
            <text:p>$663.00</text:p>
          </table:table-cell>
          <table:table-cell table:style-name="ce64" table:formula="of:=[.C323]*0.5" office:value-type="currency" office:currency="USD" office:value="331.5" calcext:value-type="currency">
            <text:p>$331.50</text:p>
          </table:table-cell>
          <table:table-cell table:style-name="ce64"/>
          <table:table-cell table:style-name="ce64" table:formula="of:=[.E323]-[.B323]" office:value-type="currency" office:currency="USD" office:value="-596.8" calcext:value-type="currency">
            <text:p>-$596.80</text:p>
          </table:table-cell>
          <table:table-cell table:style-name="ce17" table:formula="of:=[.E323]/[.D32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7A</text:p>
          </table:table-cell>
          <table:table-cell table:style-name="ce8" office:value-type="currency" office:currency="USD" office:value="681.6" calcext:value-type="currency">
            <text:p>$681.60</text:p>
          </table:table-cell>
          <table:table-cell table:style-name="ce64" office:value-type="currency" office:currency="USD" office:value="780" calcext:value-type="currency">
            <text:p>$780.00</text:p>
          </table:table-cell>
          <table:table-cell table:style-name="ce64" table:formula="of:=[.C324]*0.5" office:value-type="currency" office:currency="USD" office:value="390" calcext:value-type="currency">
            <text:p>$390.00</text:p>
          </table:table-cell>
          <table:table-cell table:style-name="ce64"/>
          <table:table-cell table:style-name="ce64" table:formula="of:=[.E324]-[.B324]" office:value-type="currency" office:currency="USD" office:value="-681.6" calcext:value-type="currency">
            <text:p>-$681.60</text:p>
          </table:table-cell>
          <table:table-cell table:style-name="ce17" table:formula="of:=[.E324]/[.D32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8</text:p>
          </table:table-cell>
          <table:table-cell table:style-name="ce8" office:value-type="currency" office:currency="USD" office:value="689.6" calcext:value-type="currency">
            <text:p>$689.60</text:p>
          </table:table-cell>
          <table:table-cell table:style-name="ce64" office:value-type="currency" office:currency="USD" office:value="749" calcext:value-type="currency">
            <text:p>$749.00</text:p>
          </table:table-cell>
          <table:table-cell table:style-name="ce64" table:formula="of:=[.C325]*0.5" office:value-type="currency" office:currency="USD" office:value="374.5" calcext:value-type="currency">
            <text:p>$374.50</text:p>
          </table:table-cell>
          <table:table-cell table:style-name="ce64"/>
          <table:table-cell table:style-name="ce64" table:formula="of:=[.E325]-[.B325]" office:value-type="currency" office:currency="USD" office:value="-689.6" calcext:value-type="currency">
            <text:p>-$689.60</text:p>
          </table:table-cell>
          <table:table-cell table:style-name="ce17" table:formula="of:=[.E325]/[.D32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8A</text:p>
          </table:table-cell>
          <table:table-cell table:style-name="ce8" office:value-type="currency" office:currency="USD" office:value="774.4" calcext:value-type="currency">
            <text:p>$774.40</text:p>
          </table:table-cell>
          <table:table-cell table:style-name="ce64" office:value-type="currency" office:currency="USD" office:value="866" calcext:value-type="currency">
            <text:p>$866.00</text:p>
          </table:table-cell>
          <table:table-cell table:style-name="ce64" table:formula="of:=[.C326]*0.5" office:value-type="currency" office:currency="USD" office:value="433" calcext:value-type="currency">
            <text:p>$433.00</text:p>
          </table:table-cell>
          <table:table-cell table:style-name="ce64"/>
          <table:table-cell table:style-name="ce64" table:formula="of:=[.E326]-[.B326]" office:value-type="currency" office:currency="USD" office:value="-774.4" calcext:value-type="currency">
            <text:p>-$774.40</text:p>
          </table:table-cell>
          <table:table-cell table:style-name="ce17" table:formula="of:=[.E326]/[.D32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9</text:p>
          </table:table-cell>
          <table:table-cell table:style-name="ce8" office:value-type="currency" office:currency="USD" office:value="782.4" calcext:value-type="currency">
            <text:p>$782.40</text:p>
          </table:table-cell>
          <table:table-cell table:style-name="ce64" office:value-type="currency" office:currency="USD" office:value="829" calcext:value-type="currency">
            <text:p>$829.00</text:p>
          </table:table-cell>
          <table:table-cell table:style-name="ce64" table:formula="of:=[.C327]*0.5" office:value-type="currency" office:currency="USD" office:value="414.5" calcext:value-type="currency">
            <text:p>$414.50</text:p>
          </table:table-cell>
          <table:table-cell table:style-name="ce64"/>
          <table:table-cell table:style-name="ce64" table:formula="of:=[.E327]-[.B327]" office:value-type="currency" office:currency="USD" office:value="-782.4" calcext:value-type="currency">
            <text:p>-$782.40</text:p>
          </table:table-cell>
          <table:table-cell table:style-name="ce17" table:formula="of:=[.E327]/[.D32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9A</text:p>
          </table:table-cell>
          <table:table-cell table:style-name="ce8" office:value-type="currency" office:currency="USD" office:value="867.2" calcext:value-type="currency">
            <text:p>$867.20</text:p>
          </table:table-cell>
          <table:table-cell table:style-name="ce64" office:value-type="currency" office:currency="USD" office:value="946" calcext:value-type="currency">
            <text:p>$946.00</text:p>
          </table:table-cell>
          <table:table-cell table:style-name="ce64" table:formula="of:=[.C328]*0.5" office:value-type="currency" office:currency="USD" office:value="473" calcext:value-type="currency">
            <text:p>$473.00</text:p>
          </table:table-cell>
          <table:table-cell table:style-name="ce64"/>
          <table:table-cell table:style-name="ce64" table:formula="of:=[.E328]-[.B328]" office:value-type="currency" office:currency="USD" office:value="-867.2" calcext:value-type="currency">
            <text:p>-$867.20</text:p>
          </table:table-cell>
          <table:table-cell table:style-name="ce17" table:formula="of:=[.E328]/[.D32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0</text:p>
          </table:table-cell>
          <table:table-cell table:style-name="ce8" office:value-type="currency" office:currency="USD" office:value="876" calcext:value-type="currency">
            <text:p>$876.00</text:p>
          </table:table-cell>
          <table:table-cell table:style-name="ce64" office:value-type="currency" office:currency="USD" office:value="872" calcext:value-type="currency">
            <text:p>$872.00</text:p>
          </table:table-cell>
          <table:table-cell table:style-name="ce64" table:formula="of:=[.C329]*0.5" office:value-type="currency" office:currency="USD" office:value="436" calcext:value-type="currency">
            <text:p>$436.00</text:p>
          </table:table-cell>
          <table:table-cell table:style-name="ce64"/>
          <table:table-cell table:style-name="ce64" table:formula="of:=[.E329]-[.B329]" office:value-type="currency" office:currency="USD" office:value="-876" calcext:value-type="currency">
            <text:p>-$876.00</text:p>
          </table:table-cell>
          <table:table-cell table:style-name="ce17" table:formula="of:=[.E329]/[.D32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26H10A</text:p>
          </table:table-cell>
          <table:table-cell table:style-name="ce8" office:value-type="currency" office:currency="USD" office:value="960.8" calcext:value-type="currency">
            <text:p>$960.80</text:p>
          </table:table-cell>
          <table:table-cell table:style-name="ce64" office:value-type="currency" office:currency="USD" office:value="989" calcext:value-type="currency">
            <text:p>$989.00</text:p>
          </table:table-cell>
          <table:table-cell table:style-name="ce64" table:formula="of:=[.C330]*0.5" office:value-type="currency" office:currency="USD" office:value="494.5" calcext:value-type="currency">
            <text:p>$494.50</text:p>
          </table:table-cell>
          <table:table-cell table:style-name="ce64"/>
          <table:table-cell table:style-name="ce64" table:formula="of:=[.E330]-[.B330]" office:value-type="currency" office:currency="USD" office:value="-960.8" calcext:value-type="currency">
            <text:p>-$960.80</text:p>
          </table:table-cell>
          <table:table-cell table:style-name="ce17" table:formula="of:=[.E330]/[.D33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Forklift Work Platform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OR</text:p>
          </table:table-cell>
          <table:table-cell table:style-name="ce8" office:value-type="currency" office:currency="USD" office:value="956" calcext:value-type="currency">
            <text:p>$956.00</text:p>
          </table:table-cell>
          <table:table-cell table:style-name="ce64" office:value-type="currency" office:currency="USD" office:value="1418" calcext:value-type="currency">
            <text:p>$1,418.00</text:p>
          </table:table-cell>
          <table:table-cell table:style-name="ce64" table:formula="of:=[.C334]*0.5" office:value-type="currency" office:currency="USD" office:value="709" calcext:value-type="currency">
            <text:p>$709.00</text:p>
          </table:table-cell>
          <table:table-cell table:style-name="ce64"/>
          <table:table-cell table:style-name="ce64" table:formula="of:=[.E334]-[.B334]" office:value-type="currency" office:currency="USD" office:value="-956" calcext:value-type="currency">
            <text:p>-$956.00</text:p>
          </table:table-cell>
          <table:table-cell table:style-name="ce17" table:formula="of:=[.E334]/[.D33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ORS</text:p>
          </table:table-cell>
          <table:table-cell table:style-name="ce8" office:value-type="currency" office:currency="USD" office:value="1020" calcext:value-type="currency">
            <text:p>$1,020.00</text:p>
          </table:table-cell>
          <table:table-cell table:style-name="ce64" office:value-type="currency" office:currency="USD" office:value="1512" calcext:value-type="currency">
            <text:p>$1,512.00</text:p>
          </table:table-cell>
          <table:table-cell table:style-name="ce64" table:formula="of:=[.C335]*0.5" office:value-type="currency" office:currency="USD" office:value="756" calcext:value-type="currency">
            <text:p>$756.00</text:p>
          </table:table-cell>
          <table:table-cell table:style-name="ce64"/>
          <table:table-cell table:style-name="ce64" table:formula="of:=[.E335]-[.B335]" office:value-type="currency" office:currency="USD" office:value="-1020" calcext:value-type="currency">
            <text:p>-$1,020.00</text:p>
          </table:table-cell>
          <table:table-cell table:style-name="ce17" table:formula="of:=[.E335]/[.D33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TOCKMAN</text:p>
          </table:table-cell>
          <table:table-cell table:style-name="ce8" office:value-type="currency" office:currency="USD" office:value="973.6" calcext:value-type="currency">
            <text:p>$973.60</text:p>
          </table:table-cell>
          <table:table-cell table:style-name="ce64" office:value-type="currency" office:currency="USD" office:value="1444" calcext:value-type="currency">
            <text:p>$1,444.00</text:p>
          </table:table-cell>
          <table:table-cell table:style-name="ce64" table:formula="of:=[.C336]*0.5" office:value-type="currency" office:currency="USD" office:value="722" calcext:value-type="currency">
            <text:p>$722.00</text:p>
          </table:table-cell>
          <table:table-cell table:style-name="ce64"/>
          <table:table-cell table:style-name="ce64" table:formula="of:=[.E336]-[.B336]" office:value-type="currency" office:currency="USD" office:value="-973.6" calcext:value-type="currency">
            <text:p>-$973.60</text:p>
          </table:table-cell>
          <table:table-cell table:style-name="ce17" table:formula="of:=[.E336]/[.D33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Helicopter Work Stand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WS</text:p>
          </table:table-cell>
          <table:table-cell table:style-name="ce8" office:value-type="string" calcext:value-type="string">
            <text:p>Call</text:p>
          </table:table-cell>
          <table:table-cell table:style-name="ce64" table:number-columns-repeated="3"/>
          <table:table-cell table:style-name="ce64" table:formula="of:=[.E340]-[.B340]" office:value-type="string" office:string-value="" calcext:value-type="error">
            <text:p>#VALUE!</text:p>
          </table:table-cell>
          <table:table-cell table:style-name="ce17" table:formula="of:=[.E340]/[.D34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IBC Knockdown Stairway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BC 4-36</text:p>
          </table:table-cell>
          <table:table-cell table:style-name="ce8" office:value-type="currency" office:currency="USD" office:value="841.5" calcext:value-type="currency">
            <text:p>$841.50</text:p>
          </table:table-cell>
          <table:table-cell table:style-name="ce64" office:value-type="currency" office:currency="USD" office:value="1163" calcext:value-type="currency">
            <text:p>$1,163.00</text:p>
          </table:table-cell>
          <table:table-cell table:style-name="ce64" table:formula="of:=[.C344]*0.65" office:value-type="currency" office:currency="USD" office:value="755.95" calcext:value-type="currency">
            <text:p>$755.95</text:p>
          </table:table-cell>
          <table:table-cell table:style-name="ce64"/>
          <table:table-cell table:style-name="ce64" table:formula="of:=[.E344]-[.B344]" office:value-type="currency" office:currency="USD" office:value="-841.5" calcext:value-type="currency">
            <text:p>-$841.50</text:p>
          </table:table-cell>
          <table:table-cell table:style-name="ce17" table:formula="of:=[.E344]/[.D34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4-36S</text:p>
          </table:table-cell>
          <table:table-cell table:style-name="ce8" office:value-type="currency" office:currency="USD" office:value="967.5" calcext:value-type="currency">
            <text:p>$967.50</text:p>
          </table:table-cell>
          <table:table-cell table:style-name="ce64" office:value-type="currency" office:currency="USD" office:value="1329" calcext:value-type="currency">
            <text:p>$1,329.00</text:p>
          </table:table-cell>
          <table:table-cell table:style-name="ce64" table:formula="of:=[.C345]*0.65" office:value-type="currency" office:currency="USD" office:value="863.85" calcext:value-type="currency">
            <text:p>$863.85</text:p>
          </table:table-cell>
          <table:table-cell table:style-name="ce64"/>
          <table:table-cell table:style-name="ce64" table:formula="of:=[.E345]-[.B345]" office:value-type="currency" office:currency="USD" office:value="-967.5" calcext:value-type="currency">
            <text:p>-$967.50</text:p>
          </table:table-cell>
          <table:table-cell table:style-name="ce17" table:formula="of:=[.E345]/[.D34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4-48</text:p>
          </table:table-cell>
          <table:table-cell table:style-name="ce8" office:value-type="currency" office:currency="USD" office:value="926.1" calcext:value-type="currency">
            <text:p>$926.10</text:p>
          </table:table-cell>
          <table:table-cell table:style-name="ce64" office:value-type="currency" office:currency="USD" office:value="1275" calcext:value-type="currency">
            <text:p>$1,275.00</text:p>
          </table:table-cell>
          <table:table-cell table:style-name="ce64" table:formula="of:=[.C346]*0.65" office:value-type="currency" office:currency="USD" office:value="828.75" calcext:value-type="currency">
            <text:p>$828.75</text:p>
          </table:table-cell>
          <table:table-cell table:style-name="ce64"/>
          <table:table-cell table:style-name="ce64" table:formula="of:=[.E346]-[.B346]" office:value-type="currency" office:currency="USD" office:value="-926.1" calcext:value-type="currency">
            <text:p>-$926.10</text:p>
          </table:table-cell>
          <table:table-cell table:style-name="ce17" table:formula="of:=[.E346]/[.D34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4-48S</text:p>
          </table:table-cell>
          <table:table-cell table:style-name="ce8" office:value-type="currency" office:currency="USD" office:value="1064.7" calcext:value-type="currency">
            <text:p>$1,064.70</text:p>
          </table:table-cell>
          <table:table-cell table:style-name="ce64" office:value-type="currency" office:currency="USD" office:value="1458" calcext:value-type="currency">
            <text:p>$1,458.00</text:p>
          </table:table-cell>
          <table:table-cell table:style-name="ce64" table:formula="of:=[.C347]*0.65" office:value-type="currency" office:currency="USD" office:value="947.7" calcext:value-type="currency">
            <text:p>$947.70</text:p>
          </table:table-cell>
          <table:table-cell table:style-name="ce64"/>
          <table:table-cell table:style-name="ce64" table:formula="of:=[.E347]-[.B347]" office:value-type="currency" office:currency="USD" office:value="-1064.7" calcext:value-type="currency">
            <text:p>-$1,064.70</text:p>
          </table:table-cell>
          <table:table-cell table:style-name="ce17" table:formula="of:=[.E347]/[.D34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5-36</text:p>
          </table:table-cell>
          <table:table-cell table:style-name="ce8" office:value-type="currency" office:currency="USD" office:value="1049.4" calcext:value-type="currency">
            <text:p>$1,049.40</text:p>
          </table:table-cell>
          <table:table-cell table:style-name="ce64" office:value-type="currency" office:currency="USD" office:value="1438" calcext:value-type="currency">
            <text:p>$1,438.00</text:p>
          </table:table-cell>
          <table:table-cell table:style-name="ce64" table:formula="of:=[.C348]*0.65" office:value-type="currency" office:currency="USD" office:value="934.7" calcext:value-type="currency">
            <text:p>$934.70</text:p>
          </table:table-cell>
          <table:table-cell table:style-name="ce64"/>
          <table:table-cell table:style-name="ce64" table:formula="of:=[.E348]-[.B348]" office:value-type="currency" office:currency="USD" office:value="-1049.4" calcext:value-type="currency">
            <text:p>-$1,049.40</text:p>
          </table:table-cell>
          <table:table-cell table:style-name="ce17" table:formula="of:=[.E348]/[.D34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5-36S</text:p>
          </table:table-cell>
          <table:table-cell table:style-name="ce8" office:value-type="currency" office:currency="USD" office:value="1206.9" calcext:value-type="currency">
            <text:p>$1,206.90</text:p>
          </table:table-cell>
          <table:table-cell table:style-name="ce64" office:value-type="currency" office:currency="USD" office:value="1645" calcext:value-type="currency">
            <text:p>$1,645.00</text:p>
          </table:table-cell>
          <table:table-cell table:style-name="ce64" table:formula="of:=[.C349]*0.65" office:value-type="currency" office:currency="USD" office:value="1069.25" calcext:value-type="currency">
            <text:p>$1,069.25</text:p>
          </table:table-cell>
          <table:table-cell table:style-name="ce64"/>
          <table:table-cell table:style-name="ce64" table:formula="of:=[.E349]-[.B349]" office:value-type="currency" office:currency="USD" office:value="-1206.9" calcext:value-type="currency">
            <text:p>-$1,206.90</text:p>
          </table:table-cell>
          <table:table-cell table:style-name="ce17" table:formula="of:=[.E349]/[.D34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5-48</text:p>
          </table:table-cell>
          <table:table-cell table:style-name="ce8" office:value-type="currency" office:currency="USD" office:value="1151.1" calcext:value-type="currency">
            <text:p>$1,151.10</text:p>
          </table:table-cell>
          <table:table-cell table:style-name="ce64" office:value-type="currency" office:currency="USD" office:value="1571" calcext:value-type="currency">
            <text:p>$1,571.00</text:p>
          </table:table-cell>
          <table:table-cell table:style-name="ce64" table:formula="of:=[.C350]*0.65" office:value-type="currency" office:currency="USD" office:value="1021.15" calcext:value-type="currency">
            <text:p>$1,021.15</text:p>
          </table:table-cell>
          <table:table-cell table:style-name="ce64"/>
          <table:table-cell table:style-name="ce64" table:formula="of:=[.E350]-[.B350]" office:value-type="currency" office:currency="USD" office:value="-1151.1" calcext:value-type="currency">
            <text:p>-$1,151.10</text:p>
          </table:table-cell>
          <table:table-cell table:style-name="ce17" table:formula="of:=[.E350]/[.D35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5-48S</text:p>
          </table:table-cell>
          <table:table-cell table:style-name="ce8" office:value-type="currency" office:currency="USD" office:value="1323.9" calcext:value-type="currency">
            <text:p>$1,323.90</text:p>
          </table:table-cell>
          <table:table-cell table:style-name="ce64" office:value-type="currency" office:currency="USD" office:value="1799" calcext:value-type="currency">
            <text:p>$1,799.00</text:p>
          </table:table-cell>
          <table:table-cell table:style-name="ce64" table:formula="of:=[.C351]*0.65" office:value-type="currency" office:currency="USD" office:value="1169.35" calcext:value-type="currency">
            <text:p>$1,169.35</text:p>
          </table:table-cell>
          <table:table-cell table:style-name="ce64"/>
          <table:table-cell table:style-name="ce64" table:formula="of:=[.E351]-[.B351]" office:value-type="currency" office:currency="USD" office:value="-1323.9" calcext:value-type="currency">
            <text:p>-$1,323.90</text:p>
          </table:table-cell>
          <table:table-cell table:style-name="ce17" table:formula="of:=[.E351]/[.D35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6-36</text:p>
          </table:table-cell>
          <table:table-cell table:style-name="ce8" office:value-type="currency" office:currency="USD" office:value="1257.3" calcext:value-type="currency">
            <text:p>$1,257.30</text:p>
          </table:table-cell>
          <table:table-cell table:style-name="ce64" office:value-type="currency" office:currency="USD" office:value="1711" calcext:value-type="currency">
            <text:p>$1,711.00</text:p>
          </table:table-cell>
          <table:table-cell table:style-name="ce64" table:formula="of:=[.C352]*0.65" office:value-type="currency" office:currency="USD" office:value="1112.15" calcext:value-type="currency">
            <text:p>$1,112.15</text:p>
          </table:table-cell>
          <table:table-cell table:style-name="ce64"/>
          <table:table-cell table:style-name="ce64" table:formula="of:=[.E352]-[.B352]" office:value-type="currency" office:currency="USD" office:value="-1257.3" calcext:value-type="currency">
            <text:p>-$1,257.30</text:p>
          </table:table-cell>
          <table:table-cell table:style-name="ce17" table:formula="of:=[.E352]/[.D35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6-36S</text:p>
          </table:table-cell>
          <table:table-cell table:style-name="ce8" office:value-type="currency" office:currency="USD" office:value="1446.3" calcext:value-type="currency">
            <text:p>$1,446.30</text:p>
          </table:table-cell>
          <table:table-cell table:style-name="ce64" office:value-type="currency" office:currency="USD" office:value="1960" calcext:value-type="currency">
            <text:p>$1,960.00</text:p>
          </table:table-cell>
          <table:table-cell table:style-name="ce64" table:formula="of:=[.C353]*0.65" office:value-type="currency" office:currency="USD" office:value="1274" calcext:value-type="currency">
            <text:p>$1,274.00</text:p>
          </table:table-cell>
          <table:table-cell table:style-name="ce64"/>
          <table:table-cell table:style-name="ce64" table:formula="of:=[.E353]-[.B353]" office:value-type="currency" office:currency="USD" office:value="-1446.3" calcext:value-type="currency">
            <text:p>-$1,446.30</text:p>
          </table:table-cell>
          <table:table-cell table:style-name="ce17" table:formula="of:=[.E353]/[.D35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6-48</text:p>
          </table:table-cell>
          <table:table-cell table:style-name="ce8" office:value-type="currency" office:currency="USD" office:value="1377" calcext:value-type="currency">
            <text:p>$1,377.00</text:p>
          </table:table-cell>
          <table:table-cell table:style-name="ce64" office:value-type="currency" office:currency="USD" office:value="1868" calcext:value-type="currency">
            <text:p>$1,868.00</text:p>
          </table:table-cell>
          <table:table-cell table:style-name="ce64" table:formula="of:=[.C354]*0.65" office:value-type="currency" office:currency="USD" office:value="1214.2" calcext:value-type="currency">
            <text:p>$1,214.20</text:p>
          </table:table-cell>
          <table:table-cell table:style-name="ce64"/>
          <table:table-cell table:style-name="ce64" table:formula="of:=[.E354]-[.B354]" office:value-type="currency" office:currency="USD" office:value="-1377" calcext:value-type="currency">
            <text:p>-$1,377.00</text:p>
          </table:table-cell>
          <table:table-cell table:style-name="ce17" table:formula="of:=[.E354]/[.D35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6-48S</text:p>
          </table:table-cell>
          <table:table-cell table:style-name="ce8" office:value-type="currency" office:currency="USD" office:value="1584" calcext:value-type="currency">
            <text:p>$1,584.00</text:p>
          </table:table-cell>
          <table:table-cell table:style-name="ce64" office:value-type="currency" office:currency="USD" office:value="2141" calcext:value-type="currency">
            <text:p>$2,141.00</text:p>
          </table:table-cell>
          <table:table-cell table:style-name="ce64" table:formula="of:=[.C355]*0.65" office:value-type="currency" office:currency="USD" office:value="1391.65" calcext:value-type="currency">
            <text:p>$1,391.65</text:p>
          </table:table-cell>
          <table:table-cell table:style-name="ce64"/>
          <table:table-cell table:style-name="ce64" table:formula="of:=[.E355]-[.B355]" office:value-type="currency" office:currency="USD" office:value="-1584" calcext:value-type="currency">
            <text:p>-$1,584.00</text:p>
          </table:table-cell>
          <table:table-cell table:style-name="ce17" table:formula="of:=[.E355]/[.D35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7-36</text:p>
          </table:table-cell>
          <table:table-cell table:style-name="ce8" office:value-type="currency" office:currency="USD" office:value="1420.2" calcext:value-type="currency">
            <text:p>$1,420.20</text:p>
          </table:table-cell>
          <table:table-cell table:style-name="ce64" office:value-type="currency" office:currency="USD" office:value="1925" calcext:value-type="currency">
            <text:p>$1,925.00</text:p>
          </table:table-cell>
          <table:table-cell table:style-name="ce64" table:formula="of:=[.C356]*0.65" office:value-type="currency" office:currency="USD" office:value="1251.25" calcext:value-type="currency">
            <text:p>$1,251.25</text:p>
          </table:table-cell>
          <table:table-cell table:style-name="ce64"/>
          <table:table-cell table:style-name="ce64" table:formula="of:=[.E356]-[.B356]" office:value-type="currency" office:currency="USD" office:value="-1420.2" calcext:value-type="currency">
            <text:p>-$1,420.20</text:p>
          </table:table-cell>
          <table:table-cell table:style-name="ce17" table:formula="of:=[.E356]/[.D35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7-36S</text:p>
          </table:table-cell>
          <table:table-cell table:style-name="ce8" office:value-type="currency" office:currency="USD" office:value="1633.5" calcext:value-type="currency">
            <text:p>$1,633.50</text:p>
          </table:table-cell>
          <table:table-cell table:style-name="ce64" office:value-type="currency" office:currency="USD" office:value="2206" calcext:value-type="currency">
            <text:p>$2,206.00</text:p>
          </table:table-cell>
          <table:table-cell table:style-name="ce64" table:formula="of:=[.C357]*0.65" office:value-type="currency" office:currency="USD" office:value="1433.9" calcext:value-type="currency">
            <text:p>$1,433.90</text:p>
          </table:table-cell>
          <table:table-cell table:style-name="ce64"/>
          <table:table-cell table:style-name="ce64" table:formula="of:=[.E357]-[.B357]" office:value-type="currency" office:currency="USD" office:value="-1633.5" calcext:value-type="currency">
            <text:p>-$1,633.50</text:p>
          </table:table-cell>
          <table:table-cell table:style-name="ce17" table:formula="of:=[.E357]/[.D35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7-48</text:p>
          </table:table-cell>
          <table:table-cell table:style-name="ce8" office:value-type="currency" office:currency="USD" office:value="1555.2" calcext:value-type="currency">
            <text:p>$1,555.20</text:p>
          </table:table-cell>
          <table:table-cell table:style-name="ce64" office:value-type="currency" office:currency="USD" office:value="2103" calcext:value-type="currency">
            <text:p>$2,103.00</text:p>
          </table:table-cell>
          <table:table-cell table:style-name="ce64" table:formula="of:=[.C358]*0.65" office:value-type="currency" office:currency="USD" office:value="1366.95" calcext:value-type="currency">
            <text:p>$1,366.95</text:p>
          </table:table-cell>
          <table:table-cell table:style-name="ce64"/>
          <table:table-cell table:style-name="ce64" table:formula="of:=[.E358]-[.B358]" office:value-type="currency" office:currency="USD" office:value="-1555.2" calcext:value-type="currency">
            <text:p>-$1,555.20</text:p>
          </table:table-cell>
          <table:table-cell table:style-name="ce17" table:formula="of:=[.E358]/[.D35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7-48S</text:p>
          </table:table-cell>
          <table:table-cell table:style-name="ce8" office:value-type="currency" office:currency="USD" office:value="1788.3" calcext:value-type="currency">
            <text:p>$1,788.30</text:p>
          </table:table-cell>
          <table:table-cell table:style-name="ce64" office:value-type="currency" office:currency="USD" office:value="2410" calcext:value-type="currency">
            <text:p>$2,410.00</text:p>
          </table:table-cell>
          <table:table-cell table:style-name="ce64" table:formula="of:=[.C359]*0.65" office:value-type="currency" office:currency="USD" office:value="1566.5" calcext:value-type="currency">
            <text:p>$1,566.50</text:p>
          </table:table-cell>
          <table:table-cell table:style-name="ce64"/>
          <table:table-cell table:style-name="ce64" table:formula="of:=[.E359]-[.B359]" office:value-type="currency" office:currency="USD" office:value="-1788.3" calcext:value-type="currency">
            <text:p>-$1,788.30</text:p>
          </table:table-cell>
          <table:table-cell table:style-name="ce17" table:formula="of:=[.E359]/[.D35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8-36</text:p>
          </table:table-cell>
          <table:table-cell table:style-name="ce8" office:value-type="currency" office:currency="USD" office:value="1584.9" calcext:value-type="currency">
            <text:p>$1,584.90</text:p>
          </table:table-cell>
          <table:table-cell table:style-name="ce64" office:value-type="currency" office:currency="USD" office:value="2142" calcext:value-type="currency">
            <text:p>$2,142.00</text:p>
          </table:table-cell>
          <table:table-cell table:style-name="ce64" table:formula="of:=[.C360]*0.65" office:value-type="currency" office:currency="USD" office:value="1392.3" calcext:value-type="currency">
            <text:p>$1,392.30</text:p>
          </table:table-cell>
          <table:table-cell table:style-name="ce64"/>
          <table:table-cell table:style-name="ce64" table:formula="of:=[.E360]-[.B360]" office:value-type="currency" office:currency="USD" office:value="-1584.9" calcext:value-type="currency">
            <text:p>-$1,584.90</text:p>
          </table:table-cell>
          <table:table-cell table:style-name="ce17" table:formula="of:=[.E360]/[.D36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8-36S</text:p>
          </table:table-cell>
          <table:table-cell table:style-name="ce8" office:value-type="currency" office:currency="USD" office:value="1822.5" calcext:value-type="currency">
            <text:p>$1,822.50</text:p>
          </table:table-cell>
          <table:table-cell table:style-name="ce64" office:value-type="currency" office:currency="USD" office:value="2455" calcext:value-type="currency">
            <text:p>$2,455.00</text:p>
          </table:table-cell>
          <table:table-cell table:style-name="ce64" table:formula="of:=[.C361]*0.65" office:value-type="currency" office:currency="USD" office:value="1595.75" calcext:value-type="currency">
            <text:p>$1,595.75</text:p>
          </table:table-cell>
          <table:table-cell table:style-name="ce64"/>
          <table:table-cell table:style-name="ce64" table:formula="of:=[.E361]-[.B361]" office:value-type="currency" office:currency="USD" office:value="-1822.5" calcext:value-type="currency">
            <text:p>-$1,822.50</text:p>
          </table:table-cell>
          <table:table-cell table:style-name="ce17" table:formula="of:=[.E361]/[.D36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8-48</text:p>
          </table:table-cell>
          <table:table-cell table:style-name="ce8" office:value-type="currency" office:currency="USD" office:value="1740.6" calcext:value-type="currency">
            <text:p>$1,740.60</text:p>
          </table:table-cell>
          <table:table-cell table:style-name="ce64" office:value-type="currency" office:currency="USD" office:value="2347" calcext:value-type="currency">
            <text:p>$2,347.00</text:p>
          </table:table-cell>
          <table:table-cell table:style-name="ce64" table:formula="of:=[.C362]*0.65" office:value-type="currency" office:currency="USD" office:value="1525.55" calcext:value-type="currency">
            <text:p>$1,525.55</text:p>
          </table:table-cell>
          <table:table-cell table:style-name="ce64"/>
          <table:table-cell table:style-name="ce64" table:formula="of:=[.E362]-[.B362]" office:value-type="currency" office:currency="USD" office:value="-1740.6" calcext:value-type="currency">
            <text:p>-$1,740.60</text:p>
          </table:table-cell>
          <table:table-cell table:style-name="ce17" table:formula="of:=[.E362]/[.D36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8-48S</text:p>
          </table:table-cell>
          <table:table-cell table:style-name="ce8" office:value-type="currency" office:currency="USD" office:value="2001.6" calcext:value-type="currency">
            <text:p>$2,001.60</text:p>
          </table:table-cell>
          <table:table-cell table:style-name="ce64" office:value-type="currency" office:currency="USD" office:value="2691" calcext:value-type="currency">
            <text:p>$2,691.00</text:p>
          </table:table-cell>
          <table:table-cell table:style-name="ce64" table:formula="of:=[.C363]*0.65" office:value-type="currency" office:currency="USD" office:value="1749.15" calcext:value-type="currency">
            <text:p>$1,749.15</text:p>
          </table:table-cell>
          <table:table-cell table:style-name="ce64"/>
          <table:table-cell table:style-name="ce64" table:formula="of:=[.E363]-[.B363]" office:value-type="currency" office:currency="USD" office:value="-2001.6" calcext:value-type="currency">
            <text:p>-$2,001.60</text:p>
          </table:table-cell>
          <table:table-cell table:style-name="ce17" table:formula="of:=[.E363]/[.D36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9-36</text:p>
          </table:table-cell>
          <table:table-cell table:style-name="ce8" office:value-type="currency" office:currency="USD" office:value="1707.3" calcext:value-type="currency">
            <text:p>$1,707.30</text:p>
          </table:table-cell>
          <table:table-cell table:style-name="ce64" office:value-type="currency" office:currency="USD" office:value="2304" calcext:value-type="currency">
            <text:p>$2,304.00</text:p>
          </table:table-cell>
          <table:table-cell table:style-name="ce64" table:formula="of:=[.C364]*0.65" office:value-type="currency" office:currency="USD" office:value="1497.6" calcext:value-type="currency">
            <text:p>$1,497.60</text:p>
          </table:table-cell>
          <table:table-cell table:style-name="ce64"/>
          <table:table-cell table:style-name="ce64" table:formula="of:=[.E364]-[.B364]" office:value-type="currency" office:currency="USD" office:value="-1707.3" calcext:value-type="currency">
            <text:p>-$1,707.30</text:p>
          </table:table-cell>
          <table:table-cell table:style-name="ce17" table:formula="of:=[.E364]/[.D36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9-36S</text:p>
          </table:table-cell>
          <table:table-cell table:style-name="ce8" office:value-type="currency" office:currency="USD" office:value="1963.8" calcext:value-type="currency">
            <text:p>$1,963.80</text:p>
          </table:table-cell>
          <table:table-cell table:style-name="ce64" office:value-type="currency" office:currency="USD" office:value="2642" calcext:value-type="currency">
            <text:p>$2,642.00</text:p>
          </table:table-cell>
          <table:table-cell table:style-name="ce64" table:formula="of:=[.C365]*0.65" office:value-type="currency" office:currency="USD" office:value="1717.3" calcext:value-type="currency">
            <text:p>$1,717.30</text:p>
          </table:table-cell>
          <table:table-cell table:style-name="ce64"/>
          <table:table-cell table:style-name="ce64" table:formula="of:=[.E365]-[.B365]" office:value-type="currency" office:currency="USD" office:value="-1963.8" calcext:value-type="currency">
            <text:p>-$1,963.80</text:p>
          </table:table-cell>
          <table:table-cell table:style-name="ce17" table:formula="of:=[.E365]/[.D36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9-48</text:p>
          </table:table-cell>
          <table:table-cell table:style-name="ce8" office:value-type="currency" office:currency="USD" office:value="1869.3" calcext:value-type="currency">
            <text:p>$1,869.30</text:p>
          </table:table-cell>
          <table:table-cell table:style-name="ce64" office:value-type="currency" office:currency="USD" office:value="2516" calcext:value-type="currency">
            <text:p>$2,516.00</text:p>
          </table:table-cell>
          <table:table-cell table:style-name="ce64" table:formula="of:=[.C366]*0.65" office:value-type="currency" office:currency="USD" office:value="1635.4" calcext:value-type="currency">
            <text:p>$1,635.40</text:p>
          </table:table-cell>
          <table:table-cell table:style-name="ce64"/>
          <table:table-cell table:style-name="ce64" table:formula="of:=[.E366]-[.B366]" office:value-type="currency" office:currency="USD" office:value="-1869.3" calcext:value-type="currency">
            <text:p>-$1,869.30</text:p>
          </table:table-cell>
          <table:table-cell table:style-name="ce17" table:formula="of:=[.E366]/[.D36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9-48S</text:p>
          </table:table-cell>
          <table:table-cell table:style-name="ce8" office:value-type="currency" office:currency="USD" office:value="2150.1" calcext:value-type="currency">
            <text:p>$2,150.10</text:p>
          </table:table-cell>
          <table:table-cell table:style-name="ce64" office:value-type="currency" office:currency="USD" office:value="2886" calcext:value-type="currency">
            <text:p>$2,886.00</text:p>
          </table:table-cell>
          <table:table-cell table:style-name="ce64" table:formula="of:=[.C367]*0.65" office:value-type="currency" office:currency="USD" office:value="1875.9" calcext:value-type="currency">
            <text:p>$1,875.90</text:p>
          </table:table-cell>
          <table:table-cell table:style-name="ce64"/>
          <table:table-cell table:style-name="ce64" table:formula="of:=[.E367]-[.B367]" office:value-type="currency" office:currency="USD" office:value="-2150.1" calcext:value-type="currency">
            <text:p>-$2,150.10</text:p>
          </table:table-cell>
          <table:table-cell table:style-name="ce17" table:formula="of:=[.E367]/[.D36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0-36</text:p>
          </table:table-cell>
          <table:table-cell table:style-name="ce8" office:value-type="currency" office:currency="USD" office:value="1895.4" calcext:value-type="currency">
            <text:p>$1,895.40</text:p>
          </table:table-cell>
          <table:table-cell table:style-name="ce64" office:value-type="currency" office:currency="USD" office:value="2550" calcext:value-type="currency">
            <text:p>$2,550.00</text:p>
          </table:table-cell>
          <table:table-cell table:style-name="ce64" table:formula="of:=[.C368]*0.65" office:value-type="currency" office:currency="USD" office:value="1657.5" calcext:value-type="currency">
            <text:p>$1,657.50</text:p>
          </table:table-cell>
          <table:table-cell table:style-name="ce64"/>
          <table:table-cell table:style-name="ce64" table:formula="of:=[.E368]-[.B368]" office:value-type="currency" office:currency="USD" office:value="-1895.4" calcext:value-type="currency">
            <text:p>-$1,895.40</text:p>
          </table:table-cell>
          <table:table-cell table:style-name="ce17" table:formula="of:=[.E368]/[.D36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0-36S</text:p>
          </table:table-cell>
          <table:table-cell table:style-name="ce8" office:value-type="currency" office:currency="USD" office:value="2179.8" calcext:value-type="currency">
            <text:p>$2,179.80</text:p>
          </table:table-cell>
          <table:table-cell table:style-name="ce64" office:value-type="currency" office:currency="USD" office:value="2926" calcext:value-type="currency">
            <text:p>$2,926.00</text:p>
          </table:table-cell>
          <table:table-cell table:style-name="ce64" table:formula="of:=[.C369]*0.65" office:value-type="currency" office:currency="USD" office:value="1901.9" calcext:value-type="currency">
            <text:p>$1,901.90</text:p>
          </table:table-cell>
          <table:table-cell table:style-name="ce64"/>
          <table:table-cell table:style-name="ce64" table:formula="of:=[.E369]-[.B369]" office:value-type="currency" office:currency="USD" office:value="-2179.8" calcext:value-type="currency">
            <text:p>-$2,179.80</text:p>
          </table:table-cell>
          <table:table-cell table:style-name="ce17" table:formula="of:=[.E369]/[.D36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0-48</text:p>
          </table:table-cell>
          <table:table-cell table:style-name="ce8" office:value-type="currency" office:currency="USD" office:value="2079" calcext:value-type="currency">
            <text:p>$2,079.00</text:p>
          </table:table-cell>
          <table:table-cell table:style-name="ce64" office:value-type="currency" office:currency="USD" office:value="2794" calcext:value-type="currency">
            <text:p>$2,794.00</text:p>
          </table:table-cell>
          <table:table-cell table:style-name="ce64" table:formula="of:=[.C370]*0.65" office:value-type="currency" office:currency="USD" office:value="1816.1" calcext:value-type="currency">
            <text:p>$1,816.10</text:p>
          </table:table-cell>
          <table:table-cell table:style-name="ce64"/>
          <table:table-cell table:style-name="ce64" table:formula="of:=[.E370]-[.B370]" office:value-type="currency" office:currency="USD" office:value="-2079" calcext:value-type="currency">
            <text:p>-$2,079.00</text:p>
          </table:table-cell>
          <table:table-cell table:style-name="ce17" table:formula="of:=[.E370]/[.D37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0-48S</text:p>
          </table:table-cell>
          <table:table-cell table:style-name="ce8" office:value-type="currency" office:currency="USD" office:value="2391.3" calcext:value-type="currency">
            <text:p>$2,391.30</text:p>
          </table:table-cell>
          <table:table-cell table:style-name="ce64" office:value-type="currency" office:currency="USD" office:value="3205" calcext:value-type="currency">
            <text:p>$3,205.00</text:p>
          </table:table-cell>
          <table:table-cell table:style-name="ce64" table:formula="of:=[.C371]*0.65" office:value-type="currency" office:currency="USD" office:value="2083.25" calcext:value-type="currency">
            <text:p>$2,083.25</text:p>
          </table:table-cell>
          <table:table-cell table:style-name="ce64"/>
          <table:table-cell table:style-name="ce64" table:formula="of:=[.E371]-[.B371]" office:value-type="currency" office:currency="USD" office:value="-2391.3" calcext:value-type="currency">
            <text:p>-$2,391.30</text:p>
          </table:table-cell>
          <table:table-cell table:style-name="ce17" table:formula="of:=[.E371]/[.D37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1-36</text:p>
          </table:table-cell>
          <table:table-cell table:style-name="ce8" office:value-type="currency" office:currency="USD" office:value="2110.5" calcext:value-type="currency">
            <text:p>$2,110.50</text:p>
          </table:table-cell>
          <table:table-cell table:style-name="ce64" office:value-type="currency" office:currency="USD" office:value="2834" calcext:value-type="currency">
            <text:p>$2,834.00</text:p>
          </table:table-cell>
          <table:table-cell table:style-name="ce64" table:formula="of:=[.C372]*0.65" office:value-type="currency" office:currency="USD" office:value="1842.1" calcext:value-type="currency">
            <text:p>$1,842.10</text:p>
          </table:table-cell>
          <table:table-cell table:style-name="ce64"/>
          <table:table-cell table:style-name="ce64" table:formula="of:=[.E372]-[.B372]" office:value-type="currency" office:currency="USD" office:value="-2110.5" calcext:value-type="currency">
            <text:p>-$2,110.50</text:p>
          </table:table-cell>
          <table:table-cell table:style-name="ce17" table:formula="of:=[.E372]/[.D37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1-36S</text:p>
          </table:table-cell>
          <table:table-cell table:style-name="ce8" office:value-type="currency" office:currency="USD" office:value="2427.3" calcext:value-type="currency">
            <text:p>$2,427.30</text:p>
          </table:table-cell>
          <table:table-cell table:style-name="ce64" office:value-type="currency" office:currency="USD" office:value="3252" calcext:value-type="currency">
            <text:p>$3,252.00</text:p>
          </table:table-cell>
          <table:table-cell table:style-name="ce64" table:formula="of:=[.C373]*0.65" office:value-type="currency" office:currency="USD" office:value="2113.8" calcext:value-type="currency">
            <text:p>$2,113.80</text:p>
          </table:table-cell>
          <table:table-cell table:style-name="ce64"/>
          <table:table-cell table:style-name="ce64" table:formula="of:=[.E373]-[.B373]" office:value-type="currency" office:currency="USD" office:value="-2427.3" calcext:value-type="currency">
            <text:p>-$2,427.30</text:p>
          </table:table-cell>
          <table:table-cell table:style-name="ce17" table:formula="of:=[.E373]/[.D37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1-48</text:p>
          </table:table-cell>
          <table:table-cell table:style-name="ce8" office:value-type="currency" office:currency="USD" office:value="2319.3" calcext:value-type="currency">
            <text:p>$2,319.30</text:p>
          </table:table-cell>
          <table:table-cell table:style-name="ce64" office:value-type="currency" office:currency="USD" office:value="3108" calcext:value-type="currency">
            <text:p>$3,108.00</text:p>
          </table:table-cell>
          <table:table-cell table:style-name="ce64" table:formula="of:=[.C374]*0.65" office:value-type="currency" office:currency="USD" office:value="2020.2" calcext:value-type="currency">
            <text:p>$2,020.20</text:p>
          </table:table-cell>
          <table:table-cell table:style-name="ce64"/>
          <table:table-cell table:style-name="ce64" table:formula="of:=[.E374]-[.B374]" office:value-type="currency" office:currency="USD" office:value="-2319.3" calcext:value-type="currency">
            <text:p>-$2,319.30</text:p>
          </table:table-cell>
          <table:table-cell table:style-name="ce17" table:formula="of:=[.E374]/[.D37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1-48S</text:p>
          </table:table-cell>
          <table:table-cell table:style-name="ce8" office:value-type="currency" office:currency="USD" office:value="2667.6" calcext:value-type="currency">
            <text:p>$2,667.60</text:p>
          </table:table-cell>
          <table:table-cell table:style-name="ce64" office:value-type="currency" office:currency="USD" office:value="3567" calcext:value-type="currency">
            <text:p>$3,567.00</text:p>
          </table:table-cell>
          <table:table-cell table:style-name="ce64" table:formula="of:=[.C375]*0.65" office:value-type="currency" office:currency="USD" office:value="2318.55" calcext:value-type="currency">
            <text:p>$2,318.55</text:p>
          </table:table-cell>
          <table:table-cell table:style-name="ce64"/>
          <table:table-cell table:style-name="ce64" table:formula="of:=[.E375]-[.B375]" office:value-type="currency" office:currency="USD" office:value="-2667.6" calcext:value-type="currency">
            <text:p>-$2,667.60</text:p>
          </table:table-cell>
          <table:table-cell table:style-name="ce17" table:formula="of:=[.E375]/[.D37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2-36</text:p>
          </table:table-cell>
          <table:table-cell table:style-name="ce8" office:value-type="currency" office:currency="USD" office:value="2299.5" calcext:value-type="currency">
            <text:p>$2,299.50</text:p>
          </table:table-cell>
          <table:table-cell table:style-name="ce64" office:value-type="currency" office:currency="USD" office:value="3084" calcext:value-type="currency">
            <text:p>$3,084.00</text:p>
          </table:table-cell>
          <table:table-cell table:style-name="ce64" table:formula="of:=[.C376]*0.65" office:value-type="currency" office:currency="USD" office:value="2004.6" calcext:value-type="currency">
            <text:p>$2,004.60</text:p>
          </table:table-cell>
          <table:table-cell table:style-name="ce64"/>
          <table:table-cell table:style-name="ce64" table:formula="of:=[.E376]-[.B376]" office:value-type="currency" office:currency="USD" office:value="-2299.5" calcext:value-type="currency">
            <text:p>-$2,299.50</text:p>
          </table:table-cell>
          <table:table-cell table:style-name="ce17" table:formula="of:=[.E376]/[.D37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2-36S</text:p>
          </table:table-cell>
          <table:table-cell table:style-name="ce8" office:value-type="currency" office:currency="USD" office:value="2644.2" calcext:value-type="currency">
            <text:p>$2,644.20</text:p>
          </table:table-cell>
          <table:table-cell table:style-name="ce64" office:value-type="currency" office:currency="USD" office:value="3538" calcext:value-type="currency">
            <text:p>$3,538.00</text:p>
          </table:table-cell>
          <table:table-cell table:style-name="ce64" table:formula="of:=[.C377]*0.65" office:value-type="currency" office:currency="USD" office:value="2299.7" calcext:value-type="currency">
            <text:p>$2,299.70</text:p>
          </table:table-cell>
          <table:table-cell table:style-name="ce64"/>
          <table:table-cell table:style-name="ce64" table:formula="of:=[.E377]-[.B377]" office:value-type="currency" office:currency="USD" office:value="-2644.2" calcext:value-type="currency">
            <text:p>-$2,644.20</text:p>
          </table:table-cell>
          <table:table-cell table:style-name="ce17" table:formula="of:=[.E377]/[.D37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2-48</text:p>
          </table:table-cell>
          <table:table-cell table:style-name="ce8" office:value-type="currency" office:currency="USD" office:value="2523.6" calcext:value-type="currency">
            <text:p>$2,523.60</text:p>
          </table:table-cell>
          <table:table-cell table:style-name="ce64" office:value-type="currency" office:currency="USD" office:value="3378" calcext:value-type="currency">
            <text:p>$3,378.00</text:p>
          </table:table-cell>
          <table:table-cell table:style-name="ce64" table:formula="of:=[.C378]*0.65" office:value-type="currency" office:currency="USD" office:value="2195.7" calcext:value-type="currency">
            <text:p>$2,195.70</text:p>
          </table:table-cell>
          <table:table-cell table:style-name="ce64"/>
          <table:table-cell table:style-name="ce64" table:formula="of:=[.E378]-[.B378]" office:value-type="currency" office:currency="USD" office:value="-2523.6" calcext:value-type="currency">
            <text:p>-$2,523.60</text:p>
          </table:table-cell>
          <table:table-cell table:style-name="ce17" table:formula="of:=[.E378]/[.D37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2-48S</text:p>
          </table:table-cell>
          <table:table-cell table:style-name="ce8" office:value-type="currency" office:currency="USD" office:value="2902.5" calcext:value-type="currency">
            <text:p>$2,902.50</text:p>
          </table:table-cell>
          <table:table-cell table:style-name="ce64" office:value-type="currency" office:currency="USD" office:value="3877" calcext:value-type="currency">
            <text:p>$3,877.00</text:p>
          </table:table-cell>
          <table:table-cell table:style-name="ce64" table:formula="of:=[.C379]*0.65" office:value-type="currency" office:currency="USD" office:value="2520.05" calcext:value-type="currency">
            <text:p>$2,520.05</text:p>
          </table:table-cell>
          <table:table-cell table:style-name="ce64"/>
          <table:table-cell table:style-name="ce64" table:formula="of:=[.E379]-[.B379]" office:value-type="currency" office:currency="USD" office:value="-2902.5" calcext:value-type="currency">
            <text:p>-$2,902.50</text:p>
          </table:table-cell>
          <table:table-cell table:style-name="ce17" table:formula="of:=[.E379]/[.D37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3-36</text:p>
          </table:table-cell>
          <table:table-cell table:style-name="ce8" office:value-type="currency" office:currency="USD" office:value="2488.5" calcext:value-type="currency">
            <text:p>$2,488.50</text:p>
          </table:table-cell>
          <table:table-cell table:style-name="ce64" office:value-type="currency" office:currency="USD" office:value="3333" calcext:value-type="currency">
            <text:p>$3,333.00</text:p>
          </table:table-cell>
          <table:table-cell table:style-name="ce64" table:formula="of:=[.C380]*0.65" office:value-type="currency" office:currency="USD" office:value="2166.45" calcext:value-type="currency">
            <text:p>$2,166.45</text:p>
          </table:table-cell>
          <table:table-cell table:style-name="ce64"/>
          <table:table-cell table:style-name="ce64" table:formula="of:=[.E380]-[.B380]" office:value-type="currency" office:currency="USD" office:value="-2488.5" calcext:value-type="currency">
            <text:p>-$2,488.50</text:p>
          </table:table-cell>
          <table:table-cell table:style-name="ce17" table:formula="of:=[.E380]/[.D38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3-36S</text:p>
          </table:table-cell>
          <table:table-cell table:style-name="ce8" office:value-type="currency" office:currency="USD" office:value="2862" calcext:value-type="currency">
            <text:p>$2,862.00</text:p>
          </table:table-cell>
          <table:table-cell table:style-name="ce64" office:value-type="currency" office:currency="USD" office:value="3825" calcext:value-type="currency">
            <text:p>$3,825.00</text:p>
          </table:table-cell>
          <table:table-cell table:style-name="ce64" table:formula="of:=[.C381]*0.65" office:value-type="currency" office:currency="USD" office:value="2486.25" calcext:value-type="currency">
            <text:p>$2,486.25</text:p>
          </table:table-cell>
          <table:table-cell table:style-name="ce64"/>
          <table:table-cell table:style-name="ce64" table:formula="of:=[.E381]-[.B381]" office:value-type="currency" office:currency="USD" office:value="-2862" calcext:value-type="currency">
            <text:p>-$2,862.00</text:p>
          </table:table-cell>
          <table:table-cell table:style-name="ce17" table:formula="of:=[.E381]/[.D38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3-48</text:p>
          </table:table-cell>
          <table:table-cell table:style-name="ce8" office:value-type="currency" office:currency="USD" office:value="2736" calcext:value-type="currency">
            <text:p>$2,736.00</text:p>
          </table:table-cell>
          <table:table-cell table:style-name="ce64" office:value-type="currency" office:currency="USD" office:value="3658" calcext:value-type="currency">
            <text:p>$3,658.00</text:p>
          </table:table-cell>
          <table:table-cell table:style-name="ce64" table:formula="of:=[.C382]*0.65" office:value-type="currency" office:currency="USD" office:value="2377.7" calcext:value-type="currency">
            <text:p>$2,377.70</text:p>
          </table:table-cell>
          <table:table-cell table:style-name="ce64"/>
          <table:table-cell table:style-name="ce64" table:formula="of:=[.E382]-[.B382]" office:value-type="currency" office:currency="USD" office:value="-2736" calcext:value-type="currency">
            <text:p>-$2,736.00</text:p>
          </table:table-cell>
          <table:table-cell table:style-name="ce17" table:formula="of:=[.E382]/[.D38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3-48S</text:p>
          </table:table-cell>
          <table:table-cell table:style-name="ce8" office:value-type="currency" office:currency="USD" office:value="3146.4" calcext:value-type="currency">
            <text:p>$3,146.40</text:p>
          </table:table-cell>
          <table:table-cell table:style-name="ce64" office:value-type="currency" office:currency="USD" office:value="4198" calcext:value-type="currency">
            <text:p>$4,198.00</text:p>
          </table:table-cell>
          <table:table-cell table:style-name="ce64" table:formula="of:=[.C383]*0.65" office:value-type="currency" office:currency="USD" office:value="2728.7" calcext:value-type="currency">
            <text:p>$2,728.70</text:p>
          </table:table-cell>
          <table:table-cell table:style-name="ce64"/>
          <table:table-cell table:style-name="ce64" table:formula="of:=[.E383]-[.B383]" office:value-type="currency" office:currency="USD" office:value="-3146.4" calcext:value-type="currency">
            <text:p>-$3,146.40</text:p>
          </table:table-cell>
          <table:table-cell table:style-name="ce17" table:formula="of:=[.E383]/[.D38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4-36</text:p>
          </table:table-cell>
          <table:table-cell table:style-name="ce8" office:value-type="currency" office:currency="USD" office:value="2673.9" calcext:value-type="currency">
            <text:p>$2,673.90</text:p>
          </table:table-cell>
          <table:table-cell table:style-name="ce64" office:value-type="currency" office:currency="USD" office:value="3576" calcext:value-type="currency">
            <text:p>$3,576.00</text:p>
          </table:table-cell>
          <table:table-cell table:style-name="ce64" table:formula="of:=[.C384]*0.65" office:value-type="currency" office:currency="USD" office:value="2324.4" calcext:value-type="currency">
            <text:p>$2,324.40</text:p>
          </table:table-cell>
          <table:table-cell table:style-name="ce64"/>
          <table:table-cell table:style-name="ce64" table:formula="of:=[.E384]-[.B384]" office:value-type="currency" office:currency="USD" office:value="-2673.9" calcext:value-type="currency">
            <text:p>-$2,673.90</text:p>
          </table:table-cell>
          <table:table-cell table:style-name="ce17" table:formula="of:=[.E384]/[.D38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4-36S</text:p>
          </table:table-cell>
          <table:table-cell table:style-name="ce8" office:value-type="currency" office:currency="USD" office:value="3075.3" calcext:value-type="currency">
            <text:p>$3,075.30</text:p>
          </table:table-cell>
          <table:table-cell table:style-name="ce64" office:value-type="currency" office:currency="USD" office:value="4104" calcext:value-type="currency">
            <text:p>$4,104.00</text:p>
          </table:table-cell>
          <table:table-cell table:style-name="ce64" table:formula="of:=[.C385]*0.65" office:value-type="currency" office:currency="USD" office:value="2667.6" calcext:value-type="currency">
            <text:p>$2,667.60</text:p>
          </table:table-cell>
          <table:table-cell table:style-name="ce64"/>
          <table:table-cell table:style-name="ce64" table:formula="of:=[.E385]-[.B385]" office:value-type="currency" office:currency="USD" office:value="-3075.3" calcext:value-type="currency">
            <text:p>-$3,075.30</text:p>
          </table:table-cell>
          <table:table-cell table:style-name="ce17" table:formula="of:=[.E385]/[.D38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4-48</text:p>
          </table:table-cell>
          <table:table-cell table:style-name="ce8" office:value-type="currency" office:currency="USD" office:value="2944.8" calcext:value-type="currency">
            <text:p>$2,944.80</text:p>
          </table:table-cell>
          <table:table-cell table:style-name="ce64" office:value-type="currency" office:currency="USD" office:value="3933" calcext:value-type="currency">
            <text:p>$3,933.00</text:p>
          </table:table-cell>
          <table:table-cell table:style-name="ce64" table:formula="of:=[.C386]*0.65" office:value-type="currency" office:currency="USD" office:value="2556.45" calcext:value-type="currency">
            <text:p>$2,556.45</text:p>
          </table:table-cell>
          <table:table-cell table:style-name="ce64"/>
          <table:table-cell table:style-name="ce64" table:formula="of:=[.E386]-[.B386]" office:value-type="currency" office:currency="USD" office:value="-2944.8" calcext:value-type="currency">
            <text:p>-$2,944.80</text:p>
          </table:table-cell>
          <table:table-cell table:style-name="ce17" table:formula="of:=[.E386]/[.D38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4-48S</text:p>
          </table:table-cell>
          <table:table-cell table:style-name="ce8" office:value-type="currency" office:currency="USD" office:value="3386.7" calcext:value-type="currency">
            <text:p>$3,386.70</text:p>
          </table:table-cell>
          <table:table-cell table:style-name="ce64" office:value-type="currency" office:currency="USD" office:value="4514" calcext:value-type="currency">
            <text:p>$4,514.00</text:p>
          </table:table-cell>
          <table:table-cell table:style-name="ce64" table:formula="of:=[.C387]*0.65" office:value-type="currency" office:currency="USD" office:value="2934.1" calcext:value-type="currency">
            <text:p>$2,934.10</text:p>
          </table:table-cell>
          <table:table-cell table:style-name="ce64"/>
          <table:table-cell table:style-name="ce64" table:formula="of:=[.E387]-[.B387]" office:value-type="currency" office:currency="USD" office:value="-3386.7" calcext:value-type="currency">
            <text:p>-$3,386.70</text:p>
          </table:table-cell>
          <table:table-cell table:style-name="ce17" table:formula="of:=[.E387]/[.D38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5-36</text:p>
          </table:table-cell>
          <table:table-cell table:style-name="ce8" office:value-type="currency" office:currency="USD" office:value="2892.6" calcext:value-type="currency">
            <text:p>$2,892.60</text:p>
          </table:table-cell>
          <table:table-cell table:style-name="ce64" office:value-type="currency" office:currency="USD" office:value="3864" calcext:value-type="currency">
            <text:p>$3,864.00</text:p>
          </table:table-cell>
          <table:table-cell table:style-name="ce64" table:formula="of:=[.C388]*0.65" office:value-type="currency" office:currency="USD" office:value="2511.6" calcext:value-type="currency">
            <text:p>$2,511.60</text:p>
          </table:table-cell>
          <table:table-cell table:style-name="ce64"/>
          <table:table-cell table:style-name="ce64" table:formula="of:=[.E388]-[.B388]" office:value-type="currency" office:currency="USD" office:value="-2892.6" calcext:value-type="currency">
            <text:p>-$2,892.60</text:p>
          </table:table-cell>
          <table:table-cell table:style-name="ce17" table:formula="of:=[.E388]/[.D38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5-36S</text:p>
          </table:table-cell>
          <table:table-cell table:style-name="ce8" office:value-type="currency" office:currency="USD" office:value="3326.4" calcext:value-type="currency">
            <text:p>$3,326.40</text:p>
          </table:table-cell>
          <table:table-cell table:style-name="ce64" office:value-type="currency" office:currency="USD" office:value="4435" calcext:value-type="currency">
            <text:p>$4,435.00</text:p>
          </table:table-cell>
          <table:table-cell table:style-name="ce64" table:formula="of:=[.C389]*0.65" office:value-type="currency" office:currency="USD" office:value="2882.75" calcext:value-type="currency">
            <text:p>$2,882.75</text:p>
          </table:table-cell>
          <table:table-cell table:style-name="ce64"/>
          <table:table-cell table:style-name="ce64" table:formula="of:=[.E389]-[.B389]" office:value-type="currency" office:currency="USD" office:value="-3326.4" calcext:value-type="currency">
            <text:p>-$3,326.40</text:p>
          </table:table-cell>
          <table:table-cell table:style-name="ce17" table:formula="of:=[.E389]/[.D38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5-48</text:p>
          </table:table-cell>
          <table:table-cell table:style-name="ce8" office:value-type="currency" office:currency="USD" office:value="3176.1" calcext:value-type="currency">
            <text:p>$3,176.10</text:p>
          </table:table-cell>
          <table:table-cell table:style-name="ce64" office:value-type="currency" office:currency="USD" office:value="4238" calcext:value-type="currency">
            <text:p>$4,238.00</text:p>
          </table:table-cell>
          <table:table-cell table:style-name="ce64" table:formula="of:=[.C390]*0.65" office:value-type="currency" office:currency="USD" office:value="2754.7" calcext:value-type="currency">
            <text:p>$2,754.70</text:p>
          </table:table-cell>
          <table:table-cell table:style-name="ce64"/>
          <table:table-cell table:style-name="ce64" table:formula="of:=[.E390]-[.B390]" office:value-type="currency" office:currency="USD" office:value="-3176.1" calcext:value-type="currency">
            <text:p>-$3,176.10</text:p>
          </table:table-cell>
          <table:table-cell table:style-name="ce17" table:formula="of:=[.E390]/[.D39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5-48S</text:p>
          </table:table-cell>
          <table:table-cell table:style-name="ce8" office:value-type="currency" office:currency="USD" office:value="3652.2" calcext:value-type="currency">
            <text:p>$3,652.20</text:p>
          </table:table-cell>
          <table:table-cell table:style-name="ce64" office:value-type="currency" office:currency="USD" office:value="4553" calcext:value-type="currency">
            <text:p>$4,553.00</text:p>
          </table:table-cell>
          <table:table-cell table:style-name="ce64" table:formula="of:=[.C391]*0.65" office:value-type="currency" office:currency="USD" office:value="2959.45" calcext:value-type="currency">
            <text:p>$2,959.45</text:p>
          </table:table-cell>
          <table:table-cell table:style-name="ce64"/>
          <table:table-cell table:style-name="ce64" table:formula="of:=[.E391]-[.B391]" office:value-type="currency" office:currency="USD" office:value="-3652.2" calcext:value-type="currency">
            <text:p>-$3,652.20</text:p>
          </table:table-cell>
          <table:table-cell table:style-name="ce17" table:formula="of:=[.E391]/[.D39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6-36</text:p>
          </table:table-cell>
          <table:table-cell table:style-name="ce8" office:value-type="currency" office:currency="USD" office:value="3096" calcext:value-type="currency">
            <text:p>$3,096.00</text:p>
          </table:table-cell>
          <table:table-cell table:style-name="ce64" office:value-type="currency" office:currency="USD" office:value="4132" calcext:value-type="currency">
            <text:p>$4,132.00</text:p>
          </table:table-cell>
          <table:table-cell table:style-name="ce64" table:formula="of:=[.C392]*0.65" office:value-type="currency" office:currency="USD" office:value="2685.8" calcext:value-type="currency">
            <text:p>$2,685.80</text:p>
          </table:table-cell>
          <table:table-cell table:style-name="ce64"/>
          <table:table-cell table:style-name="ce64" table:formula="of:=[.E392]-[.B392]" office:value-type="currency" office:currency="USD" office:value="-3096" calcext:value-type="currency">
            <text:p>-$3,096.00</text:p>
          </table:table-cell>
          <table:table-cell table:style-name="ce17" table:formula="of:=[.E392]/[.D39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6-36S</text:p>
          </table:table-cell>
          <table:table-cell table:style-name="ce8" office:value-type="currency" office:currency="USD" office:value="3560.4" calcext:value-type="currency">
            <text:p>$3,560.40</text:p>
          </table:table-cell>
          <table:table-cell table:style-name="ce64" office:value-type="currency" office:currency="USD" office:value="4744" calcext:value-type="currency">
            <text:p>$4,744.00</text:p>
          </table:table-cell>
          <table:table-cell table:style-name="ce64" table:formula="of:=[.C393]*0.65" office:value-type="currency" office:currency="USD" office:value="3083.6" calcext:value-type="currency">
            <text:p>$3,083.60</text:p>
          </table:table-cell>
          <table:table-cell table:style-name="ce64"/>
          <table:table-cell table:style-name="ce64" table:formula="of:=[.E393]-[.B393]" office:value-type="currency" office:currency="USD" office:value="-3560.4" calcext:value-type="currency">
            <text:p>-$3,560.40</text:p>
          </table:table-cell>
          <table:table-cell table:style-name="ce17" table:formula="of:=[.E393]/[.D39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6-48</text:p>
          </table:table-cell>
          <table:table-cell table:style-name="ce8" office:value-type="currency" office:currency="USD" office:value="3402.9" calcext:value-type="currency">
            <text:p>$3,402.90</text:p>
          </table:table-cell>
          <table:table-cell table:style-name="ce64" office:value-type="currency" office:currency="USD" office:value="4537" calcext:value-type="currency">
            <text:p>$4,537.00</text:p>
          </table:table-cell>
          <table:table-cell table:style-name="ce64" table:formula="of:=[.C394]*0.65" office:value-type="currency" office:currency="USD" office:value="2949.05" calcext:value-type="currency">
            <text:p>$2,949.05</text:p>
          </table:table-cell>
          <table:table-cell table:style-name="ce64"/>
          <table:table-cell table:style-name="ce64" table:formula="of:=[.E394]-[.B394]" office:value-type="currency" office:currency="USD" office:value="-3402.9" calcext:value-type="currency">
            <text:p>-$3,402.90</text:p>
          </table:table-cell>
          <table:table-cell table:style-name="ce17" table:formula="of:=[.E394]/[.D39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6-48S</text:p>
          </table:table-cell>
          <table:table-cell table:style-name="ce8" office:value-type="currency" office:currency="USD" office:value="3913.2" calcext:value-type="currency">
            <text:p>$3,913.20</text:p>
          </table:table-cell>
          <table:table-cell table:style-name="ce64" office:value-type="currency" office:currency="USD" office:value="5207" calcext:value-type="currency">
            <text:p>$5,207.00</text:p>
          </table:table-cell>
          <table:table-cell table:style-name="ce64" table:formula="of:=[.C395]*0.65" office:value-type="currency" office:currency="USD" office:value="3384.55" calcext:value-type="currency">
            <text:p>$3,384.55</text:p>
          </table:table-cell>
          <table:table-cell table:style-name="ce64"/>
          <table:table-cell table:style-name="ce64" table:formula="of:=[.E395]-[.B395]" office:value-type="currency" office:currency="USD" office:value="-3913.2" calcext:value-type="currency">
            <text:p>-$3,913.20</text:p>
          </table:table-cell>
          <table:table-cell table:style-name="ce17" table:formula="of:=[.E395]/[.D39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7-36</text:p>
          </table:table-cell>
          <table:table-cell table:style-name="ce8" office:value-type="currency" office:currency="USD" office:value="3285" calcext:value-type="currency">
            <text:p>$3,285.00</text:p>
          </table:table-cell>
          <table:table-cell table:style-name="ce64" office:value-type="currency" office:currency="USD" office:value="4609" calcext:value-type="currency">
            <text:p>$4,609.00</text:p>
          </table:table-cell>
          <table:table-cell table:style-name="ce64" table:formula="of:=[.C396]*0.65" office:value-type="currency" office:currency="USD" office:value="2995.85" calcext:value-type="currency">
            <text:p>$2,995.85</text:p>
          </table:table-cell>
          <table:table-cell table:style-name="ce64"/>
          <table:table-cell table:style-name="ce64" table:formula="of:=[.E396]-[.B396]" office:value-type="currency" office:currency="USD" office:value="-3285" calcext:value-type="currency">
            <text:p>-$3,285.00</text:p>
          </table:table-cell>
          <table:table-cell table:style-name="ce17" table:formula="of:=[.E396]/[.D39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7-36S</text:p>
          </table:table-cell>
          <table:table-cell table:style-name="ce8" office:value-type="currency" office:currency="USD" office:value="3778.2" calcext:value-type="currency">
            <text:p>$3,778.20</text:p>
          </table:table-cell>
          <table:table-cell table:style-name="ce64" office:value-type="currency" office:currency="USD" office:value="5258" calcext:value-type="currency">
            <text:p>$5,258.00</text:p>
          </table:table-cell>
          <table:table-cell table:style-name="ce64" table:formula="of:=[.C397]*0.65" office:value-type="currency" office:currency="USD" office:value="3417.7" calcext:value-type="currency">
            <text:p>$3,417.70</text:p>
          </table:table-cell>
          <table:table-cell table:style-name="ce64"/>
          <table:table-cell table:style-name="ce64" table:formula="of:=[.E397]-[.B397]" office:value-type="currency" office:currency="USD" office:value="-3778.2" calcext:value-type="currency">
            <text:p>-$3,778.20</text:p>
          </table:table-cell>
          <table:table-cell table:style-name="ce17" table:formula="of:=[.E397]/[.D39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7-48</text:p>
          </table:table-cell>
          <table:table-cell table:style-name="ce8" office:value-type="currency" office:currency="USD" office:value="3285" calcext:value-type="currency">
            <text:p>$3,285.00</text:p>
          </table:table-cell>
          <table:table-cell table:style-name="ce64" office:value-type="currency" office:currency="USD" office:value="5043" calcext:value-type="currency">
            <text:p>$5,043.00</text:p>
          </table:table-cell>
          <table:table-cell table:style-name="ce64" table:formula="of:=[.C398]*0.65" office:value-type="currency" office:currency="USD" office:value="3277.95" calcext:value-type="currency">
            <text:p>$3,277.95</text:p>
          </table:table-cell>
          <table:table-cell table:style-name="ce64"/>
          <table:table-cell table:style-name="ce64" table:formula="of:=[.E398]-[.B398]" office:value-type="currency" office:currency="USD" office:value="-3285" calcext:value-type="currency">
            <text:p>-$3,285.00</text:p>
          </table:table-cell>
          <table:table-cell table:style-name="ce17" table:formula="of:=[.E398]/[.D39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7-48S</text:p>
          </table:table-cell>
          <table:table-cell table:style-name="ce8" office:value-type="currency" office:currency="USD" office:value="3778.2" calcext:value-type="currency">
            <text:p>$3,778.20</text:p>
          </table:table-cell>
          <table:table-cell table:style-name="ce64" office:value-type="currency" office:currency="USD" office:value="5530" calcext:value-type="currency">
            <text:p>$5,530.00</text:p>
          </table:table-cell>
          <table:table-cell table:style-name="ce64" table:formula="of:=[.C399]*0.65" office:value-type="currency" office:currency="USD" office:value="3594.5" calcext:value-type="currency">
            <text:p>$3,594.50</text:p>
          </table:table-cell>
          <table:table-cell table:style-name="ce64"/>
          <table:table-cell table:style-name="ce64" table:formula="of:=[.E399]-[.B399]" office:value-type="currency" office:currency="USD" office:value="-3778.2" calcext:value-type="currency">
            <text:p>-$3,778.20</text:p>
          </table:table-cell>
          <table:table-cell table:style-name="ce17" table:formula="of:=[.E399]/[.D39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8-36</text:p>
          </table:table-cell>
          <table:table-cell table:style-name="ce8" office:value-type="currency" office:currency="USD" office:value="3627" calcext:value-type="currency">
            <text:p>$3,627.00</text:p>
          </table:table-cell>
          <table:table-cell table:style-name="ce64" office:value-type="currency" office:currency="USD" office:value="4831" calcext:value-type="currency">
            <text:p>$4,831.00</text:p>
          </table:table-cell>
          <table:table-cell table:style-name="ce64" table:formula="of:=[.C400]*0.65" office:value-type="currency" office:currency="USD" office:value="3140.15" calcext:value-type="currency">
            <text:p>$3,140.15</text:p>
          </table:table-cell>
          <table:table-cell table:style-name="ce64"/>
          <table:table-cell table:style-name="ce64" table:formula="of:=[.E400]-[.B400]" office:value-type="currency" office:currency="USD" office:value="-3627" calcext:value-type="currency">
            <text:p>-$3,627.00</text:p>
          </table:table-cell>
          <table:table-cell table:style-name="ce17" table:formula="of:=[.E400]/[.D40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8-36S</text:p>
          </table:table-cell>
          <table:table-cell table:style-name="ce8" office:value-type="currency" office:currency="USD" office:value="4171.5" calcext:value-type="currency">
            <text:p>$4,171.50</text:p>
          </table:table-cell>
          <table:table-cell table:style-name="ce64" office:value-type="currency" office:currency="USD" office:value="5548" calcext:value-type="currency">
            <text:p>$5,548.00</text:p>
          </table:table-cell>
          <table:table-cell table:style-name="ce64" table:formula="of:=[.C401]*0.65" office:value-type="currency" office:currency="USD" office:value="3606.2" calcext:value-type="currency">
            <text:p>$3,606.20</text:p>
          </table:table-cell>
          <table:table-cell table:style-name="ce64"/>
          <table:table-cell table:style-name="ce64" table:formula="of:=[.E401]-[.B401]" office:value-type="currency" office:currency="USD" office:value="-4171.5" calcext:value-type="currency">
            <text:p>-$4,171.50</text:p>
          </table:table-cell>
          <table:table-cell table:style-name="ce17" table:formula="of:=[.E401]/[.D40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8-48</text:p>
          </table:table-cell>
          <table:table-cell table:style-name="ce8" office:value-type="currency" office:currency="USD" office:value="3976.2" calcext:value-type="currency">
            <text:p>$3,976.20</text:p>
          </table:table-cell>
          <table:table-cell table:style-name="ce64" office:value-type="currency" office:currency="USD" office:value="5290" calcext:value-type="currency">
            <text:p>$5,290.00</text:p>
          </table:table-cell>
          <table:table-cell table:style-name="ce64" table:formula="of:=[.C402]*0.65" office:value-type="currency" office:currency="USD" office:value="3438.5" calcext:value-type="currency">
            <text:p>$3,438.50</text:p>
          </table:table-cell>
          <table:table-cell table:style-name="ce64"/>
          <table:table-cell table:style-name="ce64" table:formula="of:=[.E402]-[.B402]" office:value-type="currency" office:currency="USD" office:value="-3976.2" calcext:value-type="currency">
            <text:p>-$3,976.20</text:p>
          </table:table-cell>
          <table:table-cell table:style-name="ce17" table:formula="of:=[.E402]/[.D40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8-48S</text:p>
          </table:table-cell>
          <table:table-cell table:style-name="ce8" office:value-type="currency" office:currency="USD" office:value="4572.9" calcext:value-type="currency">
            <text:p>$4,572.90</text:p>
          </table:table-cell>
          <table:table-cell table:style-name="ce64" office:value-type="currency" office:currency="USD" office:value="6304" calcext:value-type="currency">
            <text:p>$6,304.00</text:p>
          </table:table-cell>
          <table:table-cell table:style-name="ce64" table:formula="of:=[.C403]*0.65" office:value-type="currency" office:currency="USD" office:value="4097.6" calcext:value-type="currency">
            <text:p>$4,097.60</text:p>
          </table:table-cell>
          <table:table-cell table:style-name="ce64"/>
          <table:table-cell table:style-name="ce64" table:formula="of:=[.E403]-[.B403]" office:value-type="currency" office:currency="USD" office:value="-4572.9" calcext:value-type="currency">
            <text:p>-$4,572.90</text:p>
          </table:table-cell>
          <table:table-cell table:style-name="ce17" table:formula="of:=[.E403]/[.D40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9-36</text:p>
          </table:table-cell>
          <table:table-cell table:style-name="ce8" office:value-type="currency" office:currency="USD" office:value="3845.7" calcext:value-type="currency">
            <text:p>$3,845.70</text:p>
          </table:table-cell>
          <table:table-cell table:style-name="ce64" office:value-type="currency" office:currency="USD" office:value="5119" calcext:value-type="currency">
            <text:p>$5,119.00</text:p>
          </table:table-cell>
          <table:table-cell table:style-name="ce64" table:formula="of:=[.C404]*0.65" office:value-type="currency" office:currency="USD" office:value="3327.35" calcext:value-type="currency">
            <text:p>$3,327.35</text:p>
          </table:table-cell>
          <table:table-cell table:style-name="ce64"/>
          <table:table-cell table:style-name="ce64" table:formula="of:=[.E404]-[.B404]" office:value-type="currency" office:currency="USD" office:value="-3845.7" calcext:value-type="currency">
            <text:p>-$3,845.70</text:p>
          </table:table-cell>
          <table:table-cell table:style-name="ce17" table:formula="of:=[.E404]/[.D40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9-36S</text:p>
          </table:table-cell>
          <table:table-cell table:style-name="ce8" office:value-type="currency" office:currency="USD" office:value="4422.6" calcext:value-type="currency">
            <text:p>$4,422.60</text:p>
          </table:table-cell>
          <table:table-cell table:style-name="ce64" office:value-type="currency" office:currency="USD" office:value="5879" calcext:value-type="currency">
            <text:p>$5,879.00</text:p>
          </table:table-cell>
          <table:table-cell table:style-name="ce64" table:formula="of:=[.C405]*0.65" office:value-type="currency" office:currency="USD" office:value="3821.35" calcext:value-type="currency">
            <text:p>$3,821.35</text:p>
          </table:table-cell>
          <table:table-cell table:style-name="ce64"/>
          <table:table-cell table:style-name="ce64" table:formula="of:=[.E405]-[.B405]" office:value-type="currency" office:currency="USD" office:value="-4422.6" calcext:value-type="currency">
            <text:p>-$4,422.60</text:p>
          </table:table-cell>
          <table:table-cell table:style-name="ce17" table:formula="of:=[.E405]/[.D40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9-48</text:p>
          </table:table-cell>
          <table:table-cell table:style-name="ce8" office:value-type="currency" office:currency="USD" office:value="4215.6" calcext:value-type="currency">
            <text:p>$4,215.60</text:p>
          </table:table-cell>
          <table:table-cell table:style-name="ce64" office:value-type="currency" office:currency="USD" office:value="5606" calcext:value-type="currency">
            <text:p>$5,606.00</text:p>
          </table:table-cell>
          <table:table-cell table:style-name="ce64" table:formula="of:=[.C406]*0.65" office:value-type="currency" office:currency="USD" office:value="3643.9" calcext:value-type="currency">
            <text:p>$3,643.90</text:p>
          </table:table-cell>
          <table:table-cell table:style-name="ce64"/>
          <table:table-cell table:style-name="ce64" table:formula="of:=[.E406]-[.B406]" office:value-type="currency" office:currency="USD" office:value="-4215.6" calcext:value-type="currency">
            <text:p>-$4,215.60</text:p>
          </table:table-cell>
          <table:table-cell table:style-name="ce17" table:formula="of:=[.E406]/[.D40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19-48S</text:p>
          </table:table-cell>
          <table:table-cell table:style-name="ce8" office:value-type="currency" office:currency="USD" office:value="4848.3" calcext:value-type="currency">
            <text:p>$4,848.30</text:p>
          </table:table-cell>
          <table:table-cell table:style-name="ce64" office:value-type="currency" office:currency="USD" office:value="6439" calcext:value-type="currency">
            <text:p>$6,439.00</text:p>
          </table:table-cell>
          <table:table-cell table:style-name="ce64" table:formula="of:=[.C407]*0.65" office:value-type="currency" office:currency="USD" office:value="4185.35" calcext:value-type="currency">
            <text:p>$4,185.35</text:p>
          </table:table-cell>
          <table:table-cell table:style-name="ce64"/>
          <table:table-cell table:style-name="ce64" table:formula="of:=[.E407]-[.B407]" office:value-type="currency" office:currency="USD" office:value="-4848.3" calcext:value-type="currency">
            <text:p>-$4,848.30</text:p>
          </table:table-cell>
          <table:table-cell table:style-name="ce17" table:formula="of:=[.E407]/[.D40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20-36</text:p>
          </table:table-cell>
          <table:table-cell table:style-name="ce8" office:value-type="currency" office:currency="USD" office:value="4028.4" calcext:value-type="currency">
            <text:p>$4,028.40</text:p>
          </table:table-cell>
          <table:table-cell table:style-name="ce64" office:value-type="currency" office:currency="USD" office:value="5359" calcext:value-type="currency">
            <text:p>$5,359.00</text:p>
          </table:table-cell>
          <table:table-cell table:style-name="ce64" table:formula="of:=[.C408]*0.65" office:value-type="currency" office:currency="USD" office:value="3483.35" calcext:value-type="currency">
            <text:p>$3,483.35</text:p>
          </table:table-cell>
          <table:table-cell table:style-name="ce64"/>
          <table:table-cell table:style-name="ce64" table:formula="of:=[.E408]-[.B408]" office:value-type="currency" office:currency="USD" office:value="-4028.4" calcext:value-type="currency">
            <text:p>-$4,028.40</text:p>
          </table:table-cell>
          <table:table-cell table:style-name="ce17" table:formula="of:=[.E408]/[.D40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20-36S</text:p>
          </table:table-cell>
          <table:table-cell table:style-name="ce8" office:value-type="currency" office:currency="USD" office:value="4632.3" calcext:value-type="currency">
            <text:p>$4,632.30</text:p>
          </table:table-cell>
          <table:table-cell table:style-name="ce64" office:value-type="currency" office:currency="USD" office:value="6154" calcext:value-type="currency">
            <text:p>$6,154.00</text:p>
          </table:table-cell>
          <table:table-cell table:style-name="ce64" table:formula="of:=[.C409]*0.65" office:value-type="currency" office:currency="USD" office:value="4000.1" calcext:value-type="currency">
            <text:p>$4,000.10</text:p>
          </table:table-cell>
          <table:table-cell table:style-name="ce64"/>
          <table:table-cell table:style-name="ce64" table:formula="of:=[.E409]-[.B409]" office:value-type="currency" office:currency="USD" office:value="-4632.3" calcext:value-type="currency">
            <text:p>-$4,632.30</text:p>
          </table:table-cell>
          <table:table-cell table:style-name="ce17" table:formula="of:=[.E409]/[.D40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20-48</text:p>
          </table:table-cell>
          <table:table-cell table:style-name="ce8" office:value-type="currency" office:currency="USD" office:value="4420.8" calcext:value-type="currency">
            <text:p>$4,420.80</text:p>
          </table:table-cell>
          <table:table-cell table:style-name="ce64" office:value-type="currency" office:currency="USD" office:value="5876" calcext:value-type="currency">
            <text:p>$5,876.00</text:p>
          </table:table-cell>
          <table:table-cell table:style-name="ce64" table:formula="of:=[.C410]*0.65" office:value-type="currency" office:currency="USD" office:value="3819.4" calcext:value-type="currency">
            <text:p>$3,819.40</text:p>
          </table:table-cell>
          <table:table-cell table:style-name="ce64"/>
          <table:table-cell table:style-name="ce64" table:formula="of:=[.E410]-[.B410]" office:value-type="currency" office:currency="USD" office:value="-4420.8" calcext:value-type="currency">
            <text:p>-$4,420.80</text:p>
          </table:table-cell>
          <table:table-cell table:style-name="ce17" table:formula="of:=[.E410]/[.D41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20-48S</text:p>
          </table:table-cell>
          <table:table-cell table:style-name="ce8" office:value-type="currency" office:currency="USD" office:value="5084.1" calcext:value-type="currency">
            <text:p>$5,084.10</text:p>
          </table:table-cell>
          <table:table-cell table:style-name="ce64" office:value-type="currency" office:currency="USD" office:value="6749" calcext:value-type="currency">
            <text:p>$6,749.00</text:p>
          </table:table-cell>
          <table:table-cell table:style-name="ce64" table:formula="of:=[.C411]*0.65" office:value-type="currency" office:currency="USD" office:value="4386.85" calcext:value-type="currency">
            <text:p>$4,386.85</text:p>
          </table:table-cell>
          <table:table-cell table:style-name="ce64"/>
          <table:table-cell table:style-name="ce64" table:formula="of:=[.E411]-[.B411]" office:value-type="currency" office:currency="USD" office:value="-5084.1" calcext:value-type="currency">
            <text:p>-$5,084.10</text:p>
          </table:table-cell>
          <table:table-cell table:style-name="ce17" table:formula="of:=[.E411]/[.D41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21-36</text:p>
          </table:table-cell>
          <table:table-cell table:style-name="ce8" office:value-type="currency" office:currency="USD" office:value="4221.9" calcext:value-type="currency">
            <text:p>$4,221.90</text:p>
          </table:table-cell>
          <table:table-cell table:style-name="ce64" office:value-type="currency" office:currency="USD" office:value="5614" calcext:value-type="currency">
            <text:p>$5,614.00</text:p>
          </table:table-cell>
          <table:table-cell table:style-name="ce64" table:formula="of:=[.C412]*0.65" office:value-type="currency" office:currency="USD" office:value="3649.1" calcext:value-type="currency">
            <text:p>$3,649.10</text:p>
          </table:table-cell>
          <table:table-cell table:style-name="ce64"/>
          <table:table-cell table:style-name="ce64" table:formula="of:=[.E412]-[.B412]" office:value-type="currency" office:currency="USD" office:value="-4221.9" calcext:value-type="currency">
            <text:p>-$4,221.90</text:p>
          </table:table-cell>
          <table:table-cell table:style-name="ce17" table:formula="of:=[.E412]/[.D41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21-36S</text:p>
          </table:table-cell>
          <table:table-cell table:style-name="ce8" office:value-type="currency" office:currency="USD" office:value="4855.5" calcext:value-type="currency">
            <text:p>$4,855.50</text:p>
          </table:table-cell>
          <table:table-cell table:style-name="ce64" office:value-type="currency" office:currency="USD" office:value="6449" calcext:value-type="currency">
            <text:p>$6,449.00</text:p>
          </table:table-cell>
          <table:table-cell table:style-name="ce64" table:formula="of:=[.C413]*0.65" office:value-type="currency" office:currency="USD" office:value="4191.85" calcext:value-type="currency">
            <text:p>$4,191.85</text:p>
          </table:table-cell>
          <table:table-cell table:style-name="ce64"/>
          <table:table-cell table:style-name="ce64" table:formula="of:=[.E413]-[.B413]" office:value-type="currency" office:currency="USD" office:value="-4855.5" calcext:value-type="currency">
            <text:p>-$4,855.50</text:p>
          </table:table-cell>
          <table:table-cell table:style-name="ce17" table:formula="of:=[.E413]/[.D41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21-48</text:p>
          </table:table-cell>
          <table:table-cell table:style-name="ce8" office:value-type="currency" office:currency="USD" office:value="4630.5" calcext:value-type="currency">
            <text:p>$4,630.50</text:p>
          </table:table-cell>
          <table:table-cell table:style-name="ce64" office:value-type="currency" office:currency="USD" office:value="6152" calcext:value-type="currency">
            <text:p>$6,152.00</text:p>
          </table:table-cell>
          <table:table-cell table:style-name="ce64" table:formula="of:=[.C414]*0.65" office:value-type="currency" office:currency="USD" office:value="3998.8" calcext:value-type="currency">
            <text:p>$3,998.80</text:p>
          </table:table-cell>
          <table:table-cell table:style-name="ce64"/>
          <table:table-cell table:style-name="ce64" table:formula="of:=[.E414]-[.B414]" office:value-type="currency" office:currency="USD" office:value="-4630.5" calcext:value-type="currency">
            <text:p>-$4,630.50</text:p>
          </table:table-cell>
          <table:table-cell table:style-name="ce17" table:formula="of:=[.E414]/[.D41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IBC 21-48S</text:p>
          </table:table-cell>
          <table:table-cell table:style-name="ce8" office:value-type="currency" office:currency="USD" office:value="5325.3" calcext:value-type="currency">
            <text:p>$5,325.30</text:p>
          </table:table-cell>
          <table:table-cell table:style-name="ce64" office:value-type="currency" office:currency="USD" office:value="7067" calcext:value-type="currency">
            <text:p>$7,067.00</text:p>
          </table:table-cell>
          <table:table-cell table:style-name="ce64" table:formula="of:=[.C415]*0.65" office:value-type="currency" office:currency="USD" office:value="4593.55" calcext:value-type="currency">
            <text:p>$4,593.55</text:p>
          </table:table-cell>
          <table:table-cell table:style-name="ce64"/>
          <table:table-cell table:style-name="ce64" table:formula="of:=[.E415]-[.B415]" office:value-type="currency" office:currency="USD" office:value="-5325.3" calcext:value-type="currency">
            <text:p>-$5,325.30</text:p>
          </table:table-cell>
          <table:table-cell table:style-name="ce17" table:formula="of:=[.E415]/[.D41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Jiffy Rail Access Gate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-PG</text:p>
          </table:table-cell>
          <table:table-cell table:style-name="ce8" office:value-type="currency" office:currency="USD" office:value="47.5" calcext:value-type="currency">
            <text:p>$47.50</text:p>
          </table:table-cell>
          <table:table-cell table:style-name="ce64" office:value-type="currency" office:currency="USD" office:value="66" calcext:value-type="currency">
            <text:p>$66.00</text:p>
          </table:table-cell>
          <table:table-cell table:style-name="ce64" table:formula="of:=[.C419]*0.7" office:value-type="currency" office:currency="USD" office:value="46.2" calcext:value-type="currency">
            <text:p>$46.20</text:p>
          </table:table-cell>
          <table:table-cell table:style-name="ce64"/>
          <table:table-cell table:style-name="ce64" table:formula="of:=[.E419]-[.B419]" office:value-type="currency" office:currency="USD" office:value="-47.5" calcext:value-type="currency">
            <text:p>-$47.50</text:p>
          </table:table-cell>
          <table:table-cell table:style-name="ce17" table:formula="of:=[.E419]/[.D41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-PH</text:p>
          </table:table-cell>
          <table:table-cell table:style-name="ce8" office:value-type="currency" office:currency="USD" office:value="53.2" calcext:value-type="currency">
            <text:p>$53.20</text:p>
          </table:table-cell>
          <table:table-cell table:style-name="ce64" office:value-type="currency" office:currency="USD" office:value="66" calcext:value-type="currency">
            <text:p>$66.00</text:p>
          </table:table-cell>
          <table:table-cell table:style-name="ce64" table:formula="of:=[.C420]*0.7" office:value-type="currency" office:currency="USD" office:value="46.2" calcext:value-type="currency">
            <text:p>$46.20</text:p>
          </table:table-cell>
          <table:table-cell table:style-name="ce64"/>
          <table:table-cell table:style-name="ce64" table:formula="of:=[.E420]-[.B420]" office:value-type="currency" office:currency="USD" office:value="-53.2" calcext:value-type="currency">
            <text:p>-$53.20</text:p>
          </table:table-cell>
          <table:table-cell table:style-name="ce17" table:formula="of:=[.E420]/[.D42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-HO</text:p>
          </table:table-cell>
          <table:table-cell table:style-name="ce8" office:value-type="currency" office:currency="USD" office:value="58.9" calcext:value-type="currency">
            <text:p>$58.90</text:p>
          </table:table-cell>
          <table:table-cell table:style-name="ce64" office:value-type="currency" office:currency="USD" office:value="49" calcext:value-type="currency">
            <text:p>$49.00</text:p>
          </table:table-cell>
          <table:table-cell table:style-name="ce64" table:formula="of:=[.C421]*0.7" office:value-type="currency" office:currency="USD" office:value="34.3" calcext:value-type="currency">
            <text:p>$34.30</text:p>
          </table:table-cell>
          <table:table-cell table:style-name="ce64"/>
          <table:table-cell table:style-name="ce64" table:formula="of:=[.E421]-[.B421]" office:value-type="currency" office:currency="USD" office:value="-58.9" calcext:value-type="currency">
            <text:p>-$58.90</text:p>
          </table:table-cell>
          <table:table-cell table:style-name="ce17" table:formula="of:=[.E421]/[.D42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R-TO</text:p>
          </table:table-cell>
          <table:table-cell table:style-name="ce8" office:value-type="currency" office:currency="USD" office:value="45.6" calcext:value-type="currency">
            <text:p>$45.60</text:p>
          </table:table-cell>
          <table:table-cell table:style-name="ce64"/>
          <table:table-cell table:style-name="ce64" table:formula="of:=[.C422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22]-[.B422]" office:value-type="currency" office:currency="USD" office:value="-45.6" calcext:value-type="currency">
            <text:p>-$45.60</text:p>
          </table:table-cell>
          <table:table-cell table:style-name="ce17" table:formula="of:=[.E422]/[.D42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R-C</text:p>
          </table:table-cell>
          <table:table-cell table:style-name="ce8" office:value-type="currency" office:currency="USD" office:value="5.7" calcext:value-type="currency">
            <text:p>$5.70</text:p>
          </table:table-cell>
          <table:table-cell table:style-name="ce64" office:value-type="currency" office:currency="USD" office:value="8" calcext:value-type="currency">
            <text:p>$8.00</text:p>
          </table:table-cell>
          <table:table-cell table:style-name="ce64" table:formula="of:=[.C423]*0.7" office:value-type="currency" office:currency="USD" office:value="5.6" calcext:value-type="currency">
            <text:p>$5.60</text:p>
          </table:table-cell>
          <table:table-cell table:style-name="ce64"/>
          <table:table-cell table:style-name="ce64" table:formula="of:=[.E423]-[.B423]" office:value-type="currency" office:currency="USD" office:value="-5.7" calcext:value-type="currency">
            <text:p>-$5.70</text:p>
          </table:table-cell>
          <table:table-cell table:style-name="ce17" table:formula="of:=[.E423]/[.D42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RE90-1212</text:p>
          </table:table-cell>
          <table:table-cell table:style-name="ce8" office:value-type="currency" office:currency="USD" office:value="20.9" calcext:value-type="currency">
            <text:p>$20.90</text:p>
          </table:table-cell>
          <table:table-cell table:style-name="ce64"/>
          <table:table-cell table:style-name="ce64" table:formula="of:=[.C424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24]-[.B424]" office:value-type="currency" office:currency="USD" office:value="-20.9" calcext:value-type="currency">
            <text:p>-$20.90</text:p>
          </table:table-cell>
          <table:table-cell table:style-name="ce17" table:formula="of:=[.E424]/[.D42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RE90-3648</text:p>
          </table:table-cell>
          <table:table-cell table:style-name="ce8" office:value-type="currency" office:currency="USD" office:value="35.2" calcext:value-type="currency">
            <text:p>$35.20</text:p>
          </table:table-cell>
          <table:table-cell table:style-name="ce64"/>
          <table:table-cell table:style-name="ce64" table:formula="of:=[.C425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25]-[.B425]" office:value-type="currency" office:currency="USD" office:value="-35.2" calcext:value-type="currency">
            <text:p>-$35.20</text:p>
          </table:table-cell>
          <table:table-cell table:style-name="ce17" table:formula="of:=[.E425]/[.D42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NO1</text:p>
          </table:table-cell>
          <table:table-cell table:style-name="ce8" office:value-type="currency" office:currency="USD" office:value="4.8" calcext:value-type="currency">
            <text:p>$4.80</text:p>
          </table:table-cell>
          <table:table-cell table:style-name="ce64"/>
          <table:table-cell table:style-name="ce64" table:formula="of:=[.C426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26]-[.B426]" office:value-type="currency" office:currency="USD" office:value="-4.8" calcext:value-type="currency">
            <text:p>-$4.80</text:p>
          </table:table-cell>
          <table:table-cell table:style-name="ce17" table:formula="of:=[.E426]/[.D42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NO2</text:p>
          </table:table-cell>
          <table:table-cell table:style-name="ce8" office:value-type="currency" office:currency="USD" office:value="4.8" calcext:value-type="currency">
            <text:p>$4.80</text:p>
          </table:table-cell>
          <table:table-cell table:style-name="ce64"/>
          <table:table-cell table:style-name="ce64" table:formula="of:=[.C427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27]-[.B427]" office:value-type="currency" office:currency="USD" office:value="-4.8" calcext:value-type="currency">
            <text:p>-$4.80</text:p>
          </table:table-cell>
          <table:table-cell table:style-name="ce17" table:formula="of:=[.E427]/[.D42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NO3</text:p>
          </table:table-cell>
          <table:table-cell table:style-name="ce8" office:value-type="currency" office:currency="USD" office:value="11.4" calcext:value-type="currency">
            <text:p>$11.40</text:p>
          </table:table-cell>
          <table:table-cell table:style-name="ce64"/>
          <table:table-cell table:style-name="ce64" table:formula="of:=[.C428]*0.7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28]-[.B428]" office:value-type="currency" office:currency="USD" office:value="-11.4" calcext:value-type="currency">
            <text:p>-$11.40</text:p>
          </table:table-cell>
          <table:table-cell table:style-name="ce17" table:formula="of:=[.E428]/[.D42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17">
          <table:table-cell table:style-name="ce2" office:value-type="string" calcext:value-type="string">
            <text:p>Knockdown JiffyTowe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-3648-AD</text:p>
          </table:table-cell>
          <table:table-cell table:style-name="ce8" office:value-type="currency" office:currency="USD" office:value="1457.1" calcext:value-type="currency">
            <text:p>$1,457.10</text:p>
          </table:table-cell>
          <table:table-cell table:style-name="ce64" office:value-type="currency" office:currency="USD" office:value="1921" calcext:value-type="currency">
            <text:p>$1,921.00</text:p>
          </table:table-cell>
          <table:table-cell table:style-name="ce64" table:formula="of:=[.C432]*0.65" office:value-type="currency" office:currency="USD" office:value="1248.65" calcext:value-type="currency">
            <text:p>$1,248.65</text:p>
          </table:table-cell>
          <table:table-cell table:style-name="ce64"/>
          <table:table-cell table:style-name="ce64" table:formula="of:=[.E432]-[.B432]" office:value-type="currency" office:currency="USD" office:value="-1457.1" calcext:value-type="currency">
            <text:p>-$1,457.10</text:p>
          </table:table-cell>
          <table:table-cell table:style-name="ce17" table:formula="of:=[.E432]/[.D43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3648-AS</text:p>
          </table:table-cell>
          <table:table-cell table:style-name="ce8" office:value-type="currency" office:currency="USD" office:value="1675.8" calcext:value-type="currency">
            <text:p>$1,675.80</text:p>
          </table:table-cell>
          <table:table-cell table:style-name="ce64" office:value-type="currency" office:currency="USD" office:value="2210" calcext:value-type="currency">
            <text:p>$2,210.00</text:p>
          </table:table-cell>
          <table:table-cell table:style-name="ce64" table:formula="of:=[.C433]*0.65" office:value-type="currency" office:currency="USD" office:value="1436.5" calcext:value-type="currency">
            <text:p>$1,436.50</text:p>
          </table:table-cell>
          <table:table-cell table:style-name="ce64"/>
          <table:table-cell table:style-name="ce64" table:formula="of:=[.E433]-[.B433]" office:value-type="currency" office:currency="USD" office:value="-1675.8" calcext:value-type="currency">
            <text:p>-$1,675.80</text:p>
          </table:table-cell>
          <table:table-cell table:style-name="ce17" table:formula="of:=[.E433]/[.D43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3654D</text:p>
          </table:table-cell>
          <table:table-cell table:style-name="ce8" office:value-type="currency" office:currency="USD" office:value="1522.8" calcext:value-type="currency">
            <text:p>$1,522.80</text:p>
          </table:table-cell>
          <table:table-cell table:style-name="ce64" office:value-type="currency" office:currency="USD" office:value="2006" calcext:value-type="currency">
            <text:p>$2,006.00</text:p>
          </table:table-cell>
          <table:table-cell table:style-name="ce64" table:formula="of:=[.C434]*0.65" office:value-type="currency" office:currency="USD" office:value="1303.9" calcext:value-type="currency">
            <text:p>$1,303.90</text:p>
          </table:table-cell>
          <table:table-cell table:style-name="ce64"/>
          <table:table-cell table:style-name="ce64" table:formula="of:=[.E434]-[.B434]" office:value-type="currency" office:currency="USD" office:value="-1522.8" calcext:value-type="currency">
            <text:p>-$1,522.80</text:p>
          </table:table-cell>
          <table:table-cell table:style-name="ce17" table:formula="of:=[.E434]/[.D43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3654S</text:p>
          </table:table-cell>
          <table:table-cell table:style-name="ce8" office:value-type="currency" office:currency="USD" office:value="1751.4" calcext:value-type="currency">
            <text:p>$1,751.40</text:p>
          </table:table-cell>
          <table:table-cell table:style-name="ce64" office:value-type="currency" office:currency="USD" office:value="2308" calcext:value-type="currency">
            <text:p>$2,308.00</text:p>
          </table:table-cell>
          <table:table-cell table:style-name="ce64" table:formula="of:=[.C435]*0.65" office:value-type="currency" office:currency="USD" office:value="1500.2" calcext:value-type="currency">
            <text:p>$1,500.20</text:p>
          </table:table-cell>
          <table:table-cell table:style-name="ce64"/>
          <table:table-cell table:style-name="ce64" table:formula="of:=[.E435]-[.B435]" office:value-type="currency" office:currency="USD" office:value="-1751.4" calcext:value-type="currency">
            <text:p>-$1,751.40</text:p>
          </table:table-cell>
          <table:table-cell table:style-name="ce17" table:formula="of:=[.E435]/[.D43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3660-BD</text:p>
          </table:table-cell>
          <table:table-cell table:style-name="ce8" office:value-type="currency" office:currency="USD" office:value="1610.1" calcext:value-type="currency">
            <text:p>$1,610.10</text:p>
          </table:table-cell>
          <table:table-cell table:style-name="ce64" office:value-type="currency" office:currency="USD" office:value="2123" calcext:value-type="currency">
            <text:p>$2,123.00</text:p>
          </table:table-cell>
          <table:table-cell table:style-name="ce64" table:formula="of:=[.C436]*0.65" office:value-type="currency" office:currency="USD" office:value="1379.95" calcext:value-type="currency">
            <text:p>$1,379.95</text:p>
          </table:table-cell>
          <table:table-cell table:style-name="ce64"/>
          <table:table-cell table:style-name="ce64" table:formula="of:=[.E436]-[.B436]" office:value-type="currency" office:currency="USD" office:value="-1610.1" calcext:value-type="currency">
            <text:p>-$1,610.10</text:p>
          </table:table-cell>
          <table:table-cell table:style-name="ce17" table:formula="of:=[.E436]/[.D43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3660-BS</text:p>
          </table:table-cell>
          <table:table-cell table:style-name="ce8" office:value-type="currency" office:currency="USD" office:value="1851.3" calcext:value-type="currency">
            <text:p>$1,851.30</text:p>
          </table:table-cell>
          <table:table-cell table:style-name="ce64" office:value-type="currency" office:currency="USD" office:value="2442" calcext:value-type="currency">
            <text:p>$2,442.00</text:p>
          </table:table-cell>
          <table:table-cell table:style-name="ce64" table:formula="of:=[.C437]*0.65" office:value-type="currency" office:currency="USD" office:value="1587.3" calcext:value-type="currency">
            <text:p>$1,587.30</text:p>
          </table:table-cell>
          <table:table-cell table:style-name="ce64"/>
          <table:table-cell table:style-name="ce64" table:formula="of:=[.E437]-[.B437]" office:value-type="currency" office:currency="USD" office:value="-1851.3" calcext:value-type="currency">
            <text:p>-$1,851.30</text:p>
          </table:table-cell>
          <table:table-cell table:style-name="ce17" table:formula="of:=[.E437]/[.D43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248D</text:p>
          </table:table-cell>
          <table:table-cell table:style-name="ce8" office:value-type="currency" office:currency="USD" office:value="1545.3" calcext:value-type="currency">
            <text:p>$1,545.30</text:p>
          </table:table-cell>
          <table:table-cell table:style-name="ce64" office:value-type="currency" office:currency="USD" office:value="2036" calcext:value-type="currency">
            <text:p>$2,036.00</text:p>
          </table:table-cell>
          <table:table-cell table:style-name="ce64" table:formula="of:=[.C438]*0.65" office:value-type="currency" office:currency="USD" office:value="1323.4" calcext:value-type="currency">
            <text:p>$1,323.40</text:p>
          </table:table-cell>
          <table:table-cell table:style-name="ce64"/>
          <table:table-cell table:style-name="ce64" table:formula="of:=[.E438]-[.B438]" office:value-type="currency" office:currency="USD" office:value="-1545.3" calcext:value-type="currency">
            <text:p>-$1,545.30</text:p>
          </table:table-cell>
          <table:table-cell table:style-name="ce17" table:formula="of:=[.E438]/[.D43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248S</text:p>
          </table:table-cell>
          <table:table-cell table:style-name="ce8" office:value-type="currency" office:currency="USD" office:value="1777.5" calcext:value-type="currency">
            <text:p>$1,777.50</text:p>
          </table:table-cell>
          <table:table-cell table:style-name="ce64" office:value-type="currency" office:currency="USD" office:value="2343" calcext:value-type="currency">
            <text:p>$2,343.00</text:p>
          </table:table-cell>
          <table:table-cell table:style-name="ce64" table:formula="of:=[.C439]*0.65" office:value-type="currency" office:currency="USD" office:value="1522.95" calcext:value-type="currency">
            <text:p>$1,522.95</text:p>
          </table:table-cell>
          <table:table-cell table:style-name="ce64"/>
          <table:table-cell table:style-name="ce64" table:formula="of:=[.E439]-[.B439]" office:value-type="currency" office:currency="USD" office:value="-1777.5" calcext:value-type="currency">
            <text:p>-$1,777.50</text:p>
          </table:table-cell>
          <table:table-cell table:style-name="ce17" table:formula="of:=[.E439]/[.D43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254D</text:p>
          </table:table-cell>
          <table:table-cell table:style-name="ce8" office:value-type="currency" office:currency="USD" office:value="1610.1" calcext:value-type="currency">
            <text:p>$1,610.10</text:p>
          </table:table-cell>
          <table:table-cell table:style-name="ce64" office:value-type="currency" office:currency="USD" office:value="2123" calcext:value-type="currency">
            <text:p>$2,123.00</text:p>
          </table:table-cell>
          <table:table-cell table:style-name="ce64" table:formula="of:=[.C440]*0.65" office:value-type="currency" office:currency="USD" office:value="1379.95" calcext:value-type="currency">
            <text:p>$1,379.95</text:p>
          </table:table-cell>
          <table:table-cell table:style-name="ce64"/>
          <table:table-cell table:style-name="ce64" table:formula="of:=[.E440]-[.B440]" office:value-type="currency" office:currency="USD" office:value="-1610.1" calcext:value-type="currency">
            <text:p>-$1,610.10</text:p>
          </table:table-cell>
          <table:table-cell table:style-name="ce17" table:formula="of:=[.E440]/[.D44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254S</text:p>
          </table:table-cell>
          <table:table-cell table:style-name="ce8" office:value-type="currency" office:currency="USD" office:value="1851.3" calcext:value-type="currency">
            <text:p>$1,851.30</text:p>
          </table:table-cell>
          <table:table-cell table:style-name="ce64" office:value-type="currency" office:currency="USD" office:value="2442" calcext:value-type="currency">
            <text:p>$2,442.00</text:p>
          </table:table-cell>
          <table:table-cell table:style-name="ce64" table:formula="of:=[.C441]*0.65" office:value-type="currency" office:currency="USD" office:value="1587.3" calcext:value-type="currency">
            <text:p>$1,587.30</text:p>
          </table:table-cell>
          <table:table-cell table:style-name="ce64"/>
          <table:table-cell table:style-name="ce64" table:formula="of:=[.E441]-[.B441]" office:value-type="currency" office:currency="USD" office:value="-1851.3" calcext:value-type="currency">
            <text:p>-$1,851.30</text:p>
          </table:table-cell>
          <table:table-cell table:style-name="ce17" table:formula="of:=[.E441]/[.D44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260D</text:p>
          </table:table-cell>
          <table:table-cell table:style-name="ce8" office:value-type="currency" office:currency="USD" office:value="1701.9" calcext:value-type="currency">
            <text:p>$1,701.90</text:p>
          </table:table-cell>
          <table:table-cell table:style-name="ce64" office:value-type="currency" office:currency="USD" office:value="2243" calcext:value-type="currency">
            <text:p>$2,243.00</text:p>
          </table:table-cell>
          <table:table-cell table:style-name="ce64" table:formula="of:=[.C442]*0.65" office:value-type="currency" office:currency="USD" office:value="1457.95" calcext:value-type="currency">
            <text:p>$1,457.95</text:p>
          </table:table-cell>
          <table:table-cell table:style-name="ce64"/>
          <table:table-cell table:style-name="ce64" table:formula="of:=[.E442]-[.B442]" office:value-type="currency" office:currency="USD" office:value="-1701.9" calcext:value-type="currency">
            <text:p>-$1,701.90</text:p>
          </table:table-cell>
          <table:table-cell table:style-name="ce17" table:formula="of:=[.E442]/[.D44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260S</text:p>
          </table:table-cell>
          <table:table-cell table:style-name="ce8" office:value-type="currency" office:currency="USD" office:value="1957.5" calcext:value-type="currency">
            <text:p>$1,957.50</text:p>
          </table:table-cell>
          <table:table-cell table:style-name="ce64" office:value-type="currency" office:currency="USD" office:value="2581" calcext:value-type="currency">
            <text:p>$2,581.00</text:p>
          </table:table-cell>
          <table:table-cell table:style-name="ce64" table:formula="of:=[.C443]*0.65" office:value-type="currency" office:currency="USD" office:value="1677.65" calcext:value-type="currency">
            <text:p>$1,677.65</text:p>
          </table:table-cell>
          <table:table-cell table:style-name="ce64"/>
          <table:table-cell table:style-name="ce64" table:formula="of:=[.E443]-[.B443]" office:value-type="currency" office:currency="USD" office:value="-1957.5" calcext:value-type="currency">
            <text:p>-$1,957.50</text:p>
          </table:table-cell>
          <table:table-cell table:style-name="ce17" table:formula="of:=[.E443]/[.D44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848D</text:p>
          </table:table-cell>
          <table:table-cell table:style-name="ce8" office:value-type="currency" office:currency="USD" office:value="1625.4" calcext:value-type="currency">
            <text:p>$1,625.40</text:p>
          </table:table-cell>
          <table:table-cell table:style-name="ce64" office:value-type="currency" office:currency="USD" office:value="2143" calcext:value-type="currency">
            <text:p>$2,143.00</text:p>
          </table:table-cell>
          <table:table-cell table:style-name="ce64" table:formula="of:=[.C444]*0.65" office:value-type="currency" office:currency="USD" office:value="1392.95" calcext:value-type="currency">
            <text:p>$1,392.95</text:p>
          </table:table-cell>
          <table:table-cell table:style-name="ce64"/>
          <table:table-cell table:style-name="ce64" table:formula="of:=[.E444]-[.B444]" office:value-type="currency" office:currency="USD" office:value="-1625.4" calcext:value-type="currency">
            <text:p>-$1,625.40</text:p>
          </table:table-cell>
          <table:table-cell table:style-name="ce17" table:formula="of:=[.E444]/[.D44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848S</text:p>
          </table:table-cell>
          <table:table-cell table:style-name="ce8" office:value-type="currency" office:currency="USD" office:value="1869.3" calcext:value-type="currency">
            <text:p>$1,869.30</text:p>
          </table:table-cell>
          <table:table-cell table:style-name="ce64" office:value-type="currency" office:currency="USD" office:value="2465" calcext:value-type="currency">
            <text:p>$2,465.00</text:p>
          </table:table-cell>
          <table:table-cell table:style-name="ce64" table:formula="of:=[.C445]*0.65" office:value-type="currency" office:currency="USD" office:value="1602.25" calcext:value-type="currency">
            <text:p>$1,602.25</text:p>
          </table:table-cell>
          <table:table-cell table:style-name="ce64"/>
          <table:table-cell table:style-name="ce64" table:formula="of:=[.E445]-[.B445]" office:value-type="currency" office:currency="USD" office:value="-1869.3" calcext:value-type="currency">
            <text:p>-$1,869.30</text:p>
          </table:table-cell>
          <table:table-cell table:style-name="ce17" table:formula="of:=[.E445]/[.D44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854D</text:p>
          </table:table-cell>
          <table:table-cell table:style-name="ce8" office:value-type="currency" office:currency="USD" office:value="1694.7" calcext:value-type="currency">
            <text:p>$1,694.70</text:p>
          </table:table-cell>
          <table:table-cell table:style-name="ce64" office:value-type="currency" office:currency="USD" office:value="2234" calcext:value-type="currency">
            <text:p>$2,234.00</text:p>
          </table:table-cell>
          <table:table-cell table:style-name="ce64" table:formula="of:=[.C446]*0.65" office:value-type="currency" office:currency="USD" office:value="1452.1" calcext:value-type="currency">
            <text:p>$1,452.10</text:p>
          </table:table-cell>
          <table:table-cell table:style-name="ce64"/>
          <table:table-cell table:style-name="ce64" table:formula="of:=[.E446]-[.B446]" office:value-type="currency" office:currency="USD" office:value="-1694.7" calcext:value-type="currency">
            <text:p>-$1,694.70</text:p>
          </table:table-cell>
          <table:table-cell table:style-name="ce17" table:formula="of:=[.E446]/[.D44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854S</text:p>
          </table:table-cell>
          <table:table-cell table:style-name="ce8" office:value-type="currency" office:currency="USD" office:value="1948.5" calcext:value-type="currency">
            <text:p>$1,948.50</text:p>
          </table:table-cell>
          <table:table-cell table:style-name="ce64" office:value-type="currency" office:currency="USD" office:value="2569" calcext:value-type="currency">
            <text:p>$2,569.00</text:p>
          </table:table-cell>
          <table:table-cell table:style-name="ce64" table:formula="of:=[.C447]*0.65" office:value-type="currency" office:currency="USD" office:value="1669.85" calcext:value-type="currency">
            <text:p>$1,669.85</text:p>
          </table:table-cell>
          <table:table-cell table:style-name="ce64"/>
          <table:table-cell table:style-name="ce64" table:formula="of:=[.E447]-[.B447]" office:value-type="currency" office:currency="USD" office:value="-1948.5" calcext:value-type="currency">
            <text:p>-$1,948.50</text:p>
          </table:table-cell>
          <table:table-cell table:style-name="ce17" table:formula="of:=[.E447]/[.D44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860D</text:p>
          </table:table-cell>
          <table:table-cell table:style-name="ce8" office:value-type="currency" office:currency="USD" office:value="1801.8" calcext:value-type="currency">
            <text:p>$1,801.80</text:p>
          </table:table-cell>
          <table:table-cell table:style-name="ce64" office:value-type="currency" office:currency="USD" office:value="2375" calcext:value-type="currency">
            <text:p>$2,375.00</text:p>
          </table:table-cell>
          <table:table-cell table:style-name="ce64" table:formula="of:=[.C448]*0.65" office:value-type="currency" office:currency="USD" office:value="1543.75" calcext:value-type="currency">
            <text:p>$1,543.75</text:p>
          </table:table-cell>
          <table:table-cell table:style-name="ce64"/>
          <table:table-cell table:style-name="ce64" table:formula="of:=[.E448]-[.B448]" office:value-type="currency" office:currency="USD" office:value="-1801.8" calcext:value-type="currency">
            <text:p>-$1,801.80</text:p>
          </table:table-cell>
          <table:table-cell table:style-name="ce17" table:formula="of:=[.E448]/[.D44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4860S</text:p>
          </table:table-cell>
          <table:table-cell table:style-name="ce8" office:value-type="currency" office:currency="USD" office:value="2071.8" calcext:value-type="currency">
            <text:p>$2,071.80</text:p>
          </table:table-cell>
          <table:table-cell table:style-name="ce64" office:value-type="currency" office:currency="USD" office:value="2732" calcext:value-type="currency">
            <text:p>$2,732.00</text:p>
          </table:table-cell>
          <table:table-cell table:style-name="ce64" table:formula="of:=[.C449]*0.65" office:value-type="currency" office:currency="USD" office:value="1775.8" calcext:value-type="currency">
            <text:p>$1,775.80</text:p>
          </table:table-cell>
          <table:table-cell table:style-name="ce64"/>
          <table:table-cell table:style-name="ce64" table:formula="of:=[.E449]-[.B449]" office:value-type="currency" office:currency="USD" office:value="-2071.8" calcext:value-type="currency">
            <text:p>-$2,071.80</text:p>
          </table:table-cell>
          <table:table-cell table:style-name="ce17" table:formula="of:=[.E449]/[.D44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6060D</text:p>
          </table:table-cell>
          <table:table-cell table:style-name="ce8" office:value-type="currency" office:currency="USD" office:value="1989" calcext:value-type="currency">
            <text:p>$1,989.00</text:p>
          </table:table-cell>
          <table:table-cell table:style-name="ce64" office:value-type="currency" office:currency="USD" office:value="2621" calcext:value-type="currency">
            <text:p>$2,621.00</text:p>
          </table:table-cell>
          <table:table-cell table:style-name="ce64" table:formula="of:=[.C450]*0.65" office:value-type="currency" office:currency="USD" office:value="1703.65" calcext:value-type="currency">
            <text:p>$1,703.65</text:p>
          </table:table-cell>
          <table:table-cell table:style-name="ce64"/>
          <table:table-cell table:style-name="ce64" table:formula="of:=[.E450]-[.B450]" office:value-type="currency" office:currency="USD" office:value="-1989" calcext:value-type="currency">
            <text:p>-$1,989.00</text:p>
          </table:table-cell>
          <table:table-cell table:style-name="ce17" table:formula="of:=[.E450]/[.D45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-6060S</text:p>
          </table:table-cell>
          <table:table-cell table:style-name="ce8" office:value-type="currency" office:currency="USD" office:value="2287.8" calcext:value-type="currency">
            <text:p>$2,287.80</text:p>
          </table:table-cell>
          <table:table-cell table:style-name="ce64" office:value-type="currency" office:currency="USD" office:value="3014" calcext:value-type="currency">
            <text:p>$3,014.00</text:p>
          </table:table-cell>
          <table:table-cell table:style-name="ce64" table:formula="of:=[.C451]*0.65" office:value-type="currency" office:currency="USD" office:value="1959.1" calcext:value-type="currency">
            <text:p>$1,959.10</text:p>
          </table:table-cell>
          <table:table-cell table:style-name="ce64"/>
          <table:table-cell table:style-name="ce64" table:formula="of:=[.E451]-[.B451]" office:value-type="currency" office:currency="USD" office:value="-2287.8" calcext:value-type="currency">
            <text:p>-$2,287.80</text:p>
          </table:table-cell>
          <table:table-cell table:style-name="ce17" table:formula="of:=[.E451]/[.D45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Machine Stands - Standard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S112</text:p>
          </table:table-cell>
          <table:table-cell table:style-name="ce8" office:value-type="currency" office:currency="USD" office:value="221.4" calcext:value-type="currency">
            <text:p>$221.40</text:p>
          </table:table-cell>
          <table:table-cell table:style-name="ce64" office:value-type="currency" office:currency="USD" office:value="292" calcext:value-type="currency">
            <text:p>$292.00</text:p>
          </table:table-cell>
          <table:table-cell table:style-name="ce64" table:formula="of:=[.C455]*0.6" office:value-type="currency" office:currency="USD" office:value="175.2" calcext:value-type="currency">
            <text:p>$175.20</text:p>
          </table:table-cell>
          <table:table-cell table:style-name="ce64"/>
          <table:table-cell table:style-name="ce64" table:formula="of:=[.E455]-[.B455]" office:value-type="currency" office:currency="USD" office:value="-221.4" calcext:value-type="currency">
            <text:p>-$221.40</text:p>
          </table:table-cell>
          <table:table-cell table:style-name="ce17" table:formula="of:=[.E455]/[.D45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124</text:p>
          </table:table-cell>
          <table:table-cell table:style-name="ce8" office:value-type="currency" office:currency="USD" office:value="346.5" calcext:value-type="currency">
            <text:p>$346.50</text:p>
          </table:table-cell>
          <table:table-cell table:style-name="ce64" office:value-type="currency" office:currency="USD" office:value="457" calcext:value-type="currency">
            <text:p>$457.00</text:p>
          </table:table-cell>
          <table:table-cell table:style-name="ce64" table:formula="of:=[.C456]*0.6" office:value-type="currency" office:currency="USD" office:value="274.2" calcext:value-type="currency">
            <text:p>$274.20</text:p>
          </table:table-cell>
          <table:table-cell table:style-name="ce64"/>
          <table:table-cell table:style-name="ce64" table:formula="of:=[.E456]-[.B456]" office:value-type="currency" office:currency="USD" office:value="-346.5" calcext:value-type="currency">
            <text:p>-$346.50</text:p>
          </table:table-cell>
          <table:table-cell table:style-name="ce17" table:formula="of:=[.E456]/[.D45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136</text:p>
          </table:table-cell>
          <table:table-cell table:style-name="ce8" office:value-type="currency" office:currency="USD" office:value="468.9" calcext:value-type="currency">
            <text:p>$468.90</text:p>
          </table:table-cell>
          <table:table-cell table:style-name="ce64" office:value-type="currency" office:currency="USD" office:value="617" calcext:value-type="currency">
            <text:p>$617.00</text:p>
          </table:table-cell>
          <table:table-cell table:style-name="ce64" table:formula="of:=[.C457]*0.6" office:value-type="currency" office:currency="USD" office:value="370.2" calcext:value-type="currency">
            <text:p>$370.20</text:p>
          </table:table-cell>
          <table:table-cell table:style-name="ce64"/>
          <table:table-cell table:style-name="ce64" table:formula="of:=[.E457]-[.B457]" office:value-type="currency" office:currency="USD" office:value="-468.9" calcext:value-type="currency">
            <text:p>-$468.90</text:p>
          </table:table-cell>
          <table:table-cell table:style-name="ce17" table:formula="of:=[.E457]/[.D45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148</text:p>
          </table:table-cell>
          <table:table-cell table:style-name="ce8" office:value-type="currency" office:currency="USD" office:value="594" calcext:value-type="currency">
            <text:p>$594.00</text:p>
          </table:table-cell>
          <table:table-cell table:style-name="ce64" office:value-type="currency" office:currency="USD" office:value="783" calcext:value-type="currency">
            <text:p>$783.00</text:p>
          </table:table-cell>
          <table:table-cell table:style-name="ce64" table:formula="of:=[.C458]*0.6" office:value-type="currency" office:currency="USD" office:value="469.8" calcext:value-type="currency">
            <text:p>$469.80</text:p>
          </table:table-cell>
          <table:table-cell table:style-name="ce64"/>
          <table:table-cell table:style-name="ce64" table:formula="of:=[.E458]-[.B458]" office:value-type="currency" office:currency="USD" office:value="-594" calcext:value-type="currency">
            <text:p>-$594.00</text:p>
          </table:table-cell>
          <table:table-cell table:style-name="ce17" table:formula="of:=[.E458]/[.D45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212</text:p>
          </table:table-cell>
          <table:table-cell table:style-name="ce8" office:value-type="currency" office:currency="USD" office:value="310.5" calcext:value-type="currency">
            <text:p>$310.50</text:p>
          </table:table-cell>
          <table:table-cell table:style-name="ce64" office:value-type="currency" office:currency="USD" office:value="409" calcext:value-type="currency">
            <text:p>$409.00</text:p>
          </table:table-cell>
          <table:table-cell table:style-name="ce64" table:formula="of:=[.C459]*0.6" office:value-type="currency" office:currency="USD" office:value="245.4" calcext:value-type="currency">
            <text:p>$245.40</text:p>
          </table:table-cell>
          <table:table-cell table:style-name="ce64"/>
          <table:table-cell table:style-name="ce64" table:formula="of:=[.E459]-[.B459]" office:value-type="currency" office:currency="USD" office:value="-310.5" calcext:value-type="currency">
            <text:p>-$310.50</text:p>
          </table:table-cell>
          <table:table-cell table:style-name="ce17" table:formula="of:=[.E459]/[.D45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224</text:p>
          </table:table-cell>
          <table:table-cell table:style-name="ce8" office:value-type="currency" office:currency="USD" office:value="430.2" calcext:value-type="currency">
            <text:p>$430.20</text:p>
          </table:table-cell>
          <table:table-cell table:style-name="ce64" office:value-type="currency" office:currency="USD" office:value="567" calcext:value-type="currency">
            <text:p>$567.00</text:p>
          </table:table-cell>
          <table:table-cell table:style-name="ce64" table:formula="of:=[.C460]*0.6" office:value-type="currency" office:currency="USD" office:value="340.2" calcext:value-type="currency">
            <text:p>$340.20</text:p>
          </table:table-cell>
          <table:table-cell table:style-name="ce64"/>
          <table:table-cell table:style-name="ce64" table:formula="of:=[.E460]-[.B460]" office:value-type="currency" office:currency="USD" office:value="-430.2" calcext:value-type="currency">
            <text:p>-$430.20</text:p>
          </table:table-cell>
          <table:table-cell table:style-name="ce17" table:formula="of:=[.E460]/[.D46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236</text:p>
          </table:table-cell>
          <table:table-cell table:style-name="ce8" office:value-type="currency" office:currency="USD" office:value="554.4" calcext:value-type="currency">
            <text:p>$554.40</text:p>
          </table:table-cell>
          <table:table-cell table:style-name="ce64" office:value-type="currency" office:currency="USD" office:value="731" calcext:value-type="currency">
            <text:p>$731.00</text:p>
          </table:table-cell>
          <table:table-cell table:style-name="ce64" table:formula="of:=[.C461]*0.6" office:value-type="currency" office:currency="USD" office:value="438.6" calcext:value-type="currency">
            <text:p>$438.60</text:p>
          </table:table-cell>
          <table:table-cell table:style-name="ce64"/>
          <table:table-cell table:style-name="ce64" table:formula="of:=[.E461]-[.B461]" office:value-type="currency" office:currency="USD" office:value="-554.4" calcext:value-type="currency">
            <text:p>-$554.40</text:p>
          </table:table-cell>
          <table:table-cell table:style-name="ce17" table:formula="of:=[.E461]/[.D46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248</text:p>
          </table:table-cell>
          <table:table-cell table:style-name="ce8" office:value-type="currency" office:currency="USD" office:value="675" calcext:value-type="currency">
            <text:p>$675.00</text:p>
          </table:table-cell>
          <table:table-cell table:style-name="ce64" office:value-type="currency" office:currency="USD" office:value="891" calcext:value-type="currency">
            <text:p>$891.00</text:p>
          </table:table-cell>
          <table:table-cell table:style-name="ce64" table:formula="of:=[.C462]*0.6" office:value-type="currency" office:currency="USD" office:value="534.6" calcext:value-type="currency">
            <text:p>$534.60</text:p>
          </table:table-cell>
          <table:table-cell table:style-name="ce64"/>
          <table:table-cell table:style-name="ce64" table:formula="of:=[.E462]-[.B462]" office:value-type="currency" office:currency="USD" office:value="-675" calcext:value-type="currency">
            <text:p>-$675.00</text:p>
          </table:table-cell>
          <table:table-cell table:style-name="ce17" table:formula="of:=[.E462]/[.D46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312</text:p>
          </table:table-cell>
          <table:table-cell table:style-name="ce8" office:value-type="currency" office:currency="USD" office:value="415.8" calcext:value-type="currency">
            <text:p>$415.80</text:p>
          </table:table-cell>
          <table:table-cell table:style-name="ce64" office:value-type="currency" office:currency="USD" office:value="548" calcext:value-type="currency">
            <text:p>$548.00</text:p>
          </table:table-cell>
          <table:table-cell table:style-name="ce64" table:formula="of:=[.C463]*0.6" office:value-type="currency" office:currency="USD" office:value="328.8" calcext:value-type="currency">
            <text:p>$328.80</text:p>
          </table:table-cell>
          <table:table-cell table:style-name="ce64"/>
          <table:table-cell table:style-name="ce64" table:formula="of:=[.E463]-[.B463]" office:value-type="currency" office:currency="USD" office:value="-415.8" calcext:value-type="currency">
            <text:p>-$415.80</text:p>
          </table:table-cell>
          <table:table-cell table:style-name="ce17" table:formula="of:=[.E463]/[.D46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324</text:p>
          </table:table-cell>
          <table:table-cell table:style-name="ce8" office:value-type="currency" office:currency="USD" office:value="538.2" calcext:value-type="currency">
            <text:p>$538.20</text:p>
          </table:table-cell>
          <table:table-cell table:style-name="ce64" office:value-type="currency" office:currency="USD" office:value="709" calcext:value-type="currency">
            <text:p>$709.00</text:p>
          </table:table-cell>
          <table:table-cell table:style-name="ce64" table:formula="of:=[.C464]*0.6" office:value-type="currency" office:currency="USD" office:value="425.4" calcext:value-type="currency">
            <text:p>$425.40</text:p>
          </table:table-cell>
          <table:table-cell table:style-name="ce64"/>
          <table:table-cell table:style-name="ce64" table:formula="of:=[.E464]-[.B464]" office:value-type="currency" office:currency="USD" office:value="-538.2" calcext:value-type="currency">
            <text:p>-$538.20</text:p>
          </table:table-cell>
          <table:table-cell table:style-name="ce17" table:formula="of:=[.E464]/[.D46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336</text:p>
          </table:table-cell>
          <table:table-cell table:style-name="ce8" office:value-type="currency" office:currency="USD" office:value="659.7" calcext:value-type="currency">
            <text:p>$659.70</text:p>
          </table:table-cell>
          <table:table-cell table:style-name="ce64" office:value-type="currency" office:currency="USD" office:value="870" calcext:value-type="currency">
            <text:p>$870.00</text:p>
          </table:table-cell>
          <table:table-cell table:style-name="ce64" table:formula="of:=[.C465]*0.6" office:value-type="currency" office:currency="USD" office:value="522" calcext:value-type="currency">
            <text:p>$522.00</text:p>
          </table:table-cell>
          <table:table-cell table:style-name="ce64"/>
          <table:table-cell table:style-name="ce64" table:formula="of:=[.E465]-[.B465]" office:value-type="currency" office:currency="USD" office:value="-659.7" calcext:value-type="currency">
            <text:p>-$659.70</text:p>
          </table:table-cell>
          <table:table-cell table:style-name="ce17" table:formula="of:=[.E465]/[.D46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348</text:p>
          </table:table-cell>
          <table:table-cell table:style-name="ce8" office:value-type="currency" office:currency="USD" office:value="781.2" calcext:value-type="currency">
            <text:p>$781.20</text:p>
          </table:table-cell>
          <table:table-cell table:style-name="ce64" office:value-type="currency" office:currency="USD" office:value="1030" calcext:value-type="currency">
            <text:p>$1,030.00</text:p>
          </table:table-cell>
          <table:table-cell table:style-name="ce64" table:formula="of:=[.C466]*0.6" office:value-type="currency" office:currency="USD" office:value="618" calcext:value-type="currency">
            <text:p>$618.00</text:p>
          </table:table-cell>
          <table:table-cell table:style-name="ce64"/>
          <table:table-cell table:style-name="ce64" table:formula="of:=[.E466]-[.B466]" office:value-type="currency" office:currency="USD" office:value="-781.2" calcext:value-type="currency">
            <text:p>-$781.20</text:p>
          </table:table-cell>
          <table:table-cell table:style-name="ce17" table:formula="of:=[.E466]/[.D46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Pivot Gate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IVOT</text:p>
          </table:table-cell>
          <table:table-cell table:style-name="ce8" office:value-type="currency" office:currency="USD" office:value="609" calcext:value-type="currency">
            <text:p>$609.00</text:p>
          </table:table-cell>
          <table:table-cell table:style-name="ce64" table:number-columns-repeated="3"/>
          <table:table-cell table:style-name="ce64" table:formula="of:=[.E470]-[.B470]" office:value-type="currency" office:currency="USD" office:value="-609" calcext:value-type="currency">
            <text:p>-$609.00</text:p>
          </table:table-cell>
          <table:table-cell table:style-name="ce17" table:formula="of:=[.E470]/[.D47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ingle and Double Swing Gate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W-GD5</text:p>
          </table:table-cell>
          <table:table-cell table:style-name="ce8" office:value-type="currency" office:currency="USD" office:value="593.8" calcext:value-type="currency">
            <text:p>$593.80</text:p>
          </table:table-cell>
          <table:table-cell table:style-name="ce64" office:value-type="currency" office:currency="USD" office:value="906" calcext:value-type="currency">
            <text:p>$906.00</text:p>
          </table:table-cell>
          <table:table-cell table:style-name="ce64" table:formula="of:=[.C474]*0.7" office:value-type="currency" office:currency="USD" office:value="634.2" calcext:value-type="currency">
            <text:p>$634.20</text:p>
          </table:table-cell>
          <table:table-cell table:style-name="ce64"/>
          <table:table-cell table:style-name="ce64" table:formula="of:=[.E474]-[.B474]" office:value-type="currency" office:currency="USD" office:value="-593.8" calcext:value-type="currency">
            <text:p>-$593.80</text:p>
          </table:table-cell>
          <table:table-cell table:style-name="ce17" table:formula="of:=[.E474]/[.D47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W-GD6</text:p>
          </table:table-cell>
          <table:table-cell table:style-name="ce8" office:value-type="currency" office:currency="USD" office:value="615.6" calcext:value-type="currency">
            <text:p>$615.60</text:p>
          </table:table-cell>
          <table:table-cell table:style-name="ce64" office:value-type="currency" office:currency="USD" office:value="932" calcext:value-type="currency">
            <text:p>$932.00</text:p>
          </table:table-cell>
          <table:table-cell table:style-name="ce64" table:formula="of:=[.C475]*0.7" office:value-type="currency" office:currency="USD" office:value="652.4" calcext:value-type="currency">
            <text:p>$652.40</text:p>
          </table:table-cell>
          <table:table-cell table:style-name="ce64"/>
          <table:table-cell table:style-name="ce64" table:formula="of:=[.E475]-[.B475]" office:value-type="currency" office:currency="USD" office:value="-615.6" calcext:value-type="currency">
            <text:p>-$615.60</text:p>
          </table:table-cell>
          <table:table-cell table:style-name="ce17" table:formula="of:=[.E475]/[.D47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W-GD7</text:p>
          </table:table-cell>
          <table:table-cell table:style-name="ce8" office:value-type="currency" office:currency="USD" office:value="643.2" calcext:value-type="currency">
            <text:p>$643.20</text:p>
          </table:table-cell>
          <table:table-cell table:style-name="ce64" office:value-type="currency" office:currency="USD" office:value="958" calcext:value-type="currency">
            <text:p>$958.00</text:p>
          </table:table-cell>
          <table:table-cell table:style-name="ce64" table:formula="of:=[.C476]*0.7" office:value-type="currency" office:currency="USD" office:value="670.6" calcext:value-type="currency">
            <text:p>$670.60</text:p>
          </table:table-cell>
          <table:table-cell table:style-name="ce64"/>
          <table:table-cell table:style-name="ce64" table:formula="of:=[.E476]-[.B476]" office:value-type="currency" office:currency="USD" office:value="-643.2" calcext:value-type="currency">
            <text:p>-$643.20</text:p>
          </table:table-cell>
          <table:table-cell table:style-name="ce17" table:formula="of:=[.E476]/[.D47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W-GD8</text:p>
          </table:table-cell>
          <table:table-cell table:style-name="ce8" office:value-type="currency" office:currency="USD" office:value="671.7" calcext:value-type="currency">
            <text:p>$671.70</text:p>
          </table:table-cell>
          <table:table-cell table:style-name="ce64" office:value-type="currency" office:currency="USD" office:value="984" calcext:value-type="currency">
            <text:p>$984.00</text:p>
          </table:table-cell>
          <table:table-cell table:style-name="ce64" table:formula="of:=[.C477]*0.7" office:value-type="currency" office:currency="USD" office:value="688.8" calcext:value-type="currency">
            <text:p>$688.80</text:p>
          </table:table-cell>
          <table:table-cell table:style-name="ce64"/>
          <table:table-cell table:style-name="ce64" table:formula="of:=[.E477]-[.B477]" office:value-type="currency" office:currency="USD" office:value="-671.7" calcext:value-type="currency">
            <text:p>-$671.70</text:p>
          </table:table-cell>
          <table:table-cell table:style-name="ce17" table:formula="of:=[.E477]/[.D47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W-GD10</text:p>
          </table:table-cell>
          <table:table-cell table:style-name="ce8" office:value-type="currency" office:currency="USD" office:value="691.6" calcext:value-type="currency">
            <text:p>$691.60</text:p>
          </table:table-cell>
          <table:table-cell table:style-name="ce64" office:value-type="currency" office:currency="USD" office:value="1087" calcext:value-type="currency">
            <text:p>$1,087.00</text:p>
          </table:table-cell>
          <table:table-cell table:style-name="ce64" table:formula="of:=[.C478]*0.7" office:value-type="currency" office:currency="USD" office:value="760.9" calcext:value-type="currency">
            <text:p>$760.90</text:p>
          </table:table-cell>
          <table:table-cell table:style-name="ce64"/>
          <table:table-cell table:style-name="ce64" table:formula="of:=[.E478]-[.B478]" office:value-type="currency" office:currency="USD" office:value="-691.6" calcext:value-type="currency">
            <text:p>-$691.60</text:p>
          </table:table-cell>
          <table:table-cell table:style-name="ce17" table:formula="of:=[.E478]/[.D47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W-GS4</text:p>
          </table:table-cell>
          <table:table-cell table:style-name="ce8" office:value-type="currency" office:currency="USD" office:value="386.7" calcext:value-type="currency">
            <text:p>$386.70</text:p>
          </table:table-cell>
          <table:table-cell table:style-name="ce64" office:value-type="currency" office:currency="USD" office:value="621" calcext:value-type="currency">
            <text:p>$621.00</text:p>
          </table:table-cell>
          <table:table-cell table:style-name="ce64" table:formula="of:=[.C479]*0.7" office:value-type="currency" office:currency="USD" office:value="434.7" calcext:value-type="currency">
            <text:p>$434.70</text:p>
          </table:table-cell>
          <table:table-cell table:style-name="ce64"/>
          <table:table-cell table:style-name="ce64" table:formula="of:=[.E479]-[.B479]" office:value-type="currency" office:currency="USD" office:value="-386.7" calcext:value-type="currency">
            <text:p>-$386.70</text:p>
          </table:table-cell>
          <table:table-cell table:style-name="ce17" table:formula="of:=[.E479]/[.D47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W-GS5</text:p>
          </table:table-cell>
          <table:table-cell table:style-name="ce8" office:value-type="currency" office:currency="USD" office:value="400.9" calcext:value-type="currency">
            <text:p>$400.90</text:p>
          </table:table-cell>
          <table:table-cell table:style-name="ce64" office:value-type="currency" office:currency="USD" office:value="642" calcext:value-type="currency">
            <text:p>$642.00</text:p>
          </table:table-cell>
          <table:table-cell table:style-name="ce64" table:formula="of:=[.C480]*0.7" office:value-type="currency" office:currency="USD" office:value="449.4" calcext:value-type="currency">
            <text:p>$449.40</text:p>
          </table:table-cell>
          <table:table-cell table:style-name="ce64"/>
          <table:table-cell table:style-name="ce64" table:formula="of:=[.E480]-[.B480]" office:value-type="currency" office:currency="USD" office:value="-400.9" calcext:value-type="currency">
            <text:p>-$400.90</text:p>
          </table:table-cell>
          <table:table-cell table:style-name="ce17" table:formula="of:=[.E480]/[.D48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W-GS6</text:p>
          </table:table-cell>
          <table:table-cell table:style-name="ce8" office:value-type="currency" office:currency="USD" office:value="433.2" calcext:value-type="currency">
            <text:p>$433.20</text:p>
          </table:table-cell>
          <table:table-cell table:style-name="ce64" office:value-type="currency" office:currency="USD" office:value="663" calcext:value-type="currency">
            <text:p>$663.00</text:p>
          </table:table-cell>
          <table:table-cell table:style-name="ce64" table:formula="of:=[.C481]*0.7" office:value-type="currency" office:currency="USD" office:value="464.1" calcext:value-type="currency">
            <text:p>$464.10</text:p>
          </table:table-cell>
          <table:table-cell table:style-name="ce64"/>
          <table:table-cell table:style-name="ce64" table:formula="of:=[.E481]-[.B481]" office:value-type="currency" office:currency="USD" office:value="-433.2" calcext:value-type="currency">
            <text:p>-$433.20</text:p>
          </table:table-cell>
          <table:table-cell table:style-name="ce17" table:formula="of:=[.E481]/[.D48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tandard RolaStair with Traction Tread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style-name="ce64" office:value-type="currency" office:currency="USD" office:value="113" calcext:value-type="currency">
            <text:p>$113.00</text:p>
          </table:table-cell>
          <table:table-cell table:style-name="ce64" table:formula="of:=[.C485]*0.5" office:value-type="currency" office:currency="USD" office:value="56.5" calcext:value-type="currency">
            <text:p>$56.50</text:p>
          </table:table-cell>
          <table:table-cell table:style-name="ce64"/>
          <table:table-cell table:style-name="ce64" table:formula="of:=[.E485]-[.B485]" office:value-type="currency" office:currency="USD" office:value="-136" calcext:value-type="currency">
            <text:p>-$136.00</text:p>
          </table:table-cell>
          <table:table-cell table:style-name="ce17" table:formula="of:=[.E485]/[.D48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-1-24TT</text:p>
          </table:table-cell>
          <table:table-cell table:style-name="ce8" office:value-type="currency" office:currency="USD" office:value="218" calcext:value-type="currency">
            <text:p>$218.00</text:p>
          </table:table-cell>
          <table:table-cell table:style-name="ce64" office:value-type="currency" office:currency="USD" office:value="230" calcext:value-type="currency">
            <text:p>$230.00</text:p>
          </table:table-cell>
          <table:table-cell table:style-name="ce64" table:formula="of:=[.C486]*0.5" office:value-type="currency" office:currency="USD" office:value="115" calcext:value-type="currency">
            <text:p>$115.00</text:p>
          </table:table-cell>
          <table:table-cell table:style-name="ce64"/>
          <table:table-cell table:style-name="ce64" table:formula="of:=[.E486]-[.B486]" office:value-type="currency" office:currency="USD" office:value="-218" calcext:value-type="currency">
            <text:p>-$218.00</text:p>
          </table:table-cell>
          <table:table-cell table:style-name="ce17" table:formula="of:=[.E486]/[.D48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-1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64" office:value-type="currency" office:currency="USD" office:value="150" calcext:value-type="currency">
            <text:p>$150.00</text:p>
          </table:table-cell>
          <table:table-cell table:style-name="ce64" table:formula="of:=[.C487]*0.5" office:value-type="currency" office:currency="USD" office:value="75" calcext:value-type="currency">
            <text:p>$75.00</text:p>
          </table:table-cell>
          <table:table-cell table:style-name="ce64"/>
          <table:table-cell table:style-name="ce64" table:formula="of:=[.E487]-[.B487]" office:value-type="currency" office:currency="USD" office:value="-147" calcext:value-type="currency">
            <text:p>-$147.00</text:p>
          </table:table-cell>
          <table:table-cell table:style-name="ce17" table:formula="of:=[.E487]/[.D48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-1-24TT</text:p>
          </table:table-cell>
          <table:table-cell table:style-name="ce8" office:value-type="currency" office:currency="USD" office:value="244" calcext:value-type="currency">
            <text:p>$244.00</text:p>
          </table:table-cell>
          <table:table-cell table:style-name="ce64" office:value-type="currency" office:currency="USD" office:value="267" calcext:value-type="currency">
            <text:p>$267.00</text:p>
          </table:table-cell>
          <table:table-cell table:style-name="ce64" table:formula="of:=[.C488]*0.5" office:value-type="currency" office:currency="USD" office:value="133.5" calcext:value-type="currency">
            <text:p>$133.50</text:p>
          </table:table-cell>
          <table:table-cell table:style-name="ce64"/>
          <table:table-cell table:style-name="ce64" table:formula="of:=[.E488]-[.B488]" office:value-type="currency" office:currency="USD" office:value="-244" calcext:value-type="currency">
            <text:p>-$244.00</text:p>
          </table:table-cell>
          <table:table-cell table:style-name="ce17" table:formula="of:=[.E488]/[.D48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-2</text:p>
          </table:table-cell>
          <table:table-cell table:style-name="ce8" office:value-type="currency" office:currency="USD" office:value="172" calcext:value-type="currency">
            <text:p>$172.00</text:p>
          </table:table-cell>
          <table:table-cell table:style-name="ce64" office:value-type="currency" office:currency="USD" office:value="165" calcext:value-type="currency">
            <text:p>$165.00</text:p>
          </table:table-cell>
          <table:table-cell table:style-name="ce64" table:formula="of:=[.C489]*0.5" office:value-type="currency" office:currency="USD" office:value="82.5" calcext:value-type="currency">
            <text:p>$82.50</text:p>
          </table:table-cell>
          <table:table-cell table:style-name="ce64"/>
          <table:table-cell table:style-name="ce64" table:formula="of:=[.E489]-[.B489]" office:value-type="currency" office:currency="USD" office:value="-172" calcext:value-type="currency">
            <text:p>-$172.00</text:p>
          </table:table-cell>
          <table:table-cell table:style-name="ce17" table:formula="of:=[.E489]/[.D48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-2-24TT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64" office:value-type="currency" office:currency="USD" office:value="282" calcext:value-type="currency">
            <text:p>$282.00</text:p>
          </table:table-cell>
          <table:table-cell table:style-name="ce64" table:formula="of:=[.C490]*0.5" office:value-type="currency" office:currency="USD" office:value="141" calcext:value-type="currency">
            <text:p>$141.00</text:p>
          </table:table-cell>
          <table:table-cell table:style-name="ce64"/>
          <table:table-cell table:style-name="ce64" table:formula="of:=[.E490]-[.B490]" office:value-type="currency" office:currency="USD" office:value="-263" calcext:value-type="currency">
            <text:p>-$263.00</text:p>
          </table:table-cell>
          <table:table-cell table:style-name="ce17" table:formula="of:=[.E490]/[.D49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-2</text:p>
          </table:table-cell>
          <table:table-cell table:style-name="ce8" office:value-type="currency" office:currency="USD" office:value="193" calcext:value-type="currency">
            <text:p>$193.00</text:p>
          </table:table-cell>
          <table:table-cell table:style-name="ce64" office:value-type="currency" office:currency="USD" office:value="210" calcext:value-type="currency">
            <text:p>$210.00</text:p>
          </table:table-cell>
          <table:table-cell table:style-name="ce64" table:formula="of:=[.C491]*0.5" office:value-type="currency" office:currency="USD" office:value="105" calcext:value-type="currency">
            <text:p>$105.00</text:p>
          </table:table-cell>
          <table:table-cell table:style-name="ce64"/>
          <table:table-cell table:style-name="ce64" table:formula="of:=[.E491]-[.B491]" office:value-type="currency" office:currency="USD" office:value="-193" calcext:value-type="currency">
            <text:p>-$193.00</text:p>
          </table:table-cell>
          <table:table-cell table:style-name="ce17" table:formula="of:=[.E491]/[.D49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-2-24TT</text:p>
          </table:table-cell>
          <table:table-cell table:style-name="ce8" office:value-type="currency" office:currency="USD" office:value="288" calcext:value-type="currency">
            <text:p>$288.00</text:p>
          </table:table-cell>
          <table:table-cell table:style-name="ce64" office:value-type="currency" office:currency="USD" office:value="327" calcext:value-type="currency">
            <text:p>$327.00</text:p>
          </table:table-cell>
          <table:table-cell table:style-name="ce64" table:formula="of:=[.C492]*0.5" office:value-type="currency" office:currency="USD" office:value="163.5" calcext:value-type="currency">
            <text:p>$163.50</text:p>
          </table:table-cell>
          <table:table-cell table:style-name="ce64"/>
          <table:table-cell table:style-name="ce64" table:formula="of:=[.E492]-[.B492]" office:value-type="currency" office:currency="USD" office:value="-288" calcext:value-type="currency">
            <text:p>-$288.00</text:p>
          </table:table-cell>
          <table:table-cell table:style-name="ce17" table:formula="of:=[.E492]/[.D49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-3</text:p>
          </table:table-cell>
          <table:table-cell table:style-name="ce8" office:value-type="currency" office:currency="USD" office:value="229" calcext:value-type="currency">
            <text:p>$229.00</text:p>
          </table:table-cell>
          <table:table-cell table:style-name="ce64" office:value-type="currency" office:currency="USD" office:value="233" calcext:value-type="currency">
            <text:p>$233.00</text:p>
          </table:table-cell>
          <table:table-cell table:style-name="ce64" table:formula="of:=[.C493]*0.5" office:value-type="currency" office:currency="USD" office:value="116.5" calcext:value-type="currency">
            <text:p>$116.50</text:p>
          </table:table-cell>
          <table:table-cell table:style-name="ce64"/>
          <table:table-cell table:style-name="ce64" table:formula="of:=[.E493]-[.B493]" office:value-type="currency" office:currency="USD" office:value="-229" calcext:value-type="currency">
            <text:p>-$229.00</text:p>
          </table:table-cell>
          <table:table-cell table:style-name="ce17" table:formula="of:=[.E493]/[.D49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-3-24TT</text:p>
          </table:table-cell>
          <table:table-cell table:style-name="ce8" office:value-type="currency" office:currency="USD" office:value="326" calcext:value-type="currency">
            <text:p>$326.00</text:p>
          </table:table-cell>
          <table:table-cell table:style-name="ce64" office:value-type="currency" office:currency="USD" office:value="350" calcext:value-type="currency">
            <text:p>$350.00</text:p>
          </table:table-cell>
          <table:table-cell table:style-name="ce64" table:formula="of:=[.C494]*0.5" office:value-type="currency" office:currency="USD" office:value="175" calcext:value-type="currency">
            <text:p>$175.00</text:p>
          </table:table-cell>
          <table:table-cell table:style-name="ce64"/>
          <table:table-cell table:style-name="ce64" table:formula="of:=[.E494]-[.B494]" office:value-type="currency" office:currency="USD" office:value="-326" calcext:value-type="currency">
            <text:p>-$326.00</text:p>
          </table:table-cell>
          <table:table-cell table:style-name="ce17" table:formula="of:=[.E494]/[.D49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-3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64" office:value-type="currency" office:currency="USD" office:value="263" calcext:value-type="currency">
            <text:p>$263.00</text:p>
          </table:table-cell>
          <table:table-cell table:style-name="ce64" table:formula="of:=[.C495]*0.5" office:value-type="currency" office:currency="USD" office:value="131.5" calcext:value-type="currency">
            <text:p>$131.50</text:p>
          </table:table-cell>
          <table:table-cell table:style-name="ce64"/>
          <table:table-cell table:style-name="ce64" table:formula="of:=[.E495]-[.B495]" office:value-type="currency" office:currency="USD" office:value="-257" calcext:value-type="currency">
            <text:p>-$257.00</text:p>
          </table:table-cell>
          <table:table-cell table:style-name="ce17" table:formula="of:=[.E495]/[.D49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-3-24TT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64" office:value-type="currency" office:currency="USD" office:value="380" calcext:value-type="currency">
            <text:p>$380.00</text:p>
          </table:table-cell>
          <table:table-cell table:style-name="ce64" table:formula="of:=[.C496]*0.5" office:value-type="currency" office:currency="USD" office:value="190" calcext:value-type="currency">
            <text:p>$190.00</text:p>
          </table:table-cell>
          <table:table-cell table:style-name="ce64"/>
          <table:table-cell table:style-name="ce64" table:formula="of:=[.E496]-[.B496]" office:value-type="currency" office:currency="USD" office:value="-349" calcext:value-type="currency">
            <text:p>-$349.00</text:p>
          </table:table-cell>
          <table:table-cell table:style-name="ce17" table:formula="of:=[.E496]/[.D49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H2</text:p>
          </table:table-cell>
          <table:table-cell table:style-name="ce8" office:value-type="currency" office:currency="USD" office:value="228" calcext:value-type="currency">
            <text:p>$228.00</text:p>
          </table:table-cell>
          <table:table-cell table:style-name="ce64" office:value-type="currency" office:currency="USD" office:value="248" calcext:value-type="currency">
            <text:p>$248.00</text:p>
          </table:table-cell>
          <table:table-cell table:style-name="ce64" table:formula="of:=[.C497]*0.5" office:value-type="currency" office:currency="USD" office:value="124" calcext:value-type="currency">
            <text:p>$124.00</text:p>
          </table:table-cell>
          <table:table-cell table:style-name="ce64"/>
          <table:table-cell table:style-name="ce64" table:formula="of:=[.E497]-[.B497]" office:value-type="currency" office:currency="USD" office:value="-228" calcext:value-type="currency">
            <text:p>-$228.00</text:p>
          </table:table-cell>
          <table:table-cell table:style-name="ce17" table:formula="of:=[.E497]/[.D49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H2-24T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64" office:value-type="currency" office:currency="USD" office:value="365" calcext:value-type="currency">
            <text:p>$365.00</text:p>
          </table:table-cell>
          <table:table-cell table:style-name="ce64" table:formula="of:=[.C498]*0.5" office:value-type="currency" office:currency="USD" office:value="182.5" calcext:value-type="currency">
            <text:p>$182.50</text:p>
          </table:table-cell>
          <table:table-cell table:style-name="ce64"/>
          <table:table-cell table:style-name="ce64" table:formula="of:=[.E498]-[.B498]" office:value-type="currency" office:currency="USD" office:value="-325" calcext:value-type="currency">
            <text:p>-$325.00</text:p>
          </table:table-cell>
          <table:table-cell table:style-name="ce17" table:formula="of:=[.E498]/[.D49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64" office:value-type="currency" office:currency="USD" office:value="262" calcext:value-type="currency">
            <text:p>$262.00</text:p>
          </table:table-cell>
          <table:table-cell table:style-name="ce64" table:formula="of:=[.C499]*0.5" office:value-type="currency" office:currency="USD" office:value="131" calcext:value-type="currency">
            <text:p>$131.00</text:p>
          </table:table-cell>
          <table:table-cell table:style-name="ce64"/>
          <table:table-cell table:style-name="ce64" table:formula="of:=[.E499]-[.B499]" office:value-type="currency" office:currency="USD" office:value="-249" calcext:value-type="currency">
            <text:p>-$249.00</text:p>
          </table:table-cell>
          <table:table-cell table:style-name="ce17" table:formula="of:=[.E499]/[.D49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2-24TT</text:p>
          </table:table-cell>
          <table:table-cell table:style-name="ce8" office:value-type="currency" office:currency="USD" office:value="342" calcext:value-type="currency">
            <text:p>$342.00</text:p>
          </table:table-cell>
          <table:table-cell table:style-name="ce64" office:value-type="currency" office:currency="USD" office:value="379" calcext:value-type="currency">
            <text:p>$379.00</text:p>
          </table:table-cell>
          <table:table-cell table:style-name="ce64" table:formula="of:=[.C500]*0.5" office:value-type="currency" office:currency="USD" office:value="189.5" calcext:value-type="currency">
            <text:p>$189.50</text:p>
          </table:table-cell>
          <table:table-cell table:style-name="ce64"/>
          <table:table-cell table:style-name="ce64" table:formula="of:=[.E500]-[.B500]" office:value-type="currency" office:currency="USD" office:value="-342" calcext:value-type="currency">
            <text:p>-$342.00</text:p>
          </table:table-cell>
          <table:table-cell table:style-name="ce17" table:formula="of:=[.E500]/[.D50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H3</text:p>
          </table:table-cell>
          <table:table-cell table:style-name="ce8" office:value-type="currency" office:currency="USD" office:value="278" calcext:value-type="currency">
            <text:p>$278.00</text:p>
          </table:table-cell>
          <table:table-cell table:style-name="ce64" office:value-type="currency" office:currency="USD" office:value="326" calcext:value-type="currency">
            <text:p>$326.00</text:p>
          </table:table-cell>
          <table:table-cell table:style-name="ce64" table:formula="of:=[.C501]*0.5" office:value-type="currency" office:currency="USD" office:value="163" calcext:value-type="currency">
            <text:p>$163.00</text:p>
          </table:table-cell>
          <table:table-cell table:style-name="ce64"/>
          <table:table-cell table:style-name="ce64" table:formula="of:=[.E501]-[.B501]" office:value-type="currency" office:currency="USD" office:value="-278" calcext:value-type="currency">
            <text:p>-$278.00</text:p>
          </table:table-cell>
          <table:table-cell table:style-name="ce17" table:formula="of:=[.E501]/[.D50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H3-24TT</text:p>
          </table:table-cell>
          <table:table-cell table:style-name="ce8" office:value-type="currency" office:currency="USD" office:value="385" calcext:value-type="currency">
            <text:p>$385.00</text:p>
          </table:table-cell>
          <table:table-cell table:style-name="ce64" office:value-type="currency" office:currency="USD" office:value="443" calcext:value-type="currency">
            <text:p>$443.00</text:p>
          </table:table-cell>
          <table:table-cell table:style-name="ce64" table:formula="of:=[.C502]*0.5" office:value-type="currency" office:currency="USD" office:value="221.5" calcext:value-type="currency">
            <text:p>$221.50</text:p>
          </table:table-cell>
          <table:table-cell table:style-name="ce64"/>
          <table:table-cell table:style-name="ce64" table:formula="of:=[.E502]-[.B502]" office:value-type="currency" office:currency="USD" office:value="-385" calcext:value-type="currency">
            <text:p>-$385.00</text:p>
          </table:table-cell>
          <table:table-cell table:style-name="ce17" table:formula="of:=[.E502]/[.D50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3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64" office:value-type="currency" office:currency="USD" office:value="334" calcext:value-type="currency">
            <text:p>$334.00</text:p>
          </table:table-cell>
          <table:table-cell table:style-name="ce64" table:formula="of:=[.C503]*0.5" office:value-type="currency" office:currency="USD" office:value="167" calcext:value-type="currency">
            <text:p>$167.00</text:p>
          </table:table-cell>
          <table:table-cell table:style-name="ce64"/>
          <table:table-cell table:style-name="ce64" table:formula="of:=[.E503]-[.B503]" office:value-type="currency" office:currency="USD" office:value="-298" calcext:value-type="currency">
            <text:p>-$298.00</text:p>
          </table:table-cell>
          <table:table-cell table:style-name="ce17" table:formula="of:=[.E503]/[.D50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3-24TT</text:p>
          </table:table-cell>
          <table:table-cell table:style-name="ce8" office:value-type="currency" office:currency="USD" office:value="389" calcext:value-type="currency">
            <text:p>$389.00</text:p>
          </table:table-cell>
          <table:table-cell table:style-name="ce64" office:value-type="currency" office:currency="USD" office:value="451" calcext:value-type="currency">
            <text:p>$451.00</text:p>
          </table:table-cell>
          <table:table-cell table:style-name="ce64" table:formula="of:=[.C504]*0.5" office:value-type="currency" office:currency="USD" office:value="225.5" calcext:value-type="currency">
            <text:p>$225.50</text:p>
          </table:table-cell>
          <table:table-cell table:style-name="ce64"/>
          <table:table-cell table:style-name="ce64" table:formula="of:=[.E504]-[.B504]" office:value-type="currency" office:currency="USD" office:value="-389" calcext:value-type="currency">
            <text:p>-$389.00</text:p>
          </table:table-cell>
          <table:table-cell table:style-name="ce17" table:formula="of:=[.E504]/[.D50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H4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64" office:value-type="currency" office:currency="USD" office:value="376" calcext:value-type="currency">
            <text:p>$376.00</text:p>
          </table:table-cell>
          <table:table-cell table:style-name="ce64" table:formula="of:=[.C505]*0.5" office:value-type="currency" office:currency="USD" office:value="188" calcext:value-type="currency">
            <text:p>$188.00</text:p>
          </table:table-cell>
          <table:table-cell table:style-name="ce64"/>
          <table:table-cell table:style-name="ce64" table:formula="of:=[.E505]-[.B505]" office:value-type="currency" office:currency="USD" office:value="-339" calcext:value-type="currency">
            <text:p>-$339.00</text:p>
          </table:table-cell>
          <table:table-cell table:style-name="ce17" table:formula="of:=[.E505]/[.D50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H4-24TT</text:p>
          </table:table-cell>
          <table:table-cell table:style-name="ce8" office:value-type="currency" office:currency="USD" office:value="432" calcext:value-type="currency">
            <text:p>$432.00</text:p>
          </table:table-cell>
          <table:table-cell table:style-name="ce64" office:value-type="currency" office:currency="USD" office:value="493" calcext:value-type="currency">
            <text:p>$493.00</text:p>
          </table:table-cell>
          <table:table-cell table:style-name="ce64" table:formula="of:=[.C506]*0.5" office:value-type="currency" office:currency="USD" office:value="246.5" calcext:value-type="currency">
            <text:p>$246.50</text:p>
          </table:table-cell>
          <table:table-cell table:style-name="ce64"/>
          <table:table-cell table:style-name="ce64" table:formula="of:=[.E506]-[.B506]" office:value-type="currency" office:currency="USD" office:value="-432" calcext:value-type="currency">
            <text:p>-$432.00</text:p>
          </table:table-cell>
          <table:table-cell table:style-name="ce17" table:formula="of:=[.E506]/[.D50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4</text:p>
          </table:table-cell>
          <table:table-cell table:style-name="ce8" office:value-type="currency" office:currency="USD" office:value="369" calcext:value-type="currency">
            <text:p>$369.00</text:p>
          </table:table-cell>
          <table:table-cell table:style-name="ce64" office:value-type="currency" office:currency="USD" office:value="386" calcext:value-type="currency">
            <text:p>$386.00</text:p>
          </table:table-cell>
          <table:table-cell table:style-name="ce64" table:formula="of:=[.C507]*0.5" office:value-type="currency" office:currency="USD" office:value="193" calcext:value-type="currency">
            <text:p>$193.00</text:p>
          </table:table-cell>
          <table:table-cell table:style-name="ce64"/>
          <table:table-cell table:style-name="ce64" table:formula="of:=[.E507]-[.B507]" office:value-type="currency" office:currency="USD" office:value="-369" calcext:value-type="currency">
            <text:p>-$369.00</text:p>
          </table:table-cell>
          <table:table-cell table:style-name="ce17" table:formula="of:=[.E507]/[.D50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4-24TT</text:p>
          </table:table-cell>
          <table:table-cell table:style-name="ce8" office:value-type="currency" office:currency="USD" office:value="459" calcext:value-type="currency">
            <text:p>$459.00</text:p>
          </table:table-cell>
          <table:table-cell table:style-name="ce64" office:value-type="currency" office:currency="USD" office:value="503" calcext:value-type="currency">
            <text:p>$503.00</text:p>
          </table:table-cell>
          <table:table-cell table:style-name="ce64" table:formula="of:=[.C508]*0.5" office:value-type="currency" office:currency="USD" office:value="251.5" calcext:value-type="currency">
            <text:p>$251.50</text:p>
          </table:table-cell>
          <table:table-cell table:style-name="ce64"/>
          <table:table-cell table:style-name="ce64" table:formula="of:=[.E508]-[.B508]" office:value-type="currency" office:currency="USD" office:value="-459" calcext:value-type="currency">
            <text:p>-$459.00</text:p>
          </table:table-cell>
          <table:table-cell table:style-name="ce17" table:formula="of:=[.E508]/[.D50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H5</text:p>
          </table:table-cell>
          <table:table-cell table:style-name="ce8" office:value-type="currency" office:currency="USD" office:value="405" calcext:value-type="currency">
            <text:p>$405.00</text:p>
          </table:table-cell>
          <table:table-cell table:style-name="ce64" office:value-type="currency" office:currency="USD" office:value="415" calcext:value-type="currency">
            <text:p>$415.00</text:p>
          </table:table-cell>
          <table:table-cell table:style-name="ce64" table:formula="of:=[.C509]*0.5" office:value-type="currency" office:currency="USD" office:value="207.5" calcext:value-type="currency">
            <text:p>$207.50</text:p>
          </table:table-cell>
          <table:table-cell table:style-name="ce64"/>
          <table:table-cell table:style-name="ce64" table:formula="of:=[.E509]-[.B509]" office:value-type="currency" office:currency="USD" office:value="-405" calcext:value-type="currency">
            <text:p>-$405.00</text:p>
          </table:table-cell>
          <table:table-cell table:style-name="ce17" table:formula="of:=[.E509]/[.D50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0H5-24TT</text:p>
          </table:table-cell>
          <table:table-cell table:style-name="ce8" office:value-type="currency" office:currency="USD" office:value="490" calcext:value-type="currency">
            <text:p>$490.00</text:p>
          </table:table-cell>
          <table:table-cell table:style-name="ce64" office:value-type="currency" office:currency="USD" office:value="532" calcext:value-type="currency">
            <text:p>$532.00</text:p>
          </table:table-cell>
          <table:table-cell table:style-name="ce64" table:formula="of:=[.C510]*0.5" office:value-type="currency" office:currency="USD" office:value="266" calcext:value-type="currency">
            <text:p>$266.00</text:p>
          </table:table-cell>
          <table:table-cell table:style-name="ce64"/>
          <table:table-cell table:style-name="ce64" table:formula="of:=[.E510]-[.B510]" office:value-type="currency" office:currency="USD" office:value="-490" calcext:value-type="currency">
            <text:p>-$490.00</text:p>
          </table:table-cell>
          <table:table-cell table:style-name="ce17" table:formula="of:=[.E510]/[.D51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5</text:p>
          </table:table-cell>
          <table:table-cell table:style-name="ce8" office:value-type="currency" office:currency="USD" office:value="432" calcext:value-type="currency">
            <text:p>$432.00</text:p>
          </table:table-cell>
          <table:table-cell table:style-name="ce64" office:value-type="currency" office:currency="USD" office:value="427" calcext:value-type="currency">
            <text:p>$427.00</text:p>
          </table:table-cell>
          <table:table-cell table:style-name="ce64" table:formula="of:=[.C511]*0.5" office:value-type="currency" office:currency="USD" office:value="213.5" calcext:value-type="currency">
            <text:p>$213.50</text:p>
          </table:table-cell>
          <table:table-cell table:style-name="ce64"/>
          <table:table-cell table:style-name="ce64" table:formula="of:=[.E511]-[.B511]" office:value-type="currency" office:currency="USD" office:value="-432" calcext:value-type="currency">
            <text:p>-$432.00</text:p>
          </table:table-cell>
          <table:table-cell table:style-name="ce17" table:formula="of:=[.E511]/[.D51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5-24TT</text:p>
          </table:table-cell>
          <table:table-cell table:style-name="ce8" office:value-type="currency" office:currency="USD" office:value="518" calcext:value-type="currency">
            <text:p>$518.00</text:p>
          </table:table-cell>
          <table:table-cell table:style-name="ce64" office:value-type="currency" office:currency="USD" office:value="544" calcext:value-type="currency">
            <text:p>$544.00</text:p>
          </table:table-cell>
          <table:table-cell table:style-name="ce64" table:formula="of:=[.C512]*0.5" office:value-type="currency" office:currency="USD" office:value="272" calcext:value-type="currency">
            <text:p>$272.00</text:p>
          </table:table-cell>
          <table:table-cell table:style-name="ce64"/>
          <table:table-cell table:style-name="ce64" table:formula="of:=[.E512]-[.B512]" office:value-type="currency" office:currency="USD" office:value="-518" calcext:value-type="currency">
            <text:p>-$518.00</text:p>
          </table:table-cell>
          <table:table-cell table:style-name="ce17" table:formula="of:=[.E512]/[.D51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tocKart Stockpicker Cart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-360</text:p>
          </table:table-cell>
          <table:table-cell table:style-name="ce8" office:value-type="currency" office:currency="USD" office:value="850.5" calcext:value-type="currency">
            <text:p>$850.50</text:p>
          </table:table-cell>
          <table:table-cell table:style-name="ce64" office:value-type="currency" office:currency="USD" office:value="1123" calcext:value-type="currency">
            <text:p>$1,123.00</text:p>
          </table:table-cell>
          <table:table-cell table:style-name="ce64" table:number-columns-repeated="2"/>
          <table:table-cell table:style-name="ce64" table:formula="of:=[.E516]-[.B516]" office:value-type="currency" office:currency="USD" office:value="-850.5" calcext:value-type="currency">
            <text:p>-$850.50</text:p>
          </table:table-cell>
          <table:table-cell table:style-name="ce17" table:formula="of:=[.E516]/[.D51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Stockpicker RolaStair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H6-SP</text:p>
          </table:table-cell>
          <table:table-cell table:style-name="ce8" office:value-type="currency" office:currency="USD" office:value="816" calcext:value-type="currency">
            <text:p>$816.00</text:p>
          </table:table-cell>
          <table:table-cell table:style-name="ce64" table:number-columns-repeated="3"/>
          <table:table-cell table:style-name="ce64" table:formula="of:=[.E520]-[.B520]" office:value-type="currency" office:currency="USD" office:value="-816" calcext:value-type="currency">
            <text:p>-$816.00</text:p>
          </table:table-cell>
          <table:table-cell table:style-name="ce17" table:formula="of:=[.E520]/[.D52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7-SP</text:p>
          </table:table-cell>
          <table:table-cell table:style-name="ce8" office:value-type="currency" office:currency="USD" office:value="984.8" calcext:value-type="currency">
            <text:p>$984.80</text:p>
          </table:table-cell>
          <table:table-cell table:style-name="ce64" table:number-columns-repeated="3"/>
          <table:table-cell table:style-name="ce64" table:formula="of:=[.E521]-[.B521]" office:value-type="currency" office:currency="USD" office:value="-984.8" calcext:value-type="currency">
            <text:p>-$984.80</text:p>
          </table:table-cell>
          <table:table-cell table:style-name="ce17" table:formula="of:=[.E521]/[.D52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8-SP</text:p>
          </table:table-cell>
          <table:table-cell table:style-name="ce8" office:value-type="currency" office:currency="USD" office:value="1084" calcext:value-type="currency">
            <text:p>$1,084.00</text:p>
          </table:table-cell>
          <table:table-cell table:style-name="ce64" table:number-columns-repeated="3"/>
          <table:table-cell table:style-name="ce64" table:formula="of:=[.E522]-[.B522]" office:value-type="currency" office:currency="USD" office:value="-1084" calcext:value-type="currency">
            <text:p>-$1,084.00</text:p>
          </table:table-cell>
          <table:table-cell table:style-name="ce17" table:formula="of:=[.E522]/[.D52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9-SP</text:p>
          </table:table-cell>
          <table:table-cell table:style-name="ce8" office:value-type="currency" office:currency="USD" office:value="1176" calcext:value-type="currency">
            <text:p>$1,176.00</text:p>
          </table:table-cell>
          <table:table-cell table:style-name="ce64" table:number-columns-repeated="3"/>
          <table:table-cell table:style-name="ce64" table:formula="of:=[.E523]-[.B523]" office:value-type="currency" office:currency="USD" office:value="-1176" calcext:value-type="currency">
            <text:p>-$1,176.00</text:p>
          </table:table-cell>
          <table:table-cell table:style-name="ce17" table:formula="of:=[.E523]/[.D52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0-SP</text:p>
          </table:table-cell>
          <table:table-cell table:style-name="ce8" office:value-type="currency" office:currency="USD" office:value="1281.6" calcext:value-type="currency">
            <text:p>$1,281.60</text:p>
          </table:table-cell>
          <table:table-cell table:style-name="ce64" table:number-columns-repeated="3"/>
          <table:table-cell table:style-name="ce64" table:formula="of:=[.E524]-[.B524]" office:value-type="currency" office:currency="USD" office:value="-1281.6" calcext:value-type="currency">
            <text:p>-$1,281.60</text:p>
          </table:table-cell>
          <table:table-cell table:style-name="ce17" table:formula="of:=[.E524]/[.D52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1-SP</text:p>
          </table:table-cell>
          <table:table-cell table:style-name="ce8" office:value-type="currency" office:currency="USD" office:value="1383.2" calcext:value-type="currency">
            <text:p>$1,383.20</text:p>
          </table:table-cell>
          <table:table-cell table:style-name="ce64" table:number-columns-repeated="3"/>
          <table:table-cell table:style-name="ce64" table:formula="of:=[.E525]-[.B525]" office:value-type="currency" office:currency="USD" office:value="-1383.2" calcext:value-type="currency">
            <text:p>-$1,383.20</text:p>
          </table:table-cell>
          <table:table-cell table:style-name="ce17" table:formula="of:=[.E525]/[.D52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2-SP</text:p>
          </table:table-cell>
          <table:table-cell table:style-name="ce8" office:value-type="currency" office:currency="USD" office:value="1509.6" calcext:value-type="currency">
            <text:p>$1,509.60</text:p>
          </table:table-cell>
          <table:table-cell table:style-name="ce64" table:number-columns-repeated="3"/>
          <table:table-cell table:style-name="ce64" table:formula="of:=[.E526]-[.B526]" office:value-type="currency" office:currency="USD" office:value="-1509.6" calcext:value-type="currency">
            <text:p>-$1,509.60</text:p>
          </table:table-cell>
          <table:table-cell table:style-name="ce17" table:formula="of:=[.E526]/[.D52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uper Duty RolaStair - Diamond Plate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H6-SD</text:p>
          </table:table-cell>
          <table:table-cell table:style-name="ce8" office:value-type="currency" office:currency="USD" office:value="597.6" calcext:value-type="currency">
            <text:p>$597.60</text:p>
          </table:table-cell>
          <table:table-cell table:style-name="ce64" office:value-type="currency" office:currency="USD" office:value="798" calcext:value-type="currency">
            <text:p>$798.00</text:p>
          </table:table-cell>
          <table:table-cell table:style-name="ce64" table:formula="of:=[.C530]*0.5" office:value-type="currency" office:currency="USD" office:value="399" calcext:value-type="currency">
            <text:p>$399.00</text:p>
          </table:table-cell>
          <table:table-cell table:style-name="ce64"/>
          <table:table-cell table:style-name="ce64" table:formula="of:=[.E530]-[.B530]" office:value-type="currency" office:currency="USD" office:value="-597.6" calcext:value-type="currency">
            <text:p>-$597.60</text:p>
          </table:table-cell>
          <table:table-cell table:style-name="ce17" table:formula="of:=[.E530]/[.D53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6-SDA</text:p>
          </table:table-cell>
          <table:table-cell table:style-name="ce8" office:value-type="currency" office:currency="USD" office:value="692.8" calcext:value-type="currency">
            <text:p>$692.80</text:p>
          </table:table-cell>
          <table:table-cell table:style-name="ce64" office:value-type="currency" office:currency="USD" office:value="915" calcext:value-type="currency">
            <text:p>$915.00</text:p>
          </table:table-cell>
          <table:table-cell table:style-name="ce64" table:formula="of:=[.C531]*0.5" office:value-type="currency" office:currency="USD" office:value="457.5" calcext:value-type="currency">
            <text:p>$457.50</text:p>
          </table:table-cell>
          <table:table-cell table:style-name="ce64"/>
          <table:table-cell table:style-name="ce64" table:formula="of:=[.E531]-[.B531]" office:value-type="currency" office:currency="USD" office:value="-692.8" calcext:value-type="currency">
            <text:p>-$692.80</text:p>
          </table:table-cell>
          <table:table-cell table:style-name="ce17" table:formula="of:=[.E531]/[.D53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6-SD</text:p>
          </table:table-cell>
          <table:table-cell table:style-name="ce8" office:value-type="currency" office:currency="USD" office:value="651.2" calcext:value-type="currency">
            <text:p>$651.20</text:p>
          </table:table-cell>
          <table:table-cell table:style-name="ce64" office:value-type="currency" office:currency="USD" office:value="884" calcext:value-type="currency">
            <text:p>$884.00</text:p>
          </table:table-cell>
          <table:table-cell table:style-name="ce64" table:formula="of:=[.C532]*0.5" office:value-type="currency" office:currency="USD" office:value="442" calcext:value-type="currency">
            <text:p>$442.00</text:p>
          </table:table-cell>
          <table:table-cell table:style-name="ce64"/>
          <table:table-cell table:style-name="ce64" table:formula="of:=[.E532]-[.B532]" office:value-type="currency" office:currency="USD" office:value="-651.2" calcext:value-type="currency">
            <text:p>-$651.20</text:p>
          </table:table-cell>
          <table:table-cell table:style-name="ce17" table:formula="of:=[.E532]/[.D53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6-SDA</text:p>
          </table:table-cell>
          <table:table-cell table:style-name="ce8" office:value-type="currency" office:currency="USD" office:value="752.8" calcext:value-type="currency">
            <text:p>$752.80</text:p>
          </table:table-cell>
          <table:table-cell table:style-name="ce64" office:value-type="currency" office:currency="USD" office:value="1001" calcext:value-type="currency">
            <text:p>$1,001.00</text:p>
          </table:table-cell>
          <table:table-cell table:style-name="ce64" table:formula="of:=[.C533]*0.5" office:value-type="currency" office:currency="USD" office:value="500.5" calcext:value-type="currency">
            <text:p>$500.50</text:p>
          </table:table-cell>
          <table:table-cell table:style-name="ce64"/>
          <table:table-cell table:style-name="ce64" table:formula="of:=[.E533]-[.B533]" office:value-type="currency" office:currency="USD" office:value="-752.8" calcext:value-type="currency">
            <text:p>-$752.80</text:p>
          </table:table-cell>
          <table:table-cell table:style-name="ce17" table:formula="of:=[.E533]/[.D53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7-SD</text:p>
          </table:table-cell>
          <table:table-cell table:style-name="ce8" office:value-type="currency" office:currency="USD" office:value="721.6" calcext:value-type="currency">
            <text:p>$721.60</text:p>
          </table:table-cell>
          <table:table-cell table:style-name="ce64" office:value-type="currency" office:currency="USD" office:value="878" calcext:value-type="currency">
            <text:p>$878.00</text:p>
          </table:table-cell>
          <table:table-cell table:style-name="ce64" table:formula="of:=[.C534]*0.5" office:value-type="currency" office:currency="USD" office:value="439" calcext:value-type="currency">
            <text:p>$439.00</text:p>
          </table:table-cell>
          <table:table-cell table:style-name="ce64"/>
          <table:table-cell table:style-name="ce64" table:formula="of:=[.E534]-[.B534]" office:value-type="currency" office:currency="USD" office:value="-721.6" calcext:value-type="currency">
            <text:p>-$721.60</text:p>
          </table:table-cell>
          <table:table-cell table:style-name="ce17" table:formula="of:=[.E534]/[.D53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7-SDA</text:p>
          </table:table-cell>
          <table:table-cell table:style-name="ce8" office:value-type="currency" office:currency="USD" office:value="817.6" calcext:value-type="currency">
            <text:p>$817.60</text:p>
          </table:table-cell>
          <table:table-cell table:style-name="ce64" office:value-type="currency" office:currency="USD" office:value="995" calcext:value-type="currency">
            <text:p>$995.00</text:p>
          </table:table-cell>
          <table:table-cell table:style-name="ce64" table:formula="of:=[.C535]*0.5" office:value-type="currency" office:currency="USD" office:value="497.5" calcext:value-type="currency">
            <text:p>$497.50</text:p>
          </table:table-cell>
          <table:table-cell table:style-name="ce64"/>
          <table:table-cell table:style-name="ce64" table:formula="of:=[.E535]-[.B535]" office:value-type="currency" office:currency="USD" office:value="-817.6" calcext:value-type="currency">
            <text:p>-$817.60</text:p>
          </table:table-cell>
          <table:table-cell table:style-name="ce17" table:formula="of:=[.E535]/[.D53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7-SD</text:p>
          </table:table-cell>
          <table:table-cell table:style-name="ce8" office:value-type="currency" office:currency="USD" office:value="780.8" calcext:value-type="currency">
            <text:p>$780.80</text:p>
          </table:table-cell>
          <table:table-cell table:style-name="ce64" office:value-type="currency" office:currency="USD" office:value="964" calcext:value-type="currency">
            <text:p>$964.00</text:p>
          </table:table-cell>
          <table:table-cell table:style-name="ce64" table:formula="of:=[.C536]*0.5" office:value-type="currency" office:currency="USD" office:value="482" calcext:value-type="currency">
            <text:p>$482.00</text:p>
          </table:table-cell>
          <table:table-cell table:style-name="ce64"/>
          <table:table-cell table:style-name="ce64" table:formula="of:=[.E536]-[.B536]" office:value-type="currency" office:currency="USD" office:value="-780.8" calcext:value-type="currency">
            <text:p>-$780.80</text:p>
          </table:table-cell>
          <table:table-cell table:style-name="ce17" table:formula="of:=[.E536]/[.D53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7-SDA</text:p>
          </table:table-cell>
          <table:table-cell table:style-name="ce8" office:value-type="currency" office:currency="USD" office:value="880.8" calcext:value-type="currency">
            <text:p>$880.80</text:p>
          </table:table-cell>
          <table:table-cell table:style-name="ce64" office:value-type="currency" office:currency="USD" office:value="1081" calcext:value-type="currency">
            <text:p>$1,081.00</text:p>
          </table:table-cell>
          <table:table-cell table:style-name="ce64" table:formula="of:=[.C537]*0.5" office:value-type="currency" office:currency="USD" office:value="540.5" calcext:value-type="currency">
            <text:p>$540.50</text:p>
          </table:table-cell>
          <table:table-cell table:style-name="ce64"/>
          <table:table-cell table:style-name="ce64" table:formula="of:=[.E537]-[.B537]" office:value-type="currency" office:currency="USD" office:value="-880.8" calcext:value-type="currency">
            <text:p>-$880.80</text:p>
          </table:table-cell>
          <table:table-cell table:style-name="ce17" table:formula="of:=[.E537]/[.D53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8-SD</text:p>
          </table:table-cell>
          <table:table-cell table:style-name="ce8" office:value-type="currency" office:currency="USD" office:value="832.8" calcext:value-type="currency">
            <text:p>$832.80</text:p>
          </table:table-cell>
          <table:table-cell table:style-name="ce64" office:value-type="currency" office:currency="USD" office:value="958" calcext:value-type="currency">
            <text:p>$958.00</text:p>
          </table:table-cell>
          <table:table-cell table:style-name="ce64" table:formula="of:=[.C538]*0.5" office:value-type="currency" office:currency="USD" office:value="479" calcext:value-type="currency">
            <text:p>$479.00</text:p>
          </table:table-cell>
          <table:table-cell table:style-name="ce64"/>
          <table:table-cell table:style-name="ce64" table:formula="of:=[.E538]-[.B538]" office:value-type="currency" office:currency="USD" office:value="-832.8" calcext:value-type="currency">
            <text:p>-$832.80</text:p>
          </table:table-cell>
          <table:table-cell table:style-name="ce17" table:formula="of:=[.E538]/[.D53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8-SDA</text:p>
          </table:table-cell>
          <table:table-cell table:style-name="ce8" office:value-type="currency" office:currency="USD" office:value="928" calcext:value-type="currency">
            <text:p>$928.00</text:p>
          </table:table-cell>
          <table:table-cell table:style-name="ce64" office:value-type="currency" office:currency="USD" office:value="1075" calcext:value-type="currency">
            <text:p>$1,075.00</text:p>
          </table:table-cell>
          <table:table-cell table:style-name="ce64" table:formula="of:=[.C539]*0.5" office:value-type="currency" office:currency="USD" office:value="537.5" calcext:value-type="currency">
            <text:p>$537.50</text:p>
          </table:table-cell>
          <table:table-cell table:style-name="ce64"/>
          <table:table-cell table:style-name="ce64" table:formula="of:=[.E539]-[.B539]" office:value-type="currency" office:currency="USD" office:value="-928" calcext:value-type="currency">
            <text:p>-$928.00</text:p>
          </table:table-cell>
          <table:table-cell table:style-name="ce17" table:formula="of:=[.E539]/[.D53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8-SD</text:p>
          </table:table-cell>
          <table:table-cell table:style-name="ce8" office:value-type="currency" office:currency="USD" office:value="899.2" calcext:value-type="currency">
            <text:p>$899.20</text:p>
          </table:table-cell>
          <table:table-cell table:style-name="ce64" office:value-type="currency" office:currency="USD" office:value="1044" calcext:value-type="currency">
            <text:p>$1,044.00</text:p>
          </table:table-cell>
          <table:table-cell table:style-name="ce64" table:formula="of:=[.C540]*0.5" office:value-type="currency" office:currency="USD" office:value="522" calcext:value-type="currency">
            <text:p>$522.00</text:p>
          </table:table-cell>
          <table:table-cell table:style-name="ce64"/>
          <table:table-cell table:style-name="ce64" table:formula="of:=[.E540]-[.B540]" office:value-type="currency" office:currency="USD" office:value="-899.2" calcext:value-type="currency">
            <text:p>-$899.20</text:p>
          </table:table-cell>
          <table:table-cell table:style-name="ce17" table:formula="of:=[.E540]/[.D54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8-SDA</text:p>
          </table:table-cell>
          <table:table-cell table:style-name="ce8" office:value-type="currency" office:currency="USD" office:value="999.2" calcext:value-type="currency">
            <text:p>$999.20</text:p>
          </table:table-cell>
          <table:table-cell table:style-name="ce64" office:value-type="currency" office:currency="USD" office:value="1161" calcext:value-type="currency">
            <text:p>$1,161.00</text:p>
          </table:table-cell>
          <table:table-cell table:style-name="ce64" table:formula="of:=[.C541]*0.5" office:value-type="currency" office:currency="USD" office:value="580.5" calcext:value-type="currency">
            <text:p>$580.50</text:p>
          </table:table-cell>
          <table:table-cell table:style-name="ce64"/>
          <table:table-cell table:style-name="ce64" table:formula="of:=[.E541]-[.B541]" office:value-type="currency" office:currency="USD" office:value="-999.2" calcext:value-type="currency">
            <text:p>-$999.20</text:p>
          </table:table-cell>
          <table:table-cell table:style-name="ce17" table:formula="of:=[.E541]/[.D54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9-SD</text:p>
          </table:table-cell>
          <table:table-cell table:style-name="ce8" office:value-type="currency" office:currency="USD" office:value="939.2" calcext:value-type="currency">
            <text:p>$939.20</text:p>
          </table:table-cell>
          <table:table-cell table:style-name="ce64" office:value-type="currency" office:currency="USD" office:value="1038" calcext:value-type="currency">
            <text:p>$1,038.00</text:p>
          </table:table-cell>
          <table:table-cell table:style-name="ce64" table:formula="of:=[.C542]*0.5" office:value-type="currency" office:currency="USD" office:value="519" calcext:value-type="currency">
            <text:p>$519.00</text:p>
          </table:table-cell>
          <table:table-cell table:style-name="ce64"/>
          <table:table-cell table:style-name="ce64" table:formula="of:=[.E542]-[.B542]" office:value-type="currency" office:currency="USD" office:value="-939.2" calcext:value-type="currency">
            <text:p>-$939.20</text:p>
          </table:table-cell>
          <table:table-cell table:style-name="ce17" table:formula="of:=[.E542]/[.D54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9-SDA</text:p>
          </table:table-cell>
          <table:table-cell table:style-name="ce8" office:value-type="currency" office:currency="USD" office:value="1035.2" calcext:value-type="currency">
            <text:p>$1,035.20</text:p>
          </table:table-cell>
          <table:table-cell table:style-name="ce64" office:value-type="currency" office:currency="USD" office:value="1155" calcext:value-type="currency">
            <text:p>$1,155.00</text:p>
          </table:table-cell>
          <table:table-cell table:style-name="ce64" table:formula="of:=[.C543]*0.5" office:value-type="currency" office:currency="USD" office:value="577.5" calcext:value-type="currency">
            <text:p>$577.50</text:p>
          </table:table-cell>
          <table:table-cell table:style-name="ce64"/>
          <table:table-cell table:style-name="ce64" table:formula="of:=[.E543]-[.B543]" office:value-type="currency" office:currency="USD" office:value="-1035.2" calcext:value-type="currency">
            <text:p>-$1,035.20</text:p>
          </table:table-cell>
          <table:table-cell table:style-name="ce17" table:formula="of:=[.E543]/[.D54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9-SD</text:p>
          </table:table-cell>
          <table:table-cell table:style-name="ce8" office:value-type="currency" office:currency="USD" office:value="1004" calcext:value-type="currency">
            <text:p>$1,004.00</text:p>
          </table:table-cell>
          <table:table-cell table:style-name="ce64" office:value-type="currency" office:currency="USD" office:value="1124" calcext:value-type="currency">
            <text:p>$1,124.00</text:p>
          </table:table-cell>
          <table:table-cell table:style-name="ce64" table:formula="of:=[.C544]*0.5" office:value-type="currency" office:currency="USD" office:value="562" calcext:value-type="currency">
            <text:p>$562.00</text:p>
          </table:table-cell>
          <table:table-cell table:style-name="ce64"/>
          <table:table-cell table:style-name="ce64" table:formula="of:=[.E544]-[.B544]" office:value-type="currency" office:currency="USD" office:value="-1004" calcext:value-type="currency">
            <text:p>-$1,004.00</text:p>
          </table:table-cell>
          <table:table-cell table:style-name="ce17" table:formula="of:=[.E544]/[.D54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9-SDA</text:p>
          </table:table-cell>
          <table:table-cell table:style-name="ce8" office:value-type="currency" office:currency="USD" office:value="1104.8" calcext:value-type="currency">
            <text:p>$1,104.80</text:p>
          </table:table-cell>
          <table:table-cell table:style-name="ce64" office:value-type="currency" office:currency="USD" office:value="1241" calcext:value-type="currency">
            <text:p>$1,241.00</text:p>
          </table:table-cell>
          <table:table-cell table:style-name="ce64" table:formula="of:=[.C545]*0.5" office:value-type="currency" office:currency="USD" office:value="620.5" calcext:value-type="currency">
            <text:p>$620.50</text:p>
          </table:table-cell>
          <table:table-cell table:style-name="ce64"/>
          <table:table-cell table:style-name="ce64" table:formula="of:=[.E545]-[.B545]" office:value-type="currency" office:currency="USD" office:value="-1104.8" calcext:value-type="currency">
            <text:p>-$1,104.80</text:p>
          </table:table-cell>
          <table:table-cell table:style-name="ce17" table:formula="of:=[.E545]/[.D54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0-SD</text:p>
          </table:table-cell>
          <table:table-cell table:style-name="ce8" office:value-type="currency" office:currency="USD" office:value="1058.4" calcext:value-type="currency">
            <text:p>$1,058.40</text:p>
          </table:table-cell>
          <table:table-cell table:style-name="ce64" office:value-type="currency" office:currency="USD" office:value="1663" calcext:value-type="currency">
            <text:p>$1,663.00</text:p>
          </table:table-cell>
          <table:table-cell table:style-name="ce64" table:formula="of:=[.C546]*0.5" office:value-type="currency" office:currency="USD" office:value="831.5" calcext:value-type="currency">
            <text:p>$831.50</text:p>
          </table:table-cell>
          <table:table-cell table:style-name="ce64"/>
          <table:table-cell table:style-name="ce64" table:formula="of:=[.E546]-[.B546]" office:value-type="currency" office:currency="USD" office:value="-1058.4" calcext:value-type="currency">
            <text:p>-$1,058.40</text:p>
          </table:table-cell>
          <table:table-cell table:style-name="ce17" table:formula="of:=[.E546]/[.D54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0-SDA</text:p>
          </table:table-cell>
          <table:table-cell table:style-name="ce8" office:value-type="currency" office:currency="USD" office:value="1152.8" calcext:value-type="currency">
            <text:p>$1,152.80</text:p>
          </table:table-cell>
          <table:table-cell table:style-name="ce64" office:value-type="currency" office:currency="USD" office:value="1780" calcext:value-type="currency">
            <text:p>$1,780.00</text:p>
          </table:table-cell>
          <table:table-cell table:style-name="ce64" table:formula="of:=[.C547]*0.5" office:value-type="currency" office:currency="USD" office:value="890" calcext:value-type="currency">
            <text:p>$890.00</text:p>
          </table:table-cell>
          <table:table-cell table:style-name="ce64"/>
          <table:table-cell table:style-name="ce64" table:formula="of:=[.E547]-[.B547]" office:value-type="currency" office:currency="USD" office:value="-1152.8" calcext:value-type="currency">
            <text:p>-$1,152.80</text:p>
          </table:table-cell>
          <table:table-cell table:style-name="ce17" table:formula="of:=[.E547]/[.D54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0-SD</text:p>
          </table:table-cell>
          <table:table-cell table:style-name="ce8" office:value-type="currency" office:currency="USD" office:value="1148.8" calcext:value-type="currency">
            <text:p>$1,148.80</text:p>
          </table:table-cell>
          <table:table-cell table:style-name="ce64" office:value-type="currency" office:currency="USD" office:value="1866" calcext:value-type="currency">
            <text:p>$1,866.00</text:p>
          </table:table-cell>
          <table:table-cell table:style-name="ce64" table:formula="of:=[.C548]*0.5" office:value-type="currency" office:currency="USD" office:value="933" calcext:value-type="currency">
            <text:p>$933.00</text:p>
          </table:table-cell>
          <table:table-cell table:style-name="ce64"/>
          <table:table-cell table:style-name="ce64" table:formula="of:=[.E548]-[.B548]" office:value-type="currency" office:currency="USD" office:value="-1148.8" calcext:value-type="currency">
            <text:p>-$1,148.80</text:p>
          </table:table-cell>
          <table:table-cell table:style-name="ce17" table:formula="of:=[.E548]/[.D54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0-SDA</text:p>
          </table:table-cell>
          <table:table-cell table:style-name="ce8" office:value-type="currency" office:currency="USD" office:value="1249.6" calcext:value-type="currency">
            <text:p>$1,249.60</text:p>
          </table:table-cell>
          <table:table-cell table:style-name="ce64" office:value-type="currency" office:currency="USD" office:value="1983" calcext:value-type="currency">
            <text:p>$1,983.00</text:p>
          </table:table-cell>
          <table:table-cell table:style-name="ce64" table:formula="of:=[.C549]*0.5" office:value-type="currency" office:currency="USD" office:value="991.5" calcext:value-type="currency">
            <text:p>$991.50</text:p>
          </table:table-cell>
          <table:table-cell table:style-name="ce64"/>
          <table:table-cell table:style-name="ce64" table:formula="of:=[.E549]-[.B549]" office:value-type="currency" office:currency="USD" office:value="-1249.6" calcext:value-type="currency">
            <text:p>-$1,249.60</text:p>
          </table:table-cell>
          <table:table-cell table:style-name="ce17" table:formula="of:=[.E549]/[.D54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1-SD</text:p>
          </table:table-cell>
          <table:table-cell table:style-name="ce8" office:value-type="currency" office:currency="USD" office:value="1140.8" calcext:value-type="currency">
            <text:p>$1,140.80</text:p>
          </table:table-cell>
          <table:table-cell table:style-name="ce64" office:value-type="currency" office:currency="USD" office:value="1867" calcext:value-type="currency">
            <text:p>$1,867.00</text:p>
          </table:table-cell>
          <table:table-cell table:style-name="ce64" table:formula="of:=[.C550]*0.5" office:value-type="currency" office:currency="USD" office:value="933.5" calcext:value-type="currency">
            <text:p>$933.50</text:p>
          </table:table-cell>
          <table:table-cell table:style-name="ce64"/>
          <table:table-cell table:style-name="ce64" table:formula="of:=[.E550]-[.B550]" office:value-type="currency" office:currency="USD" office:value="-1140.8" calcext:value-type="currency">
            <text:p>-$1,140.80</text:p>
          </table:table-cell>
          <table:table-cell table:style-name="ce17" table:formula="of:=[.E550]/[.D55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1-SDA</text:p>
          </table:table-cell>
          <table:table-cell table:style-name="ce8" office:value-type="currency" office:currency="USD" office:value="1236" calcext:value-type="currency">
            <text:p>$1,236.00</text:p>
          </table:table-cell>
          <table:table-cell table:style-name="ce64" office:value-type="currency" office:currency="USD" office:value="1984" calcext:value-type="currency">
            <text:p>$1,984.00</text:p>
          </table:table-cell>
          <table:table-cell table:style-name="ce64" table:formula="of:=[.C551]*0.5" office:value-type="currency" office:currency="USD" office:value="992" calcext:value-type="currency">
            <text:p>$992.00</text:p>
          </table:table-cell>
          <table:table-cell table:style-name="ce64"/>
          <table:table-cell table:style-name="ce64" table:formula="of:=[.E551]-[.B551]" office:value-type="currency" office:currency="USD" office:value="-1236" calcext:value-type="currency">
            <text:p>-$1,236.00</text:p>
          </table:table-cell>
          <table:table-cell table:style-name="ce17" table:formula="of:=[.E551]/[.D55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1-SD</text:p>
          </table:table-cell>
          <table:table-cell table:style-name="ce8" office:value-type="currency" office:currency="USD" office:value="1238.4" calcext:value-type="currency">
            <text:p>$1,238.40</text:p>
          </table:table-cell>
          <table:table-cell table:style-name="ce64" office:value-type="currency" office:currency="USD" office:value="2058" calcext:value-type="currency">
            <text:p>$2,058.00</text:p>
          </table:table-cell>
          <table:table-cell table:style-name="ce64" table:formula="of:=[.C552]*0.5" office:value-type="currency" office:currency="USD" office:value="1029" calcext:value-type="currency">
            <text:p>$1,029.00</text:p>
          </table:table-cell>
          <table:table-cell table:style-name="ce64"/>
          <table:table-cell table:style-name="ce64" table:formula="of:=[.E552]-[.B552]" office:value-type="currency" office:currency="USD" office:value="-1238.4" calcext:value-type="currency">
            <text:p>-$1,238.40</text:p>
          </table:table-cell>
          <table:table-cell table:style-name="ce17" table:formula="of:=[.E552]/[.D55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1-SDA</text:p>
          </table:table-cell>
          <table:table-cell table:style-name="ce8" office:value-type="currency" office:currency="USD" office:value="1340" calcext:value-type="currency">
            <text:p>$1,340.00</text:p>
          </table:table-cell>
          <table:table-cell table:style-name="ce64" office:value-type="currency" office:currency="USD" office:value="2175" calcext:value-type="currency">
            <text:p>$2,175.00</text:p>
          </table:table-cell>
          <table:table-cell table:style-name="ce64" table:formula="of:=[.C553]*0.5" office:value-type="currency" office:currency="USD" office:value="1087.5" calcext:value-type="currency">
            <text:p>$1,087.50</text:p>
          </table:table-cell>
          <table:table-cell table:style-name="ce64"/>
          <table:table-cell table:style-name="ce64" table:formula="of:=[.E553]-[.B553]" office:value-type="currency" office:currency="USD" office:value="-1340" calcext:value-type="currency">
            <text:p>-$1,340.00</text:p>
          </table:table-cell>
          <table:table-cell table:style-name="ce17" table:formula="of:=[.E553]/[.D55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2-SD</text:p>
          </table:table-cell>
          <table:table-cell table:style-name="ce8" office:value-type="currency" office:currency="USD" office:value="1280.8" calcext:value-type="currency">
            <text:p>$1,280.80</text:p>
          </table:table-cell>
          <table:table-cell table:style-name="ce64" office:value-type="currency" office:currency="USD" office:value="2047" calcext:value-type="currency">
            <text:p>$2,047.00</text:p>
          </table:table-cell>
          <table:table-cell table:style-name="ce64" table:formula="of:=[.C554]*0.5" office:value-type="currency" office:currency="USD" office:value="1023.5" calcext:value-type="currency">
            <text:p>$1,023.50</text:p>
          </table:table-cell>
          <table:table-cell table:style-name="ce64"/>
          <table:table-cell table:style-name="ce64" table:formula="of:=[.E554]-[.B554]" office:value-type="currency" office:currency="USD" office:value="-1280.8" calcext:value-type="currency">
            <text:p>-$1,280.80</text:p>
          </table:table-cell>
          <table:table-cell table:style-name="ce17" table:formula="of:=[.E554]/[.D55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2-SDA</text:p>
          </table:table-cell>
          <table:table-cell table:style-name="ce8" office:value-type="currency" office:currency="USD" office:value="1375.2" calcext:value-type="currency">
            <text:p>$1,375.20</text:p>
          </table:table-cell>
          <table:table-cell table:style-name="ce64" office:value-type="currency" office:currency="USD" office:value="2164" calcext:value-type="currency">
            <text:p>$2,164.00</text:p>
          </table:table-cell>
          <table:table-cell table:style-name="ce64" table:formula="of:=[.C555]*0.5" office:value-type="currency" office:currency="USD" office:value="1082" calcext:value-type="currency">
            <text:p>$1,082.00</text:p>
          </table:table-cell>
          <table:table-cell table:style-name="ce64"/>
          <table:table-cell table:style-name="ce64" table:formula="of:=[.E555]-[.B555]" office:value-type="currency" office:currency="USD" office:value="-1375.2" calcext:value-type="currency">
            <text:p>-$1,375.20</text:p>
          </table:table-cell>
          <table:table-cell table:style-name="ce17" table:formula="of:=[.E555]/[.D55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2-SD</text:p>
          </table:table-cell>
          <table:table-cell table:style-name="ce8" office:value-type="currency" office:currency="USD" office:value="1393.6" calcext:value-type="currency">
            <text:p>$1,393.60</text:p>
          </table:table-cell>
          <table:table-cell table:style-name="ce64" office:value-type="currency" office:currency="USD" office:value="2238" calcext:value-type="currency">
            <text:p>$2,238.00</text:p>
          </table:table-cell>
          <table:table-cell table:style-name="ce64" table:formula="of:=[.C556]*0.5" office:value-type="currency" office:currency="USD" office:value="1119" calcext:value-type="currency">
            <text:p>$1,119.00</text:p>
          </table:table-cell>
          <table:table-cell table:style-name="ce64"/>
          <table:table-cell table:style-name="ce64" table:formula="of:=[.E556]-[.B556]" office:value-type="currency" office:currency="USD" office:value="-1393.6" calcext:value-type="currency">
            <text:p>-$1,393.60</text:p>
          </table:table-cell>
          <table:table-cell table:style-name="ce17" table:formula="of:=[.E556]/[.D55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2-SDA</text:p>
          </table:table-cell>
          <table:table-cell table:style-name="ce8" office:value-type="currency" office:currency="USD" office:value="1493.6" calcext:value-type="currency">
            <text:p>$1,493.60</text:p>
          </table:table-cell>
          <table:table-cell table:style-name="ce64" office:value-type="currency" office:currency="USD" office:value="2355" calcext:value-type="currency">
            <text:p>$2,355.00</text:p>
          </table:table-cell>
          <table:table-cell table:style-name="ce64" table:formula="of:=[.C557]*0.5" office:value-type="currency" office:currency="USD" office:value="1177.5" calcext:value-type="currency">
            <text:p>$1,177.50</text:p>
          </table:table-cell>
          <table:table-cell table:style-name="ce64"/>
          <table:table-cell table:style-name="ce64" table:formula="of:=[.E557]-[.B557]" office:value-type="currency" office:currency="USD" office:value="-1493.6" calcext:value-type="currency">
            <text:p>-$1,493.60</text:p>
          </table:table-cell>
          <table:table-cell table:style-name="ce17" table:formula="of:=[.E557]/[.D55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3-SD</text:p>
          </table:table-cell>
          <table:table-cell table:style-name="ce8" office:value-type="currency" office:currency="USD" office:value="1582.4" calcext:value-type="currency">
            <text:p>$1,582.40</text:p>
          </table:table-cell>
          <table:table-cell table:style-name="ce64" office:value-type="currency" office:currency="USD" office:value="2172" calcext:value-type="currency">
            <text:p>$2,172.00</text:p>
          </table:table-cell>
          <table:table-cell table:style-name="ce64" table:formula="of:=[.C558]*0.5" office:value-type="currency" office:currency="USD" office:value="1086" calcext:value-type="currency">
            <text:p>$1,086.00</text:p>
          </table:table-cell>
          <table:table-cell table:style-name="ce64"/>
          <table:table-cell table:style-name="ce64" table:formula="of:=[.E558]-[.B558]" office:value-type="currency" office:currency="USD" office:value="-1582.4" calcext:value-type="currency">
            <text:p>-$1,582.40</text:p>
          </table:table-cell>
          <table:table-cell table:style-name="ce17" table:formula="of:=[.E558]/[.D55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3-SDA</text:p>
          </table:table-cell>
          <table:table-cell table:style-name="ce8" office:value-type="currency" office:currency="USD" office:value="1832.8" calcext:value-type="currency">
            <text:p>$1,832.80</text:p>
          </table:table-cell>
          <table:table-cell table:style-name="ce64" office:value-type="currency" office:currency="USD" office:value="2289" calcext:value-type="currency">
            <text:p>$2,289.00</text:p>
          </table:table-cell>
          <table:table-cell table:style-name="ce64" table:formula="of:=[.C559]*0.5" office:value-type="currency" office:currency="USD" office:value="1144.5" calcext:value-type="currency">
            <text:p>$1,144.50</text:p>
          </table:table-cell>
          <table:table-cell table:style-name="ce64"/>
          <table:table-cell table:style-name="ce64" table:formula="of:=[.E559]-[.B559]" office:value-type="currency" office:currency="USD" office:value="-1832.8" calcext:value-type="currency">
            <text:p>-$1,832.80</text:p>
          </table:table-cell>
          <table:table-cell table:style-name="ce17" table:formula="of:=[.E559]/[.D55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3-SD</text:p>
          </table:table-cell>
          <table:table-cell table:style-name="ce8" office:value-type="currency" office:currency="USD" office:value="1717.6" calcext:value-type="currency">
            <text:p>$1,717.60</text:p>
          </table:table-cell>
          <table:table-cell table:style-name="ce64" office:value-type="currency" office:currency="USD" office:value="2391" calcext:value-type="currency">
            <text:p>$2,391.00</text:p>
          </table:table-cell>
          <table:table-cell table:style-name="ce64" table:formula="of:=[.C560]*0.5" office:value-type="currency" office:currency="USD" office:value="1195.5" calcext:value-type="currency">
            <text:p>$1,195.50</text:p>
          </table:table-cell>
          <table:table-cell table:style-name="ce64"/>
          <table:table-cell table:style-name="ce64" table:formula="of:=[.E560]-[.B560]" office:value-type="currency" office:currency="USD" office:value="-1717.6" calcext:value-type="currency">
            <text:p>-$1,717.60</text:p>
          </table:table-cell>
          <table:table-cell table:style-name="ce17" table:formula="of:=[.E560]/[.D56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3-SDA</text:p>
          </table:table-cell>
          <table:table-cell table:style-name="ce8" office:value-type="currency" office:currency="USD" office:value="2049.6" calcext:value-type="currency">
            <text:p>$2,049.60</text:p>
          </table:table-cell>
          <table:table-cell table:style-name="ce64" office:value-type="currency" office:currency="USD" office:value="2508" calcext:value-type="currency">
            <text:p>$2,508.00</text:p>
          </table:table-cell>
          <table:table-cell table:style-name="ce64" table:formula="of:=[.C561]*0.5" office:value-type="currency" office:currency="USD" office:value="1254" calcext:value-type="currency">
            <text:p>$1,254.00</text:p>
          </table:table-cell>
          <table:table-cell table:style-name="ce64"/>
          <table:table-cell table:style-name="ce64" table:formula="of:=[.E561]-[.B561]" office:value-type="currency" office:currency="USD" office:value="-2049.6" calcext:value-type="currency">
            <text:p>-$2,049.60</text:p>
          </table:table-cell>
          <table:table-cell table:style-name="ce17" table:formula="of:=[.E561]/[.D56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4-SD</text:p>
          </table:table-cell>
          <table:table-cell table:style-name="ce8" office:value-type="currency" office:currency="USD" office:value="1812.8" calcext:value-type="currency">
            <text:p>$1,812.80</text:p>
          </table:table-cell>
          <table:table-cell table:style-name="ce64" office:value-type="currency" office:currency="USD" office:value="2407" calcext:value-type="currency">
            <text:p>$2,407.00</text:p>
          </table:table-cell>
          <table:table-cell table:style-name="ce64" table:formula="of:=[.C562]*0.5" office:value-type="currency" office:currency="USD" office:value="1203.5" calcext:value-type="currency">
            <text:p>$1,203.50</text:p>
          </table:table-cell>
          <table:table-cell table:style-name="ce64"/>
          <table:table-cell table:style-name="ce64" table:formula="of:=[.E562]-[.B562]" office:value-type="currency" office:currency="USD" office:value="-1812.8" calcext:value-type="currency">
            <text:p>-$1,812.80</text:p>
          </table:table-cell>
          <table:table-cell table:style-name="ce17" table:formula="of:=[.E562]/[.D56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4-SDA</text:p>
          </table:table-cell>
          <table:table-cell table:style-name="ce8" office:value-type="currency" office:currency="USD" office:value="2139.2" calcext:value-type="currency">
            <text:p>$2,139.20</text:p>
          </table:table-cell>
          <table:table-cell table:style-name="ce64" office:value-type="currency" office:currency="USD" office:value="2524" calcext:value-type="currency">
            <text:p>$2,524.00</text:p>
          </table:table-cell>
          <table:table-cell table:style-name="ce64" table:formula="of:=[.C563]*0.5" office:value-type="currency" office:currency="USD" office:value="1262" calcext:value-type="currency">
            <text:p>$1,262.00</text:p>
          </table:table-cell>
          <table:table-cell table:style-name="ce64"/>
          <table:table-cell table:style-name="ce64" table:formula="of:=[.E563]-[.B563]" office:value-type="currency" office:currency="USD" office:value="-2139.2" calcext:value-type="currency">
            <text:p>-$2,139.20</text:p>
          </table:table-cell>
          <table:table-cell table:style-name="ce17" table:formula="of:=[.E563]/[.D56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4-SD</text:p>
          </table:table-cell>
          <table:table-cell table:style-name="ce8" office:value-type="currency" office:currency="USD" office:value="2242.4" calcext:value-type="currency">
            <text:p>$2,242.40</text:p>
          </table:table-cell>
          <table:table-cell table:style-name="ce64" office:value-type="currency" office:currency="USD" office:value="2598" calcext:value-type="currency">
            <text:p>$2,598.00</text:p>
          </table:table-cell>
          <table:table-cell table:style-name="ce64" table:formula="of:=[.C564]*0.5" office:value-type="currency" office:currency="USD" office:value="1299" calcext:value-type="currency">
            <text:p>$1,299.00</text:p>
          </table:table-cell>
          <table:table-cell table:style-name="ce64"/>
          <table:table-cell table:style-name="ce64" table:formula="of:=[.E564]-[.B564]" office:value-type="currency" office:currency="USD" office:value="-2242.4" calcext:value-type="currency">
            <text:p>-$2,242.40</text:p>
          </table:table-cell>
          <table:table-cell table:style-name="ce17" table:formula="of:=[.E564]/[.D56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4-SDA</text:p>
          </table:table-cell>
          <table:table-cell table:style-name="ce8" office:value-type="currency" office:currency="USD" office:value="2344" calcext:value-type="currency">
            <text:p>$2,344.00</text:p>
          </table:table-cell>
          <table:table-cell table:style-name="ce64" office:value-type="currency" office:currency="USD" office:value="2715" calcext:value-type="currency">
            <text:p>$2,715.00</text:p>
          </table:table-cell>
          <table:table-cell table:style-name="ce64" table:formula="of:=[.C565]*0.5" office:value-type="currency" office:currency="USD" office:value="1357.5" calcext:value-type="currency">
            <text:p>$1,357.50</text:p>
          </table:table-cell>
          <table:table-cell table:style-name="ce64"/>
          <table:table-cell table:style-name="ce64" table:formula="of:=[.E565]-[.B565]" office:value-type="currency" office:currency="USD" office:value="-2344" calcext:value-type="currency">
            <text:p>-$2,344.00</text:p>
          </table:table-cell>
          <table:table-cell table:style-name="ce17" table:formula="of:=[.E565]/[.D56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5-SD</text:p>
          </table:table-cell>
          <table:table-cell table:style-name="ce8" office:value-type="currency" office:currency="USD" office:value="2333.6" calcext:value-type="currency">
            <text:p>$2,333.60</text:p>
          </table:table-cell>
          <table:table-cell table:style-name="ce64" office:value-type="currency" office:currency="USD" office:value="2746" calcext:value-type="currency">
            <text:p>$2,746.00</text:p>
          </table:table-cell>
          <table:table-cell table:style-name="ce64" table:formula="of:=[.C566]*0.5" office:value-type="currency" office:currency="USD" office:value="1373" calcext:value-type="currency">
            <text:p>$1,373.00</text:p>
          </table:table-cell>
          <table:table-cell table:style-name="ce64"/>
          <table:table-cell table:style-name="ce64" table:formula="of:=[.E566]-[.B566]" office:value-type="currency" office:currency="USD" office:value="-2333.6" calcext:value-type="currency">
            <text:p>-$2,333.60</text:p>
          </table:table-cell>
          <table:table-cell table:style-name="ce17" table:formula="of:=[.E566]/[.D56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15-SDA</text:p>
          </table:table-cell>
          <table:table-cell table:style-name="ce8" office:value-type="currency" office:currency="USD" office:value="2428.8" calcext:value-type="currency">
            <text:p>$2,428.80</text:p>
          </table:table-cell>
          <table:table-cell table:style-name="ce64" office:value-type="currency" office:currency="USD" office:value="2863" calcext:value-type="currency">
            <text:p>$2,863.00</text:p>
          </table:table-cell>
          <table:table-cell table:style-name="ce64" table:formula="of:=[.C567]*0.5" office:value-type="currency" office:currency="USD" office:value="1431.5" calcext:value-type="currency">
            <text:p>$1,431.50</text:p>
          </table:table-cell>
          <table:table-cell table:style-name="ce64"/>
          <table:table-cell table:style-name="ce64" table:formula="of:=[.E567]-[.B567]" office:value-type="currency" office:currency="USD" office:value="-2428.8" calcext:value-type="currency">
            <text:p>-$2,428.80</text:p>
          </table:table-cell>
          <table:table-cell table:style-name="ce17" table:formula="of:=[.E567]/[.D56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5-SD</text:p>
          </table:table-cell>
          <table:table-cell table:style-name="ce8" office:value-type="currency" office:currency="USD" office:value="2508.8" calcext:value-type="currency">
            <text:p>$2,508.80</text:p>
          </table:table-cell>
          <table:table-cell table:style-name="ce64" office:value-type="currency" office:currency="USD" office:value="2857" calcext:value-type="currency">
            <text:p>$2,857.00</text:p>
          </table:table-cell>
          <table:table-cell table:style-name="ce64" table:formula="of:=[.C568]*0.5" office:value-type="currency" office:currency="USD" office:value="1428.5" calcext:value-type="currency">
            <text:p>$1,428.50</text:p>
          </table:table-cell>
          <table:table-cell table:style-name="ce64"/>
          <table:table-cell table:style-name="ce64" table:formula="of:=[.E568]-[.B568]" office:value-type="currency" office:currency="USD" office:value="-2508.8" calcext:value-type="currency">
            <text:p>-$2,508.80</text:p>
          </table:table-cell>
          <table:table-cell table:style-name="ce17" table:formula="of:=[.E568]/[.D56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15-SDA</text:p>
          </table:table-cell>
          <table:table-cell table:style-name="ce8" office:value-type="currency" office:currency="USD" office:value="2609.6" calcext:value-type="currency">
            <text:p>$2,609.60</text:p>
          </table:table-cell>
          <table:table-cell table:style-name="ce64" office:value-type="currency" office:currency="USD" office:value="2974" calcext:value-type="currency">
            <text:p>$2,974.00</text:p>
          </table:table-cell>
          <table:table-cell table:style-name="ce64" table:formula="of:=[.C569]*0.5" office:value-type="currency" office:currency="USD" office:value="1487" calcext:value-type="currency">
            <text:p>$1,487.00</text:p>
          </table:table-cell>
          <table:table-cell table:style-name="ce64"/>
          <table:table-cell table:style-name="ce64" table:formula="of:=[.E569]-[.B569]" office:value-type="currency" office:currency="USD" office:value="-2609.6" calcext:value-type="currency">
            <text:p>-$2,609.60</text:p>
          </table:table-cell>
          <table:table-cell table:style-name="ce17" table:formula="of:=[.E569]/[.D56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Super Duty RolaStair - Safety Grating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H6-SD-SG</text:p>
          </table:table-cell>
          <table:table-cell table:style-name="ce8" office:value-type="currency" office:currency="USD" office:value="765.6" calcext:value-type="currency">
            <text:p>$765.60</text:p>
          </table:table-cell>
          <table:table-cell table:style-name="ce64" table:number-columns-repeated="3"/>
          <table:table-cell table:style-name="ce64" table:formula="of:=[.E573]-[.B573]" office:value-type="currency" office:currency="USD" office:value="-765.6" calcext:value-type="currency">
            <text:p>-$765.60</text:p>
          </table:table-cell>
          <table:table-cell table:style-name="ce17" table:formula="of:=[.E573]/[.D57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6-SD-SG</text:p>
          </table:table-cell>
          <table:table-cell table:style-name="ce8" office:value-type="currency" office:currency="USD" office:value="896.8" calcext:value-type="currency">
            <text:p>$896.80</text:p>
          </table:table-cell>
          <table:table-cell table:style-name="ce64" table:number-columns-repeated="3"/>
          <table:table-cell table:style-name="ce64" table:formula="of:=[.E574]-[.B574]" office:value-type="currency" office:currency="USD" office:value="-896.8" calcext:value-type="currency">
            <text:p>-$896.80</text:p>
          </table:table-cell>
          <table:table-cell table:style-name="ce17" table:formula="of:=[.E574]/[.D5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6-SD-SG</text:p>
          </table:table-cell>
          <table:table-cell table:style-name="ce8" office:value-type="currency" office:currency="USD" office:value="830.4" calcext:value-type="currency">
            <text:p>$830.40</text:p>
          </table:table-cell>
          <table:table-cell table:style-name="ce64" table:number-columns-repeated="3"/>
          <table:table-cell table:style-name="ce64" table:formula="of:=[.E575]-[.B575]" office:value-type="currency" office:currency="USD" office:value="-830.4" calcext:value-type="currency">
            <text:p>-$830.40</text:p>
          </table:table-cell>
          <table:table-cell table:style-name="ce17" table:formula="of:=[.E575]/[.D57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6-SD-SG</text:p>
          </table:table-cell>
          <table:table-cell table:style-name="ce8" office:value-type="currency" office:currency="USD" office:value="979.2" calcext:value-type="currency">
            <text:p>$979.20</text:p>
          </table:table-cell>
          <table:table-cell table:style-name="ce64" table:number-columns-repeated="3"/>
          <table:table-cell table:style-name="ce64" table:formula="of:=[.E576]-[.B576]" office:value-type="currency" office:currency="USD" office:value="-979.2" calcext:value-type="currency">
            <text:p>-$979.20</text:p>
          </table:table-cell>
          <table:table-cell table:style-name="ce17" table:formula="of:=[.E576]/[.D57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7-SD-SG</text:p>
          </table:table-cell>
          <table:table-cell table:style-name="ce8" office:value-type="currency" office:currency="USD" office:value="858.4" calcext:value-type="currency">
            <text:p>$858.40</text:p>
          </table:table-cell>
          <table:table-cell table:style-name="ce64" table:number-columns-repeated="3"/>
          <table:table-cell table:style-name="ce64" table:formula="of:=[.E577]-[.B577]" office:value-type="currency" office:currency="USD" office:value="-858.4" calcext:value-type="currency">
            <text:p>-$858.40</text:p>
          </table:table-cell>
          <table:table-cell table:style-name="ce17" table:formula="of:=[.E577]/[.D577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7-SD-SG</text:p>
          </table:table-cell>
          <table:table-cell table:style-name="ce8" office:value-type="currency" office:currency="USD" office:value="990.4" calcext:value-type="currency">
            <text:p>$990.40</text:p>
          </table:table-cell>
          <table:table-cell table:style-name="ce64" table:number-columns-repeated="3"/>
          <table:table-cell table:style-name="ce64" table:formula="of:=[.E578]-[.B578]" office:value-type="currency" office:currency="USD" office:value="-990.4" calcext:value-type="currency">
            <text:p>-$990.40</text:p>
          </table:table-cell>
          <table:table-cell table:style-name="ce17" table:formula="of:=[.E578]/[.D578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7-SD-SG</text:p>
          </table:table-cell>
          <table:table-cell table:style-name="ce8" office:value-type="currency" office:currency="USD" office:value="969.6" calcext:value-type="currency">
            <text:p>$969.60</text:p>
          </table:table-cell>
          <table:table-cell table:style-name="ce64" table:number-columns-repeated="3"/>
          <table:table-cell table:style-name="ce64" table:formula="of:=[.E579]-[.B579]" office:value-type="currency" office:currency="USD" office:value="-969.6" calcext:value-type="currency">
            <text:p>-$969.60</text:p>
          </table:table-cell>
          <table:table-cell table:style-name="ce17" table:formula="of:=[.E579]/[.D57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7-SD-SG</text:p>
          </table:table-cell>
          <table:table-cell table:style-name="ce8" office:value-type="currency" office:currency="USD" office:value="1118.4" calcext:value-type="currency">
            <text:p>$1,118.40</text:p>
          </table:table-cell>
          <table:table-cell table:style-name="ce64" table:number-columns-repeated="3"/>
          <table:table-cell table:style-name="ce64" table:formula="of:=[.E580]-[.B580]" office:value-type="currency" office:currency="USD" office:value="-1118.4" calcext:value-type="currency">
            <text:p>-$1,118.40</text:p>
          </table:table-cell>
          <table:table-cell table:style-name="ce17" table:formula="of:=[.E580]/[.D58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8-SD-SG</text:p>
          </table:table-cell>
          <table:table-cell table:style-name="ce8" office:value-type="currency" office:currency="USD" office:value="989.6" calcext:value-type="currency">
            <text:p>$989.60</text:p>
          </table:table-cell>
          <table:table-cell table:style-name="ce64" table:number-columns-repeated="3"/>
          <table:table-cell table:style-name="ce64" table:formula="of:=[.E581]-[.B581]" office:value-type="currency" office:currency="USD" office:value="-989.6" calcext:value-type="currency">
            <text:p>-$989.60</text:p>
          </table:table-cell>
          <table:table-cell table:style-name="ce17" table:formula="of:=[.E581]/[.D581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26H8-SD-SG</text:p>
          </table:table-cell>
          <table:table-cell table:style-name="ce8" office:value-type="currency" office:currency="USD" office:value="1120.8" calcext:value-type="currency">
            <text:p>$1,120.80</text:p>
          </table:table-cell>
          <table:table-cell table:style-name="ce64" table:number-columns-repeated="3"/>
          <table:table-cell table:style-name="ce64" table:formula="of:=[.E582]-[.B582]" office:value-type="currency" office:currency="USD" office:value="-1120.8" calcext:value-type="currency">
            <text:p>-$1,120.80</text:p>
          </table:table-cell>
          <table:table-cell table:style-name="ce17" table:formula="of:=[.E582]/[.D582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8-SD-SG</text:p>
          </table:table-cell>
          <table:table-cell table:style-name="ce8" office:value-type="currency" office:currency="USD" office:value="1120.8" calcext:value-type="currency">
            <text:p>$1,120.80</text:p>
          </table:table-cell>
          <table:table-cell table:style-name="ce64" table:number-columns-repeated="3"/>
          <table:table-cell table:style-name="ce64" table:formula="of:=[.E583]-[.B583]" office:value-type="currency" office:currency="USD" office:value="-1120.8" calcext:value-type="currency">
            <text:p>-$1,120.80</text:p>
          </table:table-cell>
          <table:table-cell table:style-name="ce17" table:formula="of:=[.E583]/[.D583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32H8-SD-SG</text:p>
          </table:table-cell>
          <table:table-cell table:style-name="ce8" office:value-type="currency" office:currency="USD" office:value="1269.6" calcext:value-type="currency">
            <text:p>$1,269.60</text:p>
          </table:table-cell>
          <table:table-cell table:style-name="ce64" table:number-columns-repeated="3"/>
          <table:table-cell table:style-name="ce64" table:formula="of:=[.E584]-[.B584]" office:value-type="currency" office:currency="USD" office:value="-1269.6" calcext:value-type="currency">
            <text:p>-$1,269.60</text:p>
          </table:table-cell>
          <table:table-cell table:style-name="ce17" table:formula="of:=[.E584]/[.D58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Tank Access with Adjustable Feet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S-212-ACP</text:p>
          </table:table-cell>
          <table:table-cell table:style-name="ce8" office:value-type="currency" office:currency="USD" office:value="585.9" calcext:value-type="currency">
            <text:p>$585.90</text:p>
          </table:table-cell>
          <table:table-cell table:style-name="ce64" office:value-type="currency" office:currency="USD" office:value="878" calcext:value-type="currency">
            <text:p>$878.00</text:p>
          </table:table-cell>
          <table:table-cell table:style-name="ce64" table:formula="of:=[.C588]*0.6" office:value-type="currency" office:currency="USD" office:value="526.8" calcext:value-type="currency">
            <text:p>$526.80</text:p>
          </table:table-cell>
          <table:table-cell table:style-name="ce64"/>
          <table:table-cell table:style-name="ce64" table:formula="of:=[.E588]-[.B588]" office:value-type="currency" office:currency="USD" office:value="-585.9" calcext:value-type="currency">
            <text:p>-$585.90</text:p>
          </table:table-cell>
          <table:table-cell table:style-name="ce17" table:formula="of:=[.E588]/[.D58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-312-ACP</text:p>
          </table:table-cell>
          <table:table-cell table:style-name="ce8" office:value-type="currency" office:currency="USD" office:value="701.1" calcext:value-type="currency">
            <text:p>$701.10</text:p>
          </table:table-cell>
          <table:table-cell table:style-name="ce64" office:value-type="currency" office:currency="USD" office:value="1051" calcext:value-type="currency">
            <text:p>$1,051.00</text:p>
          </table:table-cell>
          <table:table-cell table:style-name="ce64" table:formula="of:=[.C589]*0.6" office:value-type="currency" office:currency="USD" office:value="630.6" calcext:value-type="currency">
            <text:p>$630.60</text:p>
          </table:table-cell>
          <table:table-cell table:style-name="ce64"/>
          <table:table-cell table:style-name="ce64" table:formula="of:=[.E589]-[.B589]" office:value-type="currency" office:currency="USD" office:value="-701.1" calcext:value-type="currency">
            <text:p>-$701.10</text:p>
          </table:table-cell>
          <table:table-cell table:style-name="ce17" table:formula="of:=[.E589]/[.D58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-412-ACP</text:p>
          </table:table-cell>
          <table:table-cell table:style-name="ce8" office:value-type="currency" office:currency="USD" office:value="817.2" calcext:value-type="currency">
            <text:p>$817.20</text:p>
          </table:table-cell>
          <table:table-cell table:style-name="ce64" office:value-type="currency" office:currency="USD" office:value="1218" calcext:value-type="currency">
            <text:p>$1,218.00</text:p>
          </table:table-cell>
          <table:table-cell table:style-name="ce64" table:formula="of:=[.C590]*0.6" office:value-type="currency" office:currency="USD" office:value="730.8" calcext:value-type="currency">
            <text:p>$730.80</text:p>
          </table:table-cell>
          <table:table-cell table:style-name="ce64"/>
          <table:table-cell table:style-name="ce64" table:formula="of:=[.E590]-[.B590]" office:value-type="currency" office:currency="USD" office:value="-817.2" calcext:value-type="currency">
            <text:p>-$817.20</text:p>
          </table:table-cell>
          <table:table-cell table:style-name="ce17" table:formula="of:=[.E590]/[.D59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-512-ACP</text:p>
          </table:table-cell>
          <table:table-cell table:style-name="ce8" office:value-type="currency" office:currency="USD" office:value="933.3" calcext:value-type="currency">
            <text:p>$933.30</text:p>
          </table:table-cell>
          <table:table-cell table:style-name="ce64" office:value-type="currency" office:currency="USD" office:value="1392" calcext:value-type="currency">
            <text:p>$1,392.00</text:p>
          </table:table-cell>
          <table:table-cell table:style-name="ce64" table:formula="of:=[.C591]*0.6" office:value-type="currency" office:currency="USD" office:value="835.2" calcext:value-type="currency">
            <text:p>$835.20</text:p>
          </table:table-cell>
          <table:table-cell table:style-name="ce64"/>
          <table:table-cell table:style-name="ce64" table:formula="of:=[.E591]-[.B591]" office:value-type="currency" office:currency="USD" office:value="-933.3" calcext:value-type="currency">
            <text:p>-$933.30</text:p>
          </table:table-cell>
          <table:table-cell table:style-name="ce17" table:formula="of:=[.E591]/[.D59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-612-ACP</text:p>
          </table:table-cell>
          <table:table-cell table:style-name="ce8" office:value-type="currency" office:currency="USD" office:value="1045.8" calcext:value-type="currency">
            <text:p>$1,045.80</text:p>
          </table:table-cell>
          <table:table-cell table:style-name="ce64" office:value-type="currency" office:currency="USD" office:value="1571" calcext:value-type="currency">
            <text:p>$1,571.00</text:p>
          </table:table-cell>
          <table:table-cell table:style-name="ce64" table:formula="of:=[.C592]*0.6" office:value-type="currency" office:currency="USD" office:value="942.6" calcext:value-type="currency">
            <text:p>$942.60</text:p>
          </table:table-cell>
          <table:table-cell table:style-name="ce64"/>
          <table:table-cell table:style-name="ce64" table:formula="of:=[.E592]-[.B592]" office:value-type="currency" office:currency="USD" office:value="-1045.8" calcext:value-type="currency">
            <text:p>-$1,045.80</text:p>
          </table:table-cell>
          <table:table-cell table:style-name="ce17" table:formula="of:=[.E592]/[.D59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-712-ACP</text:p>
          </table:table-cell>
          <table:table-cell table:style-name="ce8" office:value-type="currency" office:currency="USD" office:value="1165.5" calcext:value-type="currency">
            <text:p>$1,165.50</text:p>
          </table:table-cell>
          <table:table-cell table:style-name="ce64" office:value-type="currency" office:currency="USD" office:value="1750" calcext:value-type="currency">
            <text:p>$1,750.00</text:p>
          </table:table-cell>
          <table:table-cell table:style-name="ce64" table:formula="of:=[.C593]*0.6" office:value-type="currency" office:currency="USD" office:value="1050" calcext:value-type="currency">
            <text:p>$1,050.00</text:p>
          </table:table-cell>
          <table:table-cell table:style-name="ce64"/>
          <table:table-cell table:style-name="ce64" table:formula="of:=[.E593]-[.B593]" office:value-type="currency" office:currency="USD" office:value="-1165.5" calcext:value-type="currency">
            <text:p>-$1,165.50</text:p>
          </table:table-cell>
          <table:table-cell table:style-name="ce17" table:formula="of:=[.E593]/[.D59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-812-ACP</text:p>
          </table:table-cell>
          <table:table-cell table:style-name="ce8" office:value-type="currency" office:currency="USD" office:value="1279.8" calcext:value-type="currency">
            <text:p>$1,279.80</text:p>
          </table:table-cell>
          <table:table-cell table:style-name="ce64" office:value-type="currency" office:currency="USD" office:value="1929" calcext:value-type="currency">
            <text:p>$1,929.00</text:p>
          </table:table-cell>
          <table:table-cell table:style-name="ce64" table:formula="of:=[.C594]*0.6" office:value-type="currency" office:currency="USD" office:value="1157.4" calcext:value-type="currency">
            <text:p>$1,157.40</text:p>
          </table:table-cell>
          <table:table-cell table:style-name="ce64"/>
          <table:table-cell table:style-name="ce64" table:formula="of:=[.E594]-[.B594]" office:value-type="currency" office:currency="USD" office:value="-1279.8" calcext:value-type="currency">
            <text:p>-$1,279.80</text:p>
          </table:table-cell>
          <table:table-cell table:style-name="ce17" table:formula="of:=[.E594]/[.D59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-912-ACP</text:p>
          </table:table-cell>
          <table:table-cell table:style-name="ce8" office:value-type="currency" office:currency="USD" office:value="1516.5" calcext:value-type="currency">
            <text:p>$1,516.50</text:p>
          </table:table-cell>
          <table:table-cell table:style-name="ce64" office:value-type="currency" office:currency="USD" office:value="2173" calcext:value-type="currency">
            <text:p>$2,173.00</text:p>
          </table:table-cell>
          <table:table-cell table:style-name="ce64" table:formula="of:=[.C595]*0.6" office:value-type="currency" office:currency="USD" office:value="1303.8" calcext:value-type="currency">
            <text:p>$1,303.80</text:p>
          </table:table-cell>
          <table:table-cell table:style-name="ce64"/>
          <table:table-cell table:style-name="ce64" table:formula="of:=[.E595]-[.B595]" office:value-type="currency" office:currency="USD" office:value="-1516.5" calcext:value-type="currency">
            <text:p>-$1,516.50</text:p>
          </table:table-cell>
          <table:table-cell table:style-name="ce17" table:formula="of:=[.E595]/[.D59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-1012-ACP</text:p>
          </table:table-cell>
          <table:table-cell table:style-name="ce8" office:value-type="currency" office:currency="USD" office:value="1632.6" calcext:value-type="currency">
            <text:p>$1,632.60</text:p>
          </table:table-cell>
          <table:table-cell table:style-name="ce64" office:value-type="currency" office:currency="USD" office:value="2344" calcext:value-type="currency">
            <text:p>$2,344.00</text:p>
          </table:table-cell>
          <table:table-cell table:style-name="ce64" table:formula="of:=[.C596]*0.6" office:value-type="currency" office:currency="USD" office:value="1406.4" calcext:value-type="currency">
            <text:p>$1,406.40</text:p>
          </table:table-cell>
          <table:table-cell table:style-name="ce64"/>
          <table:table-cell table:style-name="ce64" table:formula="of:=[.E596]-[.B596]" office:value-type="currency" office:currency="USD" office:value="-1632.6" calcext:value-type="currency">
            <text:p>-$1,632.60</text:p>
          </table:table-cell>
          <table:table-cell table:style-name="ce17" table:formula="of:=[.E596]/[.D59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S-1112-ACP</text:p>
          </table:table-cell>
          <table:table-cell table:style-name="ce8" office:value-type="currency" office:currency="USD" office:value="1747.8" calcext:value-type="currency">
            <text:p>$1,747.80</text:p>
          </table:table-cell>
          <table:table-cell table:style-name="ce64" office:value-type="currency" office:currency="USD" office:value="2516" calcext:value-type="currency">
            <text:p>$2,516.00</text:p>
          </table:table-cell>
          <table:table-cell table:style-name="ce64" table:formula="of:=[.C597]*0.6" office:value-type="currency" office:currency="USD" office:value="1509.6" calcext:value-type="currency">
            <text:p>$1,509.60</text:p>
          </table:table-cell>
          <table:table-cell table:style-name="ce64"/>
          <table:table-cell table:style-name="ce64" table:formula="of:=[.E597]-[.B597]" office:value-type="currency" office:currency="USD" office:value="-1747.8" calcext:value-type="currency">
            <text:p>-$1,747.80</text:p>
          </table:table-cell>
          <table:table-cell table:style-name="ce17" table:formula="of:=[.E597]/[.D59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Tank Access with Platform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P-236</text:p>
          </table:table-cell>
          <table:table-cell table:style-name="ce8" office:value-type="currency" office:currency="USD" office:value="748.8" calcext:value-type="currency">
            <text:p>$748.80</text:p>
          </table:table-cell>
          <table:table-cell table:style-name="ce64" office:value-type="currency" office:currency="USD" office:value="951" calcext:value-type="currency">
            <text:p>$951.00</text:p>
          </table:table-cell>
          <table:table-cell table:style-name="ce64" table:formula="of:=[.C601]*0.6" office:value-type="currency" office:currency="USD" office:value="570.6" calcext:value-type="currency">
            <text:p>$570.60</text:p>
          </table:table-cell>
          <table:table-cell table:style-name="ce64"/>
          <table:table-cell table:style-name="ce64" table:formula="of:=[.E601]-[.B601]" office:value-type="currency" office:currency="USD" office:value="-748.8" calcext:value-type="currency">
            <text:p>-$748.80</text:p>
          </table:table-cell>
          <table:table-cell table:style-name="ce17" table:formula="of:=[.E601]/[.D60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336</text:p>
          </table:table-cell>
          <table:table-cell table:style-name="ce8" office:value-type="currency" office:currency="USD" office:value="870.3" calcext:value-type="currency">
            <text:p>$870.30</text:p>
          </table:table-cell>
          <table:table-cell table:style-name="ce64" office:value-type="currency" office:currency="USD" office:value="1204" calcext:value-type="currency">
            <text:p>$1,204.00</text:p>
          </table:table-cell>
          <table:table-cell table:style-name="ce64" table:formula="of:=[.C602]*0.6" office:value-type="currency" office:currency="USD" office:value="722.4" calcext:value-type="currency">
            <text:p>$722.40</text:p>
          </table:table-cell>
          <table:table-cell table:style-name="ce64"/>
          <table:table-cell table:style-name="ce64" table:formula="of:=[.E602]-[.B602]" office:value-type="currency" office:currency="USD" office:value="-870.3" calcext:value-type="currency">
            <text:p>-$870.30</text:p>
          </table:table-cell>
          <table:table-cell table:style-name="ce17" table:formula="of:=[.E602]/[.D60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436</text:p>
          </table:table-cell>
          <table:table-cell table:style-name="ce8" office:value-type="currency" office:currency="USD" office:value="1037.7" calcext:value-type="currency">
            <text:p>$1,037.70</text:p>
          </table:table-cell>
          <table:table-cell table:style-name="ce64" office:value-type="currency" office:currency="USD" office:value="1458" calcext:value-type="currency">
            <text:p>$1,458.00</text:p>
          </table:table-cell>
          <table:table-cell table:style-name="ce64" table:formula="of:=[.C603]*0.6" office:value-type="currency" office:currency="USD" office:value="874.8" calcext:value-type="currency">
            <text:p>$874.80</text:p>
          </table:table-cell>
          <table:table-cell table:style-name="ce64"/>
          <table:table-cell table:style-name="ce64" table:formula="of:=[.E603]-[.B603]" office:value-type="currency" office:currency="USD" office:value="-1037.7" calcext:value-type="currency">
            <text:p>-$1,037.70</text:p>
          </table:table-cell>
          <table:table-cell table:style-name="ce17" table:formula="of:=[.E603]/[.D60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536</text:p>
          </table:table-cell>
          <table:table-cell table:style-name="ce8" office:value-type="currency" office:currency="USD" office:value="1204.2" calcext:value-type="currency">
            <text:p>$1,204.20</text:p>
          </table:table-cell>
          <table:table-cell table:style-name="ce64" office:value-type="currency" office:currency="USD" office:value="1697" calcext:value-type="currency">
            <text:p>$1,697.00</text:p>
          </table:table-cell>
          <table:table-cell table:style-name="ce64" table:formula="of:=[.C604]*0.6" office:value-type="currency" office:currency="USD" office:value="1018.2" calcext:value-type="currency">
            <text:p>$1,018.20</text:p>
          </table:table-cell>
          <table:table-cell table:style-name="ce64"/>
          <table:table-cell table:style-name="ce64" table:formula="of:=[.E604]-[.B604]" office:value-type="currency" office:currency="USD" office:value="-1204.2" calcext:value-type="currency">
            <text:p>-$1,204.20</text:p>
          </table:table-cell>
          <table:table-cell table:style-name="ce17" table:formula="of:=[.E604]/[.D60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636</text:p>
          </table:table-cell>
          <table:table-cell table:style-name="ce8" office:value-type="currency" office:currency="USD" office:value="1368" calcext:value-type="currency">
            <text:p>$1,368.00</text:p>
          </table:table-cell>
          <table:table-cell table:style-name="ce64" office:value-type="currency" office:currency="USD" office:value="1934" calcext:value-type="currency">
            <text:p>$1,934.00</text:p>
          </table:table-cell>
          <table:table-cell table:style-name="ce64" table:formula="of:=[.C605]*0.6" office:value-type="currency" office:currency="USD" office:value="1160.4" calcext:value-type="currency">
            <text:p>$1,160.40</text:p>
          </table:table-cell>
          <table:table-cell table:style-name="ce64"/>
          <table:table-cell table:style-name="ce64" table:formula="of:=[.E605]-[.B605]" office:value-type="currency" office:currency="USD" office:value="-1368" calcext:value-type="currency">
            <text:p>-$1,368.00</text:p>
          </table:table-cell>
          <table:table-cell table:style-name="ce17" table:formula="of:=[.E605]/[.D60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736</text:p>
          </table:table-cell>
          <table:table-cell table:style-name="ce8" office:value-type="currency" office:currency="USD" office:value="1542.6" calcext:value-type="currency">
            <text:p>$1,542.60</text:p>
          </table:table-cell>
          <table:table-cell table:style-name="ce64" office:value-type="currency" office:currency="USD" office:value="2196" calcext:value-type="currency">
            <text:p>$2,196.00</text:p>
          </table:table-cell>
          <table:table-cell table:style-name="ce64" table:formula="of:=[.C606]*0.6" office:value-type="currency" office:currency="USD" office:value="1317.6" calcext:value-type="currency">
            <text:p>$1,317.60</text:p>
          </table:table-cell>
          <table:table-cell table:style-name="ce64"/>
          <table:table-cell table:style-name="ce64" table:formula="of:=[.E606]-[.B606]" office:value-type="currency" office:currency="USD" office:value="-1542.6" calcext:value-type="currency">
            <text:p>-$1,542.60</text:p>
          </table:table-cell>
          <table:table-cell table:style-name="ce17" table:formula="of:=[.E606]/[.D60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836</text:p>
          </table:table-cell>
          <table:table-cell table:style-name="ce8" office:value-type="currency" office:currency="USD" office:value="1639.8" calcext:value-type="currency">
            <text:p>$1,639.80</text:p>
          </table:table-cell>
          <table:table-cell table:style-name="ce64" office:value-type="currency" office:currency="USD" office:value="2345" calcext:value-type="currency">
            <text:p>$2,345.00</text:p>
          </table:table-cell>
          <table:table-cell table:style-name="ce64" table:formula="of:=[.C607]*0.6" office:value-type="currency" office:currency="USD" office:value="1407" calcext:value-type="currency">
            <text:p>$1,407.00</text:p>
          </table:table-cell>
          <table:table-cell table:style-name="ce64"/>
          <table:table-cell table:style-name="ce64" table:formula="of:=[.E607]-[.B607]" office:value-type="currency" office:currency="USD" office:value="-1639.8" calcext:value-type="currency">
            <text:p>-$1,639.80</text:p>
          </table:table-cell>
          <table:table-cell table:style-name="ce17" table:formula="of:=[.E607]/[.D60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936</text:p>
          </table:table-cell>
          <table:table-cell table:style-name="ce8" office:value-type="currency" office:currency="USD" office:value="1738.8" calcext:value-type="currency">
            <text:p>$1,738.80</text:p>
          </table:table-cell>
          <table:table-cell table:style-name="ce64" office:value-type="currency" office:currency="USD" office:value="2505" calcext:value-type="currency">
            <text:p>$2,505.00</text:p>
          </table:table-cell>
          <table:table-cell table:style-name="ce64" table:formula="of:=[.C608]*0.6" office:value-type="currency" office:currency="USD" office:value="1503" calcext:value-type="currency">
            <text:p>$1,503.00</text:p>
          </table:table-cell>
          <table:table-cell table:style-name="ce64"/>
          <table:table-cell table:style-name="ce64" table:formula="of:=[.E608]-[.B608]" office:value-type="currency" office:currency="USD" office:value="-1738.8" calcext:value-type="currency">
            <text:p>-$1,738.80</text:p>
          </table:table-cell>
          <table:table-cell table:style-name="ce17" table:formula="of:=[.E608]/[.D60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1036</text:p>
          </table:table-cell>
          <table:table-cell table:style-name="ce8" office:value-type="currency" office:currency="USD" office:value="1896.3" calcext:value-type="currency">
            <text:p>$1,896.30</text:p>
          </table:table-cell>
          <table:table-cell table:style-name="ce64" office:value-type="currency" office:currency="USD" office:value="2733" calcext:value-type="currency">
            <text:p>$2,733.00</text:p>
          </table:table-cell>
          <table:table-cell table:style-name="ce64" table:formula="of:=[.C609]*0.6" office:value-type="currency" office:currency="USD" office:value="1639.8" calcext:value-type="currency">
            <text:p>$1,639.80</text:p>
          </table:table-cell>
          <table:table-cell table:style-name="ce64"/>
          <table:table-cell table:style-name="ce64" table:formula="of:=[.E609]-[.B609]" office:value-type="currency" office:currency="USD" office:value="-1896.3" calcext:value-type="currency">
            <text:p>-$1,896.30</text:p>
          </table:table-cell>
          <table:table-cell table:style-name="ce17" table:formula="of:=[.E609]/[.D60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1136</text:p>
          </table:table-cell>
          <table:table-cell table:style-name="ce8" office:value-type="currency" office:currency="USD" office:value="1992.6" calcext:value-type="currency">
            <text:p>$1,992.60</text:p>
          </table:table-cell>
          <table:table-cell table:style-name="ce64" office:value-type="currency" office:currency="USD" office:value="2876" calcext:value-type="currency">
            <text:p>$2,876.00</text:p>
          </table:table-cell>
          <table:table-cell table:style-name="ce64" table:formula="of:=[.C610]*0.6" office:value-type="currency" office:currency="USD" office:value="1725.6" calcext:value-type="currency">
            <text:p>$1,725.60</text:p>
          </table:table-cell>
          <table:table-cell table:style-name="ce64"/>
          <table:table-cell table:style-name="ce64" table:formula="of:=[.E610]-[.B610]" office:value-type="currency" office:currency="USD" office:value="-1992.6" calcext:value-type="currency">
            <text:p>-$1,992.60</text:p>
          </table:table-cell>
          <table:table-cell table:style-name="ce17" table:formula="of:=[.E610]/[.D61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AP-1236</text:p>
          </table:table-cell>
          <table:table-cell table:style-name="ce8" office:value-type="currency" office:currency="USD" office:value="2142" calcext:value-type="currency">
            <text:p>$2,142.00</text:p>
          </table:table-cell>
          <table:table-cell table:style-name="ce64" office:value-type="currency" office:currency="USD" office:value="3026" calcext:value-type="currency">
            <text:p>$3,026.00</text:p>
          </table:table-cell>
          <table:table-cell table:style-name="ce64" table:formula="of:=[.C611]*0.6" office:value-type="currency" office:currency="USD" office:value="1815.6" calcext:value-type="currency">
            <text:p>$1,815.60</text:p>
          </table:table-cell>
          <table:table-cell table:style-name="ce64"/>
          <table:table-cell table:style-name="ce64" table:formula="of:=[.E611]-[.B611]" office:value-type="currency" office:currency="USD" office:value="-2142" calcext:value-type="currency">
            <text:p>-$2,142.00</text:p>
          </table:table-cell>
          <table:table-cell table:style-name="ce17" table:formula="of:=[.E611]/[.D61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Tote Dolly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D-1</text:p>
          </table:table-cell>
          <table:table-cell table:style-name="ce8" office:value-type="currency" office:currency="USD" office:value="563" calcext:value-type="currency">
            <text:p>$563.00</text:p>
          </table:table-cell>
          <table:table-cell table:style-name="ce64" table:number-columns-repeated="3"/>
          <table:table-cell table:style-name="ce64" table:formula="of:=[.E615]-[.B615]" office:value-type="currency" office:currency="USD" office:value="-563" calcext:value-type="currency">
            <text:p>-$563.00</text:p>
          </table:table-cell>
          <table:table-cell table:style-name="ce17" table:formula="of:=[.E615]/[.D615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D-2</text:p>
          </table:table-cell>
          <table:table-cell table:style-name="ce8" office:value-type="currency" office:currency="USD" office:value="635" calcext:value-type="currency">
            <text:p>$635.00</text:p>
          </table:table-cell>
          <table:table-cell table:style-name="ce64" table:number-columns-repeated="3"/>
          <table:table-cell table:style-name="ce64" table:formula="of:=[.E616]-[.B616]" office:value-type="currency" office:currency="USD" office:value="-635" calcext:value-type="currency">
            <text:p>-$635.00</text:p>
          </table:table-cell>
          <table:table-cell table:style-name="ce17" table:formula="of:=[.E616]/[.D616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Trackless Sliding Gate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L-GS6</text:p>
          </table:table-cell>
          <table:table-cell table:style-name="ce8" office:value-type="currency" office:currency="USD" office:value="1067.8" calcext:value-type="currency">
            <text:p>$1,067.80</text:p>
          </table:table-cell>
          <table:table-cell table:style-name="ce64" table:number-columns-repeated="3"/>
          <table:table-cell table:style-name="ce64" table:formula="of:=[.E620]-[.B620]" office:value-type="currency" office:currency="USD" office:value="-1067.8" calcext:value-type="currency">
            <text:p>-$1,067.80</text:p>
          </table:table-cell>
          <table:table-cell table:style-name="ce17" table:formula="of:=[.E620]/[.D62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U, Z or Reverse Z Conveyor Crossov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U-3120</text:p>
          </table:table-cell>
          <table:table-cell table:style-name="ce8" office:value-type="currency" office:currency="USD" office:value="2263.5" calcext:value-type="currency">
            <text:p>$2,263.50</text:p>
          </table:table-cell>
          <table:table-cell table:style-name="ce64" office:value-type="currency" office:currency="USD" office:value="2980" calcext:value-type="currency">
            <text:p>$2,980.00</text:p>
          </table:table-cell>
          <table:table-cell table:style-name="ce64" table:formula="of:=[.C624]*0.6" office:value-type="currency" office:currency="USD" office:value="1788" calcext:value-type="currency">
            <text:p>$1,788.00</text:p>
          </table:table-cell>
          <table:table-cell table:style-name="ce64"/>
          <table:table-cell table:style-name="ce64" table:formula="of:=[.E624]-[.B624]" office:value-type="currency" office:currency="USD" office:value="-2263.5" calcext:value-type="currency">
            <text:p>-$2,263.50</text:p>
          </table:table-cell>
          <table:table-cell table:style-name="ce17" table:formula="of:=[.E624]/[.D62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3130</text:p>
          </table:table-cell>
          <table:table-cell table:style-name="ce8" office:value-type="currency" office:currency="USD" office:value="2394.9" calcext:value-type="currency">
            <text:p>$2,394.90</text:p>
          </table:table-cell>
          <table:table-cell table:style-name="ce64" office:value-type="currency" office:currency="USD" office:value="2622" calcext:value-type="currency">
            <text:p>$2,622.00</text:p>
          </table:table-cell>
          <table:table-cell table:style-name="ce64" table:formula="of:=[.C625]*0.6" office:value-type="currency" office:currency="USD" office:value="1573.2" calcext:value-type="currency">
            <text:p>$1,573.20</text:p>
          </table:table-cell>
          <table:table-cell table:style-name="ce64"/>
          <table:table-cell table:style-name="ce64" table:formula="of:=[.E625]-[.B625]" office:value-type="currency" office:currency="USD" office:value="-2394.9" calcext:value-type="currency">
            <text:p>-$2,394.90</text:p>
          </table:table-cell>
          <table:table-cell table:style-name="ce17" table:formula="of:=[.E625]/[.D62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3139</text:p>
          </table:table-cell>
          <table:table-cell table:style-name="ce8" office:value-type="currency" office:currency="USD" office:value="2530.8" calcext:value-type="currency">
            <text:p>$2,530.80</text:p>
          </table:table-cell>
          <table:table-cell table:style-name="ce64" office:value-type="currency" office:currency="USD" office:value="2825" calcext:value-type="currency">
            <text:p>$2,825.00</text:p>
          </table:table-cell>
          <table:table-cell table:style-name="ce64" table:formula="of:=[.C626]*0.6" office:value-type="currency" office:currency="USD" office:value="1695" calcext:value-type="currency">
            <text:p>$1,695.00</text:p>
          </table:table-cell>
          <table:table-cell table:style-name="ce64"/>
          <table:table-cell table:style-name="ce64" table:formula="of:=[.E626]-[.B626]" office:value-type="currency" office:currency="USD" office:value="-2530.8" calcext:value-type="currency">
            <text:p>-$2,530.80</text:p>
          </table:table-cell>
          <table:table-cell table:style-name="ce17" table:formula="of:=[.E626]/[.D62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3149</text:p>
          </table:table-cell>
          <table:table-cell table:style-name="ce8" office:value-type="currency" office:currency="USD" office:value="2664.9" calcext:value-type="currency">
            <text:p>$2,664.90</text:p>
          </table:table-cell>
          <table:table-cell table:style-name="ce64" office:value-type="currency" office:currency="USD" office:value="3025" calcext:value-type="currency">
            <text:p>$3,025.00</text:p>
          </table:table-cell>
          <table:table-cell table:style-name="ce64" table:formula="of:=[.C627]*0.6" office:value-type="currency" office:currency="USD" office:value="1815" calcext:value-type="currency">
            <text:p>$1,815.00</text:p>
          </table:table-cell>
          <table:table-cell table:style-name="ce64"/>
          <table:table-cell table:style-name="ce64" table:formula="of:=[.E627]-[.B627]" office:value-type="currency" office:currency="USD" office:value="-2664.9" calcext:value-type="currency">
            <text:p>-$2,664.90</text:p>
          </table:table-cell>
          <table:table-cell table:style-name="ce17" table:formula="of:=[.E627]/[.D62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4020</text:p>
          </table:table-cell>
          <table:table-cell table:style-name="ce8" office:value-type="currency" office:currency="USD" office:value="2509.2" calcext:value-type="currency">
            <text:p>$2,509.20</text:p>
          </table:table-cell>
          <table:table-cell table:style-name="ce64" office:value-type="currency" office:currency="USD" office:value="2705" calcext:value-type="currency">
            <text:p>$2,705.00</text:p>
          </table:table-cell>
          <table:table-cell table:style-name="ce64" table:formula="of:=[.C628]*0.6" office:value-type="currency" office:currency="USD" office:value="1623" calcext:value-type="currency">
            <text:p>$1,623.00</text:p>
          </table:table-cell>
          <table:table-cell table:style-name="ce64"/>
          <table:table-cell table:style-name="ce64" table:formula="of:=[.E628]-[.B628]" office:value-type="currency" office:currency="USD" office:value="-2509.2" calcext:value-type="currency">
            <text:p>-$2,509.20</text:p>
          </table:table-cell>
          <table:table-cell table:style-name="ce17" table:formula="of:=[.E628]/[.D62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4030</text:p>
          </table:table-cell>
          <table:table-cell table:style-name="ce8" office:value-type="currency" office:currency="USD" office:value="2644.2" calcext:value-type="currency">
            <text:p>$2,644.20</text:p>
          </table:table-cell>
          <table:table-cell table:style-name="ce64" office:value-type="currency" office:currency="USD" office:value="2906" calcext:value-type="currency">
            <text:p>$2,906.00</text:p>
          </table:table-cell>
          <table:table-cell table:style-name="ce64" table:formula="of:=[.C629]*0.6" office:value-type="currency" office:currency="USD" office:value="1743.6" calcext:value-type="currency">
            <text:p>$1,743.60</text:p>
          </table:table-cell>
          <table:table-cell table:style-name="ce64"/>
          <table:table-cell table:style-name="ce64" table:formula="of:=[.E629]-[.B629]" office:value-type="currency" office:currency="USD" office:value="-2644.2" calcext:value-type="currency">
            <text:p>-$2,644.20</text:p>
          </table:table-cell>
          <table:table-cell table:style-name="ce17" table:formula="of:=[.E629]/[.D62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4039</text:p>
          </table:table-cell>
          <table:table-cell table:style-name="ce8" office:value-type="currency" office:currency="USD" office:value="2777.4" calcext:value-type="currency">
            <text:p>$2,777.40</text:p>
          </table:table-cell>
          <table:table-cell table:style-name="ce64" office:value-type="currency" office:currency="USD" office:value="3105" calcext:value-type="currency">
            <text:p>$3,105.00</text:p>
          </table:table-cell>
          <table:table-cell table:style-name="ce64" table:formula="of:=[.C630]*0.6" office:value-type="currency" office:currency="USD" office:value="1863" calcext:value-type="currency">
            <text:p>$1,863.00</text:p>
          </table:table-cell>
          <table:table-cell table:style-name="ce64"/>
          <table:table-cell table:style-name="ce64" table:formula="of:=[.E630]-[.B630]" office:value-type="currency" office:currency="USD" office:value="-2777.4" calcext:value-type="currency">
            <text:p>-$2,777.40</text:p>
          </table:table-cell>
          <table:table-cell table:style-name="ce17" table:formula="of:=[.E630]/[.D63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4049</text:p>
          </table:table-cell>
          <table:table-cell table:style-name="ce8" office:value-type="currency" office:currency="USD" office:value="2913.3" calcext:value-type="currency">
            <text:p>$2,913.30</text:p>
          </table:table-cell>
          <table:table-cell table:style-name="ce64" office:value-type="currency" office:currency="USD" office:value="3551" calcext:value-type="currency">
            <text:p>$3,551.00</text:p>
          </table:table-cell>
          <table:table-cell table:style-name="ce64" table:formula="of:=[.C631]*0.6" office:value-type="currency" office:currency="USD" office:value="2130.6" calcext:value-type="currency">
            <text:p>$2,130.60</text:p>
          </table:table-cell>
          <table:table-cell table:style-name="ce64"/>
          <table:table-cell table:style-name="ce64" table:formula="of:=[.E631]-[.B631]" office:value-type="currency" office:currency="USD" office:value="-2913.3" calcext:value-type="currency">
            <text:p>-$2,913.30</text:p>
          </table:table-cell>
          <table:table-cell table:style-name="ce17" table:formula="of:=[.E631]/[.D63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4920</text:p>
          </table:table-cell>
          <table:table-cell table:style-name="ce8" office:value-type="currency" office:currency="USD" office:value="2756.7" calcext:value-type="currency">
            <text:p>$2,756.70</text:p>
          </table:table-cell>
          <table:table-cell table:style-name="ce64" office:value-type="currency" office:currency="USD" office:value="2985" calcext:value-type="currency">
            <text:p>$2,985.00</text:p>
          </table:table-cell>
          <table:table-cell table:style-name="ce64" table:formula="of:=[.C632]*0.6" office:value-type="currency" office:currency="USD" office:value="1791" calcext:value-type="currency">
            <text:p>$1,791.00</text:p>
          </table:table-cell>
          <table:table-cell table:style-name="ce64"/>
          <table:table-cell table:style-name="ce64" table:formula="of:=[.E632]-[.B632]" office:value-type="currency" office:currency="USD" office:value="-2756.7" calcext:value-type="currency">
            <text:p>-$2,756.70</text:p>
          </table:table-cell>
          <table:table-cell table:style-name="ce17" table:formula="of:=[.E632]/[.D63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4930</text:p>
          </table:table-cell>
          <table:table-cell table:style-name="ce8" office:value-type="currency" office:currency="USD" office:value="2890.8" calcext:value-type="currency">
            <text:p>$2,890.80</text:p>
          </table:table-cell>
          <table:table-cell table:style-name="ce64" office:value-type="currency" office:currency="USD" office:value="3433" calcext:value-type="currency">
            <text:p>$3,433.00</text:p>
          </table:table-cell>
          <table:table-cell table:style-name="ce64" table:formula="of:=[.C633]*0.6" office:value-type="currency" office:currency="USD" office:value="2059.8" calcext:value-type="currency">
            <text:p>$2,059.80</text:p>
          </table:table-cell>
          <table:table-cell table:style-name="ce64"/>
          <table:table-cell table:style-name="ce64" table:formula="of:=[.E633]-[.B633]" office:value-type="currency" office:currency="USD" office:value="-2890.8" calcext:value-type="currency">
            <text:p>-$2,890.80</text:p>
          </table:table-cell>
          <table:table-cell table:style-name="ce17" table:formula="of:=[.E633]/[.D63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4939</text:p>
          </table:table-cell>
          <table:table-cell table:style-name="ce8" office:value-type="currency" office:currency="USD" office:value="3025.8" calcext:value-type="currency">
            <text:p>$3,025.80</text:p>
          </table:table-cell>
          <table:table-cell table:style-name="ce64" office:value-type="currency" office:currency="USD" office:value="3632" calcext:value-type="currency">
            <text:p>$3,632.00</text:p>
          </table:table-cell>
          <table:table-cell table:style-name="ce64" table:formula="of:=[.C634]*0.6" office:value-type="currency" office:currency="USD" office:value="2179.2" calcext:value-type="currency">
            <text:p>$2,179.20</text:p>
          </table:table-cell>
          <table:table-cell table:style-name="ce64"/>
          <table:table-cell table:style-name="ce64" table:formula="of:=[.E634]-[.B634]" office:value-type="currency" office:currency="USD" office:value="-3025.8" calcext:value-type="currency">
            <text:p>-$3,025.80</text:p>
          </table:table-cell>
          <table:table-cell table:style-name="ce17" table:formula="of:=[.E634]/[.D63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4949</text:p>
          </table:table-cell>
          <table:table-cell table:style-name="ce8" office:value-type="currency" office:currency="USD" office:value="3158.1" calcext:value-type="currency">
            <text:p>$3,158.10</text:p>
          </table:table-cell>
          <table:table-cell table:style-name="ce64" office:value-type="currency" office:currency="USD" office:value="3836" calcext:value-type="currency">
            <text:p>$3,836.00</text:p>
          </table:table-cell>
          <table:table-cell table:style-name="ce64" table:formula="of:=[.C635]*0.6" office:value-type="currency" office:currency="USD" office:value="2301.6" calcext:value-type="currency">
            <text:p>$2,301.60</text:p>
          </table:table-cell>
          <table:table-cell table:style-name="ce64"/>
          <table:table-cell table:style-name="ce64" table:formula="of:=[.E635]-[.B635]" office:value-type="currency" office:currency="USD" office:value="-3158.1" calcext:value-type="currency">
            <text:p>-$3,158.10</text:p>
          </table:table-cell>
          <table:table-cell table:style-name="ce17" table:formula="of:=[.E635]/[.D63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5820</text:p>
          </table:table-cell>
          <table:table-cell table:style-name="ce8" office:value-type="currency" office:currency="USD" office:value="3005.1" calcext:value-type="currency">
            <text:p>$3,005.10</text:p>
          </table:table-cell>
          <table:table-cell table:style-name="ce64" office:value-type="currency" office:currency="USD" office:value="3515" calcext:value-type="currency">
            <text:p>$3,515.00</text:p>
          </table:table-cell>
          <table:table-cell table:style-name="ce64" table:formula="of:=[.C636]*0.6" office:value-type="currency" office:currency="USD" office:value="2109" calcext:value-type="currency">
            <text:p>$2,109.00</text:p>
          </table:table-cell>
          <table:table-cell table:style-name="ce64"/>
          <table:table-cell table:style-name="ce64" table:formula="of:=[.E636]-[.B636]" office:value-type="currency" office:currency="USD" office:value="-3005.1" calcext:value-type="currency">
            <text:p>-$3,005.10</text:p>
          </table:table-cell>
          <table:table-cell table:style-name="ce17" table:formula="of:=[.E636]/[.D63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5830</text:p>
          </table:table-cell>
          <table:table-cell table:style-name="ce8" office:value-type="currency" office:currency="USD" office:value="3137.4" calcext:value-type="currency">
            <text:p>$3,137.40</text:p>
          </table:table-cell>
          <table:table-cell table:style-name="ce64" office:value-type="currency" office:currency="USD" office:value="3606" calcext:value-type="currency">
            <text:p>$3,606.00</text:p>
          </table:table-cell>
          <table:table-cell table:style-name="ce64" table:formula="of:=[.C637]*0.6" office:value-type="currency" office:currency="USD" office:value="2163.6" calcext:value-type="currency">
            <text:p>$2,163.60</text:p>
          </table:table-cell>
          <table:table-cell table:style-name="ce64"/>
          <table:table-cell table:style-name="ce64" table:formula="of:=[.E637]-[.B637]" office:value-type="currency" office:currency="USD" office:value="-3137.4" calcext:value-type="currency">
            <text:p>-$3,137.40</text:p>
          </table:table-cell>
          <table:table-cell table:style-name="ce17" table:formula="of:=[.E637]/[.D63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5839</text:p>
          </table:table-cell>
          <table:table-cell table:style-name="ce8" office:value-type="currency" office:currency="USD" office:value="3272.4" calcext:value-type="currency">
            <text:p>$3,272.40</text:p>
          </table:table-cell>
          <table:table-cell table:style-name="ce64" office:value-type="currency" office:currency="USD" office:value="3919" calcext:value-type="currency">
            <text:p>$3,919.00</text:p>
          </table:table-cell>
          <table:table-cell table:style-name="ce64" table:formula="of:=[.C638]*0.6" office:value-type="currency" office:currency="USD" office:value="2351.4" calcext:value-type="currency">
            <text:p>$2,351.40</text:p>
          </table:table-cell>
          <table:table-cell table:style-name="ce64"/>
          <table:table-cell table:style-name="ce64" table:formula="of:=[.E638]-[.B638]" office:value-type="currency" office:currency="USD" office:value="-3272.4" calcext:value-type="currency">
            <text:p>-$3,272.40</text:p>
          </table:table-cell>
          <table:table-cell table:style-name="ce17" table:formula="of:=[.E638]/[.D63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5849</text:p>
          </table:table-cell>
          <table:table-cell table:style-name="ce8" office:value-type="currency" office:currency="USD" office:value="3406.5" calcext:value-type="currency">
            <text:p>$3,406.50</text:p>
          </table:table-cell>
          <table:table-cell table:style-name="ce64" office:value-type="currency" office:currency="USD" office:value="4124" calcext:value-type="currency">
            <text:p>$4,124.00</text:p>
          </table:table-cell>
          <table:table-cell table:style-name="ce64" table:formula="of:=[.C639]*0.6" office:value-type="currency" office:currency="USD" office:value="2474.4" calcext:value-type="currency">
            <text:p>$2,474.40</text:p>
          </table:table-cell>
          <table:table-cell table:style-name="ce64"/>
          <table:table-cell table:style-name="ce64" table:formula="of:=[.E639]-[.B639]" office:value-type="currency" office:currency="USD" office:value="-3406.5" calcext:value-type="currency">
            <text:p>-$3,406.50</text:p>
          </table:table-cell>
          <table:table-cell table:style-name="ce17" table:formula="of:=[.E639]/[.D63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6720</text:p>
          </table:table-cell>
          <table:table-cell table:style-name="ce8" office:value-type="currency" office:currency="USD" office:value="3250.8" calcext:value-type="currency">
            <text:p>$3,250.80</text:p>
          </table:table-cell>
          <table:table-cell table:style-name="ce64" office:value-type="currency" office:currency="USD" office:value="3800" calcext:value-type="currency">
            <text:p>$3,800.00</text:p>
          </table:table-cell>
          <table:table-cell table:style-name="ce64" table:formula="of:=[.C640]*0.6" office:value-type="currency" office:currency="USD" office:value="2280" calcext:value-type="currency">
            <text:p>$2,280.00</text:p>
          </table:table-cell>
          <table:table-cell table:style-name="ce64"/>
          <table:table-cell table:style-name="ce64" table:formula="of:=[.E640]-[.B640]" office:value-type="currency" office:currency="USD" office:value="-3250.8" calcext:value-type="currency">
            <text:p>-$3,250.80</text:p>
          </table:table-cell>
          <table:table-cell table:style-name="ce17" table:formula="of:=[.E640]/[.D64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6730</text:p>
          </table:table-cell>
          <table:table-cell table:style-name="ce8" office:value-type="currency" office:currency="USD" office:value="3387.6" calcext:value-type="currency">
            <text:p>$3,387.60</text:p>
          </table:table-cell>
          <table:table-cell table:style-name="ce64" office:value-type="currency" office:currency="USD" office:value="3999" calcext:value-type="currency">
            <text:p>$3,999.00</text:p>
          </table:table-cell>
          <table:table-cell table:style-name="ce64" table:formula="of:=[.C641]*0.6" office:value-type="currency" office:currency="USD" office:value="2399.4" calcext:value-type="currency">
            <text:p>$2,399.40</text:p>
          </table:table-cell>
          <table:table-cell table:style-name="ce64"/>
          <table:table-cell table:style-name="ce64" table:formula="of:=[.E641]-[.B641]" office:value-type="currency" office:currency="USD" office:value="-3387.6" calcext:value-type="currency">
            <text:p>-$3,387.60</text:p>
          </table:table-cell>
          <table:table-cell table:style-name="ce17" table:formula="of:=[.E641]/[.D64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6739</text:p>
          </table:table-cell>
          <table:table-cell table:style-name="ce8" office:value-type="currency" office:currency="USD" office:value="3519" calcext:value-type="currency">
            <text:p>$3,519.00</text:p>
          </table:table-cell>
          <table:table-cell table:style-name="ce64" office:value-type="currency" office:currency="USD" office:value="4197" calcext:value-type="currency">
            <text:p>$4,197.00</text:p>
          </table:table-cell>
          <table:table-cell table:style-name="ce64" table:formula="of:=[.C642]*0.6" office:value-type="currency" office:currency="USD" office:value="2518.2" calcext:value-type="currency">
            <text:p>$2,518.20</text:p>
          </table:table-cell>
          <table:table-cell table:style-name="ce64"/>
          <table:table-cell table:style-name="ce64" table:formula="of:=[.E642]-[.B642]" office:value-type="currency" office:currency="USD" office:value="-3519" calcext:value-type="currency">
            <text:p>-$3,519.00</text:p>
          </table:table-cell>
          <table:table-cell table:style-name="ce17" table:formula="of:=[.E642]/[.D64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U-6749</text:p>
          </table:table-cell>
          <table:table-cell table:style-name="ce8" office:value-type="currency" office:currency="USD" office:value="3651.3" calcext:value-type="currency">
            <text:p>$3,651.30</text:p>
          </table:table-cell>
          <table:table-cell table:style-name="ce64" office:value-type="currency" office:currency="USD" office:value="4399" calcext:value-type="currency">
            <text:p>$4,399.00</text:p>
          </table:table-cell>
          <table:table-cell table:style-name="ce64" table:formula="of:=[.C643]*0.6" office:value-type="currency" office:currency="USD" office:value="2639.4" calcext:value-type="currency">
            <text:p>$2,639.40</text:p>
          </table:table-cell>
          <table:table-cell table:style-name="ce64"/>
          <table:table-cell table:style-name="ce64" table:formula="of:=[.E643]-[.B643]" office:value-type="currency" office:currency="USD" office:value="-3651.3" calcext:value-type="currency">
            <text:p>-$3,651.30</text:p>
          </table:table-cell>
          <table:table-cell table:style-name="ce17" table:formula="of:=[.E643]/[.D64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3">
          <table:table-cell table:style-name="ce2" office:value-type="string" calcext:value-type="string">
            <text:p>Vertical Climb Conveyor Crossovers</text:p>
          </table:table-cell>
          <table:table-cell table:number-columns-repeated="4"/>
          <table:table-cell table:style-name="ce64"/>
          <table: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V-3320</text:p>
          </table:table-cell>
          <table:table-cell table:style-name="ce8" office:value-type="currency" office:currency="USD" office:value="1118.7" calcext:value-type="currency">
            <text:p>$1,118.70</text:p>
          </table:table-cell>
          <table:table-cell table:style-name="ce64" office:value-type="currency" office:currency="USD" office:value="1473" calcext:value-type="currency">
            <text:p>$1,473.00</text:p>
          </table:table-cell>
          <table:table-cell table:style-name="ce64" table:formula="of:=[.C647]*0.6" office:value-type="currency" office:currency="USD" office:value="883.8" calcext:value-type="currency">
            <text:p>$883.80</text:p>
          </table:table-cell>
          <table:table-cell table:style-name="ce64"/>
          <table:table-cell table:style-name="ce64" table:formula="of:=[.E647]-[.B647]" office:value-type="currency" office:currency="USD" office:value="-1118.7" calcext:value-type="currency">
            <text:p>-$1,118.70</text:p>
          </table:table-cell>
          <table:table-cell table:style-name="ce17" table:formula="of:=[.E647]/[.D64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3330</text:p>
          </table:table-cell>
          <table:table-cell table:style-name="ce8" office:value-type="currency" office:currency="USD" office:value="1256.4" calcext:value-type="currency">
            <text:p>$1,256.40</text:p>
          </table:table-cell>
          <table:table-cell table:style-name="ce64" office:value-type="currency" office:currency="USD" office:value="1655" calcext:value-type="currency">
            <text:p>$1,655.00</text:p>
          </table:table-cell>
          <table:table-cell table:style-name="ce64" table:formula="of:=[.C648]*0.6" office:value-type="currency" office:currency="USD" office:value="993" calcext:value-type="currency">
            <text:p>$993.00</text:p>
          </table:table-cell>
          <table:table-cell table:style-name="ce64"/>
          <table:table-cell table:style-name="ce64" table:formula="of:=[.E648]-[.B648]" office:value-type="currency" office:currency="USD" office:value="-1256.4" calcext:value-type="currency">
            <text:p>-$1,256.40</text:p>
          </table:table-cell>
          <table:table-cell table:style-name="ce17" table:formula="of:=[.E648]/[.D64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3339</text:p>
          </table:table-cell>
          <table:table-cell table:style-name="ce8" office:value-type="currency" office:currency="USD" office:value="1391.4" calcext:value-type="currency">
            <text:p>$1,391.40</text:p>
          </table:table-cell>
          <table:table-cell table:style-name="ce64" office:value-type="currency" office:currency="USD" office:value="1832" calcext:value-type="currency">
            <text:p>$1,832.00</text:p>
          </table:table-cell>
          <table:table-cell table:style-name="ce64" table:formula="of:=[.C649]*0.6" office:value-type="currency" office:currency="USD" office:value="1099.2" calcext:value-type="currency">
            <text:p>$1,099.20</text:p>
          </table:table-cell>
          <table:table-cell table:style-name="ce64"/>
          <table:table-cell table:style-name="ce64" table:formula="of:=[.E649]-[.B649]" office:value-type="currency" office:currency="USD" office:value="-1391.4" calcext:value-type="currency">
            <text:p>-$1,391.40</text:p>
          </table:table-cell>
          <table:table-cell table:style-name="ce17" table:formula="of:=[.E649]/[.D64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3349</text:p>
          </table:table-cell>
          <table:table-cell table:style-name="ce8" office:value-type="currency" office:currency="USD" office:value="1526.4" calcext:value-type="currency">
            <text:p>$1,526.40</text:p>
          </table:table-cell>
          <table:table-cell table:style-name="ce64" office:value-type="currency" office:currency="USD" office:value="2010" calcext:value-type="currency">
            <text:p>$2,010.00</text:p>
          </table:table-cell>
          <table:table-cell table:style-name="ce64" table:formula="of:=[.C650]*0.6" office:value-type="currency" office:currency="USD" office:value="1206" calcext:value-type="currency">
            <text:p>$1,206.00</text:p>
          </table:table-cell>
          <table:table-cell table:style-name="ce64"/>
          <table:table-cell table:style-name="ce64" table:formula="of:=[.E650]-[.B650]" office:value-type="currency" office:currency="USD" office:value="-1526.4" calcext:value-type="currency">
            <text:p>-$1,526.40</text:p>
          </table:table-cell>
          <table:table-cell table:style-name="ce17" table:formula="of:=[.E650]/[.D65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4520</text:p>
          </table:table-cell>
          <table:table-cell table:style-name="ce8" office:value-type="currency" office:currency="USD" office:value="1261.8" calcext:value-type="currency">
            <text:p>$1,261.80</text:p>
          </table:table-cell>
          <table:table-cell table:style-name="ce64" office:value-type="currency" office:currency="USD" office:value="1662" calcext:value-type="currency">
            <text:p>$1,662.00</text:p>
          </table:table-cell>
          <table:table-cell table:style-name="ce64" table:formula="of:=[.C651]*0.6" office:value-type="currency" office:currency="USD" office:value="997.2" calcext:value-type="currency">
            <text:p>$997.20</text:p>
          </table:table-cell>
          <table:table-cell table:style-name="ce64"/>
          <table:table-cell table:style-name="ce64" table:formula="of:=[.E651]-[.B651]" office:value-type="currency" office:currency="USD" office:value="-1261.8" calcext:value-type="currency">
            <text:p>-$1,261.80</text:p>
          </table:table-cell>
          <table:table-cell table:style-name="ce17" table:formula="of:=[.E651]/[.D65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4530</text:p>
          </table:table-cell>
          <table:table-cell table:style-name="ce8" office:value-type="currency" office:currency="USD" office:value="1396.8" calcext:value-type="currency">
            <text:p>$1,396.80</text:p>
          </table:table-cell>
          <table:table-cell table:style-name="ce64" office:value-type="currency" office:currency="USD" office:value="1840" calcext:value-type="currency">
            <text:p>$1,840.00</text:p>
          </table:table-cell>
          <table:table-cell table:style-name="ce64" table:formula="of:=[.C652]*0.6" office:value-type="currency" office:currency="USD" office:value="1104" calcext:value-type="currency">
            <text:p>$1,104.00</text:p>
          </table:table-cell>
          <table:table-cell table:style-name="ce64"/>
          <table:table-cell table:style-name="ce64" table:formula="of:=[.E652]-[.B652]" office:value-type="currency" office:currency="USD" office:value="-1396.8" calcext:value-type="currency">
            <text:p>-$1,396.80</text:p>
          </table:table-cell>
          <table:table-cell table:style-name="ce17" table:formula="of:=[.E652]/[.D65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4539</text:p>
          </table:table-cell>
          <table:table-cell table:style-name="ce8" office:value-type="currency" office:currency="USD" office:value="1532.7" calcext:value-type="currency">
            <text:p>$1,532.70</text:p>
          </table:table-cell>
          <table:table-cell table:style-name="ce64" office:value-type="currency" office:currency="USD" office:value="2019" calcext:value-type="currency">
            <text:p>$2,019.00</text:p>
          </table:table-cell>
          <table:table-cell table:style-name="ce64" table:formula="of:=[.C653]*0.6" office:value-type="currency" office:currency="USD" office:value="1211.4" calcext:value-type="currency">
            <text:p>$1,211.40</text:p>
          </table:table-cell>
          <table:table-cell table:style-name="ce64"/>
          <table:table-cell table:style-name="ce64" table:formula="of:=[.E653]-[.B653]" office:value-type="currency" office:currency="USD" office:value="-1532.7" calcext:value-type="currency">
            <text:p>-$1,532.70</text:p>
          </table:table-cell>
          <table:table-cell table:style-name="ce17" table:formula="of:=[.E653]/[.D65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4549</text:p>
          </table:table-cell>
          <table:table-cell table:style-name="ce8" office:value-type="currency" office:currency="USD" office:value="1672.2" calcext:value-type="currency">
            <text:p>$1,672.20</text:p>
          </table:table-cell>
          <table:table-cell table:style-name="ce64" office:value-type="currency" office:currency="USD" office:value="2202" calcext:value-type="currency">
            <text:p>$2,202.00</text:p>
          </table:table-cell>
          <table:table-cell table:style-name="ce64" table:formula="of:=[.C654]*0.6" office:value-type="currency" office:currency="USD" office:value="1321.2" calcext:value-type="currency">
            <text:p>$1,321.20</text:p>
          </table:table-cell>
          <table:table-cell table:style-name="ce64"/>
          <table:table-cell table:style-name="ce64" table:formula="of:=[.E654]-[.B654]" office:value-type="currency" office:currency="USD" office:value="-1672.2" calcext:value-type="currency">
            <text:p>-$1,672.20</text:p>
          </table:table-cell>
          <table:table-cell table:style-name="ce17" table:formula="of:=[.E654]/[.D65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5720</text:p>
          </table:table-cell>
          <table:table-cell table:style-name="ce8" office:value-type="currency" office:currency="USD" office:value="1396.8" calcext:value-type="currency">
            <text:p>$1,396.80</text:p>
          </table:table-cell>
          <table:table-cell table:style-name="ce64" office:value-type="currency" office:currency="USD" office:value="1840" calcext:value-type="currency">
            <text:p>$1,840.00</text:p>
          </table:table-cell>
          <table:table-cell table:style-name="ce64" table:formula="of:=[.C655]*0.6" office:value-type="currency" office:currency="USD" office:value="1104" calcext:value-type="currency">
            <text:p>$1,104.00</text:p>
          </table:table-cell>
          <table:table-cell table:style-name="ce64"/>
          <table:table-cell table:style-name="ce64" table:formula="of:=[.E655]-[.B655]" office:value-type="currency" office:currency="USD" office:value="-1396.8" calcext:value-type="currency">
            <text:p>-$1,396.80</text:p>
          </table:table-cell>
          <table:table-cell table:style-name="ce17" table:formula="of:=[.E655]/[.D65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5730</text:p>
          </table:table-cell>
          <table:table-cell table:style-name="ce8" office:value-type="currency" office:currency="USD" office:value="1532.7" calcext:value-type="currency">
            <text:p>$1,532.70</text:p>
          </table:table-cell>
          <table:table-cell table:style-name="ce64" office:value-type="currency" office:currency="USD" office:value="2019" calcext:value-type="currency">
            <text:p>$2,019.00</text:p>
          </table:table-cell>
          <table:table-cell table:style-name="ce64" table:formula="of:=[.C656]*0.6" office:value-type="currency" office:currency="USD" office:value="1211.4" calcext:value-type="currency">
            <text:p>$1,211.40</text:p>
          </table:table-cell>
          <table:table-cell table:style-name="ce64"/>
          <table:table-cell table:style-name="ce64" table:formula="of:=[.E656]-[.B656]" office:value-type="currency" office:currency="USD" office:value="-1532.7" calcext:value-type="currency">
            <text:p>-$1,532.70</text:p>
          </table:table-cell>
          <table:table-cell table:style-name="ce17" table:formula="of:=[.E656]/[.D65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5739</text:p>
          </table:table-cell>
          <table:table-cell table:style-name="ce8" office:value-type="currency" office:currency="USD" office:value="1672.2" calcext:value-type="currency">
            <text:p>$1,672.20</text:p>
          </table:table-cell>
          <table:table-cell table:style-name="ce64" office:value-type="currency" office:currency="USD" office:value="2202" calcext:value-type="currency">
            <text:p>$2,202.00</text:p>
          </table:table-cell>
          <table:table-cell table:style-name="ce64" table:formula="of:=[.C657]*0.6" office:value-type="currency" office:currency="USD" office:value="1321.2" calcext:value-type="currency">
            <text:p>$1,321.20</text:p>
          </table:table-cell>
          <table:table-cell table:style-name="ce64"/>
          <table:table-cell table:style-name="ce64" table:formula="of:=[.E657]-[.B657]" office:value-type="currency" office:currency="USD" office:value="-1672.2" calcext:value-type="currency">
            <text:p>-$1,672.20</text:p>
          </table:table-cell>
          <table:table-cell table:style-name="ce17" table:formula="of:=[.E657]/[.D657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5749</text:p>
          </table:table-cell>
          <table:table-cell table:style-name="ce8" office:value-type="currency" office:currency="USD" office:value="1807.2" calcext:value-type="currency">
            <text:p>$1,807.20</text:p>
          </table:table-cell>
          <table:table-cell table:style-name="ce64" office:value-type="currency" office:currency="USD" office:value="2380" calcext:value-type="currency">
            <text:p>$2,380.00</text:p>
          </table:table-cell>
          <table:table-cell table:style-name="ce64" table:formula="of:=[.C658]*0.6" office:value-type="currency" office:currency="USD" office:value="1428" calcext:value-type="currency">
            <text:p>$1,428.00</text:p>
          </table:table-cell>
          <table:table-cell table:style-name="ce64"/>
          <table:table-cell table:style-name="ce64" table:formula="of:=[.E658]-[.B658]" office:value-type="currency" office:currency="USD" office:value="-1807.2" calcext:value-type="currency">
            <text:p>-$1,807.20</text:p>
          </table:table-cell>
          <table:table-cell table:style-name="ce17" table:formula="of:=[.E658]/[.D658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6920</text:p>
          </table:table-cell>
          <table:table-cell table:style-name="ce8" office:value-type="currency" office:currency="USD" office:value="1532.7" calcext:value-type="currency">
            <text:p>$1,532.70</text:p>
          </table:table-cell>
          <table:table-cell table:style-name="ce64" office:value-type="currency" office:currency="USD" office:value="2019" calcext:value-type="currency">
            <text:p>$2,019.00</text:p>
          </table:table-cell>
          <table:table-cell table:style-name="ce64" table:formula="of:=[.C659]*0.6" office:value-type="currency" office:currency="USD" office:value="1211.4" calcext:value-type="currency">
            <text:p>$1,211.40</text:p>
          </table:table-cell>
          <table:table-cell table:style-name="ce64"/>
          <table:table-cell table:style-name="ce64" table:formula="of:=[.E659]-[.B659]" office:value-type="currency" office:currency="USD" office:value="-1532.7" calcext:value-type="currency">
            <text:p>-$1,532.70</text:p>
          </table:table-cell>
          <table:table-cell table:style-name="ce17" table:formula="of:=[.E659]/[.D659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6930</text:p>
          </table:table-cell>
          <table:table-cell table:style-name="ce8" office:value-type="currency" office:currency="USD" office:value="1686.6" calcext:value-type="currency">
            <text:p>$1,686.60</text:p>
          </table:table-cell>
          <table:table-cell table:style-name="ce64" office:value-type="currency" office:currency="USD" office:value="2221" calcext:value-type="currency">
            <text:p>$2,221.00</text:p>
          </table:table-cell>
          <table:table-cell table:style-name="ce64" table:formula="of:=[.C660]*0.6" office:value-type="currency" office:currency="USD" office:value="1332.6" calcext:value-type="currency">
            <text:p>$1,332.60</text:p>
          </table:table-cell>
          <table:table-cell table:style-name="ce64"/>
          <table:table-cell table:style-name="ce64" table:formula="of:=[.E660]-[.B660]" office:value-type="currency" office:currency="USD" office:value="-1686.6" calcext:value-type="currency">
            <text:p>-$1,686.60</text:p>
          </table:table-cell>
          <table:table-cell table:style-name="ce17" table:formula="of:=[.E660]/[.D660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6939</text:p>
          </table:table-cell>
          <table:table-cell table:style-name="ce8" office:value-type="currency" office:currency="USD" office:value="1823.4" calcext:value-type="currency">
            <text:p>$1,823.40</text:p>
          </table:table-cell>
          <table:table-cell table:style-name="ce64" office:value-type="currency" office:currency="USD" office:value="2402" calcext:value-type="currency">
            <text:p>$2,402.00</text:p>
          </table:table-cell>
          <table:table-cell table:style-name="ce64" table:formula="of:=[.C661]*0.6" office:value-type="currency" office:currency="USD" office:value="1441.2" calcext:value-type="currency">
            <text:p>$1,441.20</text:p>
          </table:table-cell>
          <table:table-cell table:style-name="ce64"/>
          <table:table-cell table:style-name="ce64" table:formula="of:=[.E661]-[.B661]" office:value-type="currency" office:currency="USD" office:value="-1823.4" calcext:value-type="currency">
            <text:p>-$1,823.40</text:p>
          </table:table-cell>
          <table:table-cell table:style-name="ce17" table:formula="of:=[.E661]/[.D661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6949</text:p>
          </table:table-cell>
          <table:table-cell table:style-name="ce8" office:value-type="currency" office:currency="USD" office:value="1959.3" calcext:value-type="currency">
            <text:p>$1,959.30</text:p>
          </table:table-cell>
          <table:table-cell table:style-name="ce64" office:value-type="currency" office:currency="USD" office:value="2580" calcext:value-type="currency">
            <text:p>$2,580.00</text:p>
          </table:table-cell>
          <table:table-cell table:style-name="ce64" table:formula="of:=[.C662]*0.6" office:value-type="currency" office:currency="USD" office:value="1548" calcext:value-type="currency">
            <text:p>$1,548.00</text:p>
          </table:table-cell>
          <table:table-cell table:style-name="ce64"/>
          <table:table-cell table:style-name="ce64" table:formula="of:=[.E662]-[.B662]" office:value-type="currency" office:currency="USD" office:value="-1959.3" calcext:value-type="currency">
            <text:p>-$1,959.30</text:p>
          </table:table-cell>
          <table:table-cell table:style-name="ce17" table:formula="of:=[.E662]/[.D662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8120</text:p>
          </table:table-cell>
          <table:table-cell table:style-name="ce8" office:value-type="currency" office:currency="USD" office:value="1674.9" calcext:value-type="currency">
            <text:p>$1,674.90</text:p>
          </table:table-cell>
          <table:table-cell table:style-name="ce64" office:value-type="currency" office:currency="USD" office:value="2205" calcext:value-type="currency">
            <text:p>$2,205.00</text:p>
          </table:table-cell>
          <table:table-cell table:style-name="ce64" table:formula="of:=[.C663]*0.6" office:value-type="currency" office:currency="USD" office:value="1323" calcext:value-type="currency">
            <text:p>$1,323.00</text:p>
          </table:table-cell>
          <table:table-cell table:style-name="ce64"/>
          <table:table-cell table:style-name="ce64" table:formula="of:=[.E663]-[.B663]" office:value-type="currency" office:currency="USD" office:value="-1674.9" calcext:value-type="currency">
            <text:p>-$1,674.90</text:p>
          </table:table-cell>
          <table:table-cell table:style-name="ce17" table:formula="of:=[.E663]/[.D663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8130</text:p>
          </table:table-cell>
          <table:table-cell table:style-name="ce8" office:value-type="currency" office:currency="USD" office:value="1814.4" calcext:value-type="currency">
            <text:p>$1,814.40</text:p>
          </table:table-cell>
          <table:table-cell table:style-name="ce64" office:value-type="currency" office:currency="USD" office:value="2389" calcext:value-type="currency">
            <text:p>$2,389.00</text:p>
          </table:table-cell>
          <table:table-cell table:style-name="ce64" table:formula="of:=[.C664]*0.6" office:value-type="currency" office:currency="USD" office:value="1433.4" calcext:value-type="currency">
            <text:p>$1,433.40</text:p>
          </table:table-cell>
          <table:table-cell table:style-name="ce64"/>
          <table:table-cell table:style-name="ce64" table:formula="of:=[.E664]-[.B664]" office:value-type="currency" office:currency="USD" office:value="-1814.4" calcext:value-type="currency">
            <text:p>-$1,814.40</text:p>
          </table:table-cell>
          <table:table-cell table:style-name="ce17" table:formula="of:=[.E664]/[.D664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8139</text:p>
          </table:table-cell>
          <table:table-cell table:style-name="ce8" office:value-type="currency" office:currency="USD" office:value="1949.4" calcext:value-type="currency">
            <text:p>$1,949.40</text:p>
          </table:table-cell>
          <table:table-cell table:style-name="ce64" office:value-type="currency" office:currency="USD" office:value="2567" calcext:value-type="currency">
            <text:p>$2,567.00</text:p>
          </table:table-cell>
          <table:table-cell table:style-name="ce64" table:formula="of:=[.C665]*0.6" office:value-type="currency" office:currency="USD" office:value="1540.2" calcext:value-type="currency">
            <text:p>$1,540.20</text:p>
          </table:table-cell>
          <table:table-cell table:style-name="ce64"/>
          <table:table-cell table:style-name="ce64" table:formula="of:=[.E665]-[.B665]" office:value-type="currency" office:currency="USD" office:value="-1949.4" calcext:value-type="currency">
            <text:p>-$1,949.40</text:p>
          </table:table-cell>
          <table:table-cell table:style-name="ce17" table:formula="of:=[.E665]/[.D665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CV-8149</text:p>
          </table:table-cell>
          <table:table-cell table:style-name="ce8" office:value-type="currency" office:currency="USD" office:value="2083.5" calcext:value-type="currency">
            <text:p>$2,083.50</text:p>
          </table:table-cell>
          <table:table-cell table:style-name="ce64" office:value-type="currency" office:currency="USD" office:value="2743" calcext:value-type="currency">
            <text:p>$2,743.00</text:p>
          </table:table-cell>
          <table:table-cell table:style-name="ce64" table:formula="of:=[.C666]*0.6" office:value-type="currency" office:currency="USD" office:value="1645.8" calcext:value-type="currency">
            <text:p>$1,645.80</text:p>
          </table:table-cell>
          <table:table-cell table:style-name="ce64"/>
          <table:table-cell table:style-name="ce64" table:formula="of:=[.E666]-[.B666]" office:value-type="currency" office:currency="USD" office:value="-2083.5" calcext:value-type="currency">
            <text:p>-$2,083.50</text:p>
          </table:table-cell>
          <table:table-cell table:style-name="ce17" table:formula="of:=[.E666]/[.D666]" office:value-type="float" office:value="0" calcext:value-type="float">
            <text:p>0</text:p>
          </table:table-cell>
          <table:table-cell table:style-name="ce17"/>
          <table:table-cell table:number-columns-repeated="1016"/>
        </table:table-row>
        <table:table-row table:style-name="ro11">
          <table:table-cell table:style-name="ce6" office:value-type="string" calcext:value-type="string">
            <text:p>34 items found</text:p>
          </table:table-cell>
          <table:table-cell table:number-columns-repeated="1023"/>
        </table:table-row>
        <table:table-row table:style-name="ro26">
          <table:table-cell table:style-name="ce6" office:value-type="string" calcext:value-type="string">
            <text:p>563 individual models</text:p>
          </table:table-cell>
          <table:table-cell table:number-columns-repeated="1023"/>
        </table:table-row>
        <table:table-row table:style-name="ro2" table:number-rows-repeated="10479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08:45:58.8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09T09:10:29.438000000</dc:date>
    <meta:editing-duration>PT10H7M28S</meta:editing-duration>
    <meta:editing-cycles>154</meta:editing-cycles>
    <meta:print-date>2017-05-01T13:14:12.854000000</meta:print-date>
    <meta:document-statistic meta:table-count="14" meta:cell-count="13414" meta:object-count="0"/>
  </office:meta>
</office:document-meta>
</file>